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4.1208in" table:align="left"/>
    </style:style>
    <style:style style:name="Table1.A" style:family="table-column">
      <style:table-column-properties style:column-width="44.1208in"/>
    </style:style>
    <style:style style:name="Table1.A1" style:family="table-cell">
      <style:table-cell-properties style:vertical-align="middle" fo:padding="0.0194in" fo:border="none"/>
    </style:style>
    <style:style style:name="P1" style:family="paragraph" style:parent-style-name="Standard" style:list-style-name="">
      <style:paragraph-properties style:text-autospace="none"/>
      <style:text-properties fo:color="#008000" style:font-name="Aharoni" fo:font-size="6pt" fo:language="en" fo:country="US" fo:font-style="normal" fo:font-weight="bold" style:font-name-asian="Consolas" style:font-size-asian="10pt" style:font-name-complex="Consolas" style:font-size-complex="10pt"/>
    </style:style>
    <style:style style:name="P2" style:family="paragraph" style:parent-style-name="Standard" style:list-style-name="">
      <style:paragraph-properties style:text-autospace="none"/>
      <style:text-properties style:use-window-font-color="true" style:font-name="Aharoni" fo:font-size="6pt" fo:language="en" fo:country="US" fo:font-style="normal" fo:font-weight="bold" style:font-name-asian="Consolas" style:font-size-asian="10pt" style:font-name-complex="Consolas" style:font-size-complex="10pt"/>
    </style:style>
    <style:style style:name="P3" style:family="paragraph" style:parent-style-name="Standard">
      <style:text-properties style:font-name="Aharoni" fo:font-size="6pt" fo:font-style="normal" fo:font-weight="bold"/>
    </style:style>
    <style:style style:name="P4" style:family="paragraph" style:parent-style-name="Standard" style:list-style-name="">
      <style:paragraph-properties style:text-autospace="none"/>
      <style:text-properties style:font-name="Aharoni" fo:font-size="6pt" fo:font-style="normal" fo:font-weight="bold"/>
    </style:style>
    <style:style style:name="P5" style:family="paragraph" style:parent-style-name="Table_20_Contents">
      <style:text-properties style:font-name="Aharoni" fo:font-size="6pt" fo:font-style="normal" fo:font-weight="bold"/>
    </style:style>
    <style:style style:name="T1" style:family="text">
      <style:text-properties fo:color="#0000ff" style:font-name="Consolas" fo:font-size="10pt" fo:language="en" fo:country="US" style:font-name-asian="Consolas" style:font-size-asian="10pt" style:font-name-complex="Consolas" style:font-size-complex="10pt"/>
    </style:style>
    <style:style style:name="T2" style:family="text">
      <style:text-properties fo:color="#0000ff" fo:language="en" fo:country="US" style:font-name-asian="Consolas" style:font-size-asian="10pt" style:font-name-complex="Consolas" style:font-size-complex="10pt"/>
    </style:style>
    <style:style style:name="T3" style:family="text">
      <style:text-properties fo:color="#a31515" style:font-name="Consolas" fo:font-size="10pt" fo:language="en" fo:country="US" style:font-name-asian="Consolas" style:font-size-asian="10pt" style:font-name-complex="Consolas" style:font-size-complex="10pt"/>
    </style:style>
    <style:style style:name="T4" style:family="text">
      <style:text-properties fo:color="#a31515" fo:language="en" fo:country="US" style:font-name-asian="Consolas" style:font-size-asian="10pt" style:font-name-complex="Consolas" style:font-size-complex="10pt"/>
    </style:style>
    <style:style style:name="T5" style:family="text">
      <style:text-properties style:use-window-font-color="true" style:font-name="Consolas" fo:font-size="10pt" fo:language="en" fo:country="US" style:font-name-asian="Consolas" style:font-size-asian="10pt" style:font-name-complex="Consolas" style:font-size-complex="10pt"/>
    </style:style>
    <style:style style:name="T6" style:family="text">
      <style:text-properties style:use-window-font-color="true" fo:language="en" fo:country="US" style:font-name-asian="Consolas" style:font-size-asian="10pt" style:font-name-complex="Consolas" style:font-size-complex="10pt"/>
    </style:style>
    <style:style style:name="T7" style:family="text">
      <style:text-properties fo:color="#ff0000" style:font-name="Consolas" fo:font-size="10pt" fo:language="en" fo:country="US" style:font-name-asian="Consolas" style:font-size-asian="10pt" style:font-name-complex="Consolas" style:font-size-complex="10pt"/>
    </style:style>
    <style:style style:name="T8" style:family="text">
      <style:text-properties fo:color="#ff0000" fo:language="en" fo:country="US" style:font-name-asian="Consolas" style:font-size-asian="10pt" style:font-name-complex="Consolas" style:font-size-complex="10pt"/>
    </style:style>
    <style:style style:name="T9" style:family="text">
      <style:text-properties fo:color="#008000" style:font-name="Consolas" fo:font-size="10pt" fo:language="en" fo:country="US" style:font-name-asian="Consolas" style:font-size-asian="10pt" style:font-name-complex="Consolas" style:font-size-complex="10pt"/>
    </style:style>
    <style:style style:name="T10" style:family="text">
      <style:text-properties fo:color="#008000" fo:language="en" fo:country="US" style:font-name-asian="Consolas" style:font-size-asian="10pt" style:font-name-complex="Consolas" style:font-size-complex="10pt"/>
    </style:style>
    <style:style style:name="T11" style:family="text">
      <style:text-properties style:font-name="Aharoni" fo:font-size="6pt" fo:font-style="normal" fo:font-weight="bold"/>
    </style:style>
    <style:style style:name="Sect1" style:family="section">
      <style:section-properties fo:background-color="transparent" text:dont-balance-text-columns="false"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
      </text:section>
      <text:p text:style-name="P4"><text:span text:style-name="T2">&lt;!</text:span><text:span text:style-name="T4">doctype</text:span><text:span text:style-name="T6"> </text:span><text:span text:style-name="T8">html</text:span><text:span text:style-name="T2">&gt;</text:span></text:p>
      <text:p text:style-name="P1">&lt;!--[if IE 7 ]&gt;<text:tab/><text:tab/> &lt;html class="no-js ie ie7 lte7 lte8 lte9" lang="en-US"&gt; &lt;![endif]--&gt;</text:p>
      <text:p text:style-name="P1">&lt;!--[if IE 8 ]&gt;<text:tab/><text:tab/> &lt;html class="no-js ie ie8 lte8 lte9" lang="en-US"&gt; &lt;![endif]--&gt;</text:p>
      <text:p text:style-name="P1">&lt;!--[if IE 9 ]&gt;<text:tab/><text:tab/> &lt;html class="no-js ie ie9 lte9&gt;" lang="en-US"&gt; &lt;![endif]--&gt;</text:p>
      <text:p text:style-name="P4"><text:span text:style-name="T10">&lt;!--[if (gt IE 9)|!(IE)]&gt;&lt;!--&gt;</text:span><text:span text:style-name="T6"> </text:span><text:span text:style-name="T2">&lt;</text:span><text:span text:style-name="T4">html</text:span><text:span text:style-name="T6"> </text:span><text:span text:style-name="T8">class</text:span><text:span text:style-name="T2">="no-js"</text:span><text:span text:style-name="T6"> </text:span><text:span text:style-name="T8">lang</text:span><text:span text:style-name="T2">="en-US"&gt;</text:span><text:span text:style-name="T6"> </text:span><text:span text:style-name="T10">&lt;!--&lt;![endif]--&gt;</text:span></text:p>
      <text:p text:style-name="P4"><text:span text:style-name="T2">&lt;</text:span><text:span text:style-name="T4">head</text:span><text:span text:style-name="T6"> </text:span><text:span text:style-name="T8">data-live-domain</text:span><text:span text:style-name="T2">="jquery.com"&gt;</text:span></text:p>
      <text:p text:style-name="P4"><text:span text:style-name="T6"><text:tab/></text:span><text:span text:style-name="T2">&lt;</text:span><text:span text:style-name="T4">meta</text:span><text:span text:style-name="T6"> </text:span><text:span text:style-name="T8">charset</text:span><text:span text:style-name="T2">="utf-8"&gt;</text:span></text:p>
      <text:p text:style-name="P4"><text:span text:style-name="T6"><text:tab/></text:span><text:span text:style-name="T2">&lt;</text:span><text:span text:style-name="T4">meta</text:span><text:span text:style-name="T6"> </text:span><text:span text:style-name="T8">http-equiv</text:span><text:span text:style-name="T2">="X-UA-Compatible"</text:span><text:span text:style-name="T6"> </text:span><text:span text:style-name="T8">content</text:span><text:span text:style-name="T2">="IE=edge"&gt;</text:span></text:p>
      <text:p text:style-name="P2"/>
      <text:p text:style-name="P4"><text:span text:style-name="T6"><text:tab/></text:span><text:span text:style-name="T2">&lt;</text:span><text:span text:style-name="T4">title</text:span><text:span text:style-name="T2">&gt;</text:span><text:span text:style-name="T6">Download jQuery | jQuery</text:span><text:span text:style-name="T2">&lt;/</text:span><text:span text:style-name="T4">title</text:span><text:span text:style-name="T2">&gt;</text:span></text:p>
      <text:p text:style-name="P2"/>
      <text:p text:style-name="P4"><text:span text:style-name="T6"><text:tab/></text:span><text:span text:style-name="T2">&lt;</text:span><text:span text:style-name="T4">meta</text:span><text:span text:style-name="T6"> </text:span><text:span text:style-name="T8">name</text:span><text:span text:style-name="T2">="author"</text:span><text:span text:style-name="T6"> </text:span><text:span text:style-name="T8">content</text:span><text:span text:style-name="T2">="jQuery Foundation - jquery.org"&gt;</text:span></text:p>
      <text:p text:style-name="P4"><text:span text:style-name="T6"><text:tab/></text:span><text:span text:style-name="T2">&lt;</text:span><text:span text:style-name="T4">meta</text:span><text:span text:style-name="T6"> </text:span><text:span text:style-name="T8">name</text:span><text:span text:style-name="T2">="description"</text:span><text:span text:style-name="T6"> </text:span><text:span text:style-name="T8">content</text:span><text:span text:style-name="T2">="jQuery: The Write Less, Do More, JavaScript Library"&gt;</text:span></text:p>
      <text:p text:style-name="P2"/>
      <text:p text:style-name="P4"><text:span text:style-name="T6"><text:tab/></text:span><text:span text:style-name="T2">&lt;</text:span><text:span text:style-name="T4">meta</text:span><text:span text:style-name="T6"> </text:span><text:span text:style-name="T8">name</text:span><text:span text:style-name="T2">="viewport"</text:span><text:span text:style-name="T6"> </text:span><text:span text:style-name="T8">content</text:span><text:span text:style-name="T2">="width=device-width"&gt;</text:span></text:p>
      <text:p text:style-name="P2"/>
      <text:p text:style-name="P4"><text:span text:style-name="T6"><text:tab/></text:span><text:span text:style-name="T2">&lt;</text:span><text:span text:style-name="T4">link</text:span><text:span text:style-name="T6"> </text:span><text:span text:style-name="T8">rel</text:span><text:span text:style-name="T2">="shortcut icon"</text:span><text:span text:style-name="T6"> </text:span><text:span text:style-name="T8">href</text:span><text:span text:style-name="T2">="//jquery.com/jquery-wp-content/themes/jquery.com/i/favicon.ico"&gt;</text:span></text:p>
      <text:p text:style-name="P2"/>
      <text:p text:style-name="P4"><text:span text:style-name="T6"><text:tab/></text:span><text:span text:style-name="T2">&lt;</text:span><text:span text:style-name="T4">link</text:span><text:span text:style-name="T6"> </text:span><text:span text:style-name="T8">rel</text:span><text:span text:style-name="T2">="stylesheet"</text:span><text:span text:style-name="T6"> </text:span><text:span text:style-name="T8">href</text:span><text:span text:style-name="T2">="//jquery.com/jquery-wp-content/themes/jquery/css/base.css?v=1"&gt;</text:span></text:p>
      <text:p text:style-name="P4"><text:span text:style-name="T6"><text:tab/></text:span><text:span text:style-name="T2">&lt;</text:span><text:span text:style-name="T4">link</text:span><text:span text:style-name="T6"> </text:span><text:span text:style-name="T8">rel</text:span><text:span text:style-name="T2">="stylesheet"</text:span><text:span text:style-name="T6"> </text:span><text:span text:style-name="T8">href</text:span><text:span text:style-name="T2">="//jquery.com/jquery-wp-content/themes/jquery.com/style.css"&gt;</text:span></text:p>
      <text:p text:style-name="P2"/>
      <text:p text:style-name="P4"><text:span text:style-name="T6"><text:tab/></text:span><text:span text:style-name="T2">&lt;</text:span><text:span text:style-name="T4">script</text:span><text:span text:style-name="T6"> </text:span><text:span text:style-name="T8">src</text:span><text:span text:style-name="T2">="//jquery.com/jquery-wp-content/themes/jquery/js/modernizr.custom.2.8.3.min.js"&gt;&lt;/</text:span><text:span text:style-name="T4">script</text:span><text:span text:style-name="T2">&gt;</text:span></text:p>
      <text:p text:style-name="P2"/>
      <text:p text:style-name="P4"><text:span text:style-name="T6"><text:tab/></text:span><text:span text:style-name="T2">&lt;</text:span><text:span text:style-name="T4">script</text:span><text:span text:style-name="T6"> </text:span><text:span text:style-name="T8">src</text:span><text:span text:style-name="T2">="https://code.jquery.com/jquery-1.11.3.js"&gt;&lt;/</text:span><text:span text:style-name="T4">script</text:span><text:span text:style-name="T2">&gt;</text:span></text:p>
      <text:p text:style-name="P2"/>
      <text:p text:style-name="P4"><text:span text:style-name="T6"><text:tab/></text:span><text:span text:style-name="T2">&lt;</text:span><text:span text:style-name="T4">script</text:span><text:span text:style-name="T6"> </text:span><text:span text:style-name="T8">src</text:span><text:span text:style-name="T2">="//jquery.com/jquery-wp-content/themes/jquery/js/plugins.js"&gt;&lt;/</text:span><text:span text:style-name="T4">script</text:span><text:span text:style-name="T2">&gt;</text:span></text:p>
      <text:p text:style-name="P4"><text:span text:style-name="T6"><text:tab/></text:span><text:span text:style-name="T2">&lt;</text:span><text:span text:style-name="T4">script</text:span><text:span text:style-name="T6"> </text:span><text:span text:style-name="T8">src</text:span><text:span text:style-name="T2">="//jquery.com/jquery-wp-content/themes/jquery/js/main.js"&gt;&lt;/</text:span><text:span text:style-name="T4">script</text:span><text:span text:style-name="T2">&gt;</text:span></text:p>
      <text:p text:style-name="P2"/>
      <text:p text:style-name="P4"><text:span text:style-name="T6"><text:tab/></text:span><text:span text:style-name="T2">&lt;</text:span><text:span text:style-name="T4">script</text:span><text:span text:style-name="T6"> </text:span><text:span text:style-name="T8">src</text:span><text:span text:style-name="T2">="//use.typekit.net/wde1aof.js"&gt;&lt;/</text:span><text:span text:style-name="T4">script</text:span><text:span text:style-name="T2">&gt;</text:span></text:p>
      <text:p text:style-name="P4"><text:span text:style-name="T6"><text:tab/></text:span><text:span text:style-name="T2">&lt;</text:span><text:span text:style-name="T4">script</text:span><text:span text:style-name="T2">&gt;try</text:span><text:span text:style-name="T6">{Typekit.load();}</text:span><text:span text:style-name="T2">catch</text:span><text:span text:style-name="T6">(e){}</text:span><text:span text:style-name="T2">&lt;/</text:span><text:span text:style-name="T4">script</text:span><text:span text:style-name="T2">&gt;</text:span></text:p>
      <text:p text:style-name="P2"/>
      <text:p text:style-name="P4"><text:span text:style-name="T6"><text:tab/><text:tab/></text:span><text:span text:style-name="T2">&lt;</text:span><text:span text:style-name="T4">script</text:span><text:span text:style-name="T6"> </text:span><text:span text:style-name="T8">type</text:span><text:span text:style-name="T2">="text/javascript"&gt;</text:span></text:p>
      <text:p text:style-name="P4"><text:span text:style-name="T6"><text:tab/><text:tab/><text:tab/>window._wpemojiSettings = {</text:span><text:span text:style-name="T4">"baseUrl"</text:span><text:span text:style-name="T6">:</text:span><text:span text:style-name="T4">"http:\/\/s.w.org\/images\/core\/emoji\/72x72\/"</text:span><text:span text:style-name="T6">,</text:span><text:span text:style-name="T4">"ext"</text:span><text:span text:style-name="T6">:</text:span><text:span text:style-name="T4">".png"</text:span><text:span text:style-name="T6">,</text:span><text:span text:style-name="T4">"source"</text:span><text:span text:style-name="T6">:{</text:span><text:span text:style-name="T4">"concatemoji"</text:span><text:span text:style-name="T6">:</text:span><text:span text:style-name="T4">"http:\/\/jquery.com\/wp-includes\/js\/wp-emoji-release.min.js?ver=4.4"</text:span><text:span text:style-name="T6">}};</text:span></text:p>
      <text:p text:style-name="P4"><text:span text:style-name="T6"><text:tab/><text:tab/><text:tab/>!</text:span><text:span text:style-name="T2">function</text:span><text:span text:style-name="T6">(a,b,c){</text:span><text:span text:style-name="T2">function</text:span><text:span text:style-name="T6"> d(a){</text:span><text:span text:style-name="T2">var</text:span><text:span text:style-name="T6"> c=b.createElement(</text:span><text:span text:style-name="T4">"canvas"</text:span><text:span text:style-name="T6">),d=c.getContext&amp;&amp;c.getContext(</text:span><text:span text:style-name="T4">"2d"</text:span><text:span text:style-name="T6">);</text:span><text:span text:style-name="T2">return</text:span><text:span text:style-name="T6"> d&amp;&amp;d.fillText?(d.textBaseline=</text:span><text:span text:style-name="T4">"top"</text:span><text:span text:style-name="T6">,d.font=</text:span><text:span text:style-name="T4">"600 32px Arial"</text:span><text:span text:style-name="T6">,</text:span><text:span text:style-name="T4">"flag"</text:span><text:span text:style-name="T6">===a?(d.fillText(String.fromCharCode(55356,56806,55356,56826),0,0),c.toDataURL().length&gt;3e3):(</text:span><text:span text:style-name="T4">"simple"</text:span><text:span text:style-name="T6">===a?d.fillText(String.fromCharCode(55357,56835),0,0):d.fillText(String.fromCharCode(55356,57135),0,0),0!==d.getImageData(16,16,1,1).data[0])):!1}</text:span><text:span text:style-name="T2">function</text:span><text:span text:style-name="T6"> e(a){</text:span><text:span text:style-name="T2">var</text:span><text:span text:style-name="T6"> c=b.createElement(</text:span><text:span text:style-name="T4">"script"</text:span><text:span text:style-name="T6">);c.src=a,c.type=</text:span><text:span text:style-name="T4">"text/javascript"</text:span><text:span text:style-name="T6">,b.getElementsByTagName(</text:span><text:span text:style-name="T4">"head"</text:span><text:span text:style-name="T6">)[0].appendChild(c)}</text:span><text:span text:style-name="T2">var</text:span><text:span text:style-name="T6"> f,g;c.supports={simple:d(</text:span><text:span text:style-name="T4">"simple"</text:span><text:span text:style-name="T6">),flag:d(</text:span><text:span text:style-name="T4">"flag"</text:span><text:span text:style-name="T6">),unicode8:d(</text:span><text:span text:style-name="T4">"unicode8"</text:span><text:span text:style-name="T6">)},c.DOMReady=!1,c.readyCallback=</text:span><text:span text:style-name="T2">function</text:span><text:span text:style-name="T6">(){c.DOMReady=!0},c.supports.simple&amp;&amp;c.supports.flag&amp;&amp;c.supports.unicode8||(g=</text:span><text:span text:style-name="T2">function</text:span><text:span text:style-name="T6">(){c.readyCallback()},b.addEventListener?(b.addEventListener(</text:span><text:span text:style-name="T4">"DOMContentLoaded"</text:span><text:span text:style-name="T6">,g,!1),a.addEventListener(</text:span><text:span text:style-name="T4">"load"</text:span><text:span text:style-name="T6">,g,!1)):(a.attachEvent(</text:span><text:span text:style-name="T4">"onload"</text:span><text:span text:style-name="T6">,g),b.attachEvent(</text:span><text:span text:style-name="T4">"onreadystatechange"</text:span><text:span text:style-name="T6">,</text:span><text:span text:style-name="T2">function</text:span><text:span text:style-name="T6">(){</text:span><text:span text:style-name="T4">"complete"</text:span><text:span text:style-name="T6">===b.readyState&amp;&amp;c.readyCallback()})),f=c.source||{},f.concatemoji?e(f.concatemoji):f.wpemoji&amp;&amp;f.twemoji&amp;&amp;(e(f.twemoji),e(f.wpemoji)))}(window,document,window._wpemojiSettings);</text:span></text:p>
      <text:p text:style-name="P4"><text:span text:style-name="T6"><text:tab/><text:tab/></text:span><text:span text:style-name="T2">&lt;/</text:span><text:span text:style-name="T4">script</text:span><text:span text:style-name="T2">&gt;</text:span></text:p>
      <text:p text:style-name="P4"><text:span text:style-name="T6"><text:tab/><text:tab/></text:span><text:span text:style-name="T2">&lt;</text:span><text:span text:style-name="T4">style</text:span><text:span text:style-name="T6"> </text:span><text:span text:style-name="T8">type</text:span><text:span text:style-name="T2">="text/css"&gt;</text:span></text:p>
      <text:p text:style-name="P4"><text:span text:style-name="T4">img.wp-smiley</text:span><text:span text:style-name="T6">,</text:span></text:p>
      <text:p text:style-name="P4"><text:span text:style-name="T4">img.emoji </text:span><text:span text:style-name="T6">{</text:span></text:p>
      <text:p text:style-name="P4"><text:span text:style-name="T6"><text:tab/></text:span><text:span text:style-name="T8">display</text:span><text:span text:style-name="T6">: </text:span><text:span text:style-name="T2">inline !important</text:span><text:span text:style-name="T6">;</text:span></text:p>
      <text:p text:style-name="P4"><text:span text:style-name="T6"><text:tab/></text:span><text:span text:style-name="T8">border</text:span><text:span text:style-name="T6">: </text:span><text:span text:style-name="T2">none !important</text:span><text:span text:style-name="T6">;</text:span></text:p>
      <text:p text:style-name="P4"><text:span text:style-name="T6"><text:tab/></text:span><text:span text:style-name="T8">box-shadow</text:span><text:span text:style-name="T6">: </text:span><text:span text:style-name="T2">none !important</text:span><text:span text:style-name="T6">;</text:span></text:p>
      <text:p text:style-name="P4"><text:span text:style-name="T6"><text:tab/></text:span><text:span text:style-name="T8">height</text:span><text:span text:style-name="T6">: </text:span><text:span text:style-name="T2">1em !important</text:span><text:span text:style-name="T6">;</text:span></text:p>
      <text:p text:style-name="P4"><text:span text:style-name="T6"><text:tab/></text:span><text:span text:style-name="T8">width</text:span><text:span text:style-name="T6">: </text:span><text:span text:style-name="T2">1em !important</text:span><text:span text:style-name="T6">;</text:span></text:p>
      <text:p text:style-name="P4"><text:span text:style-name="T6"><text:tab/></text:span><text:span text:style-name="T8">margin</text:span><text:span text:style-name="T6">: </text:span><text:span text:style-name="T2">0 .07em !important</text:span><text:span text:style-name="T6">;</text:span></text:p>
      <text:p text:style-name="P4"><text:span text:style-name="T6"><text:tab/></text:span><text:span text:style-name="T8">vertical-align</text:span><text:span text:style-name="T6">: </text:span><text:span text:style-name="T2">-0.1em !important</text:span><text:span text:style-name="T6">;</text:span></text:p>
      <text:p text:style-name="P4"><text:span text:style-name="T6"><text:tab/></text:span><text:span text:style-name="T8">background</text:span><text:span text:style-name="T6">: </text:span><text:span text:style-name="T2">none !important</text:span><text:span text:style-name="T6">;</text:span></text:p>
      <text:p text:style-name="P4"><text:span text:style-name="T6"><text:tab/></text:span><text:span text:style-name="T8">padding</text:span><text:span text:style-name="T6">: </text:span><text:span text:style-name="T2">0 !important</text:span><text:span text:style-name="T6">;</text:span></text:p>
      <text:p text:style-name="P2">}</text:p>
      <text:p text:style-name="P4"><text:span text:style-name="T2">&lt;/</text:span><text:span text:style-name="T4">style</text:span><text:span text:style-name="T2">&gt;</text:span></text:p>
      <text:p text:style-name="P4"><text:span text:style-name="T2">&lt;</text:span><text:span text:style-name="T4">link</text:span><text:span text:style-name="T6"> </text:span><text:span text:style-name="T8">rel</text:span><text:span text:style-name="T2">='https://api.w.org/'</text:span><text:span text:style-name="T6"> </text:span><text:span text:style-name="T8">href</text:span><text:span text:style-name="T2">='//jquery.com/wp-json/'</text:span><text:span text:style-name="T6"> </text:span><text:span text:style-name="T2">/&gt;</text:span></text:p>
      <text:p text:style-name="P4"><text:span text:style-name="T2">&lt;</text:span><text:span text:style-name="T4">meta</text:span><text:span text:style-name="T6"> </text:span><text:span text:style-name="T8">name</text:span><text:span text:style-name="T2">="generator"</text:span><text:span text:style-name="T6"> </text:span><text:span text:style-name="T8">content</text:span><text:span text:style-name="T2">="WordPress 4.4"</text:span><text:span text:style-name="T6"> </text:span><text:span text:style-name="T2">/&gt;</text:span></text:p>
      <text:p text:style-name="P4"><text:span text:style-name="T2">&lt;</text:span><text:span text:style-name="T4">link</text:span><text:span text:style-name="T6"> </text:span><text:span text:style-name="T8">rel</text:span><text:span text:style-name="T2">="alternate"</text:span><text:span text:style-name="T6"> </text:span><text:span text:style-name="T8">type</text:span><text:span text:style-name="T2">="application/json+oembed"</text:span><text:span text:style-name="T6"> </text:span><text:span text:style-name="T8">href</text:span><text:span text:style-name="T2">="//jquery.com/wp-json/oembed/1.0/embed?url=http%3A%2F%2Fjquery.com%2Fdownload%2F"</text:span><text:span text:style-name="T6"> </text:span><text:span text:style-name="T2">/&gt;</text:span></text:p>
      <text:p text:style-name="P4"><text:span text:style-name="T2">&lt;</text:span><text:span text:style-name="T4">link</text:span><text:span text:style-name="T6"> </text:span><text:span text:style-name="T8">rel</text:span><text:span text:style-name="T2">="alternate"</text:span><text:span text:style-name="T6"> </text:span><text:span text:style-name="T8">type</text:span><text:span text:style-name="T2">="text/xml+oembed"</text:span><text:span text:style-name="T6"> </text:span><text:span text:style-name="T8">href</text:span><text:span text:style-name="T2">="//jquery.com/wp-json/oembed/1.0/embed?url=http%3A%2F%2Fjquery.com%2Fdownload%2F&amp;#038;format=xml"</text:span><text:span text:style-name="T6"> </text:span><text:span text:style-name="T2">/&gt;</text:span></text:p>
      <text:p text:style-name="P2"/>
      <text:p text:style-name="P4"><text:span text:style-name="T2">&lt;/</text:span><text:span text:style-name="T4">head</text:span><text:span text:style-name="T2">&gt;</text:span></text:p>
      <text:p text:style-name="P4"><text:span text:style-name="T2">&lt;</text:span><text:span text:style-name="T4">body</text:span><text:span text:style-name="T6"> </text:span><text:span text:style-name="T8">class</text:span><text:span text:style-name="T2">="jquery page page-id-3 page-template page-template-page-contentfull page-template-page-contentfull-php page-slug-download single-author singular"&gt;</text:span></text:p>
      <text:p text:style-name="P2"/>
      <text:p text:style-name="P4"><text:span text:style-name="T2">&lt;</text:span><text:span text:style-name="T4">header</text:span><text:span text:style-name="T2">&gt;</text:span></text:p>
      <text:p text:style-name="P4"><text:span text:style-name="T6"><text:tab/></text:span><text:span text:style-name="T2">&lt;</text:span><text:span text:style-name="T4">section</text:span><text:span text:style-name="T6"> </text:span><text:span text:style-name="T8">id</text:span><text:span text:style-name="T2">="global-nav"&gt;</text:span></text:p>
      <text:p text:style-name="P4"><text:span text:style-name="T6"><text:tab/><text:tab/></text:span><text:span text:style-name="T2">&lt;</text:span><text:span text:style-name="T4">nav</text:span><text:span text:style-name="T2">&gt;</text:span></text:p>
      <text:p text:style-name="P4"><text:span text:style-name="T6"><text:tab/><text:tab/><text:tab/></text:span><text:span text:style-name="T2">&lt;</text:span><text:span text:style-name="T4">div</text:span><text:span text:style-name="T6"> </text:span><text:span text:style-name="T8">class</text:span><text:span text:style-name="T2">="constrain"&gt;</text:span></text:p>
      <text:p text:style-name="P4"><text:span text:style-name="T6"><text:tab/><text:tab/><text:tab/><text:tab/></text:span><text:span text:style-name="T2">&lt;</text:span><text:span text:style-name="T4">ul</text:span><text:span text:style-name="T6"> </text:span><text:span text:style-name="T8">class</text:span><text:span text:style-name="T2">="projects"&gt;</text:span></text:p>
      <text:p text:style-name="P4"><text:span text:style-name="T6"><text:tab/><text:tab/><text:tab/><text:tab/><text:tab/></text:span><text:span text:style-name="T2">&lt;</text:span><text:span text:style-name="T4">li</text:span><text:span text:style-name="T6"> </text:span><text:span text:style-name="T8">class</text:span><text:span text:style-name="T2">="project jquery"&gt;&lt;</text:span><text:span text:style-name="T4">a</text:span><text:span text:style-name="T6"> </text:span><text:span text:style-name="T8">href</text:span><text:span text:style-name="T2">="http://jquery.com/"</text:span><text:span text:style-name="T6"> </text:span><text:span text:style-name="T8">title</text:span><text:span text:style-name="T2">="jQuery"&gt;</text:span><text:span text:style-name="T6">jQuery</text:span><text:span text:style-name="T2">&lt;/</text:span><text:span text:style-name="T4">a</text:span><text:span text:style-name="T2">&gt;&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project jquery-ui"&gt;&lt;</text:span><text:span text:style-name="T4">a</text:span><text:span text:style-name="T6"> </text:span><text:span text:style-name="T8">href</text:span><text:span text:style-name="T2">="http://jqueryui.com/"</text:span><text:span text:style-name="T6"> </text:span><text:span text:style-name="T8">title</text:span><text:span text:style-name="T2">="jQuery UI"&gt;</text:span><text:span text:style-name="T6">jQuery UI</text:span><text:span text:style-name="T2">&lt;/</text:span><text:span text:style-name="T4">a</text:span><text:span text:style-name="T2">&gt;&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project jquery-mobile"&gt;&lt;</text:span><text:span text:style-name="T4">a</text:span><text:span text:style-name="T6"> </text:span><text:span text:style-name="T8">href</text:span><text:span text:style-name="T2">="http://jquerymobile.com/"</text:span><text:span text:style-name="T6"> </text:span><text:span text:style-name="T8">title</text:span><text:span text:style-name="T2">="jQuery Mobile"&gt;</text:span><text:span text:style-name="T6">jQuery Mobile</text:span><text:span text:style-name="T2">&lt;/</text:span><text:span text:style-name="T4">a</text:span><text:span text:style-name="T2">&gt;&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project sizzlejs"&gt;&lt;</text:span><text:span text:style-name="T4">a</text:span><text:span text:style-name="T6"> </text:span><text:span text:style-name="T8">href</text:span><text:span text:style-name="T2">="http://sizzlejs.com/"</text:span><text:span text:style-name="T6"> </text:span><text:span text:style-name="T8">title</text:span><text:span text:style-name="T2">="Sizzle"&gt;</text:span><text:span text:style-name="T6">Sizzle</text:span><text:span text:style-name="T2">&lt;/</text:span><text:span text:style-name="T4">a</text:span><text:span text:style-name="T2">&gt;&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project qunitjs"&gt;&lt;</text:span><text:span text:style-name="T4">a</text:span><text:span text:style-name="T6"> </text:span><text:span text:style-name="T8">href</text:span><text:span text:style-name="T2">="http://qunitjs.com/"</text:span><text:span text:style-name="T6"> </text:span><text:span text:style-name="T8">title</text:span><text:span text:style-name="T2">="QUnit"&gt;</text:span><text:span text:style-name="T6">QUnit</text:span><text:span text:style-name="T2">&lt;/</text:span><text:span text:style-name="T4">a</text:span><text:span text:style-name="T2">&gt;&lt;/</text:span><text:span text:style-name="T4">li</text:span><text:span text:style-name="T2">&gt;</text:span></text:p>
      <text:p text:style-name="P4"><text:span text:style-name="T6"><text:tab/><text:tab/><text:tab/><text:tab/></text:span><text:span text:style-name="T2">&lt;/</text:span><text:span text:style-name="T4">ul</text:span><text:span text:style-name="T2">&gt;</text:span></text:p>
      <text:p text:style-name="P4"><text:span text:style-name="T6"><text:tab/><text:tab/><text:tab/><text:tab/></text:span><text:span text:style-name="T2">&lt;</text:span><text:span text:style-name="T4">ul</text:span><text:span text:style-name="T6"> </text:span><text:span text:style-name="T8">class</text:span><text:span text:style-name="T2">="links"&gt;</text:span></text:p>
      <text:p text:style-name="P4"><text:span text:style-name="T6"><text:tab/><text:tab/><text:tab/><text:tab/><text:tab/></text:span><text:span text:style-name="T2">&lt;</text:span><text:span text:style-name="T4">li</text:span><text:span text:style-name="T2">&gt;&lt;</text:span><text:span text:style-name="T4">a</text:span><text:span text:style-name="T6"> </text:span><text:span text:style-name="T8">href</text:span><text:span text:style-name="T2">="http://plugins.jquery.com/"&gt;</text:span><text:span text:style-name="T6">Plugins</text:span><text:span text:style-name="T2">&lt;/</text:span><text:span text:style-name="T4">a</text:span><text:span text:style-name="T2">&gt;&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dropdown"&gt;&lt;</text:span><text:span text:style-name="T4">a</text:span><text:span text:style-name="T6"> </text:span><text:span text:style-name="T8">href</text:span><text:span text:style-name="T2">="http://contribute.jquery.org/"&gt;</text:span><text:span text:style-name="T6">Contribute</text:span><text:span text:style-name="T2">&lt;/</text:span><text:span text:style-name="T4">a</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CLA/"&gt;</text:span><text:span text:style-name="T6">CLA</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style-guide/"&gt;</text:span><text:span text:style-name="T6">Style Guides</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triage/"&gt;</text:span><text:span text:style-name="T6">Bug Triage</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code/"&gt;</text:span><text:span text:style-name="T6">Code</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documentation/"&gt;</text:span><text:span text:style-name="T6">Documentation</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contribute.jquery.org/web-sites/"&gt;</text:span><text:span text:style-name="T6">Web Sites</text:span><text:span text:style-name="T2">&lt;/</text:span><text:span text:style-name="T4">a</text:span><text:span text:style-name="T2">&gt;&lt;/</text:span><text:span text:style-name="T4">li</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dropdown"&gt;&lt;</text:span><text:span text:style-name="T4">a</text:span><text:span text:style-name="T6"> </text:span><text:span text:style-name="T8">href</text:span><text:span text:style-name="T2">="http://events.jquery.org/"&gt;</text:span><text:span text:style-name="T6">Events</text:span><text:span text:style-name="T2">&lt;/</text:span><text:span text:style-name="T4">a</text:span><text:span text:style-name="T2">&gt;</text:span></text:p>
      <text:p text:style-name="P4"><text:span text:style-name="T6"><text:tab/><text:tab/><text:tab/><text:tab/><text:tab/><text:tab/></text:span><text:span text:style-name="T2">&lt;</text:span><text:span text:style-name="T4">ul</text:span><text:span text:style-name="T6"> </text:span><text:span text:style-name="T8">class</text:span><text:span text:style-name="T2">="wide"&gt;</text:span></text:p>
      <text:p text:style-name="P4"><text:span text:style-name="T6"><text:tab/><text:tab/><text:tab/><text:tab/><text:tab/><text:tab/><text:tab/><text:tab/><text:tab/><text:tab/><text:tab/><text:tab/><text:tab/><text:tab/><text:tab/><text:tab/><text:tab/><text:tab/></text:span><text:span text:style-name="T2">&lt;/</text:span><text:span text:style-name="T4">ul</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dropdown"&gt;&lt;</text:span><text:span text:style-name="T4">a</text:span><text:span text:style-name="T6"> </text:span><text:span text:style-name="T8">href</text:span><text:span text:style-name="T2">="https://jquery.org/support/"&gt;</text:span><text:span text:style-name="T6">Support</text:span><text:span text:style-name="T2">&lt;/</text:span><text:span text:style-name="T4">a</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learn.jquery.com/"&gt;</text:span><text:span text:style-name="T6">Learning Center</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try.jquery.com/"&gt;</text:span><text:span text:style-name="T6">Try jQuery</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irc.jquery.org/"&gt;</text:span><text:span text:style-name="T6">IRC/Chat</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forum.jquery.com/"&gt;</text:span><text:span text:style-name="T6">Forums</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tackoverflow.com/tags/jquery/info"&gt;</text:span><text:span text:style-name="T6">Stack Overflow</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support/"&gt;</text:span><text:span text:style-name="T6">Commercial Support</text:span><text:span text:style-name="T2">&lt;/</text:span><text:span text:style-name="T4">a</text:span><text:span text:style-name="T2">&gt;&lt;/</text:span><text:span text:style-name="T4">li</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span><text:span text:style-name="T2">&lt;</text:span><text:span text:style-name="T4">li</text:span><text:span text:style-name="T6"> </text:span><text:span text:style-name="T8">class</text:span><text:span text:style-name="T2">="dropdown"&gt;&lt;</text:span><text:span text:style-name="T4">a</text:span><text:span text:style-name="T6"> </text:span><text:span text:style-name="T8">href</text:span><text:span text:style-name="T2">="https://jquery.org/"&gt;</text:span><text:span text:style-name="T6">jQuery Foundation</text:span><text:span text:style-name="T2">&lt;/</text:span><text:span text:style-name="T4">a</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join/"&gt;</text:span><text:span text:style-name="T6">Join</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members/"&gt;</text:span><text:span text:style-name="T6">Members</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team/"&gt;</text:span><text:span text:style-name="T6">Team</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conduct/"&gt;</text:span><text:span text:style-name="T6">Conduct</text:span><text:span text:style-name="T2">&lt;/</text:span><text:span text:style-name="T4">a</text:span><text:span text:style-name="T2">&gt;&lt;/</text:span><text:span text:style-name="T4">li</text:span><text:span text:style-name="T2">&gt;</text:span></text:p>
      <text:p text:style-name="P4"><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brand.jquery.org/"&gt;</text:span><text:span text:style-name="T6">Brand Guide</text:span><text:span text:style-name="T2">&lt;/</text:span><text:span text:style-name="T4">a</text:span><text:span text:style-name="T2">&gt;&lt;/</text:span><text:span text:style-name="T4">li</text:span><text:span text:style-name="T2">&gt;</text:span></text:p>
      <text:p text:style-name="P4"><text:soft-page-break/><text:span text:style-name="T6"><text:tab/><text:tab/><text:tab/><text:tab/><text:tab/><text:tab/><text:tab/></text:span><text:span text:style-name="T2">&lt;</text:span><text:span text:style-name="T4">li</text:span><text:span text:style-name="T2">&gt;&lt;</text:span><text:span text:style-name="T4">a</text:span><text:span text:style-name="T6"> </text:span><text:span text:style-name="T8">href</text:span><text:span text:style-name="T2">="https://jquery.org/donate/"&gt;</text:span><text:span text:style-name="T6">Donate</text:span><text:span text:style-name="T2">&lt;/</text:span><text:span text:style-name="T4">a</text:span><text:span text:style-name="T2">&gt;&lt;/</text:span><text:span text:style-name="T4">li</text:span><text:span text:style-name="T2">&gt;</text:span></text:p>
      <text:p text:style-name="P4"><text:span text:style-name="T6"><text:tab/><text:tab/><text:tab/><text:tab/><text:tab/><text:tab/></text:span><text:span text:style-name="T2">&lt;/</text:span><text:span text:style-name="T4">ul</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span><text:span text:style-name="T2">&lt;/</text:span><text:span text:style-name="T4">ul</text:span><text:span text:style-name="T2">&gt;</text:span></text:p>
      <text:p text:style-name="P4"><text:span text:style-name="T6"><text:tab/><text:tab/><text:tab/></text:span><text:span text:style-name="T2">&lt;/</text:span><text:span text:style-name="T4">div</text:span><text:span text:style-name="T2">&gt;</text:span></text:p>
      <text:p text:style-name="P4"><text:span text:style-name="T6"><text:tab/><text:tab/></text:span><text:span text:style-name="T2">&lt;/</text:span><text:span text:style-name="T4">nav</text:span><text:span text:style-name="T2">&gt;</text:span></text:p>
      <text:p text:style-name="P4"><text:span text:style-name="T6"><text:tab/></text:span><text:span text:style-name="T2">&lt;/</text:span><text:span text:style-name="T4">section</text:span><text:span text:style-name="T2">&gt;</text:span></text:p>
      <text:p text:style-name="P4"><text:span text:style-name="T2">&lt;/</text:span><text:span text:style-name="T4">header</text:span><text:span text:style-name="T2">&gt;</text:span></text:p>
      <text:p text:style-name="P2"/>
      <text:p text:style-name="P4"><text:span text:style-name="T2">&lt;</text:span><text:span text:style-name="T4">div</text:span><text:span text:style-name="T6"> </text:span><text:span text:style-name="T8">id</text:span><text:span text:style-name="T2">="container"&gt;</text:span></text:p>
      <text:p text:style-name="P4"><text:span text:style-name="T6"><text:tab/></text:span><text:span text:style-name="T2">&lt;</text:span><text:span text:style-name="T4">div</text:span><text:span text:style-name="T6"> </text:span><text:span text:style-name="T8">id</text:span><text:span text:style-name="T2">="logo-events"</text:span><text:span text:style-name="T6"> </text:span><text:span text:style-name="T8">class</text:span><text:span text:style-name="T2">="constrain clearfix"&gt;</text:span></text:p>
      <text:p text:style-name="P4"><text:span text:style-name="T6"><text:tab/><text:tab/></text:span><text:span text:style-name="T2">&lt;</text:span><text:span text:style-name="T4">h2</text:span><text:span text:style-name="T6"> </text:span><text:span text:style-name="T8">class</text:span><text:span text:style-name="T2">="logo"&gt;&lt;</text:span><text:span text:style-name="T4">a</text:span><text:span text:style-name="T6"> </text:span><text:span text:style-name="T8">href</text:span><text:span text:style-name="T2">="/"</text:span><text:span text:style-name="T6"> </text:span><text:span text:style-name="T8">title</text:span><text:span text:style-name="T2">="jQuery"&gt;</text:span><text:span text:style-name="T6">jQuery</text:span><text:span text:style-name="T2">&lt;/</text:span><text:span text:style-name="T4">a</text:span><text:span text:style-name="T2">&gt;&lt;/</text:span><text:span text:style-name="T4">h2</text:span><text:span text:style-name="T2">&gt;</text:span></text:p>
      <text:p text:style-name="P2"/>
      <text:p text:style-name="P4"><text:span text:style-name="T6"><text:tab/><text:tab/></text:span><text:span text:style-name="T2">&lt;</text:span><text:span text:style-name="T4">aside</text:span><text:span text:style-name="T2">&gt;&lt;</text:span><text:span text:style-name="T4">div</text:span><text:span text:style-name="T6"> </text:span><text:span text:style-name="T8">id</text:span><text:span text:style-name="T2">="broadcast"&gt;&lt;/</text:span><text:span text:style-name="T4">div</text:span><text:span text:style-name="T2">&gt;&lt;/</text:span><text:span text:style-name="T4">aside</text:span><text:span text:style-name="T2">&gt;</text:span></text:p>
      <text:p text:style-name="P4"><text:span text:style-name="T6"><text:tab/></text:span><text:span text:style-name="T2">&lt;/</text:span><text:span text:style-name="T4">div</text:span><text:span text:style-name="T2">&gt;</text:span></text:p>
      <text:p text:style-name="P2"/>
      <text:p text:style-name="P4"><text:span text:style-name="T6"><text:tab/></text:span><text:span text:style-name="T2">&lt;</text:span><text:span text:style-name="T4">nav</text:span><text:span text:style-name="T6"> </text:span><text:span text:style-name="T8">id</text:span><text:span text:style-name="T2">="main"</text:span><text:span text:style-name="T6"> </text:span><text:span text:style-name="T8">class</text:span><text:span text:style-name="T2">="constrain clearfix"&gt;</text:span></text:p>
      <text:p text:style-name="P4"><text:span text:style-name="T6"><text:tab/><text:tab/></text:span><text:span text:style-name="T2">&lt;</text:span><text:span text:style-name="T4">div</text:span><text:span text:style-name="T6"> </text:span><text:span text:style-name="T8">class</text:span><text:span text:style-name="T2">="menu-top-container"&gt;</text:span></text:p>
      <text:p text:style-name="P4"><text:span text:style-name="T6"><text:tab/></text:span><text:span text:style-name="T2">&lt;</text:span><text:span text:style-name="T4">ul</text:span><text:span text:style-name="T6"> </text:span><text:span text:style-name="T8">id</text:span><text:span text:style-name="T2">="menu-top"</text:span><text:span text:style-name="T6"> </text:span><text:span text:style-name="T8">class</text:span><text:span text:style-name="T2">="menu"&gt;</text:span></text:p>
      <text:p text:style-name="P4"><text:span text:style-name="T2">&lt;</text:span><text:span text:style-name="T4">li</text:span><text:span text:style-name="T6"> </text:span><text:span text:style-name="T8">class</text:span><text:span text:style-name="T2">="menu-item current"&gt;&lt;</text:span><text:span text:style-name="T4">a</text:span><text:span text:style-name="T6"> </text:span><text:span text:style-name="T8">href</text:span><text:span text:style-name="T2">="http://jquery.com/download/"&gt;</text:span><text:span text:style-name="T6">Download</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6"> </text:span><text:span text:style-name="T8">class</text:span><text:span text:style-name="T2">="menu-item"&gt;&lt;</text:span><text:span text:style-name="T4">a</text:span><text:span text:style-name="T6"> </text:span><text:span text:style-name="T8">href</text:span><text:span text:style-name="T2">="http://api.jquery.com/"&gt;</text:span><text:span text:style-name="T6">API Documentation</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6"> </text:span><text:span text:style-name="T8">class</text:span><text:span text:style-name="T2">="menu-item"&gt;&lt;</text:span><text:span text:style-name="T4">a</text:span><text:span text:style-name="T6"> </text:span><text:span text:style-name="T8">href</text:span><text:span text:style-name="T2">="http://blog.jquery.com/"&gt;</text:span><text:span text:style-name="T6">Blog</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6"> </text:span><text:span text:style-name="T8">class</text:span><text:span text:style-name="T2">="menu-item"&gt;&lt;</text:span><text:span text:style-name="T4">a</text:span><text:span text:style-name="T6"> </text:span><text:span text:style-name="T8">href</text:span><text:span text:style-name="T2">="http://plugins.jquery.com/"&gt;</text:span><text:span text:style-name="T6">Plugins</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6"> </text:span><text:span text:style-name="T8">class</text:span><text:span text:style-name="T2">="menu-item"&gt;&lt;</text:span><text:span text:style-name="T4">a</text:span><text:span text:style-name="T6"> </text:span><text:span text:style-name="T8">href</text:span><text:span text:style-name="T2">="http://jquery.com/browser-support/"&gt;</text:span><text:span text:style-name="T6">Browser Support</text:span><text:span text:style-name="T2">&lt;/</text:span><text:span text:style-name="T4">a</text:span><text:span text:style-name="T2">&gt;&lt;/</text:span><text:span text:style-name="T4">li</text:span><text:span text:style-name="T2">&gt;</text:span></text:p>
      <text:p text:style-name="P4"><text:span text:style-name="T6"><text:tab/></text:span><text:span text:style-name="T2">&lt;/</text:span><text:span text:style-name="T4">ul</text:span><text:span text:style-name="T2">&gt;</text:span></text:p>
      <text:p text:style-name="P4"><text:span text:style-name="T2">&lt;/</text:span><text:span text:style-name="T4">div</text:span><text:span text:style-name="T2">&gt;</text:span></text:p>
      <text:p text:style-name="P2"/>
      <text:p text:style-name="P4"><text:span text:style-name="T6"><text:tab/><text:tab/></text:span><text:span text:style-name="T2">&lt;</text:span><text:span text:style-name="T4">form</text:span><text:span text:style-name="T6"> </text:span><text:span text:style-name="T8">method</text:span><text:span text:style-name="T2">="get"</text:span><text:span text:style-name="T6"> </text:span><text:span text:style-name="T8">class</text:span><text:span text:style-name="T2">="searchform"</text:span><text:span text:style-name="T6"> </text:span><text:span text:style-name="T8">action</text:span><text:span text:style-name="T2">="//jquery.com/"&gt;</text:span></text:p>
      <text:p text:style-name="P4"><text:span text:style-name="T6"><text:tab/></text:span><text:span text:style-name="T2">&lt;</text:span><text:span text:style-name="T4">button</text:span><text:span text:style-name="T6"> </text:span><text:span text:style-name="T8">type</text:span><text:span text:style-name="T2">="submit"</text:span><text:span text:style-name="T6"> </text:span><text:span text:style-name="T8">class</text:span><text:span text:style-name="T2">="icon-search"&gt;&lt;</text:span><text:span text:style-name="T4">span</text:span><text:span text:style-name="T6"> </text:span><text:span text:style-name="T8">class</text:span><text:span text:style-name="T2">="visuallyhidden"&gt;</text:span><text:span text:style-name="T6">search</text:span><text:span text:style-name="T2">&lt;/</text:span><text:span text:style-name="T4">span</text:span><text:span text:style-name="T2">&gt;&lt;/</text:span><text:span text:style-name="T4">button</text:span><text:span text:style-name="T2">&gt;</text:span></text:p>
      <text:p text:style-name="P4"><text:span text:style-name="T6"><text:tab/></text:span><text:span text:style-name="T2">&lt;</text:span><text:span text:style-name="T4">label</text:span><text:span text:style-name="T2">&gt;</text:span></text:p>
      <text:p text:style-name="P4"><text:span text:style-name="T6"><text:tab/><text:tab/></text:span><text:span text:style-name="T2">&lt;</text:span><text:span text:style-name="T4">span</text:span><text:span text:style-name="T6"> </text:span><text:span text:style-name="T8">class</text:span><text:span text:style-name="T2">="visuallyhidden"&gt;</text:span><text:span text:style-name="T6">Search jQuery</text:span><text:span text:style-name="T2">&lt;/</text:span><text:span text:style-name="T4">span</text:span><text:span text:style-name="T2">&gt;</text:span></text:p>
      <text:p text:style-name="P4"><text:span text:style-name="T6"><text:tab/><text:tab/></text:span><text:span text:style-name="T2">&lt;</text:span><text:span text:style-name="T4">input</text:span><text:span text:style-name="T6"> </text:span><text:span text:style-name="T8">type</text:span><text:span text:style-name="T2">="text"</text:span><text:span text:style-name="T6"> </text:span><text:span text:style-name="T8">name</text:span><text:span text:style-name="T2">="s"</text:span><text:span text:style-name="T6"> </text:span><text:span text:style-name="T8">value</text:span><text:span text:style-name="T2">=""</text:span></text:p>
      <text:p text:style-name="P4"><text:span text:style-name="T6"><text:tab/><text:tab/><text:tab/></text:span><text:span text:style-name="T8">placeholder</text:span><text:span text:style-name="T2">="Search"&gt;</text:span></text:p>
      <text:p text:style-name="P4"><text:span text:style-name="T6"><text:tab/></text:span><text:span text:style-name="T2">&lt;/</text:span><text:span text:style-name="T4">label</text:span><text:span text:style-name="T2">&gt;</text:span></text:p>
      <text:p text:style-name="P4"><text:span text:style-name="T2">&lt;/</text:span><text:span text:style-name="T4">form</text:span><text:span text:style-name="T2">&gt;</text:span></text:p>
      <text:p text:style-name="P4"><text:span text:style-name="T6"><text:tab/></text:span><text:span text:style-name="T2">&lt;/</text:span><text:span text:style-name="T4">nav</text:span><text:span text:style-name="T2">&gt;</text:span></text:p>
      <text:p text:style-name="P2"/>
      <text:p text:style-name="P4"><text:span text:style-name="T6"><text:tab/></text:span><text:span text:style-name="T2">&lt;</text:span><text:span text:style-name="T4">div</text:span><text:span text:style-name="T6"> </text:span><text:span text:style-name="T8">id</text:span><text:span text:style-name="T2">="content-wrapper"</text:span><text:span text:style-name="T6"> </text:span><text:span text:style-name="T8">class</text:span><text:span text:style-name="T2">="clearfix row"&gt;</text:span></text:p>
      <text:p text:style-name="P2"/>
      <text:p text:style-name="P2"/>
      <text:p text:style-name="P4"><text:span text:style-name="T2">&lt;</text:span><text:span text:style-name="T4">div</text:span><text:span text:style-name="T6"> </text:span><text:span text:style-name="T8">class</text:span><text:span text:style-name="T2">="content-full twelve columns"&gt;</text:span></text:p>
      <text:p text:style-name="P4"><text:span text:style-name="T6"><text:tab/></text:span><text:span text:style-name="T2">&lt;</text:span><text:span text:style-name="T4">div</text:span><text:span text:style-name="T6"> </text:span><text:span text:style-name="T8">id</text:span><text:span text:style-name="T2">="content"&gt;</text:span></text:p>
      <text:p text:style-name="P2"><text:tab/><text:tab/></text:p>
      <text:p text:style-name="P2"><text:tab/><text:tab/></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downloading-jquery"</text:span><text:span text:style-name="T6"> </text:span><text:span text:style-name="T8">id</text:span><text:span text:style-name="T2">="downloading-jquery"</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Downloading jQuery</text:span><text:span text:style-name="T2">&lt;/</text:span><text:span text:style-name="T4">h2</text:span><text:span text:style-name="T2">&gt;&lt;</text:span><text:span text:style-name="T4">p</text:span><text:span text:style-name="T2">&gt;</text:span><text:span text:style-name="T6">Compressed and uncompressed copies of jQuery files are available. The uncompressed file is best used during development or debugging; the compressed file saves bandwidth and improves performance in production.</text:span></text:p>
      <text:p text:style-name="P4"><text:span text:style-name="T6">You can also download a </text:span><text:span text:style-name="T2">&lt;</text:span><text:span text:style-name="T4">a</text:span><text:span text:style-name="T6"> </text:span><text:span text:style-name="T8">href</text:span><text:span text:style-name="T2">="http://www.html5rocks.com/en/tutorials/developertools/sourcemaps/"&gt;</text:span><text:span text:style-name="T6">sourcemap file</text:span><text:span text:style-name="T2">&lt;/</text:span><text:span text:style-name="T4">a</text:span><text:span text:style-name="T2">&gt;</text:span><text:span text:style-name="T6"> for use when debugging with a compressed file.</text:span></text:p>
      <text:p text:style-name="P4"><text:span text:style-name="T6">The map file is </text:span><text:span text:style-name="T2">&lt;</text:span><text:span text:style-name="T4">em</text:span><text:span text:style-name="T2">&gt;</text:span><text:span text:style-name="T6">not</text:span><text:span text:style-name="T2">&lt;/</text:span><text:span text:style-name="T4">em</text:span><text:span text:style-name="T2">&gt;</text:span><text:span text:style-name="T6"> required for users to run jQuery, it just improves the developer</text:span><text:span text:style-name="T8">&amp;apos;</text:span><text:span text:style-name="T6">s debugger experience.</text:span></text:p>
      <text:p text:style-name="P4"><text:span text:style-name="T6">As of jQuery 1.11.0/2.1.0 the </text:span><text:span text:style-name="T2">&lt;</text:span><text:span text:style-name="T4">code</text:span><text:span text:style-name="T2">&gt;</text:span><text:span text:style-name="T6">//# sourceMappingURL</text:span><text:span text:style-name="T2">&lt;/</text:span><text:span text:style-name="T4">code</text:span><text:span text:style-name="T2">&gt;</text:span><text:span text:style-name="T6"> comment is </text:span><text:span text:style-name="T2">&lt;</text:span><text:span text:style-name="T4">a</text:span><text:span text:style-name="T6"> </text:span><text:span text:style-name="T8">href</text:span><text:span text:style-name="T2">="http://blog.jquery.com/?p=3344"&gt;</text:span><text:span text:style-name="T6">not included</text:span><text:span text:style-name="T2">&lt;/</text:span><text:span text:style-name="T4">a</text:span><text:span text:style-name="T2">&gt;</text:span><text:span text:style-name="T6"> in the compressed file.</text:span><text:span text:style-name="T2">&lt;/</text:span><text:span text:style-name="T4">p</text:span><text:span text:style-name="T2">&gt;</text:span></text:p>
      <text:p text:style-name="P4"><text:span text:style-name="T2">&lt;</text:span><text:span text:style-name="T4">p</text:span><text:span text:style-name="T2">&gt;</text:span><text:span text:style-name="T6">To locally download these files, right-click the link and select </text:span><text:span text:style-name="T8">&amp;quot;</text:span><text:span text:style-name="T6">Save as...</text:span><text:span text:style-name="T8">&amp;quot;</text:span><text:span text:style-name="T6"> from the menu.</text:span><text:span text:style-name="T2">&lt;/</text:span><text:span text:style-name="T4">p</text:span><text:span text:style-name="T2">&gt;</text:span></text:p>
      <text:p text:style-name="P4"><text:span text:style-name="T2">&lt;</text:span><text:span text:style-name="T4">h3</text:span><text:span text:style-name="T6"> </text:span><text:span text:style-name="T8">class</text:span><text:span text:style-name="T2">="toc-linked"&gt;&lt;</text:span><text:span text:style-name="T4">a</text:span><text:span text:style-name="T6"> </text:span><text:span text:style-name="T8">href</text:span><text:span text:style-name="T2">="#jquery-1-x"</text:span><text:span text:style-name="T6"> </text:span><text:span text:style-name="T8">id</text:span><text:span text:style-name="T2">="jquery-1-x"</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jQuery 1.x</text:span><text:span text:style-name="T2">&lt;/</text:span><text:span text:style-name="T4">h3</text:span><text:span text:style-name="T2">&gt;&lt;</text:span><text:span text:style-name="T4">p</text:span><text:span text:style-name="T2">&gt;</text:span><text:span text:style-name="T6">The jQuery 1.x line had major changes as of jQuery 1.9.0. We </text:span><text:span text:style-name="T2">&lt;</text:span><text:span text:style-name="T4">em</text:span><text:span text:style-name="T2">&gt;</text:span><text:span text:style-name="T6">strongly</text:span><text:span text:style-name="T2">&lt;/</text:span><text:span text:style-name="T4">em</text:span><text:span text:style-name="T2">&gt;</text:span></text:p>
      <text:p text:style-name="P2">recommend that you also use the jQuery Migrate plugin if you are upgrading from</text:p>
      <text:p text:style-name="P4"><text:span text:style-name="T6">pre-1.9 versions of jQuery or need to use plugins that haven</text:span><text:span text:style-name="T8">&amp;apos;</text:span><text:span text:style-name="T6">t yet been updated.</text:span></text:p>
      <text:p text:style-name="P4"><text:span text:style-name="T6">Read the </text:span><text:span text:style-name="T2">&lt;</text:span><text:span text:style-name="T4">a</text:span><text:span text:style-name="T6"> </text:span><text:span text:style-name="T8">href</text:span><text:span text:style-name="T2">="http://jquery.com/upgrade-guide/1.9/"&gt;</text:span><text:span text:style-name="T6">jQuery 1.9 Upgrade Guide</text:span><text:span text:style-name="T2">&lt;/</text:span><text:span text:style-name="T4">a</text:span><text:span text:style-name="T2">&gt;</text:span></text:p>
      <text:p text:style-name="P4"><text:span text:style-name="T6">and the </text:span><text:span text:style-name="T2">&lt;</text:span><text:span text:style-name="T4">a</text:span><text:span text:style-name="T6"> </text:span><text:span text:style-name="T8">href</text:span><text:span text:style-name="T2">="http://blog.jquery.com/2013/01/15/jquery-1-9-final-jquery-2-0-beta-migrate-final-released/"&gt;</text:span><text:span text:style-name="T6">jQuery 1.9 release blog post</text:span><text:span text:style-name="T2">&lt;/</text:span><text:span text:style-name="T4">a</text:span><text:span text:style-name="T2">&gt;</text:span></text:p>
      <text:p text:style-name="P4"><text:span text:style-name="T6">for more information.</text:span><text:span text:style-name="T2">&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1.12.0.min.js"</text:span><text:span text:style-name="T6"> </text:span><text:span text:style-name="T8">download</text:span><text:span text:style-name="T2">=""&gt;</text:span><text:span text:style-name="T6">Download the compressed, production jQuery 1.1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1.12.0.js"</text:span><text:span text:style-name="T6"> </text:span><text:span text:style-name="T8">download</text:span><text:span text:style-name="T2">=""&gt;</text:span><text:span text:style-name="T6">Download the uncompressed, development jQuery 1.1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1.12.0.min.map"</text:span><text:span text:style-name="T6"> </text:span><text:span text:style-name="T8">download</text:span><text:span text:style-name="T2">=""&gt;</text:span><text:span text:style-name="T6">Download the map file for jQuery 1.1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blog.jquery.com/2016/01/08/jquery-2-2-and-1-12-released/"&gt;</text:span><text:span text:style-name="T6">jQuery 1.12.0 release</text:span></text:p>
      <text:p text:style-name="P4"><text:span text:style-name="T6">notes</text:span><text:span text:style-name="T2">&lt;/</text:span><text:span text:style-name="T4">a</text:span><text:span text:style-name="T2">&gt;&lt;/</text:span><text:span text:style-name="T4">p</text:span><text:span text:style-name="T2">&gt;</text:span></text:p>
      <text:p text:style-name="P4"><text:span text:style-name="T2">&lt;</text:span><text:span text:style-name="T4">h3</text:span><text:span text:style-name="T6"> </text:span><text:span text:style-name="T8">class</text:span><text:span text:style-name="T2">="toc-linked"&gt;&lt;</text:span><text:span text:style-name="T4">a</text:span><text:span text:style-name="T6"> </text:span><text:span text:style-name="T8">href</text:span><text:span text:style-name="T2">="#jquery-2-x"</text:span><text:span text:style-name="T6"> </text:span><text:span text:style-name="T8">id</text:span><text:span text:style-name="T2">="jquery-2-x"</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jQuery 2.x</text:span><text:span text:style-name="T2">&lt;/</text:span><text:span text:style-name="T4">h3</text:span><text:span text:style-name="T2">&gt;&lt;</text:span><text:span text:style-name="T4">p</text:span><text:span text:style-name="T2">&gt;</text:span><text:span text:style-name="T6">jQuery 2.x has the same API as jQuery 1.x, but </text:span><text:span text:style-name="T2">&lt;</text:span><text:span text:style-name="T4">em</text:span><text:span text:style-name="T2">&gt;</text:span><text:span text:style-name="T6">does not support Internet Explorer 6, 7, or 8</text:span><text:span text:style-name="T2">&lt;/</text:span><text:span text:style-name="T4">em</text:span><text:span text:style-name="T2">&gt;</text:span><text:span text:style-name="T6">.</text:span></text:p>
      <text:p text:style-name="P4"><text:span text:style-name="T6">All the notes in the </text:span><text:span text:style-name="T2">&lt;</text:span><text:span text:style-name="T4">a</text:span><text:span text:style-name="T6"> </text:span><text:span text:style-name="T8">href</text:span><text:span text:style-name="T2">="http://jquery.com/upgrade-guide/1.9/"&gt;</text:span><text:span text:style-name="T6">jQuery 1.9 Upgrade Guide</text:span><text:span text:style-name="T2">&lt;/</text:span><text:span text:style-name="T4">a</text:span><text:span text:style-name="T2">&gt;</text:span><text:span text:style-name="T6"> apply here as well.</text:span></text:p>
      <text:p text:style-name="P2">Since IE 8 is still relatively common, we recommend using the 1.x version unless you</text:p>
      <text:p text:style-name="P2">are certain no IE 6/7/8 users are visiting the site.</text:p>
      <text:p text:style-name="P4"><text:span text:style-name="T6">Please read the </text:span><text:span text:style-name="T2">&lt;</text:span><text:span text:style-name="T4">a</text:span><text:span text:style-name="T6"> </text:span><text:span text:style-name="T8">href</text:span><text:span text:style-name="T2">="http://blog.jquery.com/2013/04/18/jquery-2-0-released/"&gt;</text:span><text:span text:style-name="T6">2.0 release notes</text:span><text:span text:style-name="T2">&lt;/</text:span><text:span text:style-name="T4">a</text:span><text:span text:style-name="T2">&gt;</text:span><text:span text:style-name="T6"> carefully.</text:span><text:span text:style-name="T2">&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2.2.0.min.js"</text:span><text:span text:style-name="T6"> </text:span><text:span text:style-name="T8">download</text:span><text:span text:style-name="T2">=""&gt;</text:span><text:span text:style-name="T6">Download the compressed, production jQuery 2.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2.2.0.js"</text:span><text:span text:style-name="T6"> </text:span><text:span text:style-name="T8">download</text:span><text:span text:style-name="T2">=""&gt;</text:span><text:span text:style-name="T6">Download the uncompressed, development jQuery 2.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2.2.0.min.map"</text:span><text:span text:style-name="T6"> </text:span><text:span text:style-name="T8">download</text:span><text:span text:style-name="T2">=""&gt;</text:span><text:span text:style-name="T6">Download the map file for jQuery 2.2.0</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blog.jquery.com/2016/01/08/jquery-2-2-and-1-12-released/"&gt;</text:span><text:span text:style-name="T6">jQuery 2.2.0 release</text:span></text:p>
      <text:p text:style-name="P4"><text:span text:style-name="T6">notes</text:span><text:span text:style-name="T2">&lt;/</text:span><text:span text:style-name="T4">a</text:span><text:span text:style-name="T2">&gt;&lt;/</text:span><text:span text:style-name="T4">p</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downloading-jquery-using-bower"</text:span><text:span text:style-name="T6"> </text:span><text:span text:style-name="T8">id</text:span><text:span text:style-name="T2">="downloading-jquery-using-bower"</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Downloading jQuery using Bower</text:span><text:span text:style-name="T2">&lt;/</text:span><text:span text:style-name="T4">h2</text:span><text:span text:style-name="T2">&gt;&lt;</text:span><text:span text:style-name="T4">p</text:span><text:span text:style-name="T2">&gt;</text:span><text:span text:style-name="T6">jQuery is registered as a package with </text:span><text:span text:style-name="T2">&lt;</text:span><text:span text:style-name="T4">a</text:span><text:span text:style-name="T6"> </text:span><text:span text:style-name="T8">href</text:span><text:span text:style-name="T2">="http://bower.io"&gt;</text:span><text:span text:style-name="T6">Bower</text:span><text:span text:style-name="T2">&lt;/</text:span><text:span text:style-name="T4">a</text:span><text:span text:style-name="T2">&gt;</text:span><text:span text:style-name="T6">. You can install the latest version of jQuery with the command:</text:span><text:span text:style-name="T2">&lt;/</text:span><text:span text:style-name="T4">p</text:span><text:span text:style-name="T2">&gt;</text:span></text:p>
      <text:p text:style-name="P4"><text:span text:style-name="T2">&lt;</text:span><text:span text:style-name="T4">div</text:span><text:span text:style-name="T6"> </text:span><text:span text:style-name="T8">class</text:span><text:span text:style-name="T2">="syntaxhighlighter javascript"&gt;</text:span></text:p>
      <text:p text:style-name="P4"><text:span text:style-name="T6"><text:tab/></text:span><text:span text:style-name="T2">&lt;</text:span><text:span text:style-name="T4">table</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tab/><text:tab/></text:span><text:span text:style-name="T2">&lt;</text:span><text:span text:style-name="T4">tr</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gutter"&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1"&gt;</text:span><text:span text:style-name="T6">1</text:span><text:span text:style-name="T2">&lt;/</text:span><text:span text:style-name="T4">div</text:span><text:span text:style-name="T2">&gt;</text:span></text:p>
      <text:p text:style-name="P2"><text:tab/><text:tab/><text:tab/><text:tab/><text:tab/></text:p>
      <text:p text:style-name="P4"><text:span text:style-name="T6"><text:tab/><text:tab/><text:tab/><text:tab/></text:span><text:span text:style-name="T2">&lt;/</text:span><text:span text:style-name="T4">td</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code"&gt;</text:span></text:p>
      <text:p text:style-name="P4"><text:span text:style-name="T6"><text:tab/><text:tab/><text:tab/><text:tab/><text:tab/></text:span><text:span text:style-name="T2">&lt;</text:span><text:span text:style-name="T4">pre</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text:span><text:span text:style-name="T6">bower install jquery</text:span><text:span text:style-name="T2">&lt;/</text:span><text:span text:style-name="T4">code</text:span><text:span text:style-name="T2">&gt;&lt;/</text:span><text:span text:style-name="T4">div</text:span><text:span text:style-name="T2">&gt;&lt;/</text:span><text:span text:style-name="T4">div</text:span><text:span text:style-name="T2">&gt;&lt;/</text:span><text:span text:style-name="T4">pre</text:span><text:span text:style-name="T2">&gt;</text:span></text:p>
      <text:p text:style-name="P4"><text:span text:style-name="T6"><text:tab/><text:tab/><text:tab/><text:tab/></text:span><text:span text:style-name="T2">&lt;/</text:span><text:span text:style-name="T4">td</text:span><text:span text:style-name="T2">&gt;</text:span></text:p>
      <text:p text:style-name="P4"><text:span text:style-name="T6"><text:tab/><text:tab/><text:tab/></text:span><text:span text:style-name="T2">&lt;/</text:span><text:span text:style-name="T4">tr</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span><text:span text:style-name="T2">&lt;/</text:span><text:span text:style-name="T4">table</text:span><text:span text:style-name="T2">&gt;</text:span></text:p>
      <text:p text:style-name="P4"><text:span text:style-name="T2">&lt;/</text:span><text:span text:style-name="T4">div</text:span><text:span text:style-name="T2">&gt;</text:span></text:p>
      <text:p text:style-name="P4"><text:span text:style-name="T2">&lt;</text:span><text:span text:style-name="T4">p</text:span><text:span text:style-name="T2">&gt;</text:span><text:span text:style-name="T6">This will install jQuery to Bower</text:span><text:span text:style-name="T8">&amp;apos;</text:span><text:span text:style-name="T6">s install directory, the default being </text:span><text:span text:style-name="T2">&lt;</text:span><text:span text:style-name="T4">code</text:span><text:span text:style-name="T2">&gt;</text:span><text:span text:style-name="T6">bower_components</text:span><text:span text:style-name="T2">&lt;/</text:span><text:span text:style-name="T4">code</text:span><text:span text:style-name="T2">&gt;</text:span><text:span text:style-name="T6">. Within </text:span><text:span text:style-name="T2">&lt;</text:span><text:span text:style-name="T4">code</text:span><text:span text:style-name="T2">&gt;</text:span><text:span text:style-name="T6">bower_components/jquery/dist/</text:span><text:span text:style-name="T2">&lt;/</text:span><text:span text:style-name="T4">code</text:span><text:span text:style-name="T2">&gt;</text:span><text:span text:style-name="T6"> you will find an uncompressed release, a compressed release, and a map file.</text:span><text:span text:style-name="T2">&lt;/</text:span><text:span text:style-name="T4">p</text:span><text:span text:style-name="T2">&gt;</text:span></text:p>
      <text:p text:style-name="P4"><text:span text:style-name="T2">&lt;</text:span><text:span text:style-name="T4">p</text:span><text:span text:style-name="T2">&gt;</text:span><text:span text:style-name="T6">The jQuery Bower package contains additional files besides the default distribution. In most cases you can ignore these files, however if you wish to download the default release on its own you can use Bower to install jQuery from one of the above urls instead of the registered package. For example, if you wish to install just the compressed jQuery 2.1.0, you can install just that file with the following command:</text:span><text:span text:style-name="T2">&lt;/</text:span><text:span text:style-name="T4">p</text:span><text:span text:style-name="T2">&gt;</text:span></text:p>
      <text:p text:style-name="P4"><text:span text:style-name="T2">&lt;</text:span><text:span text:style-name="T4">div</text:span><text:span text:style-name="T6"> </text:span><text:span text:style-name="T8">class</text:span><text:span text:style-name="T2">="syntaxhighlighter javascript"&gt;</text:span></text:p>
      <text:p text:style-name="P4"><text:span text:style-name="T6"><text:tab/></text:span><text:span text:style-name="T2">&lt;</text:span><text:span text:style-name="T4">table</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tab/><text:tab/></text:span><text:span text:style-name="T2">&lt;</text:span><text:span text:style-name="T4">tr</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gutter"&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1"&gt;</text:span><text:span text:style-name="T6">1</text:span><text:span text:style-name="T2">&lt;/</text:span><text:span text:style-name="T4">div</text:span><text:span text:style-name="T2">&gt;</text:span></text:p>
      <text:p text:style-name="P2"><text:tab/><text:tab/><text:tab/><text:tab/><text:tab/></text:p>
      <text:p text:style-name="P4"><text:span text:style-name="T6"><text:tab/><text:tab/><text:tab/><text:tab/></text:span><text:span text:style-name="T2">&lt;/</text:span><text:span text:style-name="T4">td</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code"&gt;</text:span></text:p>
      <text:p text:style-name="P4"><text:soft-page-break/><text:span text:style-name="T6"><text:tab/><text:tab/><text:tab/><text:tab/><text:tab/></text:span><text:span text:style-name="T2">&lt;</text:span><text:span text:style-name="T4">pre</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text:span><text:span text:style-name="T6">bower install http:</text:span><text:span text:style-name="T2">&lt;</text:span><text:span text:style-name="T4">span</text:span><text:span text:style-name="T6"> </text:span><text:span text:style-name="T8">class</text:span><text:span text:style-name="T2">="comment"&gt;</text:span><text:span text:style-name="T6">//code.jquery.com/jquery-2.2.0.min.js</text:span><text:span text:style-name="T2">&lt;/</text:span><text:span text:style-name="T4">span</text:span><text:span text:style-name="T2">&gt;&lt;/</text:span><text:span text:style-name="T4">code</text:span><text:span text:style-name="T2">&gt;&lt;/</text:span><text:span text:style-name="T4">div</text:span><text:span text:style-name="T2">&gt;&lt;/</text:span><text:span text:style-name="T4">div</text:span><text:span text:style-name="T2">&gt;&lt;/</text:span><text:span text:style-name="T4">pre</text:span><text:span text:style-name="T2">&gt;</text:span></text:p>
      <text:p text:style-name="P4"><text:span text:style-name="T6"><text:tab/><text:tab/><text:tab/><text:tab/></text:span><text:span text:style-name="T2">&lt;/</text:span><text:span text:style-name="T4">td</text:span><text:span text:style-name="T2">&gt;</text:span></text:p>
      <text:p text:style-name="P4"><text:span text:style-name="T6"><text:tab/><text:tab/><text:tab/></text:span><text:span text:style-name="T2">&lt;/</text:span><text:span text:style-name="T4">tr</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span><text:span text:style-name="T2">&lt;/</text:span><text:span text:style-name="T4">table</text:span><text:span text:style-name="T2">&gt;</text:span></text:p>
      <text:p text:style-name="P4"><text:span text:style-name="T2">&lt;/</text:span><text:span text:style-name="T4">div</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jquery-migrate-plugin"</text:span><text:span text:style-name="T6"> </text:span><text:span text:style-name="T8">id</text:span><text:span text:style-name="T2">="jquery-migrate-plugin"</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jQuery Migrate Plugin</text:span><text:span text:style-name="T2">&lt;/</text:span><text:span text:style-name="T4">h2</text:span><text:span text:style-name="T2">&gt;&lt;</text:span><text:span text:style-name="T4">p</text:span><text:span text:style-name="T2">&gt;</text:span><text:span text:style-name="T6">We have created the </text:span><text:span text:style-name="T2">&lt;</text:span><text:span text:style-name="T4">a</text:span><text:span text:style-name="T6"> </text:span><text:span text:style-name="T8">href</text:span><text:span text:style-name="T2">="http://github.com/jquery/jquery-migrate/#readme"&gt;</text:span><text:span text:style-name="T6">jQuery Migrate plugin</text:span><text:span text:style-name="T2">&lt;/</text:span><text:span text:style-name="T4">a</text:span><text:span text:style-name="T2">&gt;</text:span></text:p>
      <text:p text:style-name="P4"><text:span text:style-name="T6">to simplify the transition from older versions of jQuery. The plugin restores deprecated features and behaviors so that older code will still run properly on jQuery 1.9 and later. Use the </text:span><text:span text:style-name="T2">&lt;</text:span><text:span text:style-name="T4">em</text:span><text:span text:style-name="T2">&gt;</text:span><text:span text:style-name="T6">uncompressed development</text:span><text:span text:style-name="T2">&lt;/</text:span><text:span text:style-name="T4">em</text:span><text:span text:style-name="T2">&gt;</text:span><text:span text:style-name="T6"> version to diagnose compatibility issues, it will generate warnings on the console that you can use to identify and fix problems. Use the </text:span><text:span text:style-name="T2">&lt;</text:span><text:span text:style-name="T4">em</text:span><text:span text:style-name="T2">&gt;</text:span><text:span text:style-name="T6">compressed production</text:span><text:span text:style-name="T2">&lt;/</text:span><text:span text:style-name="T4">em</text:span><text:span text:style-name="T2">&gt;</text:span><text:span text:style-name="T6"> version to simply fix compatibility issues without generating console warnings.</text:span><text:span text:style-name="T2">&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migrate-1.2.1.min.js"</text:span><text:span text:style-name="T6"> </text:span><text:span text:style-name="T8">download</text:span><text:span text:style-name="T2">=""&gt;</text:span><text:span text:style-name="T6">Download the compressed, production jQuery Migrate 1.2.1</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http://code.jquery.com/jquery-migrate-1.2.1.js"</text:span><text:span text:style-name="T6"> </text:span><text:span text:style-name="T8">download</text:span><text:span text:style-name="T2">=""&gt;</text:span><text:span text:style-name="T6">Download the uncompressed, development jQuery Migrate 1.2.1</text:span><text:span text:style-name="T2">&lt;/</text:span><text:span text:style-name="T4">a</text:span><text:span text:style-name="T2">&gt;&lt;/</text:span><text:span text:style-name="T4">p</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cross-browser-testing-with-jquery"</text:span><text:span text:style-name="T6"> </text:span><text:span text:style-name="T8">id</text:span><text:span text:style-name="T2">="cross-browser-testing-with-jquery"</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Cross-Browser Testing with jQuery</text:span><text:span text:style-name="T2">&lt;/</text:span><text:span text:style-name="T4">h2</text:span><text:span text:style-name="T2">&gt;&lt;</text:span><text:span text:style-name="T4">p</text:span><text:span text:style-name="T2">&gt;</text:span><text:span text:style-name="T6">Be sure to test web pages that use jQuery in all the browsers you want to support. The </text:span><text:span text:style-name="T2">&lt;</text:span><text:span text:style-name="T4">a</text:span><text:span text:style-name="T6"> </text:span><text:span text:style-name="T8">href</text:span><text:span text:style-name="T2">="http://modern.ie/"&gt;</text:span><text:span text:style-name="T6">modern.IE</text:span><text:span text:style-name="T2">&lt;/</text:span><text:span text:style-name="T4">a</text:span><text:span text:style-name="T2">&gt;</text:span><text:span text:style-name="T6"> site makes available </text:span><text:span text:style-name="T2">&lt;</text:span><text:span text:style-name="T4">a</text:span><text:span text:style-name="T6"> </text:span><text:span text:style-name="T8">href</text:span><text:span text:style-name="T2">="http://www.modern.ie/en-us/virtualization-tools#downloads"&gt;</text:span><text:span text:style-name="T6">virtual machines</text:span><text:span text:style-name="T2">&lt;/</text:span><text:span text:style-name="T4">a</text:span><text:span text:style-name="T2">&gt;</text:span><text:span text:style-name="T6"> for testing many different versions of Internet Explorer. Older versions of other browsers can be found at </text:span><text:span text:style-name="T2">&lt;</text:span><text:span text:style-name="T4">a</text:span><text:span text:style-name="T6"> </text:span><text:span text:style-name="T8">href</text:span><text:span text:style-name="T2">="http://oldversion.com/"&gt;</text:span><text:span text:style-name="T6">oldversion.com</text:span><text:span text:style-name="T2">&lt;/</text:span><text:span text:style-name="T4">a</text:span><text:span text:style-name="T2">&gt;</text:span><text:span text:style-name="T6">.</text:span><text:span text:style-name="T2">&lt;/</text:span><text:span text:style-name="T4">p</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jquery-pre-release-builds"</text:span><text:span text:style-name="T6"> </text:span><text:span text:style-name="T8">id</text:span><text:span text:style-name="T2">="jquery-pre-release-builds"</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jQuery Pre-Release Builds</text:span><text:span text:style-name="T2">&lt;/</text:span><text:span text:style-name="T4">h2</text:span><text:span text:style-name="T2">&gt;&lt;</text:span><text:span text:style-name="T4">p</text:span><text:span text:style-name="T2">&gt;</text:span><text:span text:style-name="T6">The jQuery team is constantly working to improve the code. Each commit to the Github repo generates a work-in-progress version of the code that we update on the jQuery CDN. </text:span><text:span text:style-name="T2">&lt;</text:span><text:span text:style-name="T4">em</text:span><text:span text:style-name="T2">&gt;</text:span><text:span text:style-name="T6">These versions are sometimes unstable and not suitable for production sites.</text:span><text:span text:style-name="T2">&lt;/</text:span><text:span text:style-name="T4">em</text:span><text:span text:style-name="T2">&gt;</text:span><text:span text:style-name="T6"> We recommend they be used to determine whether a bug has already been fixed when reporting bugs against released versions, or to see if new bugs have been introduced. There are two versions, one for the </text:span><text:span text:style-name="T2">&lt;</text:span><text:span text:style-name="T4">code</text:span><text:span text:style-name="T2">&gt;</text:span><text:span text:style-name="T6">compat</text:span><text:span text:style-name="T2">&lt;/</text:span><text:span text:style-name="T4">code</text:span><text:span text:style-name="T2">&gt;</text:span><text:span text:style-name="T6"> branch (supports IE 8) and one for the </text:span><text:span text:style-name="T2">&lt;</text:span><text:span text:style-name="T4">code</text:span><text:span text:style-name="T2">&gt;</text:span><text:span text:style-name="T6">master</text:span><text:span text:style-name="T2">&lt;/</text:span><text:span text:style-name="T4">code</text:span><text:span text:style-name="T2">&gt;</text:span><text:span text:style-name="T6"> branch (not for use with old IE).</text:span><text:span text:style-name="T2">&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code.jquery.com/jquery-compat-git.js"</text:span><text:span text:style-name="T6"> </text:span><text:span text:style-name="T8">download</text:span><text:span text:style-name="T2">=""&gt;</text:span><text:span text:style-name="T6">Download the work-in-progress jQuery Compat build</text:span><text:span text:style-name="T2">&lt;/</text:span><text:span text:style-name="T4">a</text:span><text:span text:style-name="T2">&gt;&lt;/</text:span><text:span text:style-name="T4">p</text:span><text:span text:style-name="T2">&gt;</text:span></text:p>
      <text:p text:style-name="P4"><text:span text:style-name="T2">&lt;</text:span><text:span text:style-name="T4">p</text:span><text:span text:style-name="T2">&gt;&lt;</text:span><text:span text:style-name="T4">a</text:span><text:span text:style-name="T6"> </text:span><text:span text:style-name="T8">href</text:span><text:span text:style-name="T2">="//code.jquery.com/jquery-git.js"</text:span><text:span text:style-name="T6"> </text:span><text:span text:style-name="T8">download</text:span><text:span text:style-name="T2">=""&gt;</text:span><text:span text:style-name="T6">Download the work-in-progress jQuery build</text:span><text:span text:style-name="T2">&lt;/</text:span><text:span text:style-name="T4">a</text:span><text:span text:style-name="T2">&gt;&lt;/</text:span><text:span text:style-name="T4">p</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using-jquery-with-a-cdn"</text:span><text:span text:style-name="T6"> </text:span><text:span text:style-name="T8">id</text:span><text:span text:style-name="T2">="using-jquery-with-a-cdn"</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Using jQuery with a CDN</text:span><text:span text:style-name="T2">&lt;/</text:span><text:span text:style-name="T4">h2</text:span><text:span text:style-name="T2">&gt;&lt;</text:span><text:span text:style-name="T4">p</text:span><text:span text:style-name="T2">&gt;&lt;</text:span><text:span text:style-name="T4">a</text:span><text:span text:style-name="T6"> </text:span><text:span text:style-name="T8">href</text:span><text:span text:style-name="T2">="http://en.wikipedia.org/wiki/Content_delivery_network"&gt;</text:span><text:span text:style-name="T6">CDNs</text:span><text:span text:style-name="T2">&lt;/</text:span><text:span text:style-name="T4">a</text:span><text:span text:style-name="T2">&gt;</text:span><text:span text:style-name="T6"> can offer a performance benefit by hosting jQuery on servers spread across the globe. This also offers an advantage that</text:span></text:p>
      <text:p text:style-name="P4"><text:span text:style-name="T6">if the visitor to your webpage has already downloaded a copy of jQuery from the same CDN, it won</text:span><text:span text:style-name="T8">&amp;apos;</text:span><text:span text:style-name="T6">t have to be re-downloaded.</text:span><text:span text:style-name="T2">&lt;/</text:span><text:span text:style-name="T4">p</text:span><text:span text:style-name="T2">&gt;</text:span></text:p>
      <text:p text:style-name="P4"><text:span text:style-name="T2">&lt;</text:span><text:span text:style-name="T4">h3</text:span><text:span text:style-name="T6"> </text:span><text:span text:style-name="T8">class</text:span><text:span text:style-name="T2">="toc-linked"&gt;&lt;</text:span><text:span text:style-name="T4">a</text:span><text:span text:style-name="T6"> </text:span><text:span text:style-name="T8">href</text:span><text:span text:style-name="T2">="#jquery-39-s-cdn-provided-by-maxcdn"</text:span><text:span text:style-name="T6"> </text:span><text:span text:style-name="T8">id</text:span><text:span text:style-name="T2">="jquery-39-s-cdn-provided-by-maxcdn"</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jQuery</text:span><text:span text:style-name="T8">&amp;apos;</text:span><text:span text:style-name="T6">s CDN provided by </text:span><text:span text:style-name="T2">&lt;</text:span><text:span text:style-name="T4">a</text:span><text:span text:style-name="T6"> </text:span><text:span text:style-name="T8">href</text:span><text:span text:style-name="T2">="http://www.maxcdn.com"&gt;</text:span><text:span text:style-name="T6">MaxCDN</text:span><text:span text:style-name="T2">&lt;/</text:span><text:span text:style-name="T4">a</text:span><text:span text:style-name="T2">&gt;&lt;/</text:span><text:span text:style-name="T4">h3</text:span><text:span text:style-name="T2">&gt;&lt;</text:span><text:span text:style-name="T4">p</text:span><text:span text:style-name="T2">&gt;</text:span><text:span text:style-name="T6">To use the jQuery CDN, just reference the file directly from </text:span><text:span text:style-name="T2">&lt;</text:span><text:span text:style-name="T4">code</text:span><text:span text:style-name="T2">&gt;</text:span><text:span text:style-name="T6">http://code.jquery.com</text:span><text:span text:style-name="T2">&lt;/</text:span><text:span text:style-name="T4">code</text:span><text:span text:style-name="T2">&gt;</text:span><text:span text:style-name="T6"> in the script tag:</text:span><text:span text:style-name="T2">&lt;/</text:span><text:span text:style-name="T4">p</text:span><text:span text:style-name="T2">&gt;</text:span></text:p>
      <text:p text:style-name="P4"><text:span text:style-name="T2">&lt;</text:span><text:span text:style-name="T4">div</text:span><text:span text:style-name="T6"> </text:span><text:span text:style-name="T8">class</text:span><text:span text:style-name="T2">="syntaxhighlighter xml"&gt;</text:span></text:p>
      <text:p text:style-name="P4"><text:span text:style-name="T6"><text:tab/></text:span><text:span text:style-name="T2">&lt;</text:span><text:span text:style-name="T4">table</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tab/><text:tab/></text:span><text:span text:style-name="T2">&lt;</text:span><text:span text:style-name="T4">tr</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gutter"&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1"&gt;</text:span><text:span text:style-name="T6">1</text:span><text:span text:style-name="T2">&lt;/</text:span><text:span text:style-name="T4">div</text:span><text:span text:style-name="T2">&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2"&gt;</text:span><text:span text:style-name="T6">2</text:span><text:span text:style-name="T2">&lt;/</text:span><text:span text:style-name="T4">div</text:span><text:span text:style-name="T2">&gt;</text:span></text:p>
      <text:p text:style-name="P2"><text:tab/><text:tab/><text:tab/><text:tab/><text:tab/></text:p>
      <text:p text:style-name="P4"><text:span text:style-name="T6"><text:tab/><text:tab/><text:tab/><text:tab/></text:span><text:span text:style-name="T2">&lt;/</text:span><text:span text:style-name="T4">td</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code"&gt;</text:span></text:p>
      <text:p text:style-name="P4"><text:span text:style-name="T6"><text:tab/><text:tab/><text:tab/><text:tab/><text:tab/></text:span><text:span text:style-name="T2">&lt;</text:span><text:span text:style-name="T4">pre</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lt;</text:span><text:span text:style-name="T4">span</text:span><text:span text:style-name="T6"> </text:span><text:span text:style-name="T8">class</text:span><text:span text:style-name="T2">="tag"&gt;</text:span><text:span text:style-name="T8">&amp;lt;</text:span><text:span text:style-name="T2">&lt;</text:span><text:span text:style-name="T4">span</text:span><text:span text:style-name="T6"> </text:span><text:span text:style-name="T8">class</text:span><text:span text:style-name="T2">="title"&gt;</text:span><text:span text:style-name="T6">script</text:span><text:span text:style-name="T2">&lt;/</text:span><text:span text:style-name="T4">span</text:span><text:span text:style-name="T2">&gt;</text:span><text:span text:style-name="T6"> </text:span><text:span text:style-name="T2">&lt;</text:span><text:span text:style-name="T4">span</text:span><text:span text:style-name="T6"> </text:span><text:span text:style-name="T8">class</text:span><text:span text:style-name="T2">="attribute"&gt;</text:span><text:span text:style-name="T6">src</text:span><text:span text:style-name="T2">&lt;/</text:span><text:span text:style-name="T4">span</text:span><text:span text:style-name="T2">&gt;</text:span><text:span text:style-name="T6">=</text:span><text:span text:style-name="T2">&lt;</text:span><text:span text:style-name="T4">span</text:span><text:span text:style-name="T6"> </text:span><text:span text:style-name="T8">class</text:span><text:span text:style-name="T2">="value"&gt;</text:span><text:span text:style-name="T8">&amp;quot;</text:span><text:span text:style-name="T6">//code.jquery.com/jquery-1.12.0.min.js</text:span><text:span text:style-name="T8">&amp;quot;</text:span><text:span text:style-name="T2">&lt;/</text:span><text:span text:style-name="T4">span</text:span><text:span text:style-name="T2">&gt;</text:span><text:span text:style-name="T8">&amp;gt;</text:span><text:span text:style-name="T2">&lt;/</text:span><text:span text:style-name="T4">span</text:span><text:span text:style-name="T2">&gt;&lt;</text:span><text:span text:style-name="T4">span</text:span><text:span text:style-name="T6"> </text:span><text:span text:style-name="T8">class</text:span><text:span text:style-name="T2">="javascript"&gt;&lt;/</text:span><text:span text:style-name="T4">span</text:span><text:span text:style-name="T2">&gt;&lt;</text:span><text:span text:style-name="T4">span</text:span><text:span text:style-name="T6"> </text:span><text:span text:style-name="T8">class</text:span><text:span text:style-name="T2">="tag"&gt;</text:span><text:span text:style-name="T8">&amp;lt;</text:span><text:span text:style-name="T6">/</text:span><text:span text:style-name="T2">&lt;</text:span><text:span text:style-name="T4">span</text:span><text:span text:style-name="T6"> </text:span><text:span text:style-name="T8">class</text:span><text:span text:style-name="T2">="title"&gt;</text:span><text:span text:style-name="T6">script</text:span><text:span text:style-name="T2">&lt;/</text:span><text:span text:style-name="T4">span</text:span><text:span text:style-name="T2">&gt;</text:span><text:span text:style-name="T8">&amp;gt;</text:span><text:span text:style-name="T2">&lt;/</text:span><text:span text:style-name="T4">span</text:span><text:span text:style-name="T2">&gt;&lt;/</text:span><text:span text:style-name="T4">code</text:span><text:span text:style-name="T2">&gt;&lt;/</text:span><text:span text:style-name="T4">div</text:span><text:span text:style-name="T2">&gt;&lt;/</text:span><text:span text:style-name="T4">div</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lt;</text:span><text:span text:style-name="T4">span</text:span><text:span text:style-name="T6"> </text:span><text:span text:style-name="T8">class</text:span><text:span text:style-name="T2">="tag"&gt;</text:span><text:span text:style-name="T8">&amp;lt;</text:span><text:span text:style-name="T2">&lt;</text:span><text:span text:style-name="T4">span</text:span><text:span text:style-name="T6"> </text:span><text:span text:style-name="T8">class</text:span><text:span text:style-name="T2">="title"&gt;</text:span><text:span text:style-name="T6">script</text:span><text:span text:style-name="T2">&lt;/</text:span><text:span text:style-name="T4">span</text:span><text:span text:style-name="T2">&gt;</text:span><text:span text:style-name="T6"> </text:span><text:span text:style-name="T2">&lt;</text:span><text:span text:style-name="T4">span</text:span><text:span text:style-name="T6"> </text:span><text:span text:style-name="T8">class</text:span><text:span text:style-name="T2">="attribute"&gt;</text:span><text:span text:style-name="T6">src</text:span><text:span text:style-name="T2">&lt;/</text:span><text:span text:style-name="T4">span</text:span><text:span text:style-name="T2">&gt;</text:span><text:span text:style-name="T6">=</text:span><text:span text:style-name="T2">&lt;</text:span><text:span text:style-name="T4">span</text:span><text:span text:style-name="T6"> </text:span><text:span text:style-name="T8">class</text:span><text:span text:style-name="T2">="value"&gt;</text:span><text:span text:style-name="T8">&amp;quot;</text:span><text:span text:style-name="T6">//code.jquery.com/jquery-migrate-1.2.1.min.js</text:span><text:span text:style-name="T8">&amp;quot;</text:span><text:span text:style-name="T2">&lt;/</text:span><text:span text:style-name="T4">span</text:span><text:span text:style-name="T2">&gt;</text:span><text:span text:style-name="T8">&amp;gt;</text:span><text:span text:style-name="T2">&lt;/</text:span><text:span text:style-name="T4">span</text:span><text:span text:style-name="T2">&gt;&lt;</text:span><text:span text:style-name="T4">span</text:span><text:span text:style-name="T6"> </text:span><text:span text:style-name="T8">class</text:span><text:span text:style-name="T2">="javascript"&gt;&lt;/</text:span><text:span text:style-name="T4">span</text:span><text:span text:style-name="T2">&gt;&lt;</text:span><text:span text:style-name="T4">span</text:span><text:span text:style-name="T6"> </text:span><text:span text:style-name="T8">class</text:span><text:span text:style-name="T2">="tag"&gt;</text:span><text:span text:style-name="T8">&amp;lt;</text:span><text:span text:style-name="T6">/</text:span><text:span text:style-name="T2">&lt;</text:span><text:span text:style-name="T4">span</text:span><text:span text:style-name="T6"> </text:span><text:span text:style-name="T8">class</text:span><text:span text:style-name="T2">="title"&gt;</text:span><text:span text:style-name="T6">script</text:span><text:span text:style-name="T2">&lt;/</text:span><text:span text:style-name="T4">span</text:span><text:span text:style-name="T2">&gt;</text:span><text:span text:style-name="T8">&amp;gt;</text:span><text:span text:style-name="T2">&lt;/</text:span><text:span text:style-name="T4">span</text:span><text:span text:style-name="T2">&gt;&lt;/</text:span><text:span text:style-name="T4">code</text:span><text:span text:style-name="T2">&gt;&lt;/</text:span><text:span text:style-name="T4">div</text:span><text:span text:style-name="T2">&gt;&lt;/</text:span><text:span text:style-name="T4">div</text:span><text:span text:style-name="T2">&gt;&lt;/</text:span><text:span text:style-name="T4">pre</text:span><text:span text:style-name="T2">&gt;</text:span></text:p>
      <text:p text:style-name="P4"><text:span text:style-name="T6"><text:tab/><text:tab/><text:tab/><text:tab/></text:span><text:span text:style-name="T2">&lt;/</text:span><text:span text:style-name="T4">td</text:span><text:span text:style-name="T2">&gt;</text:span></text:p>
      <text:p text:style-name="P4"><text:span text:style-name="T6"><text:tab/><text:tab/><text:tab/></text:span><text:span text:style-name="T2">&lt;/</text:span><text:span text:style-name="T4">tr</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span><text:span text:style-name="T2">&lt;/</text:span><text:span text:style-name="T4">table</text:span><text:span text:style-name="T2">&gt;</text:span></text:p>
      <text:p text:style-name="P4"><text:span text:style-name="T2">&lt;/</text:span><text:span text:style-name="T4">div</text:span><text:span text:style-name="T2">&gt;</text:span></text:p>
      <text:p text:style-name="P4"><text:span text:style-name="T2">&lt;</text:span><text:span text:style-name="T4">p</text:span><text:span text:style-name="T2">&gt;</text:span><text:span text:style-name="T6">Starting with jQuery 1.9, </text:span><text:span text:style-name="T2">&lt;</text:span><text:span text:style-name="T4">a</text:span><text:span text:style-name="T6"> </text:span><text:span text:style-name="T8">href</text:span><text:span text:style-name="T2">="http://blog.jquery.com/2013/01/09/jquery-1-9-rc1-and-migrate-rc1-released/#sourcemaps"&gt;</text:span><text:span text:style-name="T6">sourcemap files</text:span><text:span text:style-name="T2">&lt;/</text:span><text:span text:style-name="T4">a</text:span><text:span text:style-name="T2">&gt;</text:span><text:span text:style-name="T6"> are available on the jQuery CDN as well. If compressed files are included directly from the CDN as shown above, sourcemap-aware browsers such as Google Chrome will use them when you enable sourcemap support.</text:span><text:span text:style-name="T2">&lt;/</text:span><text:span text:style-name="T4">p</text:span><text:span text:style-name="T2">&gt;</text:span></text:p>
      <text:p text:style-name="P4"><text:span text:style-name="T2">&lt;</text:span><text:span text:style-name="T4">p</text:span><text:span text:style-name="T2">&gt;</text:span><text:span text:style-name="T6">To see all available files and versions, visit </text:span><text:span text:style-name="T2">&lt;</text:span><text:span text:style-name="T4">a</text:span><text:span text:style-name="T6"> </text:span><text:span text:style-name="T8">href</text:span><text:span text:style-name="T2">="http://code.jquery.com"&gt;</text:span><text:span text:style-name="T6">http://code.jquery.com</text:span><text:span text:style-name="T2">&lt;/</text:span><text:span text:style-name="T4">a</text:span><text:span text:style-name="T2">&gt;&lt;/</text:span><text:span text:style-name="T4">p</text:span><text:span text:style-name="T2">&gt;</text:span></text:p>
      <text:p text:style-name="P4"><text:span text:style-name="T2">&lt;</text:span><text:span text:style-name="T4">h3</text:span><text:span text:style-name="T6"> </text:span><text:span text:style-name="T8">class</text:span><text:span text:style-name="T2">="toc-linked"&gt;&lt;</text:span><text:span text:style-name="T4">a</text:span><text:span text:style-name="T6"> </text:span><text:span text:style-name="T8">href</text:span><text:span text:style-name="T2">="#other-cdns"</text:span><text:span text:style-name="T6"> </text:span><text:span text:style-name="T8">id</text:span><text:span text:style-name="T2">="other-cdns"</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Other CDNs</text:span><text:span text:style-name="T2">&lt;/</text:span><text:span text:style-name="T4">h3</text:span><text:span text:style-name="T2">&gt;&lt;</text:span><text:span text:style-name="T4">p</text:span><text:span text:style-name="T2">&gt;</text:span><text:span text:style-name="T6">The following CDNs also host compressed and uncompressed versions of jQuery releases. Starting with jQuery 1.9 they may also host </text:span><text:span text:style-name="T2">&lt;</text:span><text:span text:style-name="T4">a</text:span><text:span text:style-name="T6"> </text:span><text:span text:style-name="T8">href</text:span><text:span text:style-name="T2">="http://blog.jquery.com/2013/01/09/jquery-1-9-rc1-and-migrate-rc1-released/#sourcemaps"&gt;</text:span><text:span text:style-name="T6">sourcemap files</text:span><text:span text:style-name="T2">&lt;/</text:span><text:span text:style-name="T4">a</text:span><text:span text:style-name="T2">&gt;</text:span><text:span text:style-name="T6">; check the site</text:span><text:span text:style-name="T8">&amp;apos;</text:span><text:span text:style-name="T6">s documentation.</text:span><text:span text:style-name="T2">&lt;/</text:span><text:span text:style-name="T4">p</text:span><text:span text:style-name="T2">&gt;</text:span></text:p>
      <text:p text:style-name="P4"><text:span text:style-name="T2">&lt;</text:span><text:span text:style-name="T4">p</text:span><text:span text:style-name="T2">&gt;&lt;</text:span><text:span text:style-name="T4">strong</text:span><text:span text:style-name="T2">&gt;</text:span><text:span text:style-name="T6">Note that there may be delays between a jQuery release and its availability there. Please be patient, they receive the files at the same time the blog post is made public. Beta and release candidates are not hosted by these CDNs.</text:span><text:span text:style-name="T2">&lt;/</text:span><text:span text:style-name="T4">strong</text:span><text:span text:style-name="T2">&gt;&lt;/</text:span><text:span text:style-name="T4">p</text:span><text:span text:style-name="T2">&gt;</text:span></text:p>
      <text:p text:style-name="P4"><text:span text:style-name="T2">&lt;</text:span><text:span text:style-name="T4">ul</text:span><text:span text:style-name="T2">&gt;</text:span></text:p>
      <text:p text:style-name="P4"><text:span text:style-name="T2">&lt;</text:span><text:span text:style-name="T4">li</text:span><text:span text:style-name="T2">&gt;&lt;</text:span><text:span text:style-name="T4">a</text:span><text:span text:style-name="T6"> </text:span><text:span text:style-name="T8">href</text:span><text:span text:style-name="T2">="https://developers.google.com/speed/libraries/devguide#jquery"&gt;</text:span><text:span text:style-name="T6">Google CDN</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2">&gt;&lt;</text:span><text:span text:style-name="T4">a</text:span><text:span text:style-name="T6"> </text:span><text:span text:style-name="T8">href</text:span><text:span text:style-name="T2">="http://www.asp.net/ajaxlibrary/cdn.ashx#jQuery_Releases_on_the_CDN_0"&gt;</text:span><text:span text:style-name="T6">Microsoft CDN</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2">&gt;&lt;</text:span><text:span text:style-name="T4">a</text:span><text:span text:style-name="T6"> </text:span><text:span text:style-name="T8">href</text:span><text:span text:style-name="T2">="http://cdnjs.com/libraries/jquery/"&gt;</text:span><text:span text:style-name="T6">CDNJS CDN</text:span><text:span text:style-name="T2">&lt;/</text:span><text:span text:style-name="T4">a</text:span><text:span text:style-name="T2">&gt;&lt;/</text:span><text:span text:style-name="T4">li</text:span><text:span text:style-name="T2">&gt;</text:span></text:p>
      <text:p text:style-name="P4"><text:span text:style-name="T2">&lt;</text:span><text:span text:style-name="T4">li</text:span><text:span text:style-name="T2">&gt;&lt;</text:span><text:span text:style-name="T4">a</text:span><text:span text:style-name="T6"> </text:span><text:span text:style-name="T8">href</text:span><text:span text:style-name="T2">="http://www.jsdelivr.com/#!jquery"&gt;</text:span><text:span text:style-name="T6">jsDelivr CDN</text:span><text:span text:style-name="T2">&lt;/</text:span><text:span text:style-name="T4">a</text:span><text:span text:style-name="T2">&gt;&lt;/</text:span><text:span text:style-name="T4">li</text:span><text:span text:style-name="T2">&gt;</text:span></text:p>
      <text:p text:style-name="P4"><text:span text:style-name="T2">&lt;/</text:span><text:span text:style-name="T4">ul</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about-the-code"</text:span><text:span text:style-name="T6"> </text:span><text:span text:style-name="T8">id</text:span><text:span text:style-name="T2">="about-the-code"</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About the Code</text:span><text:span text:style-name="T2">&lt;/</text:span><text:span text:style-name="T4">h2</text:span><text:span text:style-name="T2">&gt;&lt;</text:span><text:span text:style-name="T4">p</text:span><text:span text:style-name="T2">&gt;&lt;</text:span><text:span text:style-name="T4">strong</text:span><text:span text:style-name="T2">&gt;</text:span><text:span text:style-name="T6">jQuery is provided under the </text:span><text:span text:style-name="T2">&lt;</text:span><text:span text:style-name="T4">a</text:span><text:span text:style-name="T6"> </text:span><text:span text:style-name="T8">href</text:span><text:span text:style-name="T2">="http://jquery.org/license/"&gt;</text:span><text:span text:style-name="T6">MIT license</text:span><text:span text:style-name="T2">&lt;/</text:span><text:span text:style-name="T4">a</text:span><text:span text:style-name="T2">&gt;</text:span><text:span text:style-name="T6">.</text:span><text:span text:style-name="T2">&lt;/</text:span><text:span text:style-name="T4">strong</text:span><text:span text:style-name="T2">&gt;&lt;/</text:span><text:span text:style-name="T4">p</text:span><text:span text:style-name="T2">&gt;</text:span></text:p>
      <text:p text:style-name="P4"><text:span text:style-name="T2">&lt;</text:span><text:span text:style-name="T4">p</text:span><text:span text:style-name="T2">&gt;</text:span><text:span text:style-name="T6">The code is hosted and developed in the </text:span><text:span text:style-name="T2">&lt;</text:span><text:span text:style-name="T4">a</text:span><text:span text:style-name="T6"> </text:span><text:span text:style-name="T8">href</text:span><text:span text:style-name="T2">="http://github.com/jquery/jquery"&gt;</text:span><text:span text:style-name="T6">jQuery GitHub repository</text:span><text:span text:style-name="T2">&lt;/</text:span><text:span text:style-name="T4">a</text:span><text:span text:style-name="T2">&gt;</text:span><text:span text:style-name="T6">. If you</text:span><text:span text:style-name="T8">&amp;apos;</text:span><text:span text:style-name="T6">ve spotted some areas of code that could be improved, please feel free to discuss it on the </text:span><text:span text:style-name="T2">&lt;</text:span><text:span text:style-name="T4">a</text:span><text:span text:style-name="T6"> </text:span><text:span text:style-name="T8">href</text:span><text:span text:style-name="T2">="https://forum.jquery.com/developing-jquery-core"&gt;</text:span><text:span text:style-name="T6">Developing jQuery Core Forum</text:span><text:span text:style-name="T2">&lt;/</text:span><text:span text:style-name="T4">a</text:span><text:span text:style-name="T2">&gt;</text:span><text:span text:style-name="T6">. If you</text:span><text:span text:style-name="T8">&amp;apos;</text:span><text:span text:style-name="T6">d like to participate in developing jQuery, peruse our </text:span><text:span text:style-name="T2">&lt;</text:span><text:span text:style-name="T4">a</text:span><text:span text:style-name="T6"> </text:span><text:span text:style-name="T8">href</text:span><text:span text:style-name="T2">="http://contribute.jquery.org"&gt;</text:span><text:span text:style-name="T6">contributor site</text:span><text:span text:style-name="T2">&lt;/</text:span><text:span text:style-name="T4">a</text:span><text:span text:style-name="T2">&gt;</text:span><text:span text:style-name="T6"> for more information.</text:span><text:span text:style-name="T2">&lt;/</text:span><text:span text:style-name="T4">p</text:span><text:span text:style-name="T2">&gt;</text:span></text:p>
      <text:p text:style-name="P4"><text:span text:style-name="T2">&lt;</text:span><text:span text:style-name="T4">p</text:span><text:span text:style-name="T2">&gt;</text:span><text:span text:style-name="T6">To find and download plugins developed by jQuery contributors, please visit the </text:span><text:span text:style-name="T2">&lt;</text:span><text:span text:style-name="T4">a</text:span><text:span text:style-name="T6"> </text:span><text:span text:style-name="T8">href</text:span><text:span text:style-name="T2">="http://plugins.jquery.com/"&gt;</text:span><text:span text:style-name="T6">Plugins site</text:span><text:span text:style-name="T2">&lt;/</text:span><text:span text:style-name="T4">a</text:span><text:span text:style-name="T2">&gt;</text:span><text:span text:style-name="T6">. Plugin authors are responsible for maintenance of their plugins. Feedback on plugins should be directed to the plugin author, not the jQuery team.</text:span><text:span text:style-name="T2">&lt;/</text:span><text:span text:style-name="T4">p</text:span><text:span text:style-name="T2">&gt;</text:span></text:p>
      <text:p text:style-name="P4"><text:span text:style-name="T2">&lt;</text:span><text:span text:style-name="T4">h3</text:span><text:span text:style-name="T6"> </text:span><text:span text:style-name="T8">class</text:span><text:span text:style-name="T2">="toc-linked"&gt;&lt;</text:span><text:span text:style-name="T4">a</text:span><text:span text:style-name="T6"> </text:span><text:span text:style-name="T8">href</text:span><text:span text:style-name="T2">="#build-from-git"</text:span><text:span text:style-name="T6"> </text:span><text:span text:style-name="T8">id</text:span><text:span text:style-name="T2">="build-from-git"</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Build from Git</text:span><text:span text:style-name="T2">&lt;/</text:span><text:span text:style-name="T4">h3</text:span><text:span text:style-name="T2">&gt;&lt;</text:span><text:span text:style-name="T4">p</text:span><text:span text:style-name="T2">&gt;&lt;</text:span><text:span text:style-name="T4">em</text:span><text:span text:style-name="T2">&gt;</text:span><text:span text:style-name="T6">Note:</text:span><text:span text:style-name="T2">&lt;/</text:span><text:span text:style-name="T4">em</text:span><text:span text:style-name="T2">&gt;</text:span><text:span text:style-name="T6"> To just use the latest work-in-progress version of jQuery, please try the jQuery Pre-Release Build described above.</text:span><text:span text:style-name="T2">&lt;/</text:span><text:span text:style-name="T4">p</text:span><text:span text:style-name="T2">&gt;</text:span></text:p>
      <text:p text:style-name="P4"><text:span text:style-name="T2">&lt;</text:span><text:span text:style-name="T4">p</text:span><text:span text:style-name="T2">&gt;</text:span><text:span text:style-name="T6">All source code is kept under Git revision control, which you can browse online. The repository</text:span><text:span text:style-name="T8">&amp;apos;</text:span><text:span text:style-name="T6">s </text:span><text:span text:style-name="T2">&lt;</text:span><text:span text:style-name="T4">a</text:span><text:span text:style-name="T6"> </text:span><text:span text:style-name="T8">href</text:span><text:span text:style-name="T2">="https://github.com/jquery/jquery/blob/master/README.md"&gt;</text:span><text:span text:style-name="T6">README</text:span><text:span text:style-name="T2">&lt;/</text:span><text:span text:style-name="T4">a</text:span><text:span text:style-name="T2">&gt;</text:span><text:span text:style-name="T6"> has more information on building and testing your own jQuery, as well as instructions on creating a custom build that excludes some APIs to reduce file size.</text:span><text:span text:style-name="T2">&lt;/</text:span><text:span text:style-name="T4">p</text:span><text:span text:style-name="T2">&gt;</text:span></text:p>
      <text:p text:style-name="P4"><text:span text:style-name="T2">&lt;</text:span><text:span text:style-name="T4">p</text:span><text:span text:style-name="T2">&gt;</text:span><text:span text:style-name="T6">If you have access to Git, you can connect to the repository here:</text:span><text:span text:style-name="T2">&lt;/</text:span><text:span text:style-name="T4">p</text:span><text:span text:style-name="T2">&gt;</text:span></text:p>
      <text:p text:style-name="P4"><text:span text:style-name="T2">&lt;</text:span><text:span text:style-name="T4">div</text:span><text:span text:style-name="T6"> </text:span><text:span text:style-name="T8">class</text:span><text:span text:style-name="T2">="syntaxhighlighter bash"&gt;</text:span></text:p>
      <text:p text:style-name="P4"><text:span text:style-name="T6"><text:tab/></text:span><text:span text:style-name="T2">&lt;</text:span><text:span text:style-name="T4">table</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tab/><text:tab/></text:span><text:span text:style-name="T2">&lt;</text:span><text:span text:style-name="T4">tr</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gutter"&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1"&gt;</text:span><text:span text:style-name="T6">1</text:span><text:span text:style-name="T2">&lt;/</text:span><text:span text:style-name="T4">div</text:span><text:span text:style-name="T2">&gt;</text:span></text:p>
      <text:p text:style-name="P2"><text:tab/><text:tab/><text:tab/><text:tab/><text:tab/></text:p>
      <text:p text:style-name="P4"><text:span text:style-name="T6"><text:tab/><text:tab/><text:tab/><text:tab/></text:span><text:span text:style-name="T2">&lt;/</text:span><text:span text:style-name="T4">td</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code"&gt;</text:span></text:p>
      <text:p text:style-name="P4"><text:span text:style-name="T6"><text:tab/><text:tab/><text:tab/><text:tab/><text:tab/></text:span><text:span text:style-name="T2">&lt;</text:span><text:span text:style-name="T4">pre</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text:span><text:span text:style-name="T6">git clone git://github.com/jquery/jquery.git</text:span><text:span text:style-name="T2">&lt;/</text:span><text:span text:style-name="T4">code</text:span><text:span text:style-name="T2">&gt;&lt;/</text:span><text:span text:style-name="T4">div</text:span><text:span text:style-name="T2">&gt;&lt;/</text:span><text:span text:style-name="T4">div</text:span><text:span text:style-name="T2">&gt;&lt;/</text:span><text:span text:style-name="T4">pre</text:span><text:span text:style-name="T2">&gt;</text:span></text:p>
      <text:p text:style-name="P4"><text:span text:style-name="T6"><text:tab/><text:tab/><text:tab/><text:tab/></text:span><text:span text:style-name="T2">&lt;/</text:span><text:span text:style-name="T4">td</text:span><text:span text:style-name="T2">&gt;</text:span></text:p>
      <text:p text:style-name="P4"><text:span text:style-name="T6"><text:tab/><text:tab/><text:tab/></text:span><text:span text:style-name="T2">&lt;/</text:span><text:span text:style-name="T4">tr</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span><text:span text:style-name="T2">&lt;/</text:span><text:span text:style-name="T4">table</text:span><text:span text:style-name="T2">&gt;</text:span></text:p>
      <text:p text:style-name="P4"><text:span text:style-name="T2">&lt;/</text:span><text:span text:style-name="T4">div</text:span><text:span text:style-name="T2">&gt;</text:span></text:p>
      <text:p text:style-name="P2"/>
      <text:p text:style-name="P4"><text:span text:style-name="T2">&lt;</text:span><text:span text:style-name="T4">p</text:span><text:span text:style-name="T2">&gt;</text:span><text:span text:style-name="T6">You can also check out and build a specific version of jQuery from GitHub:</text:span><text:span text:style-name="T2">&lt;/</text:span><text:span text:style-name="T4">p</text:span><text:span text:style-name="T2">&gt;</text:span></text:p>
      <text:p text:style-name="P4"><text:span text:style-name="T2">&lt;</text:span><text:span text:style-name="T4">div</text:span><text:span text:style-name="T6"> </text:span><text:span text:style-name="T8">class</text:span><text:span text:style-name="T2">="syntaxhighlighter bash"&gt;</text:span></text:p>
      <text:p text:style-name="P4"><text:span text:style-name="T6"><text:tab/></text:span><text:span text:style-name="T2">&lt;</text:span><text:span text:style-name="T4">table</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tab/><text:tab/></text:span><text:span text:style-name="T2">&lt;</text:span><text:span text:style-name="T4">tr</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gutter"&gt;</text:span></text:p>
      <text:p text:style-name="P2"><text:tab/><text:tab/><text:tab/><text:tab/><text:tab/></text:p>
      <text:p text:style-name="P4"><text:soft-page-break/><text:span text:style-name="T6"><text:tab/><text:tab/><text:tab/><text:tab/><text:tab/><text:tab/></text:span><text:span text:style-name="T2">&lt;</text:span><text:span text:style-name="T4">div</text:span><text:span text:style-name="T6"> </text:span><text:span text:style-name="T8">class</text:span><text:span text:style-name="T2">="line n1"&gt;</text:span><text:span text:style-name="T6">1</text:span><text:span text:style-name="T2">&lt;/</text:span><text:span text:style-name="T4">div</text:span><text:span text:style-name="T2">&gt;</text:span></text:p>
      <text:p text:style-name="P2"><text:tab/><text:tab/><text:tab/><text:tab/><text:tab/></text:p>
      <text:p text:style-name="P4"><text:span text:style-name="T6"><text:tab/><text:tab/><text:tab/><text:tab/><text:tab/><text:tab/></text:span><text:span text:style-name="T2">&lt;</text:span><text:span text:style-name="T4">div</text:span><text:span text:style-name="T6"> </text:span><text:span text:style-name="T8">class</text:span><text:span text:style-name="T2">="line n2"&gt;</text:span><text:span text:style-name="T6">2</text:span><text:span text:style-name="T2">&lt;/</text:span><text:span text:style-name="T4">div</text:span><text:span text:style-name="T2">&gt;</text:span></text:p>
      <text:p text:style-name="P2"><text:tab/><text:tab/><text:tab/><text:tab/><text:tab/></text:p>
      <text:p text:style-name="P4"><text:span text:style-name="T6"><text:tab/><text:tab/><text:tab/><text:tab/></text:span><text:span text:style-name="T2">&lt;/</text:span><text:span text:style-name="T4">td</text:span><text:span text:style-name="T2">&gt;</text:span></text:p>
      <text:p text:style-name="P2"><text:tab/><text:tab/><text:tab/><text:tab/></text:p>
      <text:p text:style-name="P4"><text:span text:style-name="T6"><text:tab/><text:tab/><text:tab/><text:tab/></text:span><text:span text:style-name="T2">&lt;</text:span><text:span text:style-name="T4">td</text:span><text:span text:style-name="T6"> </text:span><text:span text:style-name="T8">class</text:span><text:span text:style-name="T2">="code"&gt;</text:span></text:p>
      <text:p text:style-name="P4"><text:span text:style-name="T6"><text:tab/><text:tab/><text:tab/><text:tab/><text:tab/></text:span><text:span text:style-name="T2">&lt;</text:span><text:span text:style-name="T4">pre</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text:span><text:span text:style-name="T6">git clone git://github.com/jquery/jquery.git</text:span><text:span text:style-name="T2">&lt;/</text:span><text:span text:style-name="T4">code</text:span><text:span text:style-name="T2">&gt;&lt;/</text:span><text:span text:style-name="T4">div</text:span><text:span text:style-name="T2">&gt;&lt;/</text:span><text:span text:style-name="T4">div</text:span><text:span text:style-name="T2">&gt;&lt;</text:span><text:span text:style-name="T4">div</text:span><text:span text:style-name="T6"> </text:span><text:span text:style-name="T8">class</text:span><text:span text:style-name="T2">="container"&gt;&lt;</text:span><text:span text:style-name="T4">div</text:span><text:span text:style-name="T6"> </text:span><text:span text:style-name="T8">class</text:span><text:span text:style-name="T2">="line"&gt;&lt;</text:span><text:span text:style-name="T4">code</text:span><text:span text:style-name="T2">&gt;</text:span><text:span text:style-name="T6">git checkout 1.2.6</text:span><text:span text:style-name="T2">&lt;/</text:span><text:span text:style-name="T4">code</text:span><text:span text:style-name="T2">&gt;&lt;/</text:span><text:span text:style-name="T4">div</text:span><text:span text:style-name="T2">&gt;&lt;/</text:span><text:span text:style-name="T4">div</text:span><text:span text:style-name="T2">&gt;&lt;/</text:span><text:span text:style-name="T4">pre</text:span><text:span text:style-name="T2">&gt;</text:span></text:p>
      <text:p text:style-name="P4"><text:span text:style-name="T6"><text:tab/><text:tab/><text:tab/><text:tab/></text:span><text:span text:style-name="T2">&lt;/</text:span><text:span text:style-name="T4">td</text:span><text:span text:style-name="T2">&gt;</text:span></text:p>
      <text:p text:style-name="P4"><text:span text:style-name="T6"><text:tab/><text:tab/><text:tab/></text:span><text:span text:style-name="T2">&lt;/</text:span><text:span text:style-name="T4">tr</text:span><text:span text:style-name="T2">&gt;</text:span></text:p>
      <text:p text:style-name="P4"><text:span text:style-name="T6"><text:tab/><text:tab/></text:span><text:span text:style-name="T2">&lt;/</text:span><text:span text:style-name="T4">tbody</text:span><text:span text:style-name="T2">&gt;</text:span></text:p>
      <text:p text:style-name="P4"><text:span text:style-name="T6"><text:tab/></text:span><text:span text:style-name="T2">&lt;/</text:span><text:span text:style-name="T4">table</text:span><text:span text:style-name="T2">&gt;</text:span></text:p>
      <text:p text:style-name="P4"><text:span text:style-name="T2">&lt;/</text:span><text:span text:style-name="T4">div</text:span><text:span text:style-name="T2">&gt;</text:span></text:p>
      <text:p text:style-name="P2"/>
      <text:p text:style-name="P4"><text:span text:style-name="T2">&lt;</text:span><text:span text:style-name="T4">p</text:span><text:span text:style-name="T2">&gt;</text:span><text:span text:style-name="T6">The README file for a specific version will have instructions for building that version, as the process has changed over time.</text:span><text:span text:style-name="T2">&lt;/</text:span><text:span text:style-name="T4">p</text:span><text:span text:style-name="T2">&gt;</text:span></text:p>
      <text:p text:style-name="P4"><text:span text:style-name="T2">&lt;</text:span><text:span text:style-name="T4">hr</text:span><text:span text:style-name="T2">&gt;</text:span></text:p>
      <text:p text:style-name="P4"><text:span text:style-name="T2">&lt;</text:span><text:span text:style-name="T4">h2</text:span><text:span text:style-name="T6"> </text:span><text:span text:style-name="T8">class</text:span><text:span text:style-name="T2">="toc-linked"&gt;&lt;</text:span><text:span text:style-name="T4">a</text:span><text:span text:style-name="T6"> </text:span><text:span text:style-name="T8">href</text:span><text:span text:style-name="T2">="#past-releases"</text:span><text:span text:style-name="T6"> </text:span><text:span text:style-name="T8">id</text:span><text:span text:style-name="T2">="past-releases"</text:span><text:span text:style-name="T6"> </text:span><text:span text:style-name="T8">class</text:span><text:span text:style-name="T2">="icon-link toc-link"&gt;&lt;</text:span><text:span text:style-name="T4">span</text:span><text:span text:style-name="T6"> </text:span><text:span text:style-name="T8">class</text:span><text:span text:style-name="T2">="visuallyhidden"&gt;</text:span><text:span text:style-name="T6">link</text:span><text:span text:style-name="T2">&lt;/</text:span><text:span text:style-name="T4">span</text:span><text:span text:style-name="T2">&gt;&lt;/</text:span><text:span text:style-name="T4">a</text:span><text:span text:style-name="T2">&gt;</text:span><text:span text:style-name="T6"> Past Releases</text:span><text:span text:style-name="T2">&lt;/</text:span><text:span text:style-name="T4">h2</text:span><text:span text:style-name="T2">&gt;&lt;</text:span><text:span text:style-name="T4">p</text:span><text:span text:style-name="T2">&gt;</text:span><text:span text:style-name="T6">All past releases can be found on the </text:span><text:span text:style-name="T2">&lt;</text:span><text:span text:style-name="T4">a</text:span><text:span text:style-name="T6"> </text:span><text:span text:style-name="T8">href</text:span><text:span text:style-name="T2">="http://code.jquery.com"&gt;</text:span><text:span text:style-name="T6">jQuery CDN</text:span><text:span text:style-name="T2">&lt;/</text:span><text:span text:style-name="T4">a</text:span><text:span text:style-name="T2">&gt;</text:span><text:span text:style-name="T6">.</text:span><text:span text:style-name="T2">&lt;/</text:span><text:span text:style-name="T4">p</text:span><text:span text:style-name="T2">&gt;</text:span><text:span text:style-name="T6"><text:tab/></text:span><text:span text:style-name="T2">&lt;/</text:span><text:span text:style-name="T4">div</text:span><text:span text:style-name="T2">&gt;</text:span></text:p>
      <text:p text:style-name="P4"><text:span text:style-name="T2">&lt;/</text:span><text:span text:style-name="T4">div</text:span><text:span text:style-name="T2">&gt;</text:span></text:p>
      <text:p text:style-name="P2"/>
      <text:p text:style-name="P4"><text:span text:style-name="T6"><text:tab/></text:span><text:span text:style-name="T2">&lt;/</text:span><text:span text:style-name="T4">div</text:span><text:span text:style-name="T2">&gt;</text:span></text:p>
      <text:p text:style-name="P4"><text:span text:style-name="T2">&lt;/</text:span><text:span text:style-name="T4">div</text:span><text:span text:style-name="T2">&gt;</text:span></text:p>
      <text:p text:style-name="P2"/>
      <text:p text:style-name="P4"><text:span text:style-name="T2">&lt;</text:span><text:span text:style-name="T4">footer</text:span><text:span text:style-name="T6"> </text:span><text:span text:style-name="T8">class</text:span><text:span text:style-name="T2">="clearfix simple"&gt;</text:span></text:p>
      <text:p text:style-name="P4"><text:span text:style-name="T6"><text:tab/></text:span><text:span text:style-name="T2">&lt;</text:span><text:span text:style-name="T4">div</text:span><text:span text:style-name="T6"> </text:span><text:span text:style-name="T8">class</text:span><text:span text:style-name="T2">="constrain"&gt;</text:span></text:p>
      <text:p text:style-name="P4"><text:span text:style-name="T6"><text:tab/><text:tab/></text:span><text:span text:style-name="T2">&lt;</text:span><text:span text:style-name="T4">div</text:span><text:span text:style-name="T6"> </text:span><text:span text:style-name="T8">class</text:span><text:span text:style-name="T2">="row"&gt;</text:span></text:p>
      <text:p text:style-name="P4"><text:span text:style-name="T6"><text:tab/><text:tab/><text:tab/></text:span><text:span text:style-name="T2">&lt;</text:span><text:span text:style-name="T4">div</text:span><text:span text:style-name="T6"> </text:span><text:span text:style-name="T8">class</text:span><text:span text:style-name="T2">="six columns offset-by-three"&gt;</text:span></text:p>
      <text:p text:style-name="P4"><text:span text:style-name="T6"><text:tab/><text:tab/><text:tab/><text:tab/></text:span><text:span text:style-name="T2">&lt;</text:span><text:span text:style-name="T4">h3</text:span><text:span text:style-name="T2">&gt;&lt;</text:span><text:span text:style-name="T4">span</text:span><text:span text:style-name="T2">&gt;</text:span><text:span text:style-name="T6">Books</text:span><text:span text:style-name="T2">&lt;/</text:span><text:span text:style-name="T4">span</text:span><text:span text:style-name="T2">&gt;&lt;/</text:span><text:span text:style-name="T4">h3</text:span><text:span text:style-name="T2">&gt;</text:span></text:p>
      <text:p text:style-name="P4"><text:span text:style-name="T6"><text:tab/><text:tab/><text:tab/><text:tab/></text:span><text:span text:style-name="T2">&lt;</text:span><text:span text:style-name="T4">ul</text:span><text:span text:style-name="T6"> </text:span><text:span text:style-name="T8">class</text:span><text:span text:style-name="T2">="books"&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tab/></text:span><text:span text:style-name="T2">&lt;</text:span><text:span text:style-name="T4">a</text:span><text:span text:style-name="T6"> </text:span><text:span text:style-name="T8">href</text:span><text:span text:style-name="T2">="https://www.packtpub.com/web-development/learning-jquery-fourth-edition"&gt;</text:span></text:p>
      <text:p text:style-name="P4"><text:span text:style-name="T6"><text:tab/><text:tab/><text:tab/><text:tab/><text:tab/><text:tab/><text:tab/></text:span><text:span text:style-name="T2">&lt;</text:span><text:span text:style-name="T4">img</text:span><text:span text:style-name="T6"> </text:span><text:span text:style-name="T8">src</text:span><text:span text:style-name="T2">="//jquery.com/jquery-wp-content/themes/jquery/content/books/learning-jquery-4th-ed.jpg"</text:span><text:span text:style-name="T6"> </text:span><text:span text:style-name="T8">alt</text:span><text:span text:style-name="T2">="Learning jQuery 4th Edition by Karl Swedberg and Jonathan Chaffer"</text:span><text:span text:style-name="T6"> </text:span><text:span text:style-name="T8">width</text:span><text:span text:style-name="T2">="92"</text:span><text:span text:style-name="T6"> </text:span><text:span text:style-name="T8">height</text:span><text:span text:style-name="T2">="114"&gt;</text:span></text:p>
      <text:p text:style-name="P2"><text:tab/><text:tab/><text:tab/><text:tab/><text:tab/><text:tab/><text:tab/>Learning jQuery Fourth Edition</text:p>
      <text:p text:style-name="P4"><text:span text:style-name="T6"><text:tab/><text:tab/><text:tab/><text:tab/><text:tab/><text:tab/><text:tab/></text:span><text:span text:style-name="T2">&lt;</text:span><text:span text:style-name="T4">cite</text:span><text:span text:style-name="T2">&gt;</text:span><text:span text:style-name="T6">Karl Swedberg and Jonathan Chaffer</text:span><text:span text:style-name="T2">&lt;/</text:span><text:span text:style-name="T4">cite</text:span><text:span text:style-name="T2">&gt;</text:span></text:p>
      <text:p text:style-name="P4"><text:span text:style-name="T6"><text:tab/><text:tab/><text:tab/><text:tab/><text:tab/><text:tab/></text:span><text:span text:style-name="T2">&lt;/</text:span><text:span text:style-name="T4">a</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tab/></text:span><text:span text:style-name="T2">&lt;</text:span><text:span text:style-name="T4">a</text:span><text:span text:style-name="T6"> </text:span><text:span text:style-name="T8">href</text:span><text:span text:style-name="T2">="https://www.manning.com/books/jquery-in-action-third-edition?a_bid=bdd5b7ad&amp;amp;a_aid=141d9491"&gt;</text:span></text:p>
      <text:p text:style-name="P4"><text:span text:style-name="T6"><text:tab/><text:tab/><text:tab/><text:tab/><text:tab/><text:tab/><text:tab/></text:span><text:span text:style-name="T2">&lt;</text:span><text:span text:style-name="T4">img</text:span><text:span text:style-name="T6"> </text:span><text:span text:style-name="T8">src</text:span><text:span text:style-name="T2">="//jquery.com/jquery-wp-content/themes/jquery/content/books/jquery-in-action.jpg"</text:span><text:span text:style-name="T6"> </text:span><text:span text:style-name="T8">alt</text:span><text:span text:style-name="T2">="jQuery in Action by Bear Bibeault, Yehuda Katz, and Aurelio De Rosa"</text:span><text:span text:style-name="T6"> </text:span><text:span text:style-name="T8">width</text:span><text:span text:style-name="T2">="92"</text:span><text:span text:style-name="T6"> </text:span><text:span text:style-name="T8">height</text:span><text:span text:style-name="T2">="114"&gt;</text:span></text:p>
      <text:p text:style-name="P2"><text:tab/><text:tab/><text:tab/><text:tab/><text:tab/><text:tab/><text:tab/>jQuery in Action</text:p>
      <text:p text:style-name="P4"><text:span text:style-name="T6"><text:tab/><text:tab/><text:tab/><text:tab/><text:tab/><text:tab/><text:tab/></text:span><text:span text:style-name="T2">&lt;</text:span><text:span text:style-name="T4">cite</text:span><text:span text:style-name="T2">&gt;</text:span><text:span text:style-name="T6">Bear Bibeault, Yehuda Katz, and Aurelio De Rosa</text:span><text:span text:style-name="T2">&lt;/</text:span><text:span text:style-name="T4">cite</text:span><text:span text:style-name="T2">&gt;</text:span></text:p>
      <text:p text:style-name="P4"><text:span text:style-name="T6"><text:tab/><text:tab/><text:tab/><text:tab/><text:tab/><text:tab/></text:span><text:span text:style-name="T2">&lt;/</text:span><text:span text:style-name="T4">a</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tab/><text:tab/></text:span><text:span text:style-name="T2">&lt;</text:span><text:span text:style-name="T4">a</text:span><text:span text:style-name="T6"> </text:span><text:span text:style-name="T8">href</text:span><text:span text:style-name="T2">="http://www.syncfusion.com/resources/techportal/ebooks/jquery?utm_medium=BizDev-jQuery.org0513"&gt;</text:span></text:p>
      <text:p text:style-name="P4"><text:span text:style-name="T6"><text:tab/><text:tab/><text:tab/><text:tab/><text:tab/><text:tab/><text:tab/></text:span><text:span text:style-name="T2">&lt;</text:span><text:span text:style-name="T4">img</text:span><text:span text:style-name="T6"> </text:span><text:span text:style-name="T8">src</text:span><text:span text:style-name="T2">="//jquery.com/jquery-wp-content/themes/jquery/content/books/jquery-succinctly.jpg"</text:span><text:span text:style-name="T6"> </text:span><text:span text:style-name="T8">alt</text:span><text:span text:style-name="T2">="jQuery Succinctly by Cody Lindley"</text:span><text:span text:style-name="T6"> </text:span><text:span text:style-name="T8">width</text:span><text:span text:style-name="T2">="92"</text:span><text:span text:style-name="T6"> </text:span><text:span text:style-name="T8">height</text:span><text:span text:style-name="T2">="114"&gt;</text:span></text:p>
      <text:p text:style-name="P2"><text:tab/><text:tab/><text:tab/><text:tab/><text:tab/><text:tab/><text:tab/>jQuery Succinctly</text:p>
      <text:p text:style-name="P4"><text:span text:style-name="T6"><text:tab/><text:tab/><text:tab/><text:tab/><text:tab/><text:tab/><text:tab/></text:span><text:span text:style-name="T2">&lt;</text:span><text:span text:style-name="T4">cite</text:span><text:span text:style-name="T2">&gt;</text:span><text:span text:style-name="T6">Cody Lindley</text:span><text:span text:style-name="T2">&lt;/</text:span><text:span text:style-name="T4">cite</text:span><text:span text:style-name="T2">&gt;</text:span></text:p>
      <text:p text:style-name="P4"><text:span text:style-name="T6"><text:tab/><text:tab/><text:tab/><text:tab/><text:tab/><text:tab/></text:span><text:span text:style-name="T2">&lt;/</text:span><text:span text:style-name="T4">a</text:span><text:span text:style-name="T2">&gt;</text:span></text:p>
      <text:p text:style-name="P4"><text:span text:style-name="T6"><text:tab/><text:tab/><text:tab/><text:tab/><text:tab/></text:span><text:span text:style-name="T2">&lt;/</text:span><text:span text:style-name="T4">li</text:span><text:span text:style-name="T2">&gt;</text:span></text:p>
      <text:p text:style-name="P4"><text:span text:style-name="T6"><text:tab/><text:tab/><text:tab/><text:tab/></text:span><text:span text:style-name="T2">&lt;/</text:span><text:span text:style-name="T4">ul</text:span><text:span text:style-name="T2">&gt;</text:span></text:p>
      <text:p text:style-name="P4"><text:span text:style-name="T6"><text:tab/><text:tab/><text:tab/></text:span><text:span text:style-name="T2">&lt;/</text:span><text:span text:style-name="T4">div</text:span><text:span text:style-name="T2">&gt;</text:span></text:p>
      <text:p text:style-name="P4"><text:span text:style-name="T6"><text:tab/><text:tab/></text:span><text:span text:style-name="T2">&lt;/</text:span><text:span text:style-name="T4">div</text:span><text:span text:style-name="T2">&gt;</text:span></text:p>
      <text:p text:style-name="P2"/>
      <text:p text:style-name="P2"><text:tab/><text:tab/></text:p>
      <text:p text:style-name="P4"><text:span text:style-name="T2">&lt;</text:span><text:span text:style-name="T4">div</text:span><text:span text:style-name="T6"> </text:span><text:span text:style-name="T8">id</text:span><text:span text:style-name="T2">="legal"&gt;</text:span></text:p>
      <text:p text:style-name="P4"><text:span text:style-name="T6"><text:tab/></text:span><text:span text:style-name="T2">&lt;</text:span><text:span text:style-name="T4">ul</text:span><text:span text:style-name="T6"> </text:span><text:span text:style-name="T8">class</text:span><text:span text:style-name="T2">="footer-site-links"&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pencil"</text:span><text:span text:style-name="T6"> </text:span><text:span text:style-name="T8">href</text:span><text:span text:style-name="T2">="http://learn.jquery.com/"&gt;</text:span><text:span text:style-name="T6">Learning Center</text:span><text:span text:style-name="T2">&lt;/</text:span><text:span text:style-name="T4">a</text:span><text:span text:style-name="T2">&gt;&lt;/</text:span><text:span text:style-name="T4">li</text:span><text:span text:style-name="T2">&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group"</text:span><text:span text:style-name="T6"> </text:span><text:span text:style-name="T8">href</text:span><text:span text:style-name="T2">="http://forum.jquery.com/"&gt;</text:span><text:span text:style-name="T6">Forum</text:span><text:span text:style-name="T2">&lt;/</text:span><text:span text:style-name="T4">a</text:span><text:span text:style-name="T2">&gt;&lt;/</text:span><text:span text:style-name="T4">li</text:span><text:span text:style-name="T2">&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wrench"</text:span><text:span text:style-name="T6"> </text:span><text:span text:style-name="T8">href</text:span><text:span text:style-name="T2">="http://api.jquery.com/"&gt;</text:span><text:span text:style-name="T6">API</text:span><text:span text:style-name="T2">&lt;/</text:span><text:span text:style-name="T4">a</text:span><text:span text:style-name="T2">&gt;&lt;/</text:span><text:span text:style-name="T4">li</text:span><text:span text:style-name="T2">&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twitter"</text:span><text:span text:style-name="T6"> </text:span><text:span text:style-name="T8">href</text:span><text:span text:style-name="T2">="https://twitter.com/jquery"&gt;</text:span><text:span text:style-name="T6">Twitter</text:span><text:span text:style-name="T2">&lt;/</text:span><text:span text:style-name="T4">a</text:span><text:span text:style-name="T2">&gt;&lt;/</text:span><text:span text:style-name="T4">li</text:span><text:span text:style-name="T2">&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comments"</text:span><text:span text:style-name="T6"> </text:span><text:span text:style-name="T8">href</text:span><text:span text:style-name="T2">="http://irc.jquery.org/"&gt;</text:span><text:span text:style-name="T6">IRC</text:span><text:span text:style-name="T2">&lt;/</text:span><text:span text:style-name="T4">a</text:span><text:span text:style-name="T2">&gt;&lt;/</text:span><text:span text:style-name="T4">li</text:span><text:span text:style-name="T2">&gt;</text:span></text:p>
      <text:p text:style-name="P4"><text:span text:style-name="T6"><text:tab/><text:tab/><text:tab/></text:span><text:span text:style-name="T2">&lt;</text:span><text:span text:style-name="T4">li</text:span><text:span text:style-name="T2">&gt;&lt;</text:span><text:span text:style-name="T4">a</text:span><text:span text:style-name="T6"> </text:span><text:span text:style-name="T8">class</text:span><text:span text:style-name="T2">="icon-github"</text:span><text:span text:style-name="T6"> </text:span><text:span text:style-name="T8">href</text:span><text:span text:style-name="T2">="https://github.com/jquery"&gt;</text:span><text:span text:style-name="T6">GitHub</text:span><text:span text:style-name="T2">&lt;/</text:span><text:span text:style-name="T4">a</text:span><text:span text:style-name="T2">&gt;&lt;/</text:span><text:span text:style-name="T4">li</text:span><text:span text:style-name="T2">&gt;</text:span></text:p>
      <text:p text:style-name="P4"><text:span text:style-name="T6"><text:tab/></text:span><text:span text:style-name="T2">&lt;/</text:span><text:span text:style-name="T4">ul</text:span><text:span text:style-name="T2">&gt;</text:span></text:p>
      <text:p text:style-name="P4"><text:span text:style-name="T6"><text:tab/></text:span><text:span text:style-name="T2">&lt;</text:span><text:span text:style-name="T4">p</text:span><text:span text:style-name="T6"> </text:span><text:span text:style-name="T8">class</text:span><text:span text:style-name="T2">="copyright"&gt;</text:span></text:p>
      <text:p text:style-name="P4"><text:span text:style-name="T6"><text:tab/><text:tab/>Copyright 2016 </text:span><text:span text:style-name="T2">&lt;</text:span><text:span text:style-name="T4">a</text:span><text:span text:style-name="T6"> </text:span><text:span text:style-name="T8">href</text:span><text:span text:style-name="T2">="https://jquery.org/team/"&gt;</text:span><text:span text:style-name="T6">The jQuery Foundation</text:span><text:span text:style-name="T2">&lt;/</text:span><text:span text:style-name="T4">a</text:span><text:span text:style-name="T2">&gt;</text:span><text:span text:style-name="T6">.</text:span></text:p>
      <text:p text:style-name="P4"><text:span text:style-name="T6"><text:tab/><text:tab/></text:span><text:span text:style-name="T2">&lt;</text:span><text:span text:style-name="T4">a</text:span><text:span text:style-name="T6"> </text:span><text:span text:style-name="T8">href</text:span><text:span text:style-name="T2">="https://jquery.org/license/"&gt;</text:span><text:span text:style-name="T6">jQuery License</text:span><text:span text:style-name="T2">&lt;/</text:span><text:span text:style-name="T4">a</text:span><text:span text:style-name="T2">&gt;</text:span></text:p>
      <text:p text:style-name="P4"><text:span text:style-name="T6"><text:tab/><text:tab/></text:span><text:span text:style-name="T2">&lt;</text:span><text:span text:style-name="T4">span</text:span><text:span text:style-name="T6"> </text:span><text:span text:style-name="T8">class</text:span><text:span text:style-name="T2">="sponsor-line"&gt;&lt;</text:span><text:span text:style-name="T4">a</text:span><text:span text:style-name="T6"> </text:span><text:span text:style-name="T8">href</text:span><text:span text:style-name="T2">="http://mediatemple.net"</text:span><text:span text:style-name="T6"> </text:span><text:span text:style-name="T8">rel</text:span><text:span text:style-name="T2">="nofollow"</text:span><text:span text:style-name="T6"> </text:span><text:span text:style-name="T8">class</text:span><text:span text:style-name="T2">="mt-link"&gt;</text:span><text:span text:style-name="T6">Web hosting by Media Temple</text:span><text:span text:style-name="T2">&lt;/</text:span><text:span text:style-name="T4">a</text:span><text:span text:style-name="T2">&gt;</text:span><text:span text:style-name="T6"> | </text:span><text:span text:style-name="T2">&lt;</text:span><text:span text:style-name="T4">a</text:span><text:span text:style-name="T6"> </text:span><text:span text:style-name="T8">href</text:span><text:span text:style-name="T2">="http://www.maxcdn.com"</text:span><text:span text:style-name="T6"> </text:span><text:span text:style-name="T8">rel</text:span><text:span text:style-name="T2">="nofollow"</text:span><text:span text:style-name="T6"> </text:span><text:span text:style-name="T8">class</text:span><text:span text:style-name="T2">="mc-link"&gt;</text:span><text:span text:style-name="T6">CDN by MaxCDN</text:span><text:span text:style-name="T2">&lt;/</text:span><text:span text:style-name="T4">a</text:span><text:span text:style-name="T2">&gt;</text:span><text:span text:style-name="T6"> | </text:span><text:span text:style-name="T2">&lt;</text:span><text:span text:style-name="T4">a</text:span><text:span text:style-name="T6"> </text:span><text:span text:style-name="T8">href</text:span><text:span text:style-name="T2">="http://wordpress.org/"</text:span><text:span text:style-name="T6"> </text:span><text:span text:style-name="T8">class</text:span><text:span text:style-name="T2">="wp-link"&gt;</text:span><text:span text:style-name="T6">Powered by WordPress</text:span><text:span text:style-name="T2">&lt;/</text:span><text:span text:style-name="T4">a</text:span><text:span text:style-name="T2">&gt;</text:span><text:span text:style-name="T6"> | Thanks: </text:span><text:span text:style-name="T2">&lt;</text:span><text:span text:style-name="T4">a</text:span><text:span text:style-name="T6"> </text:span><text:span text:style-name="T8">href</text:span><text:span text:style-name="T2">="https://jquery.org/members/"&gt;</text:span><text:span text:style-name="T6">Members</text:span><text:span text:style-name="T2">&lt;/</text:span><text:span text:style-name="T4">a</text:span><text:span text:style-name="T2">&gt;</text:span><text:span text:style-name="T6">, </text:span><text:span text:style-name="T2">&lt;</text:span><text:span text:style-name="T4">a</text:span><text:span text:style-name="T6"> </text:span><text:span text:style-name="T8">href</text:span><text:span text:style-name="T2">="https://jquery.org/sponsors/"&gt;</text:span><text:span text:style-name="T6">Sponsors</text:span><text:span text:style-name="T2">&lt;/</text:span><text:span text:style-name="T4">a</text:span><text:span text:style-name="T2">&gt;&lt;/</text:span><text:span text:style-name="T4">span</text:span><text:span text:style-name="T2">&gt;</text:span></text:p>
      <text:p text:style-name="P4"><text:span text:style-name="T6"><text:tab/></text:span><text:span text:style-name="T2">&lt;/</text:span><text:span text:style-name="T4">p</text:span><text:span text:style-name="T2">&gt;</text:span></text:p>
      <text:p text:style-name="P4"><text:span text:style-name="T2">&lt;/</text:span><text:span text:style-name="T4">div</text:span><text:span text:style-name="T2">&gt;</text:span></text:p>
      <text:p text:style-name="P2"/>
      <text:p text:style-name="P4"><text:span text:style-name="T6"><text:tab/></text:span><text:span text:style-name="T2">&lt;/</text:span><text:span text:style-name="T4">div</text:span><text:span text:style-name="T2">&gt;</text:span></text:p>
      <text:p text:style-name="P4"><text:span text:style-name="T2">&lt;/</text:span><text:span text:style-name="T4">footer</text:span><text:span text:style-name="T2">&gt;</text:span></text:p>
      <text:p text:style-name="P2"/>
      <text:p text:style-name="P4"><text:span text:style-name="T2">&lt;</text:span><text:span text:style-name="T4">script</text:span><text:span text:style-name="T2">&gt;</text:span></text:p>
      <text:p text:style-name="P4"><text:span text:style-name="T6"><text:s text:c="4"/></text:span><text:span text:style-name="T2">var</text:span><text:span text:style-name="T6"> _gaq = _gaq || [];</text:span></text:p>
      <text:p text:style-name="P4"><text:span text:style-name="T6"><text:s text:c="4"/>_gaq.push([</text:span><text:span text:style-name="T4">'_setAccount'</text:span><text:span text:style-name="T6">, </text:span><text:span text:style-name="T4">'UA-1076265-1'</text:span><text:span text:style-name="T6">]);</text:span></text:p>
      <text:p text:style-name="P4"><text:span text:style-name="T6"><text:s text:c="4"/>_gaq.push([</text:span><text:span text:style-name="T4">'_setDomainName'</text:span><text:span text:style-name="T6">, </text:span><text:span text:style-name="T4">'jquery.com'</text:span><text:span text:style-name="T6">]);</text:span></text:p>
      <text:p text:style-name="P4"><text:span text:style-name="T6"><text:s text:c="4"/>_gaq.push([</text:span><text:span text:style-name="T4">'_setAllowLinker'</text:span><text:span text:style-name="T6">, </text:span><text:span text:style-name="T2">true</text:span><text:span text:style-name="T6">]);</text:span></text:p>
      <text:p text:style-name="P4"><text:span text:style-name="T6"><text:s text:c="4"/>_gaq.push([</text:span><text:span text:style-name="T4">'_trackPageview'</text:span><text:span text:style-name="T6">]);</text:span></text:p>
      <text:p text:style-name="P2"/>
      <text:p text:style-name="P4"><text:span text:style-name="T6"><text:s text:c="4"/>(</text:span><text:span text:style-name="T2">function</text:span><text:span text:style-name="T6">() {</text:span></text:p>
      <text:p text:style-name="P4"><text:span text:style-name="T6"><text:s text:c="4"/></text:span><text:span text:style-name="T2">var</text:span><text:span text:style-name="T6"> ga = document.createElement(</text:span><text:span text:style-name="T4">'script'</text:span><text:span text:style-name="T6">); ga.type = </text:span><text:span text:style-name="T4">'text/javascript'</text:span><text:span text:style-name="T6">; ga.async = </text:span><text:span text:style-name="T2">true</text:span><text:span text:style-name="T6">;</text:span></text:p>
      <text:p text:style-name="P4"><text:span text:style-name="T6"><text:s text:c="4"/>ga.src = (</text:span><text:span text:style-name="T4">'https:'</text:span><text:span text:style-name="T6"> == document.location.protocol ? </text:span><text:span text:style-name="T4">'https://ssl'</text:span><text:span text:style-name="T6"> : </text:span><text:span text:style-name="T4">'http://www'</text:span><text:span text:style-name="T6">) + </text:span><text:span text:style-name="T4">'.google-analytics.com/ga.js'</text:span><text:span text:style-name="T6">;</text:span></text:p>
      <text:p text:style-name="P4"><text:span text:style-name="T6"><text:s text:c="4"/></text:span><text:span text:style-name="T2">var</text:span><text:span text:style-name="T6"> s = document.getElementsByTagName(</text:span><text:span text:style-name="T4">'script'</text:span><text:span text:style-name="T6">)[0]; s.parentNode.insertBefore(ga, s);</text:span></text:p>
      <text:p text:style-name="P2"><text:s text:c="4"/>})();</text:p>
      <text:p text:style-name="P4"><text:span text:style-name="T2">&lt;/</text:span><text:span text:style-name="T4">script</text:span><text:span text:style-name="T2">&gt;</text:span></text:p>
      <text:p text:style-name="P4"><text:span text:style-name="T2">&lt;</text:span><text:span text:style-name="T4">script</text:span><text:span text:style-name="T6"> </text:span><text:span text:style-name="T8">type</text:span><text:span text:style-name="T2">='text/javascript'</text:span><text:span text:style-name="T6"> </text:span><text:span text:style-name="T8">src</text:span><text:span text:style-name="T2">='//jquery.com/wp-includes/js/comment-reply.min.js?ver=4.4'&gt;&lt;/</text:span><text:span text:style-name="T4">script</text:span><text:span text:style-name="T2">&gt;</text:span></text:p>
      <text:p text:style-name="P4"><text:span text:style-name="T2">&lt;</text:span><text:span text:style-name="T4">script</text:span><text:span text:style-name="T6"> </text:span><text:span text:style-name="T8">type</text:span><text:span text:style-name="T2">='text/javascript'</text:span><text:span text:style-name="T6"> </text:span><text:span text:style-name="T8">src</text:span><text:span text:style-name="T2">='//jquery.com/wp-includes/js/wp-embed.min.js?ver=4.4'&gt;&lt;/</text:span><text:span text:style-name="T4">script</text:span><text:span text:style-name="T2">&gt;</text:span></text:p>
      <text:p text:style-name="P2"/>
      <text:p text:style-name="P4"><text:span text:style-name="T2">&lt;/</text:span><text:span text:style-name="T4">body</text:span><text:span text:style-name="T2">&gt;</text:span></text:p>
      <text:p text:style-name="P4"><text:span text:style-name="T2">&lt;/</text:span><text:span text:style-name="T4">html</text:span><text:span text:style-name="T2">&gt;</text:span></text:p>
      <text:p text:style-name="P2"/>
      <text:p text:style-name="P3"/>
      <table:table table:name="Table1" table:style-name="Table1">
        <table:table-column table:style-name="Table1.A"/>
        <table:table-row>
          <table:table-cell table:style-name="Table1.A1" office:value-type="string">
            <text:p text:style-name="P5">&lt;!doctype html&gt;&lt;html itemscope="" itemtype="http://schema.org/WebPage" lang="en-MM"&gt;&lt;head&gt;&lt;meta content="/images/branding/googleg/1x/googleg_standard_color_128dp.png" itemprop="image"&gt;&lt;link href="/images/branding/product/ico/googleg_lodp.ico" rel="shortcut icon"&gt;&lt;title&gt;Google&lt;/title&gt; &lt;script&gt;(function(){window.google={kEI:'Ef7HVo6BBIvmuQTosJLwAw',kEXPI:'3300130,3300161,3312381,3700303,3700388,4029815,4031109,4032677,4033307,4036509,4036527,4038012,4038214,4039268,4040137,4041776,4042552,4042784,4042792,4043041,4043492,4044606,4045096,4045293,4045841,4046043,4046304,4046397,4046835,4046837,4046904,4047593,4048909,4048980,4049063,4049501,4049549,4049557,4050281,4050908,4051034,4051242,4051596,4052304,4052589,4052751,4052954,4054284,4054551,4055276,4055380,4056038,4056126,4056590,4056682,4057169,4057586,4057836,4058003,4058117,4058277,4058316,4058337,4058382,4058384,4058544,4058562,4058625,4058908,4059306,4059318,4059328,4059438,4059789,4059860,4060000,4060008,4060658,4060683,4061298,8300096,8300273,8300310,8502315,8502348,8502452,8502691,8502985,8503011,8503039,8503151,8503303,8503306,8503404,8503585,8503611,8503620,10200083',authuser:0,j:{en:1,bv:24,pm:'p',u:'c9c918f0',qbp:0},kscs:'c9c918f0_24'};google.kHL='en-MM';})();(function(){google.lc=[];google.li=0;google.getEI=function(a){for(var b;a&amp;&amp;(!a.getAttribute||!(b=a.getAttribute("eid")));)a=a.parentNode;return b||google.kEI};google.getLEI=function(a){for(var b=null;a&amp;&amp;(!a.getAttribute||!(b=a.getAttribute("leid")));)a=a.parentNode;return b};google.https=function(){return"https:"==window.location.protocol};google.ml=function(){return null};google.wl=function(a,b){try{google.ml(Error(a),!1,b)}catch(d){}};google.time=function(){return(new Date).getTime()};google.log=function(a,b,d,e,g){a=google.logUrl(a,b,d,e,g);if(""!=a){b=new Image;var c=google.lc,f=google.li;c[f]=b;b.onerror=b.onload=b.onabort=function(){delete c[f]};window.google&amp;&amp;window.google.vel&amp;&amp;window.google.vel.lu&amp;&amp;window.google.vel.lu(a);b.src=a;google.li=f+1}};google.logUrl=function(a,b,d,e,g){var c="",f=google.ls||"";if(!d&amp;&amp;-1==b.search("&amp;ei=")){var h=google.getEI(e),c="&amp;ei="+h;-1==b.search("&amp;lei=")&amp;&amp;((e=google.getLEI(e))?c+="&amp;lei="+e:h!=google.kEI&amp;&amp;(c+="&amp;lei="+google.kEI))}a=d||"/"+(g||"gen_204")+"?atyp=i&amp;ct="+a+"&amp;cad="+b+c+f+"&amp;zx="+google.time();/^http:/i.test(a)&amp;&amp;google.https()&amp;&amp;(google.ml(Error("a"),!1,{src:a,glmm:1}),a="");return a};google.y={};google.x=function(a,b){google.y[a.id]=[a,b];return!1};google.load=function(a,b,d){google.x({id:a+k++},function(){google.load(a,b,d)})};var k=0;})();</text:p>
          </table:table-cell>
        </table:table-row>
        <table:table-row>
          <table:table-cell table:style-name="Table1.A1" office:value-type="string">
            <text:p text:style-name="P5">google.j.b=(!!location.hash&amp;&amp;!!location.hash.match('[#&amp;]((q|fp)=|tbs=rimg|tbs=simg|tbs=sbi)'))</text:p>
          </table:table-cell>
        </table:table-row>
        <table:table-row>
          <table:table-cell table:style-name="Table1.A1" office:value-type="string">
            <text:p text:style-name="P5">||(google.j.qbp==1);(function(){google.c={c:{a:true,d:false,i:false,m:true,n:false}};google.sn='webhp';(function(){function f(a,b,c){g.push({o:a,v:b,w:c});a.addEventListener?a.addEventListener(b,c,!1):a.attachEvent&amp;&amp;a.attachEvent("on"+b,c)}function e(a,b,c){a.addEventListener?a.removeEventListener(b,c,!1):a.attachEvent&amp;&amp;a.detachEvent("on"+b,c)}var g=[];google.timers={};google.startTick=function(a,b){var c=b&amp;&amp;google.timers[b].t?google.timers[b].t.start:google.time();google.timers[a]={t:{start:c},e:{},it:{},m:{}};(c=window.performance)&amp;&amp;c.now&amp;&amp;(google.timers[a].wsrt=Math.floor(c.now()))};google.tick=</text:p>
          </table:table-cell>
        </table:table-row>
        <table:table-row>
          <table:table-cell table:style-name="Table1.A1" office:value-type="string">
            <text:p text:style-name="P5">function(a,b,c){google.timers[a]||google.startTick(a);c=c||google.time();b instanceof Array||(b=[b]);for(var d=0;d&lt;b.length;++d)google.timers[a].t[b[d]]=c};google.c.e=function(a,b,c){google.timers[a].e[b]=c};google.bit=function(a,b){google.timers[a]||google.startTick(a);var c=google.timers[a].it[b];c||(c=google.timers[a].it[b]=[]);var d=c.push({s:google.time()})-1;return function(){c[d]&amp;&amp;(c[d].e=google.time())}};google.c.b=function(a){var b=google.timers.load.m;b[a]&amp;&amp;google.wl("ch_mab",{m:a});b[a]=</text:p>
          </table:table-cell>
        </table:table-row>
        <table:table-row>
          <table:table-cell table:style-name="Table1.A1" office:value-type="string">
            <text:p text:style-name="P5">!0};google.c.u=function(a){var b=google.timers.load.m;if(b[a]){b[a]=!1;for(a in b)if(b[a])return;google.csiReport()}else google.wl("ch_mnb",{m:a})};google.rll=function(a,b,c){var d=function(b){c(b);e(a,"load",d);e(a,"error",d)};f(a,"load",d);b&amp;&amp;f(a,"error",d)};google.ull=function(){for(var a;a=g.shift();)e(a.o,a.v,a.w)};google.iTick=function(a){var b=google.time();google.tick("load","iml",b);a=a.id||a.src||a.name;google.tick("iml",a,b);google.c.c.a&amp;&amp;google.tick("aft",a,b)};google.afte=!0;google.aft=</text:p>
          </table:table-cell>
        </table:table-row>
        <text:soft-page-break/>
        <table:table-row>
          <table:table-cell table:style-name="Table1.A1" office:value-type="string">
            <text:p text:style-name="P5">function(a){google.c.c.a&amp;&amp;google.afte&amp;&amp;google.tick("aft",a.id||a.src||a.name)};google.startTick("load");google.c.b("pr");google.c.b("xe")})();})();try{google['pt']=window['chrome']&amp;&amp;window['chrome']['csi']&amp;&amp;Math.floor(window['chrome']['csi']()['pageT']);}catch(e){}</text:p>
          </table:table-cell>
        </table:table-row>
        <table:table-row>
          <table:table-cell table:style-name="Table1.A1" office:value-type="string">
            <text:p text:style-name="P5">(function(){'use strict';var k=this,l=Date.now||function(){return+new Date};var t={};var w=function(a,d){if(null===d)return!1;if("contains"in a&amp;&amp;1==d.nodeType)return a.contains(d);if("compareDocumentPosition"in a)return a==d||!!(a.compareDocumentPosition(d)&amp;16);for(;d&amp;&amp;a!=d;)d=d.parentNode;return d==a};var x=function(a,d){return function(b){b||(b=window.event);return d.call(a,b)}},B=function(a){a=a.target||a.srcElement;!a.getAttribute&amp;&amp;a.parentNode&amp;&amp;(a=a.parentNode);return a},C="undefined"!=typeof navigator&amp;&amp;/Macintosh/.test(navigator.userAgent),D="undefined"!=typeof navigator&amp;&amp;!/Opera/.test(navigator.userAgent)&amp;&amp;/WebKit/.test(navigator.userAgent),E={A:1,INPUT:1,TEXTAREA:1,SELECT:1,BUTTON:1},F=function(){this._mouseEventsPrevented=!0},G={A:13,BUTTON:0,CHECKBOX:32,COMBOBOX:13,GRIDCELL:13,LINK:13,LISTBOX:13,MENU:0,MENUBAR:0,MENUITEM:0,MENUITEMCHECKBOX:0,MENUITEMRADIO:0,OPTION:0,RADIO:32,RADIOGROUP:32,RESET:0,SUBMIT:0,TAB:0,TREE:13,TREEITEM:13},H=function(a){return(a.getAttribute("type")||a.tagName).toUpperCase()in aa},I=function(a){return(a.getAttribute("type")||a.tagName).toUpperCase()in ba},aa={CHECKBOX:!0,OPTION:!0,RADIO:!0},ba={COLOR:!0,DATE:!0,DATETIME:!0,"DATETIME-LOCAL":!0,EMAIL:!0,MONTH:!0,NUMBER:!0,PASSWORD:!0,RANGE:!0,SEARCH:!0,TEL:!0,TEXT:!0,TEXTAREA:!0,TIME:!0,URL:!0,WEEK:!0},ca={A:!0,AREA:!0,BUTTON:!0,DIALOG:!0,IMG:!0,INPUT:!0,LINK:!0,MENU:!0,OPTGROUP:!0,OPTION:!0,PROGRESS:!0,SELECT:!0,TEXTAREA:!0};var J=function(){this.v=this.o=null},L=function(a,d){var b=K;b.o=a;b.v=d;return b};J.prototype.s=function(){var a=this.o;this.o&amp;&amp;this.o!=this.v?this.o=this.o.__owner||this.o.parentNode:this.o=null;return a};var M=function(){this.w=[];this.o=0;this.v=null;this.R=!1};M.prototype.s=function(){if(this.R)return K.s();if(this.o!=this.w.length){var a=this.w[this.o];this.o++;a!=this.v&amp;&amp;a&amp;&amp;a.__owner&amp;&amp;(this.R=!0,L(a.__owner,this.v));return a}return null};var K=new J,O=new M;var Q=function(){this.T=[];this.o=[];this.s=[];this.R={};this.v=null;this.w=[];P(this,"_custom")},da="undefined"!=typeof navigator&amp;&amp;/iPhone|iPad|iPod/.test(navigator.userAgent),R=String.prototype.trim?function(a){return a.trim()}:function(a){return a.replace(/^\s+/,"").replace(/\s+$/,"")},ea=/\s*;\s*/,ia=function(a,d){return function(b){var c=d;if("_custom"==c){c=b.detail;if(!c||!c._type)return;c=c._type}var e;if("click"==c&amp;&amp;(C&amp;&amp;b.metaKey||!C&amp;&amp;b.ctrlKey||2==b.which||null==b.which&amp;&amp;4==b.button||b.shiftKey))c="clickmod";else{var f;f=b.which||b.keyCode||b.key;D&amp;&amp;3==f&amp;&amp;(f=13);if(13!=f&amp;&amp;32!=f)f=!1;else{var m=B(b),q=(m.getAttribute("role")||m.type||m.tagName).toUpperCase(),h;(h="keydown"!=b.type)||("getAttribute"in m?(h=(m.getAttribute("role")||m.tagName).toUpperCase(),h=!I(m)&amp;&amp;("COMBOBOX"!=h||"INPUT"!=h)&amp;&amp;!m.isContentEditable):h=!1,h=!h);(h=</text:p>
          </table:table-cell>
        </table:table-row>
        <table:table-row>
          <table:table-cell table:style-name="Table1.A1" office:value-type="string">
            <text:p text:style-name="P5">h||b.ctrlKey||b.shiftKey||b.altKey||b.metaKey||H(m)&amp;&amp;32==f)||((h=m.tagName in E)||(h=m.getAttributeNode("tabindex"),h=null!=h&amp;&amp;h.specified),h=!(h&amp;&amp;!m.disabled));h?f=!1:(m="INPUT"!=m.tagName.toUpperCase()||m.type,h=!(q in G)&amp;&amp;13==f,f=(0==G[q]%f||h)&amp;&amp;!!m)}f&amp;&amp;(c="clickkey")}q=b.srcElement||b.target;f=S(c,b,q,"",null);var g;b.path?(O.w=b.path,O.o=0,O.v=this,O.R=!1,m=O):m=L(q,this);for(;h=m.s();){g=e=h;h=c;var n=g.__jsaction;if(!n){var u=void 0,n=null;"getAttribute"in g&amp;&amp;(n=g.getAttribute("jsaction"));if(u=n){n=t[u];if(!n){for(var n={},y=u.split(ea),z=0,fa=y?y.length:0;z&lt;fa;z++){var r=y[z];if(r){var A=r.indexOf(":"),N=-1!=A,ga=N?R(r.substr(0,A)):"click",r=N?R(r.substr(A+1)):r;n[ga]=r}}t[u]=n}g.__jsaction=n}else n=ha,g.__jsaction=n}"clickkey"==h?h="click":"click"!=h||n.click||(h="clickonly");g={S:h,action:n[h]||"",event:null,W:!1};f=S(g.S,g.event||b,q,g.action||"",e,f.timeStamp);if(g.W||g.action)break}f&amp;&amp;"touchend"==f.eventType&amp;&amp;(f.event._preventMouseEvents=F);if(g&amp;&amp;g.action){if(g="clickkey"==c)g=</text:p>
          </table:table-cell>
        </table:table-row>
        <table:table-row>
          <table:table-cell table:style-name="Table1.A1" office:value-type="string">
            <text:p text:style-name="P5">B(b),g=(g.type||g.tagName).toUpperCase(),(g=32==(b.which||b.keyCode||b.key)&amp;&amp;"CHECKBOX"!=g)||(g=B(b),q=(g.getAttribute("role")||g.tagName).toUpperCase(),g=g.tagName.toUpperCase()in ca&amp;&amp;"A"!=q&amp;&amp;!H(g)&amp;&amp;!I(g)||"BUTTON"==q);g&amp;&amp;(b.preventDefault?b.preventDefault():b.returnValue=!1);if("mouseenter"==c||"mouseleave"==c)if(g=b.relatedTarget,!("mouseover"==b.type&amp;&amp;"mouseenter"==c||"mouseout"==b.type&amp;&amp;"mouseleave"==c)||g&amp;&amp;(g===e||w(e,g)))f.action="",f.actionElement=null;else{var c={},p;for(p in b)"function"!==</text:p>
          </table:table-cell>
        </table:table-row>
        <table:table-row>
          <table:table-cell table:style-name="Table1.A1" office:value-type="string">
            <text:p text:style-name="P5">typeof b[p]&amp;&amp;"srcElement"!==p&amp;&amp;"target"!==p&amp;&amp;(c[p]=b[p]);c.type="mouseover"==b.type?"mouseenter":"mouseleave";c.target=c.srcElement=e;c.bubbles=!1;f.event=c;f.targetElement=e}}else f.action="",f.actionElement=null;e=f;a.v&amp;&amp;(p=S(e.eventType,e.event,e.targetElement,e.action,e.actionElement,e.timeStamp),"clickonly"==p.eventType&amp;&amp;(p.eventType="click"),a.v(p,!0));if(e.actionElement){"A"!=e.actionElement.tagName||"click"!=e.eventType&amp;&amp;"clickmod"!=e.eventType||(b.preventDefault?b.preventDefault():b.returnValue=</text:p>
          </table:table-cell>
        </table:table-row>
        <table:table-row>
          <table:table-cell table:style-name="Table1.A1" office:value-type="string">
            <text:p text:style-name="P5">!1);if(a.v)a.v(e);else{var v;if((p=k.document)&amp;&amp;!p.createEvent&amp;&amp;p.createEventObject)try{v=p.createEventObject(b)}catch(la){v=b}else v=b;e.event=v;a.w.push(e)}if("touchend"==e.event.type&amp;&amp;e.event._mouseEventsPrevented){b=e.event;for(var ma in b);l()}}}},S=function(a,d,b,c,e,f){return{eventType:a,event:d,targetElement:b,action:c,actionElement:e,timeStamp:f||l()}},ha={},ja=function(a,d){return function(b){var c=a,e=d,f=!1;"mouseenter"==c?c="mouseover":"mouseleave"==c&amp;&amp;(c="mouseout");if(b.addEventListener){if("focus"==c||"blur"==c||"error"==c||"load"==c)f=!0;b.addEventListener(c,e,f)}else b.attachEvent&amp;&amp;("focus"==c?c="focusin":"blur"==c&amp;&amp;(c="focusout"),e=x(b,e),b.attachEvent("on"+c,e));return{S:c,U:e,V:f}}},P=function(a,d){if(!a.R.hasOwnProperty(d)){var b=ia(a,d),c=ja(d,b);a.R[d]=b;a.T.push(c);for(b=0;b&lt;a.o.length;++b){var e=a.o[b];e.s.push(c.call(null,e.o))}"click"==d&amp;&amp;P(a,"keydown")}};Q.prototype.U=function(a){return this.R[a]};var W=function(a,d){var b=new ka(d),c;a:{for(c=0;c&lt;a.o.length;c++)if(T(a.o[c],d)){c=!0;break a}c=!1}if(c)return a.s.push(b),b;U(a,b);a.o.push(b);V(a);return b},V=function(a){for(var d=a.s.concat(a.o),b=[],c=[],e=0;e&lt;a.o.length;++e){var f=a.o[e];X(f,d)?(b.push(f),Y(f)):c.push(f)}for(e=0;e&lt;a.s.length;++e)f=a.s[e],X(f,d)?b.push(f):(c.push(f),U(a,f));a.o=c;a.s=b},U=function(a,d){var b=d.o;da&amp;&amp;(b.style.cursor="pointer");for(b=0;b&lt;a.T.length;++b)d.s.push(a.T[b].call(null,d.o))},ka=function(a){this.o=a;this.s=[]},T=function(a,d){for(var b=a.o,c=d;b!=c&amp;&amp;c.parentNode;)c=c.parentNode;return b==c},X=function(a,d){for(var b=0;b&lt;d.length;++b)if(d[b].o!=a.o&amp;&amp;T(d[b],a.o))return!0;return!1},Y=function(a){for(var d=0;d&lt;a.s.length;++d){var b=a.o,c=a.s[d];b.removeEventListener?b.removeEventListener(c.S,c.U,c.V):b.detachEvent&amp;&amp;b.detachEvent("on"+c.S,c.U)}a.s=[]};var Z=new Q;W(Z,window.document.documentElement);P(Z,"click");P(Z,"focus");P(Z,"focusin");P(Z,"blur");P(Z,"focusout");P(Z,"error");P(Z,"load");P(Z,"change");P(Z,"dblclick");P(Z,"input");P(Z,"keyup");P(Z,"keydown");P(Z,"keypress");P(Z,"mousedown");P(Z,"mouseenter");P(Z,"mouseleave");P(Z,"mouseout");P(Z,"mouseover");P(Z,"mouseup");P(Z,"touchstart");P(Z,"touchend");P(Z,"touchcancel");P(Z,"speech");(function(a){window.google.jsad=function(d){a.v=d;a.w&amp;&amp;(0&lt;a.w.length&amp;&amp;d(a.w),a.w=null)};window.google.jsaac=function(d){return W(a,d)};window.google.jsarc=function(d){Y(d);for(var b=!1,c=0;c&lt;a.o.length;++c)if(a.o[c]===d){a.o.splice(c,1);b=!0;break}if(!b)for(c=0;c&lt;a.s.length;++c)if(a.s[c]===d){a.s.splice(c,1);break}V(a)}})(Z);}).call(window);(function(){'use strict';var f=this,g=function(d,e){var b=d.split("."),a=f;b[0]in a||!a.execScript||a.execScript("var "+b[0]);for(var c;b.length&amp;&amp;(c=b.shift());)b.length||void 0===e?a[c]?a=a[c]:a=a[c]={}:a[c]=e};var h=[];g("google.jsc.xx",h);g("google.jsc.x",function(d){h.push(d)});}).call(window);google.arwt=function(a){a.href=document.getElementById(a.id.substring(1)).href;return!0};&lt;/script&gt;&lt;style&gt;[dir='ltr'],[dir='rtl']{unicode-bidi:-webkit-isolate;unicode-bidi:isolate}bdo[dir='ltr'],bdo[dir='rtl']{unicode-bidi:bidi-override;unicode-bidi:-webkit-isolate-override;unicode-bidi:isolate-override}#logo{display:block;height:37px;overflow:hidden;position:relative;width:95px}#logo img{border:0;left:0;position:absolute;top:-41px}#logo span{background:url(/images/nav_logo242.png) no-repeat;cursor:pointer;overflow:hidden}#logocont{z-index:1;padding-left:13px;padding-right:10px;padding-top:6px}.big #logocont{padding-left:13px;padding-right:12px}.sbibod{background-color:#fff;border:1px solid #d9d9d9;border-top-color:none;height:38px;vertical-align:top;}.srp .sbibod{border-right:0}.lst{border:0;margin-top:5px;margin-bottom:0}.lst:focus{outline:none}.gsfi,.lst{font:16px arial,sans-serif;line-height:26px !important;height:26px !important;}#gs_st0{line-height:38px;padding:0 8px;margin-top:-1px;position:static}.gsfs{font:16px arial,sans-serif}.lsb{background:transparent;border:0;font-size:0;height:30px;outline:0;width:100%}.sbico{background:url(/images/nav_logo242.png) no-repeat -107px -55px;color:transparent;display:inline-block;height:24px;width:24px;margin:7px auto}#sblsbb{text-align:center;border-bottom-left-radius:0;border-top-left-radius:0;height:40px;margin:0;padding:0;width:40px;min-width:38px !important;background-color:#4285f4;background-image:none;border:none;}#sblsbb:hover{background-image:none;border:none;background-color:#3b78e7}#sblsbb:active{background-color:#3367d6}#sbds{border:0;margin-left:0}.hp .nojsb,.srp .jsb{display:none}.kpbb,.kprb,.kpgb,.kpgrb{-webkit-border-radius:2px;border-radius:2px;color:#fff}.kpbb:hover,.kprb:hover,.kpgb:hover,.kpgrb:hover{-webkit-box-shadow:0 1px 1px rgba(0,0,0,0.1);box-shadow:0 1px 1px rgba(0,0,0,0.1);color:#fff}.kpbb:active,.kprb:active,.kpgb:active,.kpgrb:active{-webkit-box-shadow:inset 0 1px 2px rgba(0,0,0,0.3);box-shadow:inset 0 1px 2px rgba(0,0,0,0.3)}.kpbb{background-image:-webkit-gradient(linear,left top,left bottom,from(#4d90fe),to(#4787ed));background-color:#4d90fe;background-image:-webkit-linear-gradient(top,#4d90fe,#4787ed);background-image:linear-gradient(top,#4d90fe,#4787ed);border:1px solid #3079ed}.kpbb:hover{background-image:-webkit-gradient(linear,left top,left bottom,from(#4d90fe),to(#357ae8));background-color:#357ae8;background-image:-webkit-linear-gradient(top,#4d90fe,#357ae8);background-image:linear-gradient(top,#4d90fe,#357ae8);border:1px solid #2f5bb7}a.kpbb:link,a.kpbb:visited{color:#fff}.kprb{background-image:-webkit-gradient(linear,left top,left bottom,from(#dd4b39),to(#d14836));background-color:#dd4b39;background-image:-webkit-linear-gradient(top,#dd4b39,#d14836);background-image:linear-gradient(top,#dd4b39,#d14836);border:1px solid #dd4b39}.kprb:hover{background-image:-webkit-gradient(linear,left top,left bottom,from(#dd4b39),to(#c53727));background-color:#c53727;background-image:-webkit-linear-gradient(top,#dd4b39,#c53727);background-image:linear-gradient(top,#dd4b39,#c53727);border:1px solid #b0281a;border-bottom-color:#af301f}.kprb:active{background-image:-webkit-gradient(linear,left top,left bottom,from(#dd4b39),to(#b0281a));background-color:#b0281a;background-image:-webkit-linear-gradient(top,#dd4b39,#b0281a);background-image:linear-gradient(top,#dd4b39,#b0281a)}.kpgb{background-image:-webkit-gradient(linear,left top,left bottom,from(#3d9400),to(#398a00));background-color:#3d9400;background-image:-webkit-linear-gradient(top,#3d9400,#398a00);background-image:linear-gradient(top,#3d9400,#398a00);border:1px solid #29691d}.kpgb:hover{background-image:-webkit-gradient(linear,left top,left bottom,from(#3d9400),to(#368200));background-color:#368200;background-image:-webkit-linear-gradient(top,#3d9400,#368200);background-image:linear-gradient(top,#3d9400,#368200);border:1px solid #2d6200}.kpgrb{background-image:-webkit-gradient(linear,left top,left bottom,from(#f5f5f5),to(#f1f1f1));background-color:#f5f5f5;background-image:-webkit-linear-gradient(top,#f5f5f5,#f1f1f1);background-image:linear-gradient(top,#f5f5f5,#f1f1f1);border:1px solid #dcdcdc;color:#555}.kpgrb:hover{background-image:-webkit-gradient(linear,left top,left bottom,from(#f8f8f8),to(#f1f1f1));background-color:#f8f8f8;background-image:-webkit-linear-gradient(top,#f8f8f8,#f1f1f1);background-image:linear-gradient(top,#f8f8f8,#f1f1f1);border:1px solid #dcdcdc;color:#333}a.kpgrb:link,a.kpgrb:visited{color:#555}#sfopt{display:inline-block;float:right;line-height:normal}.lsd{font-size:11px;position:absolute;top:3px;left:16px}.sbsb_g{margin:3px 0 4px}.jhp input[type="submit"],.sbdd_a input,.gbqfba{background-image:-webkit-gradient(linear,left top,left bottom,from(#f5f5f5),to(#f1f1f1));background-image:-webkit-linear-gradient(top,#f5f5f5,#f1f1f1);-webkit-border-radius:2px;-webkit-user-select:none;background-color:#f2f2f2;border:1px solid #f2f2f2;border-radius:2px;color:#757575;cursor:default;font-family:arial,sans-serif;font-size:13px;font-weight:bold;margin:11px 4px;min-width:54px;padding:0 16px;text-align:center}.gbqfba.gbqfba-hvr{font-size:13px}.jhp input[type="submit"],.gbqfba{height:36px;line-height:27px}.sbdd_a input{height:100%}.jhp input[type="submit"]:hover,.sbdd_a input:hover,.gbqfba:hover{background-image:-webkit-gradient(linear,left top,left bottom,from(#f8f8f8),to(#f1f1f1));background-image:-webkit-linear-gradient(top,#f8f8f8,#f1f1f1);-webkit-box-shadow:0 1px 1px rgba(0,0,0,0.1);background-color:#f8f8f8;background-image:linear-gradient(top,#f8f8f8,#f1f1f1);background-image:-o-linear-gradient(top,#f8f8f8,#f1f1f1);border:1px solid #c6c6c6;box-shadow:0 1px 1px rgba(0,0,0,0.1);color:#222}.jhp input[type="submit"]:focus,.sbdd_a input:focus{border:1px solid #4d90fe;outline:none}.sbdd_a input{margin:6px;}span.lsbb,.lsb input{-webkit-transition:all 0.18s}@media only screen and (max-height:650px){span.lsbb{height:17px}}.tsf{background:none}.tsf-p{position:relative;}.logocont{left:0;position:absolute;}.sfibbbc{padding-bottom:2px;padding-top:3px;width:638px}.sbtc{position:relative}.sbibtd{line-height:0;max-width:650px;overflow:visible;white-space:nowrap}.sbibps{padding:0px 9px 0;width:466px;}.big .sbibps{width:550px}.sfopt{height:28px;position:relative}#sform{height:34px}.hp .sfsbc{display:none}#searchform{width:100%}.hp #searchform{position:absolute;top:311px}.srp #searchform{position:absolute;top:15px}#sfdiv{max-width:484px}.hp .big #sfdiv{max-width:584px;margin:-1px 0px 1px}.srp #sfdiv{max-width:600px;overflow:hidden}.srp #tsf{position:relative;top:-8px}.hp .tsf-p{padding-top:8px}.sfsbc{display:inline-block;float:right;margin-right:1px;vertical-align:top;width:40px;margin-right:9px}.sfbg{background:#f1f1f1;height:69px;left:0;position:absolute;width:100%}.sfbgg{background-color:#f1f1f1;border-bottom:1px solid #666;border-color:#e5e5e5;height:69px}#pocs{background:#fff1a8;color:#000;font-size:10pt;margin:0;padding:5px 7px}#pocs.sft{background:transparent;color:#777}#pocs a{color:#11c}#pocs.sft a{color:#36c}#pocs&gt;div{margin:0;padding:0}#cnt{padding-top:15px;}#subform_ctrl{min-height:11px}.gb_Xa{display:none!important}@-webkit-keyframes gb__a{0%{opacity:0}50%{opacity:1}}@keyframes gb__a{0%{opacity:0}50%{opacity:1}}#gbq2{display:block}#gbqf{display:block;margin:0;margin-right:60px;white-space:nowrap}.gbqff{border:none;display:inline-block;margin:0;padding:0;vertical-align:top;width:100%}.gbqfqw,#gbqfb,.gbqfwa{vertical-align:top}#gbqfaa,#gbqfab,#gbqfqwb{position:absolute}#gbqfaa{left:0}#gbqfab{right:0}.gbqfqwb,.gbqfqwc{right:0;left:0;height:100%}.gbqfqwb{padding:0 8px}#gbqfbw{display:inline-block;vertical-align:top}#gbqfb{border:1px solid transparent;border-bottom-left-radius:0;border-top-left-radius:0;height:30px;margin:0;outline:none;padding:0 0;width:60px;-webkit-box-shadow:none;box-shadow:none;-webkit-box-sizing:border-box;box-sizing:border-box;background:#4285f4;background:-webkit-linear-gradient(top,#4387fd,#4683ea);background:linear-gradient(top,#4387fd,#4683ea);filter:progid:DXImageTransform.Microsoft.gradient(startColorstr=#4387fd,endColorstr=#4683ea,GradientType=1)}#gbqfb:hover{-webkit-box-shadow:0 1px 0 rgba(0,0,0,.15);box-shadow:0 1px 0 rgba(0,0,0,.15)}#gbqfb:focus{-webkit-box-shadow:inset 0 0 0 1px #fff;box-shadow:inset 0 0 0 1px #fff}#gbqfb:hover:focus{-webkit-box-shadow:0 1px 0 rgba(0,0,0,.15),inset 0 0 0 1px #fff;box-shadow:0 1px 0 rgba(0,0,0,.15),inset 0 0 0 1px #fff}#gbqfb:active:active{border:1px solid transparent;-webkit-box-shadow:inset 0 2px 0 rgba(0,0,0,.15);box-shadow:inset 0 2px 0 rgba(0,0,0,.15);background:#3c78dc;background:-webkit-linear-gradient(top,#3c7ae4,#3f76d3);background:linear-gradient(top,#3c7ae4,#3f76d3);filter:progid:DXImageTransform.Microsoft.gradient(startColorstr=#3c7ae4,endColorstr=#3f76d3,GradientType=1)}.gbqfi{background-position:-428px 0;display:inline-block;margin:-1px;height:30px;width:30px}.gbqfqw{background:#fff;background-clip:padding-box;border:1px solid #cdcdcd;border-color:rgba(0,0,0,.15);border-right-width:0;height:30px;-webkit-box-sizing:border-box;box-sizing:border-box}#gbfwc .gbqfqw{border-right-width:1px}#gbqfqw{position:relative}.gbqfqw.gbqfqw:hover{border-color:#a9a9a9;border-color:rgba(0,0,0,.3)}.gbqfwa{display:inline-block;width:100%}.gbqfwb{width:40%}.gbqfwc{width:60%}.gbqfwb .gbqfqw{margin-left:10px}.gbqfqw.gbqfqw:active,.gbqfqw.gbqfqwf.gbqfqwf{border-color:#4285f4}#gbqfq,#gbqfqb,#gbqfqc{background:transparent;border:none;height:20px;margin-top:4px;padding:0;vertical-align:top;width:100%}#gbqfq:focus,#gbqfqb:focus,#gbqfqc:focus{outline:none}.gbqfif,.gbqfsf{color:#222;font:16px arial,sans-serif}#gbqfbwa{display:none;text-align:center;height:0}#gbqfbwa .gbqfba{margin:16px 8px}#gbqfsa,#gbqfsb{font:bold 11px/27px Arial,sans-serif!important;vertical-align:top}.gb_fa .gbqfqw.gbqfqw,.gb_X .gbqfqw.gbqfqw{border-color:rgba(255,255,255,1);-webkit-box-shadow:0 1px 2px rgba(0,0,0,.2);box-shadow:0 1px 2px rgba(0,0,0,.2)}.gb_fa #gbqfb,.gb_X #gbqfb{-webkit-box-shadow:0 1px 2px rgba(0,0,0,.2);box-shadow:0 1px 2px rgba(0,0,0,.2)}.gb_fa #gbqfb:hover,.gb_X #gbqfb:hover{-webkit-box-shadow:0 1px 0 rgba(0,0,0,.15),0 1px 2px rgba(0,0,0,.2);box-shadow:0 1px 0 rgba(0,0,0,.15),0 1px 2px rgba(0,0,0,.2)}.gb_fa #gbqfb:active,.gb_X #gbqfb:active{-webkit-box-shadow:inset 0 2px 0 rgba(0,0,0,.15),0 1px 2px rgba(0,0,0,.2);box-shadow:inset 0 2px 0 rgba(0,0,0,.15),0 1px 2px rgba(0,0,0,.2)}.gbqfb,.gbqfba,.gbqfbb{cursor:default!important;display:inline-block;font-weight:bold;height:29px;line-height:29px;min-width:54px;padding:0 8px;text-align:center;text-decoration:none!important;-webkit-border-radius:2px;border-radius:2px;-webkit-user-select:none}.gbqfba:focus{border:1px solid #4d90fe;outline:none;-webkit-box-shadow:inset 0 0 0 1px #fff;box-shadow:inset 0 0 0 1px #fff}.gbqfba:hover{border-color:#c6c6c6;color:#222!important;-webkit-box-shadow:0 1px 0 rgba(0,0,0,.15);box-shadow:0 1px 0 rgba(0,0,0,.15);background:#f8f8f8;background:-webkit-linear-gradient(top,#f8f8f8,#f1f1f1);background:linear-gradient(top,#f8f8f8,#f1f1f1);filter:progid:DXImageTransform.Microsoft.gradient(startColorstr=#f8f8f8,endColorstr=#f1f1f1,GradientType=1)}.gbqfba:hover:focus{-webkit-box-shadow:0 1px 0 rgba(0,0,0,.15),inset 0 0 0 1px #fff;box-shadow:0 1px 0 rgba(0,0,0,.15),inset 0 0 0 1px #fff}.gbqfb::-moz-focus-inner{border:0}.gbqfba::-moz-focus-inner{border:0}.gbqfba{border:1px solid #dcdcdc;border-color:rgba(0,0,0,0.1);color:#444!important;font-size:11px;background:#f5f5f5;background:-webkit-linear-gradient(top,#f5f5f5,#f1f1f1);background:linear-gradient(top,#f5f5f5,#f1f1f1);filter:progid:DXImageTransform.Microsoft.gradient(startColorstr=#f5f5f5,endColorstr=#f1f1f1,GradientType=1)}.gbqfba:active{-webkit-box-shadow:inset 0 1px 2px rgba(0,0,0,0.1);box-shadow:inset 0 1px 2px rgba(0,0,0,0.1)}@-webkit-keyframes gb__nb{0%{-webkit-transform:scale(0,0);transform:scale(0,0)}20%{-webkit-transform:scale(1.4,1.4);transform:scale(1.4,1.4)}50%{-webkit-transform:scale(.8,.8);transform:scale(.8,.8)}85%{-webkit-transform:scale(1.1,1.1);transform:scale(1.1,1.1)}to{-webkit-transform:scale(1.0,1.0);transform:scale(1.0,1.0)}}@keyframes gb__nb{0%{-webkit-transform:scale(0,0);transform:scale(0,0)}20%{-webkit-transform:scale(1.4,1.4);transform:scale(1.4,1.4)}50%{-webkit-transform:scale(.8,.8);transform:scale(.8,.8)}85%{-webkit-transform:scale(1.1,1.1);transform:scale(1.1,1.1)}to{-webkit-transform:scale(1.0,1.0);transform:scale(1.0,1.0)}}.gb_ac{background-position:-314px -38px;opacity:.55;height:100%;width:100%}.gb_b:hover .gb_ac,.gb_b:focus .gb_ac{opacity:.85}.gb_bc .gb_ac{background-position:-463px 0}.gb_cc{background-color:#cb4437;-webkit-border-radius:8px;border-radius:8px;font:bold 11px Arial;color:#fff;line-height:16px;min-width:14px;padding:0 1px;position:absolute;right:0;text-align:center;text-shadow:0 1px 0 rgba(0,0,0,0.1);top:0;visibility:hidden;z-index:990}.gb_dc .gb_cc,.gb_dc .gb_ec,.gb_dc .gb_ec.gb_fc{visibility:visible}.gb_ec{padding:0 2px;visibility:hidden}.gb_gc:not(.gb_hc) .gb_bb,.gb_gc:not(.gb_hc) .gb_ab{left:3px}.gb_cc.gb_ic{-webkit-animation:gb__nb .6s 1s both ease-in-out;animation:gb__nb .6s 1s both ease-in-out;-webkit-perspective-origin:top right;perspective-origin:top right;-webkit-transform:scale(1,1);transform:scale(1,1);-webkit-transform-origin:top right;transform-origin:top right}.gb_ic .gb_ec{visibility:visible}.gb_fa .gb_b .gb_ac{background-position:0 0;opacity:.7}.gb_fa .gb_bc .gb_ac{background-position:-279px -38px}.gb_fa .gb_b:hover .gb_ac,.gb_fa .gb_b:focus .gb_ac{opacity:.85}.gb_X .gb_b .gb_ac{background-position:-349px -38px;opacity:1}.gb_X .gb_bc .gb_ac{background-position:-393px 0}.gb_fa .gb_cc,.gb_X .gb_cc{border:none}.gb_gc .gb_jc{font-size:14px;font-weight:bold;top:0;right:0}.gb_gc .gb_b{display:inline-block;vertical-align:middle;-webkit-box-sizing:border-box;box-sizing:border-box;height:30px;width:30px}.gb_gc .gb_ab{border-bottom-color:#e5e5e5}.gb_kc{background-color:rgba(0,0,0,.55);color:#fff;font-size:12px;font-weight:bold;line-height:20px;margin:5px;padding:0 2px;text-align:center;-webkit-box-sizing:border-box;box-sizing:border-box;-webkit-border-radius:50%;border-radius:50%;height:20px;width:20px}.gb_kc.gb_lc{background-position:-194px -21px}.gb_kc.gb_mc{background-position:-194px -46px}.gb_b:hover .gb_kc,.gb_b:focus .gb_kc{background-color:rgba(0,0,0,.85)}#gbsfw.gb_nc{background:#e5e5e5;border-color:#ccc}.gb_fa .gb_kc{background-color:rgba(0,0,0,.7)}.gb_X .gb_kc.gb_kc,.gb_X .gb_dc .gb_kc.gb_kc,.gb_X .gb_dc .gb_b:hover .gb_kc,.gb_X .gb_dc .gb_b:focus .gb_kc{background-color:#fff;color:#404040}.gb_X .gb_kc.gb_lc{background-position:-70px 0}.gb_X .gb_kc.gb_mc{background-position:-219px 0}.gb_dc .gb_kc.gb_kc{background-color:#db4437;color:#fff}.gb_dc .gb_b:hover .gb_kc,.gb_dc .gb_b:focus .gb_kc{background-color:#a52714}.gb_dc .gb_kc.gb_mc{background-position:-194px -46px}.gb_N .gbqfi::before{left:-428px;top:0}.gb_ub .gbqfb:focus .gbqfi{outline:1px dotted #fff}#gbsfw{min-width:400px;overflow:visible}.gb_Eb,#gbsfw.gb_g{display:block;outline:none}#gbsfw.gb_qa iframe{display:none}.gb_Fb{padding:118px 0;text-align:center}.gb_Hb{background:no-repeat center 0;color:#aaa;font-size:13px;line-height:20px;padding-top:76px;background-image:-webkit-image-set(url('//ssl.gstatic.com/gb/images/a/f5cdd88b65.png') 1x,url('//ssl.gstatic.com/gb/images/a/133fc21e88.png') 2x)}.gb_Hb a{color:#4285f4;text-decoration:none}.gb_ea .gb_b{background-position:-132px -38px;opacity:.55}.gb_fa .gb_ea .gb_b{background-position:-132px -38px}.gb_X .gb_ea .gb_b{background-position:-463px -35px;opacity:1}.gb_ga.gb_ha{min-height:196px;overflow-y:auto;width:320px}.gb_ia{-webkit-transition:height .2s ease-in-out;transition:height .2s ease-in-out}.gb_ja{background:#fff;margin:0;min-height:100px;padding:28px;padding-right:27px;text-align:left;white-space:normal;width:265px}.gb_ka{background:#f5f5f5;cursor:pointer;height:40px;overflow:hidden}.gb_la{position:relative}.gb_ka{display:block;line-height:40px;text-align:center;width:320px}.gb_la{display:block;line-height:40px;text-align:center}.gb_la.gb_ma{line-height:0}.gb_ka,.gb_ka:visited,.gb_ka:active,.gb_la,.gb_la:visited{color:#737373;text-decoration:none}.gb_la:active{color:#737373}#gb a.gb_ka,#gb a.gb_ka:visited,#gb a.gb_ka:active,#gb a.gb_la,#gb a.gb_la:visited{color:#737373;text-decoration:none}#gb a.gb_la:active{color:#737373}.gb_la,.gb_ja{display:none}.gb_ca,.gb_ca+.gb_la,.gb_na .gb_la,.gb_na .gb_ja{display:block}.gb_la:hover,.gb_la:active,#gb a.gb_la:hover,#gb a.gb_la:active{text-decoration:underline}.gb_la{border-bottom:1px solid #ebebeb;left:28px;width:264px}.gb_na .gb_ka{display:none}.gb_la:last-child{border-bottom-width:0}.gb_oa .gb_O{display:initial}.gb_oa.gb_pa{height:100px;text-align:center}.gb_oa.gb_pa img{padding:34px 0;height:32px;width:32px}.gb_oa .gb_3{background-image:url('//ssl.gstatic.com/gb/images/p1_fd66c382.png');-webkit-background-size:64px 2065px;background-size:64px 2065px;background-position:0 -690px}.gb_oa .gb_3+img{border:0;margin:8px;height:48px;width:48px}.gb_oa div.gb_qa{background:#ffa;-webkit-border-radius:5px;border-radius:5px;padding:5px;text-align:center}.gb_oa.gb_ra,.gb_oa.gb_sa{padding-bottom:0}.gb_oa.gb_ta,.gb_oa.gb_sa{padding-top:0}.gb_oa.gb_sa a,.gb_oa.gb_ta a{top:0}.gb_ua .gb_ka{margin-top:0;position:static}.gb_va{display:inline-block}.gb_wa{margin:-12px 28px 28px;position:relative;width:264px;-webkit-border-radius:2px;border-radius:2px;-webkit-box-shadow:0 1px 2px rgba(0,0,0,0.1),0 0 1px rgba(0,0,0,0.1);box-shadow:0 1px 2px rgba(0,0,0,0.1),0 0 1px rgba(0,0,0,0.1)}.gb_5{background-image:url('//ssl.gstatic.com/gb/images/p1_fd66c382.png');-webkit-background-size:64px 2065px;background-size:64px 2065px;display:inline-block;margin:8px;vertical-align:middle;height:64px;width:64px}.gb_xa{color:#262626;display:inline-block;font:13px/18px Arial,sans-serif;margin-right:80px;padding:10px 10px 10px 0;vertical-align:middle;white-space:normal}.gb_ya{font:16px/24px Arial,sans-serif}.gb_za,#gb#gb .gb_za{color:#427fed;text-decoration:none}.gb_za:hover,#gb#gb .gb_za:hover{text-decoration:underline}.gb_Aa .gb_ja{position:relative}.gb_Aa .gb_O{position:absolute;top:28px;left:28px}.gb_ka.gb_Ba{display:none;height:0}.gb_Za{-webkit-background-size:32px 32px;background-size:32px 32px;-webkit-border-radius:50%;border-radius:50%;display:block;margin:-1px;overflow:hidden;position:relative;height:32px;width:32px}@media (min-resolution:1.25dppx),(-o-min-device-pixel-ratio:5/4),(-webkit-min-device-pixel-ratio:1.25),(min-device-pixel-ratio:1.25){.gb_Za::before{-webkit-transform:scale(.5);transform:scale(.5);-webkit-transform-origin:left 0;transform-origin:left 0}.gb_jb::before{-webkit-transform:scale(.5);transform:scale(.5);-webkit-transform-origin:left 0;transform-origin:left 0}}.gb_Za:hover,.gb_Za:focus{-webkit-box-shadow:0 1px 0 rgba(0,0,0,.15);box-shadow:0 1px 0 rgba(0,0,0,.15)}.gb_Za:active{-webkit-box-shadow:inset 0 2px 0 rgba(0,0,0,.15);box-shadow:inset 0 2px 0 rgba(0,0,0,.15)}.gb_Za:active::after{background:rgba(0,0,0,.1);-webkit-border-radius:50%;border-radius:50%;content:'';display:block;height:100%}.gb_0a{cursor:pointer;line-height:30px;min-width:30px;opacity:.75;overflow:hidden;vertical-align:middle;text-overflow:ellipsis}.gb_b.gb_0a{width:auto}.gb_0a:hover,.gb_0a:focus{opacity:.85}.gb_1a .gb_0a,.gb_1a .gb_2a{line-height:26px}#gb#gb.gb_1a a.gb_0a,.gb_1a .gb_2a{font-size:11px;height:auto}.gb_3a{border-top:4px solid #000;border-left:4px dashed transparent;border-right:4px dashed transparent;display:inline-block;margin-left:6px;opacity:.75;vertical-align:middle}.gb_4a:hover .gb_3a{opacity:.85}.gb_X .gb_0a,.gb_X .gb_3a{opacity:1}#gb#gb.gb_X.gb_X a.gb_0a,#gb#gb .gb_X.gb_X a.gb_0a{color:#fff}.gb_X.gb_X .gb_3a{border-top-color:#fff;opacity:1}.gb_fa .gb_Za:hover,.gb_X .gb_Za:hover,.gb_fa .gb_Za:focus,.gb_X .gb_Za:focus{-webkit-box-shadow:0 1px 0 rgba(0,0,0,.15),0 1px 2px rgba(0,0,0,.2);box-shadow:0 1px 0 rgba(0,0,0,.15),0 1px 2px rgba(0,0,0,.2)}.gb_5a .gb_6a,.gb_7a .gb_6a{position:absolute;right:1px}.gb_6a.gb_R,.gb_8a.gb_R,.gb_4a.gb_R{-webkit-flex:0 1 auto;flex:0 1 auto;-webkit-flex:0 1 main-size;flex:0 1 main-size}.gb_9a.gb_W .gb_0a{width:30px!important}.gb_0a~.gb_ab,.gb_0a~.gb_bb{left:auto;right:6.5px}.gb_cb{outline:none}.gb_db,#gb a.gb_db.gb_db,.gb_eb a,#gb .gb_eb.gb_eb a{color:#36c;text-decoration:none}.gb_db:active,#gb a.gb_db:active,.gb_db:hover,#gb a.gb_db:hover,.gb_eb a:active,#gb .gb_eb a:active,.gb_eb a:hover,#gb .gb_eb a:hover{text-decoration:underline}.gb_fb{margin:20px}.gb_gb,.gb_hb{display:inline-block;vertical-align:top}.gb_gb{margin-right:20px;position:relative}.gb_ib{-webkit-border-radius:50%;border-radius:50%;overflow:hidden;-webkit-transform:translateZ(0)}.gb_jb{-webkit-background-size:96px 96px;background-size:96px 96px;border:none;vertical-align:top;height:96px;width:96px}.gb_kb{background:rgba(78,144,254,.7);bottom:0;color:#fff;font-size:9px;font-weight:bold;left:0;line-height:9px;position:absolute;padding:7px 0;text-align:center;width:96px}.gb_ib .gb_kb{background:rgba(0,0,0,.54)}.gb_lb{font-weight:bold;margin:-4px 0 1px 0}.gb_mb{color:#666}.gb_eb{color:#ccc;margin:6px 0}.gb_eb a{margin:0 10px}.gb_eb a:first-child{margin-left:0}.gb_eb a:last-child{margin-right:0}.gb_hb .gb_nb{background:#4d90fe;border-color:#3079ed;font-weight:bold;margin:10px 0 0 0;color:#fff}#gb .gb_hb a.gb_nb.gb_nb{color:#fff}.gb_hb .gb_nb:hover{background:#357ae8;border-color:#2f5bb7}.gb_ob{background:#f5f5f5;border-top:1px solid #ccc;border-color:rgba(0,0,0,.2);padding:10px 0;width:100%;display:table}.gb_ob .gb_nb{margin:0 20px}.gb_ob&gt;div{display:table-cell;text-align:right}.gb_ob&gt;div:first-child{text-align:left}.gb_ob .gb_pb{display:block;text-align:center}.gb_qb .gb_ab{border-bottom-color:#fef9db}.gb_rb{background:#fef9db;font-size:11px;padding:10px 20px;white-space:normal}.gb_rb b,.gb_db{white-space:nowrap}.gb_sb{background:#f5f5f5;border-top:1px solid #ccc;border-top-color:rgba(0,0,0,.2);max-height:230px;overflow:auto}.gb_tb{border-top:1px solid #ccc;border-top-color:rgba(0,0,0,.2);display:block;padding:10px 20px}.gb_ub .gb_tb:focus .gb_vb{outline:1px dotted #fff}.gb_tb:hover{background:#eee}.gb_tb:first-child,.gb_wb:first-child+.gb_tb{border-top:0}.gb_wb{display:none}.gb_xb{cursor:default}.gb_xb:hover{background:transparent}.gb_yb{border:none;vertical-align:top;height:48px;width:48px}.gb_vb{display:inline-block;margin:6px 0 0 10px}.gb_xb .gb_yb,.gb_xb .gb_vb{opacity:.4}.gb_zb{color:#000}.gb_xb .gb_zb{color:#666}.gb_Ab{color:#666}.gb_Bb{background:#f5f5f5;border-top:1px solid #ccc;border-top-color:rgba(0,0,0,.2);display:block;padding:10px 20px}.gb_Cb{background-position:-244px 0;display:inline-block;margin:1px 0;vertical-align:middle;height:25px;width:25px}.gb_N .gb_Cb::before{left:-244px;top:0}.gb_Db{color:#427fed;display:inline-block;padding:0 25px 0 10px;vertical-align:middle;white-space:normal}.gb_Bb:hover .gb_Db{text-decoration:underline}#gb#gb a.gb_O{color:#404040;text-decoration:none}#gb#gb a.gb_P,#gb#gb span.gb_P{text-decoration:none}#gb#gb a.gb_P,#gb#gb span.gb_P{color:#000}.gb_P{opacity:.75}#gb#gb a.gb_P:hover,#gb#gb a.gb_P:focus{opacity:.85;text-decoration:underline}.gb_Q.gb_R{display:none;padding-left:15px;vertical-align:middle}.gb_Q.gb_R:first-child{padding-left:0}.gb_S.gb_R{display:inline-block}.gb_Q span{opacity:.55;-webkit-user-select:text}.gb_T .gb_S.gb_R{-webkit-flex:0 1 auto;flex:0 1 auto;-webkit-flex:0 1 main-size;flex:0 1 main-size;display:-webkit-flex;display:flex}.gb_U .gb_S.gb_R{display:none}.gb_Q .gb_P{display:inline-block;line-height:24px;outline:none;vertical-align:middle}.gb_S .gb_P{min-width:60px;overflow:hidden;-webkit-flex:0 1 auto;flex:0 1 auto;-webkit-flex:0 1 main-size;flex:0 1 main-size;text-overflow:ellipsis}.gb_V .gb_S .gb_P{min-width:0}.gb_W .gb_S .gb_P{width:0!important}#gb#gb.gb_X a.gb_P,#gb#gb.gb_X span.gb_P,#gb#gb .gb_X a.gb_P,#gb#gb .gb_X span.gb_P{color:#fff}#gb#gb.gb_X span.gb_P,#gb#gb .gb_X span.gb_P{opacity:.7}.gb_Wc{display:inline-block;padding:0 0 0 15px;vertical-align:middle}.gb_Wc:first-child,#gbsfw:first-child+.gb_Wc{padding-left:0}.gb_jc{position:relative}.gb_b{display:inline-block;outline:none;vertical-align:middle;-webkit-border-radius:2px;border-radius:2px;-webkit-box-sizing:border-box;box-sizing:border-box;height:30px;width:30px;color:#000;cursor:default;text-decoration:none}#gb#gb a.gb_b{color:#000;cursor:default;text-decoration:none}.gb_ab{border-color:transparent;border-bottom-color:#fff;border-style:dashed dashed solid;border-width:0 8.5px 8.5px;display:none;position:absolute;left:6.5px;top:37px;z-index:1;height:0;width:0;-webkit-animation:gb__a .2s;animation:gb__a .2s}.gb_bb{border-color:transparent;border-style:dashed dashed solid;border-width:0 8.5px 8.5px;display:none;position:absolute;left:6.5px;z-index:1;height:0;width:0;-webkit-animation:gb__a .2s;animation:gb__a .2s;border-bottom-color:#ccc;border-bottom-color:rgba(0,0,0,.2);top:36px}x:-o-prefocus,div.gb_bb{border-bottom-color:#ccc}.gb_ga{background:#fff;border:1px solid #ccc;border-color:rgba(0,0,0,.2);color:#000;-webkit-box-shadow:0 2px 10px rgba(0,0,0,.2);box-shadow:0 2px 10px rgba(0,0,0,.2);display:none;outline:none;overflow:hidden;position:absolute;right:0;top:44px;-webkit-animation:gb__a .2s;animation:gb__a .2s;-webkit-border-radius:2px;border-radius:2px;-webkit-user-select:text}.gb_Wc.gb_g .gb_ab,.gb_Wc.gb_g .gb_bb,.gb_Wc.gb_g .gb_ga,.gb_g.gb_ga{display:block}.gb_Wc.gb_g.gb_xd .gb_ab,.gb_Wc.gb_g.gb_xd .gb_bb{display:none}.gb_yd{position:absolute;right:0;top:44px;z-index:-1}.gb_1a .gb_ab,.gb_1a .gb_bb,.gb_1a .gb_ga{margin-top:-10px}.gb_Ca{background:#f8f8f8;border:1px solid #c6c6c6;display:inline-block;line-height:28px;padding:0 12px;-webkit-border-radius:2px;border-radius:2px}.gb_Da{background:#f8f8f8;display:inline-block;line-height:28px;padding:0 12px;-webkit-border-radius:2px;border-radius:2px}.gb_Ca,#gb a.gb_Ca.gb_Ca,.gb_Da{color:#666;cursor:default;text-decoration:none}#gb a.gb_Da.gb_Da{cursor:default;text-decoration:none}.gb_Da{border:1px solid #4285f4;font-weight:bold;outline:none;background:#4285f4;background:-webkit-linear-gradient(top,#4387fd,#4683ea);background:linear-gradient(top,#4387fd,#4683ea);filter:progid:DXImageTransform.Microsoft.gradient(startColorstr=#4387fd,endColorstr=#4683ea,GradientType=0)}#gb a.gb_Da.gb_Da{color:#fff}.gb_Da:hover{-webkit-box-shadow:0 1px 0 rgba(0,0,0,.15);box-shadow:0 1px 0 rgba(0,0,0,.15)}.gb_Da:active{-webkit-box-shadow:inset 0 2px 0 rgba(0,0,0,.15);box-shadow:inset 0 2px 0 rgba(0,0,0,.15);background:#3c78dc;background:-webkit-linear-gradient(top,#3c7ae4,#3f76d3);background:linear-gradient(top,#3c7ae4,#3f76d3);filter:progid:DXImageTransform.Microsoft.gradient(startColorstr=#3c7ae4,endColorstr=#3f76d3,GradientType=0)}.gb_Ib{min-width:127px;overflow:hidden;position:relative;z-index:987}.gb_Jb{position:absolute;padding:0 20px 0 15px}.gb_Kb .gb_Jb{right:100%;margin-right:-127px}.gb_Lb{display:inline-block;outline:none;vertical-align:middle}.gb_Mb .gb_Lb{position:relative;top:2px}.gb_Lb .gb_Nb,.gb_Ob{display:block}.gb_Pb{border:none;display:block;visibility:hidden}.gb_Lb .gb_Nb{background-position:0 -35px;height:33px;width:92px}.gb_Ob{background-repeat:no-repeat}.gb_X .gb_Lb .gb_Nb{background-position:-296px 0}.gb_fa .gb_Lb .gb_Nb{background-position:-97px 0;opacity:.54}.gb_zd{display:inline-block;line-height:normal;position:relative;z-index:987}.gb_Qd .gb_b{background-position:-498px -35px;opacity:.55;height:30px;width:30px}.gb_Qd .gb_b:hover,.gb_Qd .gb_b:focus{opacity:.85}.gb_Qd .gb_ab{border-bottom-color:#f5f5f5}#gbsfw.gb_Rd{background:#f5f5f5;border-color:#ccc}.gb_X .gb_Qd .gb_b{background-position:-428px -35px;opacity:1}.gb_fa .gb_Qd .gb_b{background-position:-498px 0;opacity:.7}.gb_fa .gb_Qd .gb_b:hover,.gb_fa .gb_Qd .gb_b:focus{opacity:.85}.gb_Je{color:#000;font:13px/27px Arial,sans-serif;left:0;min-width:1152px;position:absolute;top:0;-webkit-user-select:none;width:100%}.gb_Td{font:13px/27px Arial,sans-serif;position:relative;height:60px;width:100%}.gb_1a .gb_Td{height:28px}#gba{height:60px}#gba.gb_1a{height:28px}#gba.gb_Ke{height:90px}#gba.gb_Ke.gb_1a{height:58px}.gb_Td&gt;.gb_R{height:60px;line-height:58px;vertical-align:middle}.gb_1a .gb_Td&gt;.gb_R{height:28px;line-height:26px}.gb_Td::before{background:#e5e5e5;bottom:0;content:'';display:none;height:1px;left:0;position:absolute;right:0}.gb_Td{background:#f1f1f1}.gb_Le .gb_Td{background:#fff}.gb_Le .gb_Td::before,.gb_1a .gb_Td::before{display:none}.gb_fa .gb_Td,.gb_X .gb_Td,.gb_1a .gb_Td{background:transparent}.gb_fa .gb_Td::before{background:#e1e1e1;background:rgba(0,0,0,.12)}.gb_X .gb_Td::before{background:#333;background:rgba(255,255,255,.2)}.gb_R{display:inline-block;-webkit-flex:0 0 auto;flex:0 0 auto;-webkit-flex:0 0 main-size;flex:0 0 main-size}.gb_R.gb_Me{float:right;-webkit-order:1;order:1}.gb_Ne{white-space:nowrap}.gb_T .gb_Ne{display:-webkit-flex;display:flex}.gb_Ne,.gb_R{margin-left:0!important;margin-right:0!important}.gb_Nb{background-image:url('//ssl.gstatic.com/gb/images/i1_1967ca6a.png');-webkit-background-size:528px 68px;background-size:528px 68px}@media (min-resolution:1.25dppx),(-webkit-min-device-pixel-ratio:1.25),(min-device-pixel-ratio:1.25){.gb_Nb{background-image:url('//ssl.gstatic.com/gb/images/i2_2ec824b0.png')}}.gb_9a{min-width:315px;padding-left:30px;padding-right:30px;position:relative;text-align:right;z-index:986;-webkit-align-items:center;align-items:center;-webkit-justify-content:flex-end;justify-content:flex-end;-webkit-user-select:none}.gb_1a .gb_9a{min-width:0}.gb_9a.gb_R{-webkit-flex:1 1 auto;flex:1 1 auto;-webkit-flex:1 1 main-size;flex:1 1 main-size}.gb_8b{line-height:normal;position:relative;text-align:left}.gb_8b.gb_R,.gb_ye.gb_R,.gb_2a.gb_R{-webkit-flex:0 1 auto;flex:0 1 auto;-webkit-flex:0 1 main-size;flex:0 1 main-size}.gb_ze,.gb_Ae{display:inline-block;padding:0 0 0 15px;position:relative;vertical-align:middle}.gb_ye{line-height:normal;padding-right:15px}.gb_9a .gb_ye.gb_U{padding-right:0}.gb_2a{color:#404040;line-height:30px;min-width:30px;overflow:hidden;vertical-align:middle;text-overflow:ellipsis}#gb.gb_1a.gb_1a .gb_5d,#gb.gb_1a.gb_1a .gb_8b&gt;.gb_Ae .gb_6d{background:none;border:none;color:#36c;cursor:pointer;filter:none;font-size:11px;line-height:26px;padding:0;-webkit-box-shadow:none;box-shadow:none}#gb.gb_1a.gb_X .gb_5d,#gb.gb_1a.gb_X .gb_8b&gt;.gb_Ae .gb_6d{color:#fff}.gb_1a .gb_5d{text-transform:uppercase}.gb_9a.gb_V{padding-left:0;padding-right:29px}.gb_9a.gb_Be{max-width:400px}.gb_Ce{background-clip:content-box;background-origin:content-box;opacity:.27;padding:22px;height:16px;width:16px}.gb_Ce.gb_R{display:none}.gb_Ce:hover,.gb_Ce:focus{opacity:.55}.gb_De{background-position:-219px -25px}.gb_Ee{background-position:-194px 0;padding-left:30px;padding-right:14px;position:absolute;right:0;top:0;z-index:990}.gb_5a:not(.gb_7a) .gb_Ee,.gb_V .gb_De{display:inline-block}.gb_5a .gb_De{padding-left:30px;padding-right:0;width:0}.gb_5a:not(.gb_7a) .gb_Fe{display:none}.gb_9a.gb_R.gb_V,.gb_V:not(.gb_7a) .gb_8b{-webkit-flex:0 0 auto;flex:0 0 auto;-webkit-flex:0 0 main-size;flex:0 0 main-size}.gb_Ce,.gb_V .gb_ye,.gb_7a .gb_8b{overflow:hidden}.gb_5a .gb_ye{padding-right:0}.gb_V .gb_8b{padding:1px 1px 1px 0}.gb_5a .gb_8b{width:75px}.gb_9a.gb_He,.gb_9a.gb_He .gb_De,.gb_9a.gb_He .gb_De::before,.gb_9a.gb_He .gb_ye,.gb_9a.gb_He .gb_8b{-webkit-transition:width .5s ease-in-out,min-width .5s ease-in-out,max-width .5s ease-in-out,padding .5s ease-in-out,left .5s ease-in-out;transition:width .5s ease-in-out,min-width .5s ease-in-out,max-width .5s ease-in-out,padding .5s ease-in-out,left .5s ease-in-out}.gb_T .gb_9a{min-width:0}.gb_9a.gb_W,.gb_9a.gb_W .gb_8b,.gb_9a.gb_Ie,.gb_9a.gb_Ie .gb_8b{min-width:0!important}.gb_9a.gb_W,.gb_9a.gb_W .gb_R{-webkit-flex:0 0 auto!important;-webkit-box-flex:0 0 auto!important;-webkit-flex:0 0 auto!important;flex:0 0 auto!important}.gb_9a.gb_W .gb_2a{width:30px!important}.gb_Td ::-webkit-scrollbar{height:15px;width:15px}.gb_Td ::-webkit-scrollbar-button{height:0;width:0}.gb_Td ::-webkit-scrollbar-thumb{background-clip:padding-box;background-color:rgba(0,0,0,.3);border:5px solid transparent;-webkit-border-radius:10px;border-radius:10px;min-height:20px;min-width:20px;height:5px;width:5px}.gb_Td ::-webkit-scrollbar-thumb:hover,.gb_Td ::-webkit-scrollbar-thumb:active{background-color:rgba(0,0,0,.4)}#gb.gb_Qe{min-width:980px}#gb.gb_Qe .gb_Pd{min-width:0;position:static;width:0}.gb_Qe .gb_Td{background:transparent;border-bottom-color:transparent}.gb_Qe .gb_Td::before{display:none}.gb_Qe.gb_Qe .gb_Q{display:inline-block}.gb_Qe.gb_9a .gb_ye.gb_U{padding-right:15px}.gb_T.gb_Qe .gb_S.gb_R{display:-webkit-flex;display:flex}.gb_Qe.gb_T #gbqf{display:block}.gb_Qe #gbq{height:0;position:absolute}.gb_Qe.gb_9a{z-index:987}sentinel{}#gbq .gbgt-hvr,#gbq .gbgt:focus{background-color:transparent;background-image:none}.gbqfh#gbq1{display:none}.gbxx{display:none !important}#gbq{line-height:normal;position:relative;top:0px;white-space:nowrap}#gbq{left:0;width:100%}#gbq2{top:0px;z-index:986}#gbq4{display:inline-block;max-height:29px;overflow:hidden;position:relative}.gbqfh#gbq2{z-index:985}.gbqfh#gbq2{margin:0;margin-left:0 !important;padding-top:0;position:relative;top:310px}.gbqfh #gbqf{margin:auto;min-width:534px;padding:0 !important}.gbqfh #gbqfbw{display:none}.gbqfh #gbqfbwa{display:block}.gbqfh #gbqf{max-width:572px;min-width:572px}.gbqfh .gbqfqw{border-right-width:1px}</text:p>
          </table:table-cell>
        </table:table-row>
        <table:table-row>
          <table:table-cell table:style-name="Table1.A1" office:value-type="string">
            <text:p text:style-name="P5">.gbii::before{content:url(//ssl.gstatic.com/gb/images/silhouette_27.png);position:absolute}.gbip::before{content:url(//ssl.gstatic.com/gb/images/silhouette_96.png);position:absolute}@media (min-resolution:1.25dppx),(-o-min-device-pixel-ratio:5/4),(-webkit-min-device-pixel-ratio:1.25),(min-device-pixel-ratio:1.25){.gbii::before{content:url(//ssl.gstatic.com/gb/images/silhouette_27.png)}.gbip::before{content:url(//ssl.gstatic.com/gb/images/silhouette_96.png)}}</text:p>
          </table:table-cell>
        </table:table-row>
        <table:table-row>
          <table:table-cell table:style-name="Table1.A1" office:value-type="string">
            <text:p text:style-name="P5">.gbii{background-image:url(//ssl.gstatic.com/gb/images/silhouette_27.png)}.gbip{background-image:url(//ssl.gstatic.com/gb/images/silhouette_96.png)}@media (min-resolution:1.25dppx),(-o-min-device-pixel-ratio:5/4),(-webkit-min-device-pixel-ratio:1.25),(min-device-pixel-ratio:1.25){.gbii{background-image:url(//ssl.gstatic.com/gb/images/silhouette_27.png)}.gbip{background-image:url(//ssl.gstatic.com/gb/images/silhouette_96.png)}}</text:p>
          </table:table-cell>
        </table:table-row>
        <table:table-row>
          <table:table-cell table:style-name="Table1.A1" office:value-type="string">
            <text:p text:style-name="P5">&lt;/style&gt;&lt;style data-jiis="cc" id="gstyle"&gt;html,body{height:100%;margin:0}#viewport{min-height:100%;position:relative;width:100%}.content{padding-bottom:35px}#footer{bottom:0;font-size:10pt;height:35px;position:absolute;width:100%}#gog{padding:3px 8px 0}.gac_m td{line-height:17px}body,td,a,p,.h{font-family:arial,sans-serif}.h{color:#1a0dab;font-size:20px}.q{color:#00c}.ts td{padding:0}.ts{border-collapse:collapse}em{font-weight:bold;font-style:normal}.ds{display:inline-block;}span.ds{margin:3px 0 4px;margin-left:4px}.ctr-p{margin:0 auto;min-width:980px}a.gb1,a.gb2,a.gb3,a.gb4{color:#11c !important}body{background:#fff;color:#222}a{color:#1a0dab;text-decoration:none}a:hover,a:active{text-decoration:underline}.fl a{color:#1a0dab}a:visited{color:#609}a.gb1,a.gb4{text-decoration:underline}a.gb3:hover{text-decoration:none}#ghead a.gb2:hover{color:#fff !important}.sblc{padding-top:5px}.sblc a{display:block;margin:2px 0;margin-left:13px;font-size:11px}.lsbb{height:30px;display:block}.ftl,#footer a{color:#666;margin:2px 10px 0}#footer a:active{color:#dd4b39}.lsb{border:none;color:#000;cursor:pointer;height:30px;margin:0;outline:0;vertical-align:top}.lst:focus{outline:none}body,html{font-size:small}h1,ol,ul,li{margin:0;padding:0}.nojsv{visibility:hidden}.hp #logocont.nojsv{display:none}#body,#footer{display:block}.igehp{display:none}#flci{float:left;margin-left:0;text-align:left;width:0}#fll{float:right;text-align:right;width:100%}#ftby{padding-left:0}#ftby&gt;div,#fll&gt;div,#footer a{display:inline-block}@media only screen and (min-width:1222px){#ftby{margin:0 44px}}.logo-subtext{color:#4285f4;font:16px/16px roboto-regular, arial, sans-serif;left:215px;position:relative;top:76px;white-space:nowrap}&lt;/style&gt;&lt;style&gt;#ss-box{background:#fff;border:1px solid;border-color:#c9d7f1 #36c #36c #a2bae7;left:0;margin-top:.1em;position:absolute;visibility:hidden;z-index:103}#ss-box a{display:block;padding:.2em .31em;text-decoration:none}#ss-box a:hover{background:#4d90fe;color:#fff !important}a.ss-selected{color:#222 !important;font-weight:bold}a.ss-unselected{color:#1a0dab !important}.ss-selected .mark{display:inline}.ss-unselected .mark{visibility:hidden}#ss-barframe{background:#fff;left:0;position:absolute;visibility:hidden;z-index:100}.gl{white-space:nowrap}.big .tsf-p{padding-left:126px;padding-right:352px}.hp .tsf-p{padding-left:173px;padding-right:173px}.hp #tsf{margin:0 auto;width:833px}#tsf{width:833px}.big #tsf,.hp .big #tsf{width:1139px}.tsf-p{padding-left:126px;padding-right:46px}.hp .big .tsf-p{padding-left:284px;padding-right:284px}#fkbx-tchm{}.fkbx-chm{}.fkbx-chme{}#fkbx-chmer{}#fkbx-chmed{}.fkbx-chmt{}#fkbx-chmtr{}.chw-oc{}#chw-o{}#fkbx-tchm{display:none}.fkbx-chm{line-height:22px;text-align:center}.fkbx-chm a{color:#1a0dab;cursor:pointer;margin:5px}._gSc{background:url(data:image/gif;base64,R0lGODlhEAAQAKIHAPzu7PfT0Oh5cfGtqONbUuBLQeBKP////yH5BAEAAAcALAAAAAAQABAAAANKeLrcfkAI8NowZtQFCCbUJmCYsAWFAQBGEVSjyhqmc2HBnDUdGQQkEOOGA5I0CkCKxMQUQjEnAMU0GUkuZTPgaRaWTEK0Sa5tGgkAOw==) no-repeat center;display:inline-block;height:16px;width:16px}#chw-o{display:none}#chw-o a{color:#4285F4;line-height:31px}.chw-oc{font-size:13px;padding:20px !important;text-align:left;width:400px}._mSc{color:#000;font-size:16px;font-weight:bold}._kSc{color:#555}._dKb{border-radius:2px;cursor:pointer;font-size:12px;line-height:27px;margin:0;padding-left:14px;padding-right:14px}#chw-o ._dKb{float:right;margin-left:10px}._k3{background-color:#f9f9f9;border:1px solid #bdbdbd;color:#000}._k3:hover{background-color:#fcfcfc}._k3:active,._k3:hover,._k3:focus{border-color:#3e7ef8}._k3:active{background-color:#e6e6e6}._WW{background-color:#5a97ff;border:1px solid #2558b0;color:#fff}._WW:hover{background-color:#629cff}._WW:hover,._WW:focus{box-shadow:inset 0 0 1px}._WW:active,._qyd:focus,._WW:hover{border-color:#2352a2}._WW:active{background-color:#4279d8}&lt;/style&gt;&lt;script&gt;var _gjwl=location;function _gjuc(){var a=_gjwl.href.indexOf("#");return 0&lt;=a&amp;&amp;(a=_gjwl.href.substring(a+1),/(^|&amp;)q=/.test(a)&amp;&amp;-1==a.indexOf("#")&amp;&amp;!/(^|&amp;)cad=h($|&amp;)/.test(a))?(_gjwl.replace("/search?"+a.replace(/(^|&amp;)fp=[^&amp;]*/g,"")+"&amp;cad=h"),1):0}function _gjh(){!_gjuc()&amp;&amp;google.x({id:"GJH"},function(){google.nav&amp;&amp;google.nav.gjh&amp;&amp;google.nav.gjh()})};(function(){function b(){if(!google.dcl){google.dcl=!0;for(var a;a=c.shift();)a()}}var c=[function(){google.c&amp;&amp;google.tick("load","dcl")}];google.dcl=!1;google.dclc=function(a){google.dcl?a():c.push(a)};window.addEventListener?(document.addEventListener("DOMContentLoaded",b,!1),window.addEventListener("load",b,!1)):window.attachEvent&amp;&amp;window.attachEvent("onload",b)})();window.rwt=function(a,g,h,n,o,i,c,p,j,d){return true};</text:p>
          </table:table-cell>
        </table:table-row>
        <table:table-row>
          <table:table-cell table:style-name="Table1.A1" office:value-type="string">
            <text:p text:style-name="P5">(window['gbar']=window['gbar']||{})._CONFIG=[[[0,"www.gstatic.com","og.og2.en_US.9zbiz5bvJDc.O","com.mm","en","1",0,[3,2,".40.64.","","1300102,3700303,3700388","1455147375","0"],"40400","Ef7HVpHvBsSwmAWv2o_gBA",0,0,"og.og2.xs64ml6u0wad.L.W.O","AA2YrTttVKqvr1FYHsbVAI7E5ltriJkSlQ","AA2YrTue2upm9YtcZcSzBbCqKWe9RnFULA","",2,0,200,"THA"],null,0,["m;/_/scs/abc-static/_/js/k=gapi.gapi.en.73CODytQm18.O/m=__features__/am=AAQ/rt=j/d=1/rs=AHpOoo_oUuymWPUqneZS_mOrlV9L5nz06Q","https://apis.google.com","","","","",null,1,"es_plusone_gc_20160210.0_p0","en"],["1","gci_91f30755d6a6b787dcc2a4062e6e9824.js","googleapis.client:plusone:gapi.iframes","","en"],null,null,null,[0.009999999776482582,"com.mm","1",[null,"","w",null,1,5184000,1,0],null,[["","","",0,0,-1]],[null,0,0],0,null,null,["5061451","google\\.(com|ru|ca|by|kz|com\\.mx|com\\.tr)$",1]],null,[0,0,0,null,"","","",""],[1,0.001000000047497451,1],[1,0.1000000014901161,2,1],[0,"",null,"",0,"There was an error loading your Marketplace apps.","You have no Marketplace apps.",0,[1,"https://www.google.com.mm/webhp?tab=ww","Search","","0 -276px",null,0],null,null,1,0],[1],[0,1,["lg"],1,["lat"]],[["","","","","","","","","","","","","","","","","","","","def","","","","","",""],[""]],null,null,null,[30,127,1,0,60],null,null,null,null,null,[1,0]]];(window['gbar']=window['gbar']||{})._DPG=[{'_fdm_':['_r'],'dbg':['sy10','sy11','sy12','sy13','sy5','sy9'],'def':['sy10','sy11','sy12','sy14','sy15','sy16','sy17','sy18','sy20','sy21','sy22','sy24','sy25','sy27','sy29','sy5','sy6','sy7','sy9'],'drt':['sy5','sy6','sy7','sy8','sy9'],'fg':['sy10','sy12','sy14','sy16','sy27','sy29','sy5','sy7'],'fot':['sy10','sy11','sy12','sy14','sy15','sy16','sy17','sy18','sy20','sy21','sy22','sy5','sy9'],'ig':['sy10','sy11','sy12','sy14','sy16','sy18','sy20','sy21','sy22','sy5','sy9'],'in':['_r'],'jb':['sy5','sy6','sy7','sy8','sy9'],'lat':['sy10','sy11','sy12','sy14','sy16','sy17','sy18','sy20','sy21','sy24','sy25','sy29','sy5','sy6','sy7','sy9'],'lg':['sy10','sy11','sy12','sy14','sy20','sy5','sy9'],'sg':['sy12'],'sy10':['sy5'],'sy11':['sy10','sy5'],'sy12':['_r'],'sy13':['sy10','sy12','sy5'],'sy14':['sy10','sy5'],'sy15':['sy10','sy14','sy17','sy20','sy22','sy5'],'sy16':['sy10','sy14','sy5'],'sy17':['sy14','sy18'],'sy18':['sy5'],'sy20':['sy10','sy11','sy12','sy14','sy5','sy9'],'sy21':['sy10','sy11','sy20','sy5'],'sy22':['sy10','sy14'],'sy24':['sy12','sy5','sy6','sy7','sy9'],'sy25':['sy10','sy14','sy16','sy17','sy20','sy24','sy29','sy5','sy6','sy7','sy9'],'sy27':['sy10','sy14','sy16','sy29','sy5'],'sy29':['sy5','sy7'],'sy5':['_r'],'sy6':['sy5','sy7'],'sy7':['_r'],'sy8':['sy5','sy6'],'sy9':['sy5']}];(window['gbar']=window['gbar']||{})._LDD=["in","fot"];this.gbar_=this.gbar_||{};(function(_){var window=this;</text:p>
          </table:table-cell>
        </table:table-row>
        <table:table-row>
          <table:table-cell table:style-name="Table1.A1" office:value-type="string">
            <text:p text:style-name="P5">try{</text:p>
          </table:table-cell>
        </table:table-row>
        <table:table-row>
          <table:table-cell table:style-name="Table1.A1" office:value-type="string">
            <text:p text:style-name="P5">var ga,ha;_.aa=_.aa||{};_.m=this;_.n=function(a){return void 0!==a};_.q=function(a,c){for(var d=a.split("."),e=c||_.m,f;f=d.shift();)if(null!=e[f])e=e[f];else return null;return e};_.ba=function(a){a.R=function(){return a.te?a.te:a.te=new a}};</text:p>
          </table:table-cell>
        </table:table-row>
        <table:table-row>
          <table:table-cell table:style-name="Table1.A1" office:value-type="string">
            <text:p text:style-name="P5">_.ca=function(a){var c=typeof a;if("object"==c)if(a){if(a instanceof Array)return"array";if(a instanceof Object)return c;var d=Object.prototype.toString.call(a);if("[object Window]"==d)return"object";if("[object Array]"==d||"number"==typeof a.length&amp;&amp;"undefined"!=typeof a.splice&amp;&amp;"undefined"!=typeof a.propertyIsEnumerable&amp;&amp;!a.propertyIsEnumerable("splice"))return"array";if("[object Function]"==d||"undefined"!=typeof a.call&amp;&amp;"undefined"!=typeof a.propertyIsEnumerable&amp;&amp;!a.propertyIsEnumerable("call"))return"function"}else return"null";</text:p>
          </table:table-cell>
        </table:table-row>
        <table:table-row>
          <table:table-cell table:style-name="Table1.A1" office:value-type="string">
            <text:p text:style-name="P5">else if("function"==c&amp;&amp;"undefined"==typeof a.call)return"object";return c};_.da=function(a){return"array"==_.ca(a)};_.t=function(a){return"string"==typeof a};_.ea="closure_uid_"+(1E9*Math.random()&gt;&gt;&gt;0);ga=function(a,c,d){return a.call.apply(a.bind,arguments)};</text:p>
          </table:table-cell>
        </table:table-row>
        <table:table-row>
          <table:table-cell table:style-name="Table1.A1" office:value-type="string">
            <text:p text:style-name="P5">ha=function(a,c,d){if(!a)throw Error();if(2&lt;arguments.length){var e=Array.prototype.slice.call(arguments,2);return function(){var d=Array.prototype.slice.call(arguments);Array.prototype.unshift.apply(d,e);return a.apply(c,d)}}return function(){return a.apply(c,arguments)}};_.v=function(a,c,d){_.v=Function.prototype.bind&amp;&amp;-1!=Function.prototype.bind.toString().indexOf("native code")?ga:ha;return _.v.apply(null,arguments)};_.w=Date.now||function(){return+new Date};</text:p>
          </table:table-cell>
        </table:table-row>
        <table:table-row>
          <table:table-cell table:style-name="Table1.A1" office:value-type="string">
            <text:p text:style-name="P5">_.x=function(a,c){var d=a.split("."),e=_.m;d[0]in e||!e.execScript||e.execScript("var "+d[0]);for(var f;d.length&amp;&amp;(f=d.shift());)!d.length&amp;&amp;_.n(c)?e[f]=c:e[f]?e=e[f]:e=e[f]={}};_.y=function(a,c){function d(){}d.prototype=c.prototype;a.K=c.prototype;a.prototype=new d;a.prototype.constructor=a;a.Vh=function(a,d,g){for(var h=Array(arguments.length-2),l=2;l&lt;arguments.length;l++)h[l-2]=arguments[l];return c.prototype[d].apply(a,h)}};</text:p>
          </table:table-cell>
        </table:table-row>
        <table:table-row>
          <table:table-cell table:style-name="Table1.A1" office:value-type="string">
            <text:p text:style-name="P5">var ia=function(a,c,d){this.A=a;this.o=!1;this.b=c;this.w=d};ia.prototype.Sa=function(a){if(this.o)throw Error("b`"+this.b);try{a.apply(this.A,this.w),this.o=!0}catch(c){}};_.z=function(){this.Ua=this.Ua;this.Ra=this.Ra};_.z.prototype.Ua=!1;_.z.prototype.isDisposed=function(){return this.Ua};_.z.prototype.da=function(){this.Ua||(this.Ua=!0,this.N())};_.z.prototype.N=function(){if(this.Ra)for(;this.Ra.length;)this.Ra.shift()()};</text:p>
          </table:table-cell>
        </table:table-row>
        <table:table-row>
          <table:table-cell table:style-name="Table1.A1" office:value-type="string">
            <text:p text:style-name="P5">var ja=function(a){_.z.call(this);this.w=a;this.b=[];this.o={}};_.y(ja,_.z);ja.prototype.A=function(a){var c=(0,_.v)(function(){var c=Array.prototype.slice.call(arguments);this.b.push(new ia(this.w,a,c))},this);return this.o[a]=c};</text:p>
          </table:table-cell>
        </table:table-row>
        <table:table-row>
          <table:table-cell table:style-name="Table1.A1" office:value-type="string">
            <text:p text:style-name="P5">ja.prototype.Sa=function(){for(var a=this.b.length,c=this.b,d=[],e=0;e&lt;a;++e){var f=c[e].b,g;a:{g=this.w;for(var h=f.split("."),l=h.length,p=0;p&lt;l;++p)if(g[h[p]])g=g[h[p]];else{g=null;break a}g=g instanceof Function?g:null}if(g&amp;&amp;g!=this.o[f])try{c[e].Sa(g)}catch(r){}else d.push(c[e])}this.b=d.concat(c.slice(a))};</text:p>
          </table:table-cell>
        </table:table-row>
        <table:table-row>
          <table:table-cell table:style-name="Table1.A1" office:value-type="string">
            <text:p text:style-name="P5">_.ka=function(a){if(Error.captureStackTrace)Error.captureStackTrace(this,_.ka);else{var c=Error().stack;c&amp;&amp;(this.stack=c)}a&amp;&amp;(this.message=String(a))};_.y(_.ka,Error);_.ka.prototype.name="CustomError";var ma;_.la=String.prototype.trim?function(a){return a.trim()}:function(a){return a.replace(/^[\s\xa0]+|[\s\xa0]+$/g,"")};</text:p>
          </table:table-cell>
        </table:table-row>
        <table:table-row>
          <table:table-cell table:style-name="Table1.A1" office:value-type="string">
            <text:p text:style-name="P5">_.na=function(a,c){for(var d=0,e=(0,_.la)(String(a)).split("."),f=(0,_.la)(String(c)).split("."),g=Math.max(e.length,f.length),h=0;0==d&amp;&amp;h&lt;g;h++){var l=e[h]||"",p=f[h]||"",r=RegExp("(\\d*)(\\D*)","g"),u=RegExp("(\\d*)(\\D*)","g");do{var D=r.exec(l)||["","",""],fa=u.exec(p)||["","",""];if(0==D[0].length&amp;&amp;0==fa[0].length)break;d=ma(0==D[1].length?0:(0,window.parseInt)(D[1],10),0==fa[1].length?0:(0,window.parseInt)(fa[1],10))||ma(0==D[2].length,0==fa[2].length)||ma(D[2],fa[2])}while(0==d)}return d}; ma=function(a,c){return a&lt;c?-1:a&gt;c?1:0};</text:p>
          </table:table-cell>
        </table:table-row>
        <table:table-row>
          <table:table-cell table:style-name="Table1.A1" office:value-type="string">
            <text:p text:style-name="P5">_.oa=Array.prototype.indexOf?function(a,c,d){return Array.prototype.indexOf.call(a,c,d)}:function(a,c,d){d=null==d?0:0&gt;d?Math.max(0,a.length+d):d;if(_.t(a))return _.t(c)&amp;&amp;1==c.length?a.indexOf(c,d):-1;for(;d&lt;a.length;d++)if(d in a&amp;&amp;a[d]===c)return d;return-1};_.pa=Array.prototype.forEach?function(a,c,d){Array.prototype.forEach.call(a,c,d)}:function(a,c,d){for(var e=a.length,f=_.t(a)?a.split(""):a,g=0;g&lt;e;g++)g in f&amp;&amp;c.call(d,f[g],g,a)};</text:p>
          </table:table-cell>
        </table:table-row>
        <table:table-row>
          <table:table-cell table:style-name="Table1.A1" office:value-type="string">
            <text:p text:style-name="P5">_.qa=Array.prototype.filter?function(a,c,d){return Array.prototype.filter.call(a,c,d)}:function(a,c,d){for(var e=a.length,f=[],g=0,h=_.t(a)?a.split(""):a,l=0;l&lt;e;l++)if(l in h){var p=h[l];c.call(d,p,l,a)&amp;&amp;(f[g++]=p)}return f};_.ra=Array.prototype.map?function(a,c,d){return Array.prototype.map.call(a,c,d)}:function(a,c,d){for(var e=a.length,f=Array(e),g=_.t(a)?a.split(""):a,h=0;h&lt;e;h++)h in g&amp;&amp;(f[h]=c.call(d,g[h],h,a));return f};</text:p>
          </table:table-cell>
        </table:table-row>
        <table:table-row>
          <table:table-cell table:style-name="Table1.A1" office:value-type="string">
            <text:p text:style-name="P5">_.sa=Array.prototype.reduce?function(a,c,d,e){e&amp;&amp;(c=(0,_.v)(c,e));return Array.prototype.reduce.call(a,c,d)}:function(a,c,d,e){var f=d;(0,_.pa)(a,function(d,h){f=c.call(e,f,d,h,a)});return f};_.ta=Array.prototype.some?function(a,c,d){return Array.prototype.some.call(a,c,d)}:function(a,c,d){for(var e=a.length,f=_.t(a)?a.split(""):a,g=0;g&lt;e;g++)if(g in f&amp;&amp;c.call(d,f[g],g,a))return!0;return!1};</text:p>
          </table:table-cell>
        </table:table-row>
        <table:table-row>
          <table:table-cell table:style-name="Table1.A1" office:value-type="string">
            <text:p text:style-name="P5">var Ba;_.ua=function(){this.b={};this.o={}};_.ba(_.ua);_.wa=function(a,c){a.R=function(){return _.va(_.ua.R(),c)};a.yh=function(){return _.ua.R().b[c]||null}};_.xa=function(a){return _.va(_.ua.R(),a)};_.za=function(a,c){var d=_.ua.R();if(a in d.b){if(d.b[a]!=c)throw new ya(a);}else{d.b[a]=c;var e=d.o[a];if(e)for(var f=0,g=e.length;f&lt;g;f++)e[f].b(d.b,a);delete d.o[a]}};_.va=function(a,c){if(c in a.b)return a.b[c];throw new Aa(c);};Ba=function(a){_.ka.call(this);this.A=a};_.y(Ba,_.ka); var ya=function(a){Ba.call(this,a)};_.y(ya,Ba);var Aa=function(a){Ba.call(this,a)};_.y(Aa,Ba);</text:p>
          </table:table-cell>
        </table:table-row>
        <table:table-row>
          <table:table-cell table:style-name="Table1.A1" office:value-type="string">
            <text:p text:style-name="P5">var Da;_.Ca="bbh bbr bbs has prm sngw so".split(" ");Da=new ja(_.m);_.za("api",Da);</text:p>
          </table:table-cell>
        </table:table-row>
        <table:table-row>
          <table:table-cell table:style-name="Table1.A1" office:value-type="string">
            <text:p text:style-name="P5">for(var Ea="addExtraLink addLink aomc asmc close cp.c cp.l cp.me cp.ml cp.rc cp.rel ela elc elh gpca gpcr lGC lPWF ldb mls noam paa pc pca pcm pw.clk pw.hvr qfaae qfaas qfaau qfae qfas qfau qfhi qm qs qsi rtl sa setContinueCb snaw sncw som sp spd spn spp sps tsl tst up.aeh up.aop up.dpc up.iic up.nap up.r up.sl up.spd up.tp upel upes upet".split(" ").concat(_.Ca),Fa=(0,_.v)(Da.A,Da),Ga=0;Ga&lt;Ea.length;Ga++){var Ha="gbar."+Ea[Ga];null==_.q(Ha,window)&amp;&amp;_.x(Ha,Fa(Ha))}_.x("gbar.up.gpd",function(){return""});</text:p>
          </table:table-cell>
        </table:table-row>
        <table:table-row>
          <table:table-cell table:style-name="Table1.A1" office:value-type="string">
            <text:p text:style-name="P5">a:{var Ja=_.m.navigator;if(Ja){var Ka=Ja.userAgent;if(Ka){_.Ia=Ka;break a}}_.Ia=""}_.A=function(a){return-1!=_.Ia.indexOf(a)};var La=function(){return _.A("Opera")||_.A("OPR")},Ma=function(){return(_.A("Chrome")||_.A("CriOS"))&amp;&amp;!La()&amp;&amp;!_.A("Edge")};_.Na=function(){return _.A("iPhone")&amp;&amp;!_.A("iPod")&amp;&amp;!_.A("iPad")};var Sa,$a,ab,fb,ib,gb;_.Oa=La();_.B=_.A("Trident")||_.A("MSIE");_.Pa=_.A("Edge");_.Qa=_.Pa||_.B;_.Ra=_.A("Gecko")&amp;&amp;!(-1!=_.Ia.toLowerCase().indexOf("webkit")&amp;&amp;!_.A("Edge"))&amp;&amp;!(_.A("Trident")||_.A("MSIE"))&amp;&amp;!_.A("Edge");_.C=-1!=_.Ia.toLowerCase().indexOf("webkit")&amp;&amp;!_.A("Edge");Sa=_.m.navigator||null;_.Ta=Sa&amp;&amp;Sa.platform||"";_.Ua=_.A("Macintosh");_.Va=_.A("Windows");_.Wa=_.A("Linux")||_.A("CrOS");_.Xa=_.A("Android");_.Ya=_.Na();_.Za=_.A("iPad");</text:p>
          </table:table-cell>
        </table:table-row>
        <table:table-row>
          <table:table-cell table:style-name="Table1.A1" office:value-type="string">
            <text:p text:style-name="P5">$a=function(){var a=_.m.document;return a?a.documentMode:void 0};a:{var bb="",cb=function(){var a=_.Ia;if(_.Ra)return/rv\:([^\);]+)(\)|;)/.exec(a);if(_.Pa)return/Edge\/([\d\.]+)/.exec(a);if(_.B)return/\b(?:MSIE|rv)[: ]([^\);]+)(\)|;)/.exec(a);if(_.C)return/WebKit\/(\S+)/.exec(a);if(_.Oa)return/(?:Version)[ \/]?(\S+)/.exec(a)}();cb&amp;&amp;(bb=cb?cb[1]:"");if(_.B){var db=$a();if(null!=db&amp;&amp;db&gt;(0,window.parseFloat)(bb)){ab=String(db);break a}}ab=bb}_.eb=ab;fb={}; _.E=function(a){return fb[a]||(fb[a]=0&lt;=_.na(_.eb,a))};_.hb=function(a){return Number(gb)&gt;=a};ib=_.m.document;gb=ib&amp;&amp;_.B?$a()||("CSS1Compat"==ib.compatMode?(0,window.parseInt)(_.eb,10):5):void 0;</text:p>
          </table:table-cell>
        </table:table-row>
        <table:table-row>
          <table:table-cell table:style-name="Table1.A1" office:value-type="string">
            <text:p text:style-name="P5">_.jb=_.A("Firefox");_.kb=_.Na()||_.A("iPod");_.lb=_.A("iPad");_.mb=_.A("Android")&amp;&amp;!(Ma()||_.A("Firefox")||La()||_.A("Silk"));_.nb=Ma();_.ob=_.A("Safari")&amp;&amp;!(Ma()||_.A("Coast")||La()||_.A("Edge")||_.A("Silk")||_.A("Android"))&amp;&amp;!(_.Na()||_.A("iPad")||_.A("iPod"));</text:p>
          </table:table-cell>
        </table:table-row>
        <table:table-row>
          <table:table-cell table:style-name="Table1.A1" office:value-type="string">
            <text:p text:style-name="P5">var pb=null;var rb,qb,ub,vb,tb;_.sb=function(a){var c=[];qb(new rb,a,c);return c.join("")};rb=function(){};</text:p>
          </table:table-cell>
        </table:table-row>
        <table:table-row>
          <table:table-cell table:style-name="Table1.A1" office:value-type="string">
            <text:p text:style-name="P5">qb=function(a,c,d){if(null==c)d.push("null");else{if("object"==typeof c){if(_.da(c)){var e=c;c=e.length;d.push("[");for(var f="",g=0;g&lt;c;g++)d.push(f),qb(a,e[g],d),f=",";d.push("]");return}if(c instanceof String||c instanceof Number||c instanceof Boolean)c=c.valueOf();else{d.push("{");f="";for(e in c)Object.prototype.hasOwnProperty.call(c,e)&amp;&amp;(g=c[e],"function"!=typeof g&amp;&amp;(d.push(f),tb(e,d),d.push(":"),qb(a,g,d),f=","));d.push("}");return}}switch(typeof c){case "string":tb(c,d);break;case "number":d.push((0,window.isFinite)(c)&amp;&amp;</text:p>
          </table:table-cell>
        </table:table-row>
        <table:table-row>
          <table:table-cell table:style-name="Table1.A1" office:value-type="string">
            <text:p text:style-name="P5">!(0,window.isNaN)(c)?String(c):"null");break;case "boolean":d.push(String(c));break;case "function":d.push("null");break;default:throw Error("f`"+typeof c);}}};ub={'"':'\\"',"\\":"\\\\","/":"\\/","\b":"\\b","\f":"\\f","\n":"\\n","\r":"\\r","\t":"\\t","\x0B":"\\u000b"};vb=/\uffff/.test("\uffff")?/[\\\"\x00-\x1f\x7f-\uffff]/g:/[\\\"\x00-\x1f\x7f-\xff]/g;tb=function(a,c){c.push('"',a.replace(vb,function(a){var c=ub[a];c||(c="\\u"+(a.charCodeAt(0)|65536).toString(16).substr(1),ub[a]=c);return c}),'"')};</text:p>
          </table:table-cell>
        </table:table-row>
        <table:table-row>
          <table:table-cell table:style-name="Table1.A1" office:value-type="string">
            <text:p text:style-name="P5">var xb;_.F=function(){};xb="function"==typeof window.Uint8Array;_.G=function(a,c,d,e,f){a.b=null;c||(c=d?[d]:[]);a.H=d?String(d):void 0;a.D=0===d?-1:0;a.o=c;a:{if(a.o.length&amp;&amp;(c=a.o.length-1,(d=a.o[c])&amp;&amp;"object"==typeof d&amp;&amp;!_.da(d))){a.C=c-a.D;a.A=d;break a}-1&lt;e?(a.C=e,a.A=null):a.C=Number.MAX_VALUE}if(f)for(e=0;e&lt;f.length;e++)c=f[e],c&lt;a.C?(c+=a.D,a.o[c]=a.o[c]||_.yb):a.A[c]=a.A[c]||_.yb};_.yb=[];</text:p>
          </table:table-cell>
        </table:table-row>
        <table:table-row>
          <table:table-cell table:style-name="Table1.A1" office:value-type="string">
            <text:p text:style-name="P5">_.H=function(a,c){if(c&lt;a.C){var d=c+a.D,e=a.o[d];return e===_.yb?a.o[d]=[]:e}e=a.A[c];return e===_.yb?a.A[c]=[]:e};_.I=function(a,c,d){a.b||(a.b={});if(!a.b[d]){var e=_.H(a,d);e&amp;&amp;(a.b[d]=new c(e))}return a.b[d]};_.F.prototype.Qa=function(){return this.o};var zb=_.m.JSON&amp;&amp;_.m.JSON.stringify||"object"===typeof JSON&amp;&amp;JSON.stringify;</text:p>
          </table:table-cell>
        </table:table-row>
        <table:table-row>
          <table:table-cell table:style-name="Table1.A1" office:value-type="string">
            <text:p text:style-name="P5">_.F.prototype.w=xb?function(){var a=window.Uint8Array.prototype.toJSON;window.Uint8Array.prototype.toJSON=function(){if(!pb){pb={};for(var a=0;65&gt;a;a++)pb[a]="ABCDEFGHIJKLMNOPQRSTUVWXYZabcdefghijklmnopqrstuvwxyz0123456789+/=".charAt(a)}for(var a=pb,c=[],f=0;f&lt;this.length;f+=3){var g=this[f],h=f+1&lt;this.length,l=h?this[f+1]:0,p=f+2&lt;this.length,r=p?this[f+2]:0,u=g&gt;&gt;2,g=(g&amp;3)&lt;&lt;4|l&gt;&gt;4,l=(l&amp;15)&lt;&lt;2|r&gt;&gt;6,r=r&amp;63;p||(r=64,h||(l=64));c.push(a[u],a[g],a[l],a[r])}return c.join("")};try{var c=zb.call(null,this.Qa())}finally{window.Uint8Array.prototype.toJSON= a}return c}:zb?function(){return zb.call(null,this.Qa())}:function(){return _.sb(this.Qa())};_.F.prototype.toString=function(){return this.o.toString()};</text:p>
          </table:table-cell>
        </table:table-row>
        <table:table-row>
          <table:table-cell table:style-name="Table1.A1" office:value-type="string">
            <text:p text:style-name="P5">_.Ab=function(a){_.G(this,a,0,-1,null)};_.y(_.Ab,_.F);_.J=function(a,c){return null!=a?!!a:!!c};_.K=function(a){var c;void 0==c&amp;&amp;(c="");return null!=a?a:c};_.L=function(a,c){void 0==c&amp;&amp;(c=0);return null!=a?a:c};var Bb=function(a){_.G(this,a,0,-1,null)};_.y(Bb,_.F);_.Cb=function(a){_.G(this,a,0,-1,null)};_.y(_.Cb,_.F);var Db=function(a){_.G(this,a,0,-1,null)};_.y(Db,_.F);Db.prototype.Vc=function(){return _.I(this,_.Cb,14)};var Eb=new Db(window.gbar&amp;&amp;window.gbar._CONFIG?window.gbar._CONFIG[0]:[[,,,,,,,[]],[],[],[],[],[],[],[],[],[],[],[],[],[],[],[],[],[],[]]),Fb;Fb=_.H(Eb,3);_.Gb=_.J(Fb);_.Hb=function(){};_.x("gbar_._DumpException",function(a){if(_.Gb)throw a;_.Hb(a)});var Ib=function(){this.o=!1;this.b=[]};Ib.prototype.w=function(a){if(!this.o){this.o=!0;for(var c=0;c&lt;this.b.length;c++)try{this.b[c]()}catch(d){a(d)}this.b=null;try{_.xa("api").Sa()}catch(d){}}};_.Jb=new Ib;var Kb=function(){_.z.call(this);this.Qg=Eb};_.y(Kb,_.z);_.wa(Kb,"cs");_.M=function(){return Kb.R().Qg};_.Lb=function(){return _.I(_.M(),Bb,1)||new Bb};_.za("cs",new Kb);var Mb=new function(){var a=_.Lb();this.b=_.I(a,_.Ab,8)||new _.Ab},Nb=_.L(_.H(Mb.b,2)),Ob=_.K(_.H(Mb.b,4)),Pb=_.K(_.H(Mb.b,3)),Qb=_.K(_.H(Mb.b,5)),Rb,Sb=Mb.b;Rb=null!=_.H(Sb,1)?_.H(Sb,1):1;_.x("gbar.bv",{n:Nb,r:Ob,f:Pb,e:Qb,m:_.L(Rb,1)});_.x("gbar.kn",function(){return!0});_.x("gbar.sb",function(){return!1});</text:p>
          </table:table-cell>
        </table:table-row>
        <table:table-row>
          <table:table-cell table:style-name="Table1.A1" office:value-type="string">
            <text:p text:style-name="P5">_.Ub=function(){this.b="";this.o=_.Tb};_.Ub.prototype.qb=!0;_.Tb={};_.Ub.prototype.ab=function(){return this.b};_.Vb=function(a){var c=new _.Ub;c.b=a;return c};_.Wb=_.Vb("");_.Zb=function(){this.b="";this.o=_.Xb};_.Zb.prototype.qb=!0;_.Zb.prototype.ab=function(){return this.b};_.Zb.prototype.hd=!0;_.Zb.prototype.Eb=function(){return 1};_.Xb={};_.$b=function(a){var c=new _.Zb;c.b=a;return c};_.$b("about:blank");_.bc=function(){this.b="";this.w=_.ac;this.o=null};_.bc.prototype.hd=!0;_.bc.prototype.Eb=function(){return this.o};_.bc.prototype.qb=!0;_.bc.prototype.ab=function(){return this.b};_.ac={};_.cc=function(a,c){var d=new _.bc;d.b=a;d.o=c;return d};_.cc("&lt;!DOCTYPE html&gt;",0);_.dc=_.cc("",0);_.ec=_.cc("&lt;br&gt;",0);</text:p>
          </table:table-cell>
        </table:table-row>
        <table:table-row>
          <table:table-cell table:style-name="Table1.A1" office:value-type="string">
            <text:p text:style-name="P5">_.fc=!_.B||_.hb(9);_.gc=!_.Ra&amp;&amp;!_.B||_.B&amp;&amp;_.hb(9)||_.Ra&amp;&amp;_.E("1.9.1");_.hc=_.B&amp;&amp;!_.E("9");_.ic=_.B||_.Oa||_.C;</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_.x("gbar.elr",function(){return{es:{f:152,h:60,m:30},mo:"md",vh:window.innerHeight||0,vw:window.innerWidth||0}});</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his.gbar_);</text:p>
          </table:table-cell>
        </table:table-row>
        <table:table-row>
          <table:table-cell table:style-name="Table1.A1" office:value-type="string">
            <text:p text:style-name="P5">// Google Inc.</text:p>
          </table:table-cell>
        </table:table-row>
        <table:table-row>
          <table:table-cell table:style-name="Table1.A1" office:value-type="string">
            <text:p text:style-name="P5">&lt;/script&gt;&lt;/head&gt;&lt;body class="hp vasq" onload="try{if(!google.j.b){document.f&amp;amp;&amp;amp;document.f.q.focus();document.gbqf&amp;amp;&amp;amp;document.gbqf.q.focus();}}catch(e){}if(document.images)new Image().src='/images/nav_logo242.png'" id="gsr"&gt;&lt;div class="ctr-p" id="viewport"&gt;&lt;div data-jiis="cc" id="doc-info"&gt;&lt;/div&gt;&lt;div data-jiis="cc" id="cst"&gt;&lt;style&gt;.fade #center_col,.fade #rhs,.fade #leftnav,.fade #brs,.fade #footcnt{filter:alpha(opacity=33.3);opacity:0.333}.fade-hidden #center_col,.fade-hidden #rhs,.fade-hidden #leftnav{visibility:hidden}.flyr-o,.flyr-w{position:absolute;background-color:#fff;z-index:3;display:block;}.flyr-o{filter:alpha(opacity=66.6);opacity:0.666}.flyr-w{filter:alpha(opacity=20.0);opacity:0.2}.flyr-h{filter:alpha(opacity=0);opacity:0}.flyr-c{display:none}.flt,.flt u,a.fl{text-decoration:none}.flt:hover,.flt:hover u,a.fl:hover{text-decoration:underline}#knavm{color:#4273db;display:inline;font:11px arial,sans-serif !important;left:-13px;position:absolute;top:2px;z-index:2}#pnprev #knavm{bottom:1px;top:auto}#pnnext #knavm{bottom:1px;left:40px;top:auto}a.noline{outline:0}.y.yp{display:none}.y.yf,.y.ys{display:block}.yi{}.s2er{}.s2fp{}.s2fp-h{}.s2ml{}.s2ra{}.s2tb{}.s2tb-h{}.spch{}.spchc{}.spch{background:#fff;height:100%;left:0;opacity:0;overflow:hidden;position:fixed;text-align:left;top:0;visibility:hidden;width:100%;z-index:10000;transition:visibility 0s linear 0.218s,opacity 0.218s,background-color 0.218s}.s2fp.spch{opacity:1;visibility:visible;transition-delay:0s}.s2tb-h.spch{background:rgba(255,255,255,0);opacity:0;visibility:hidden}.s2tb.spch{background:rgba(255,255,255,0);opacity:1;visibility:visible;transition-delay:0s}.close-button{color:#777;cursor:pointer;font-size:26px;right:0;height:11px;line-height:15px;margin:15px;opacity:.6;padding:0;position:absolute;top:0;width:15px}.close-button:hover{opacity:.8}.close-button:active{opacity:1}.google-logo{background:url(data:image/png;base64,iVBORw0KGgoAAAANSUhEUgAAALwAAABACAQAAAAKENVCAAAI/ElEQVR4Ae3ae3BU5RnH8e/ZTbIhhIRbRIJyCZcEk4ZyE4RBAiRBxRahEZBLQYUZAjIgoLUWB6wjKIK2MtAqOLVUKSqWQW0ZaOQq0IFAIZVrgFQhXAOShITEbHY7407mnPfc8u6ya2f0fN6/9rzvc87Z39nbed/l/8OhIKMDQ+hHKp1JJB6FKq5QQhH72MZ1IsDRhvkU4bds9WxlLNE4wqg9q6jBL9G+4knc/HB9qXmuG4goD89TjT+IVkimE/zt6sYh/EG3WmaiOMGHbgQ38YfY3ibKCV6GMabHWY0bo+Ps5jjnuYlCczrSk8Hcgd5U1rONoDnG48Ova2W8RGeMXAxiHfWakT4mOx81oRiG1/C5vYh47KSx5fZid4JvxxVd7MdIp3EK06kNNXYneIWtutgLaIasQUwkJE7wE3SxbycWR8SD93BOiL2YRBwRDN5FwOPchaqecZQTQQ4XAApz0FrFQSLPwQD8mlZNEt8L5841D62/cJVIi2cgPelEAlBOCYfYSxXymjKAXqSQAFRwloPspRp5dzOMHiTThEqK2c1OvGHIsg/30YUWKHzDKfZwEB+2xBn3gUSSwmA+MpluruYDySMPYD23TOrX0V/q+CPZYai+yHw8wKscbmhMD+IVfyevcMlkuvxXxGOphTD4Gi4iJ40C/DZtM12wk8Lfbes/oSN27mGPZW0RnVmvebxIMng3z1Bluddz5Mh9wm8icqZIzPHfZDxW8qhotL6cUVh5zP74XOBg0MEnsgW/bfMxzyIOYdgSIuV5/JJtPmZmSlb7mI6ZGTLVQQafSKHUvp7BxFxhSD6N8UsH4An5aT+J3mNB1T+K3hj8YQ/ezRbpvY3CYKEwYFLYgvfTkQZ9qTN8nS3lIdJJZwTLDdNztfwUrTTDp+hllmnqrxo+sLqi1dWwuFPKYnK5h0we5c/UhhT8fF1FHWsZTis8dGAyB4S+67RF5wVhwC/DGHxvAqI4Imyv50Vi0YpjsW4l4AAuGii63yE+lhCHVlOW6o79TxRN/ee64y/SHb8TO4MOvq3uYh6iO1oufiP0r0VnjtA9K4zBDzSdgKtjJGbyqBfG5dFguC62sZiZoLt0Qy3qvYzCKIZNQQYvXupdxGO0Rni5dLebl1wexuD7A4DuC+gprMwTxu2hwT+E7c9iZYEw7lMaiBPeczAXT3EQwcdwTbP1Eq3RiyaPvcIe/4igj9C5NYzBpwOQKmzbh4IVF4dMviOShHfCEdxYieKY8M5qCUCy8E4oxIWVnwcRfK4wdhqitiyk1JBHJc3UU4UT+HDRYADR1GEnB2s9WYrqssn41/BjxcdrrEOVzRogS4hqOfVY8fI6qzWXYTAbgRwUVMvwYeUzzpKCnMGobvIeDRTuZyajiMLoMG2oRONfwnV5kNDNFH5ZKAD8SbPtFrHYaSr8+nkLgCXC53sCdloJz+RlAFYJv5bisPOG9Cv+U+F+O6AZM4Sx2iz+QKZxWrgArSmEbiAIpwvQGdV/qMFOFUdRdTbUn6QCO9c4bajvJhy/GjuFyOqEqhhIZyUXWEk6esd4imTyKTIG/1e08kghNNEMR7WfgERUpTTmPKrmIdSXGupbiHu3dQFZCagy2MGXzCAekZcPySKDlVSYTwsf5QB9aeBiCWMJxcO0RPU5AW5UPuyJI9xhr/diz4ssF6ohGJXyFmu42Fj5MrTGMILgKTyHqpoCAipR3YE9cURFWOorUCVhrzWyKrFWwGg68hIXG<text:soft-page-break/>79uGziG1rt0IFhPcC+qj6gioARVJm7sRPMTVCWG+u54sBNHqm19Ji7sZCDrv5gp53ekkcNGvHJvGB+zdVd+M60JRi/eREt9VIQqgfuxM5Q4VEcM9R5ysfMAUaA78iFUzRmIfb2sw+j9m6m042lOEqS1hv+R3Y2svpSJCxJCn9hjR5ztywSgg7BtGwpWFHYLY+8CIB2/5Jppj5BvoE7Qz/a8bCVSrIv+quQrYCLVQl0NXVEpnBF6f4aVX+guvELAPmH7GMk/ZX1BgKJb2szBnEJBEMFHUyY841SsjGcr7bGVabLC8z6dsJPC3ww1sxE9LfTeoAdmeumOPkNzYcUb776Y6aebOh5Hg6m6l1MaZhYGOUn2sjD6MAmYyeIWfiqYhoKNLJNlaC/ryCUGvRhyWUedYfx7KIiack4XfZ5ujMI4XewlxIpzMEL04w31k3STtEW4NWd6Uugr4yFEHt4Ielo4iRvC+P20R6QwTZPnFtpjI4dKi5veAlbwLPnM4NesZDs3Tcd9RgxGIw3jdjCeO1FQSGYiuw39D6A1CJ+u/wsm0pZA/STDEnY9A9DKMtRvZjStAIVOzOJMSAsh+YaMltGXGEChHVPYr+s/igsbPTmHP8T2IR7MvW46voZa0+2voLfAor7GdPtz6C0yHVfNt4S+9KewwXTJ8xtumWyv5T6w14pNIYTu40VcWHHzvvSe3sWFnsIq6foVKCb1qyOw2N2EnZJ7+5aRSFAYS2lQp3maLOy5WS61pyW4MKOwCJ/E5X8BBTMuXsW+tpITQQYPcXws8Zyuk420eOZyQSqqy8zDg4yH+cp2T2cYjp1sim3rTzEEO4/YPKNL9AvpD00K+ZTbnZXwc1KSh9FspNrmDbSZicQirwmzLMI7Qb7EnjxM57hp/TGmEUNjEljAZUNtHW/TGvhA+J6QCx4gicVcNT2r7TyIgoEiGf+99CeVLiTSDKimjK85QSH7qCJ4Cr0YRi9SaI6fG5zlIAUcwS9d34Nsen9Xz3f1hRRQJF0fzVCyyaQdcZRzil18zCUAPtHc3s3mTYIRzWCGkEEH4vFSxmn2s5kSJDgOGP/l4Ii8aOHetzeOsIhiNAX0wVq28O3lwXHbklnIeQJ/PHJhQbh72YXjts3Eq4n0t5h7BL+mzcVx29Kpxy9E70IvV5h7qiEJRxiswC+0feTgJkAhg3d098S/J8IUfhziOUAaouscoYJmpNIO0WXSuYYjLLpxFb9U85KNI4wyKJWKfQKOMEtmm33sXCCbCHC4mMxZIWpx/aglEeNwM4J3KNb8jvmaDTxBIt8jhR8vD22IpYYr1PBD5HA4HP8DxVcxdwELEFUAAAAASUVORK5CYII=) no-repeat center;background-size:94px 32px;height:32px;width:94px;top:8px;opacity:0;float:right;left:255px;pointer-events:none;position:relative;transition:opacity .5s ease-in,left .5s ease-in}.s2tb .google-logo{opacity:0.54;left:270px;transition:opacity .5s ease-out,left .5s ease-out}.spchc{display:block;height:42px;position:absolute;pointer-events:none}.s2fp .spchc,.s2fp-h .spchc{margin:auto;margin-top:312px;max-width:572px;min-width:534px;padding:0 223px;position:relative;top:0}.s2tb .spchc,.s2tb-h .spchc{background:#fff;box-shadow:0 2px 6px rgba(0,0,0,0.2);margin:0;min-width:100%;overflow:hidden;padding:51px 0 50px 126px;position:absolute}._o3{height:100%;opacity:.1;pointer-events:none;width:100%;transition:opacity .318s ease-in}.s2tb-h ._o3,.s2tb ._o3{height:100%;width:572px;transition:opacity .318s ease-in}.s2ml ._o3,.s2ra ._o3,.s2er ._o3{opacity:1;transition:opacity 0s}.button{background-color:#fff;border:1px solid #eee;border-radius:100%;bottom:0;box-shadow:0 2px 5px rgba(0,0,0,.1);cursor:pointer;display:inline-block;left:0;opacity:0;pointer-events:none;position:absolute;right:0;top:0;transition:background-color 0.218s,border 0.218s,box-shadow 0.218s}.s2tb-h .button{left:-83px;opacity:0;pointer-events:none;position:absolute;top:-83px;transition-delay:0}.s2fp-h .button{opacity:0;pointer-events:none;position:absolute;transition-delay:0}.s2fp .button,.s2tb .button{opacity:1;pointer-events:auto;position:absolute;-webkit-transform:scale(1);transition-delay:0}.s2ra .button{background-color:#ff4444;border:0;box-shadow:none}._CMb{background-color:#dbdbdb;border-radius:100%;display:inline-block;height:301px;left:-69px;opacity:1;pointer-events:none;position:absolute;top:-69px;width:301px;-webkit-transform:scale(.01);transition:opacity 0.218s}.s2tb-h ._CMb,.s2tb ._CMb{height:151px;left:-28px;top:-28px;width:151px}._AM{float:right;pointer-events:none;position:relative;transition:-webkit-transform 0.218s,opacity 0.218s ease-in}.s2fp-h ._AM,.s2fp ._AM{height:165px;right:-70px;top:-70px;width:165px}.s2fp-h ._AM,.s2tb-h ._AM{-webkit-transform:scale(.1)}.s2fp ._AM,.s2tb ._AM{-webkit-transform:scale(1)}.s2tb-h ._AM,.s2tb ._AM{height:95px;right:-31px;top:-27px;width:95px}.s2ra .button:active{background-color:#cd0000}.button:active{background-color:#eee}._wPb{height:87px;left:43px;pointer-events:none;position:absolute;top:47px;width:42px;-webkit-transform:scale(1)}.s2tb-h ._wPb,.s2tb ._wPb{left:17px;top:7px;-webkit-transform:scale(.53)}._AUb{background-color:#999;border-radius:30px;height:46px;left:25px;pointer-events:none;position:absolute;width:24px}._Fjd{bottom:0;height:53px;left:11px;overflow:hidden;pointer-events:none;position:absolute;width:52px}._oXb{background-color:#999;bottom:14px;height:14px;left:22px;pointer-events:none;position:absolute;width:9px;z-index:1}._dWb{border:7px solid #999;border-radius:28px;bottom:27px;height:57px;pointer-events:none;position:absolute;width:38px;z-index:0}.s2ml ._AUb,.s2ml ._oXb{background-color:#f44}.s2ml ._dWb{border-color:#f44}.s2ra ._AUb,.s2ra ._oXb{background-color:#fff}.s2ra ._dWb{border-color:#fff}.spcht{}.spchta{}.spch-2l{}.spch-3l{}.spch-4l{}.spch-5l{}._gjb{pointer-events:none}.s2fp-h ._gjb,.s2fp ._gjb{position:absolute}.s2tb-h ._gjb,.s2tb ._gjb{position:relative}.spcht{font-weight:normal;line-height:1.2;opacity:0;pointer-events:none;position:absolute;text-align:left;-webkit-font-smoothing:antialiased;transition:opacity .1s ease-in,margin-left .5s ease-in,top 0s linear 0.218s}.s2fp-h .spcht{margin-left:44px}.s2tb-h .spcht{margin-left:32px}.s2fp-h .spcht,.s2fp .spcht{font-size:32px;left:-44px;top:-.2em;width:460px}.s2tb-h .spcht,.s2tb .spcht{font-size:27px;left:7px;top:.2em;width:490px}.s2fp .spcht,.s2tb .spcht{margin-left:0;opacity:1;transition:opacity .5s ease-out,margin-left .5s ease-out}.spchta{color:#1155cc;cursor:pointer;font-size:18px;font-weight:500;pointer-events:auto;text-decoration:underline}.spch-2l.spcht,.spch-3l.spcht,.spch-4l.spcht{transition:top 0.218s ease-out}.spch-2l.spcht{top:-.6em}.spch-3l.spcht{top:-1.3em}.spch-4l.spcht{top:-1.7em}.s2fp .spch-5l.spcht{top:-2.5em}.s2tb .spch-5l.spcht{font-size:24px;top:-1.7em;transition:font-size 0.218s ease-out}.s2wfp{}._ypc{margin-top:-100px;opacity:0;pointer-events:none;position:absolute;width:500px;transition:opacity 0.218s ease-in,margin-top .4s ease-in}.s2wfp ._ypc{margin-top:-300px;opacity:1;transition:opacity .5s ease-out 0.218s,margin-top 0.218s ease-out 0.218s}._zpc{box-shadow:0 1px 0px #4285F4;height:80px;left:0;margin:0;opacity:0;pointer-events:none;position:fixed;right:0;top:-80px;transition:opacity 0.218s,box-shadow 0.218s}.s2wfp ._zpc{box-shadow:0 1px 80px #4285F4;opacity:1;pointer-events:none;-webkit-animation:allow-alert .75s 0 infinite;-webkit-animation-direction:alternate;-webkit-animation-timing-function:ease-out;transition:opacity 0.218s,box-shadow 0.218s}@-webkit-keyframes allow-alert {from{opacity:1}to{opacity:.35}}&lt;/style&gt;&lt;/div&gt; &lt;a href="/setprefs?suggon=2&amp;amp;prev=http://www.google.com.mm/&amp;amp;sig=0_5pqJGff-aLFipPPblv3czKSI68o%3D" style="left:-1000em;position:absolute"&gt;Screen-reader users, click here to turn off Google Instant.&lt;/a&gt; &lt;textarea name="csi" id="csi" style="display:none"&gt;&lt;/textarea&gt;&lt;script&gt;if(google.j.b)document.body.style.visibility='hidden';&lt;/script&gt;&lt;div class="jhp" id="searchform"&gt;&lt;script&gt;(function(){var _j=1250;try{var s=document.getElementById('searchform');var w=document['body']&amp;&amp;document.body['offsetWidth'];if(s&amp;&amp;w&amp;&amp;w&gt;=_j){s.className+=' big';}</text:p>
          </table:table-cell>
        </table:table-row>
        <table:table-row>
          <table:table-cell table:style-name="Table1.A1" office:value-type="string">
            <text:p text:style-name="P5">}catch(e){}</text:p>
          </table:table-cell>
        </table:table-row>
        <table:table-row>
          <table:table-cell table:style-name="Table1.A1" office:value-type="string">
            <text:p text:style-name="P5">})();&lt;/script&gt; &lt;style&gt;#gb{font-size:13px}div#searchform{min-width:980px;z-index:103}div.sfbg,div.sfbgg{height:59px}.big form#tsf,form#tsf{width:auto;max-width:784px;overflow:hidden}#searchform.big&gt;#tsf{max-width:784px}.big div.tsf-p,form&gt;div.tsf-p{margin:-1px 0 0;padding-right:0}div#viewport{position:absolute;top:0;width:100%}div#searchform.jhp{margin-top:0}#searchform.big.jhp&gt;#tsf{max-width:none}.jhp&gt;#gb{position:absolute;top:-295px;right:0;width:100%}.jhp&gt;#tsf{max-width:none}&lt;/style&gt; &lt;div id="gb"&gt; &lt;div id="gbw"&gt; &lt;div style="top:0;left:0;right:0;width:100%"&gt; &lt;div class="gb_9a gb_Ne gb_R gb_Me gb_Qe"&gt;&lt;div class="gb_ye gb_R gb_Ne gb_Fe"&gt;&lt;div class="gb_Q gb_R"&gt;&lt;a class="gb_P" data-pid="23" href="https://mail.google.com/mail/?tab=wm" data-ved="0EMIuCBEoAA"&gt;Gmail&lt;/a&gt;&lt;/div&gt;&lt;div class="gb_Q gb_R"&gt;&lt;a class="gb_P" data-pid="2" href="http://www.google.com.mm/imghp?hl=en&amp;amp;tab=wi&amp;amp;ei=Ef7HVpHvBsSwmAWv2o_gBA&amp;amp;ved=0EKouCBIoAQ"&gt;Images&lt;/a&gt;&lt;/div&gt;&lt;/div&gt;&lt;div class="gb_8b gb_Ne gb_R"&gt;&lt;div class="gb_ga" id="gbsfw"&gt;&lt;/div&gt;&lt;div class="gb_ea gb_Wc gb_R" id="gbwa"&gt;&lt;div class="gb_jc"&gt;&lt;a class="gb_b gb_Nb" href="https://www.google.com.mm/intl/en/options/" title="Google apps" aria-expanded="false" tabindex="0" data-ved="0EL0nCBM"&gt;&lt;/a&gt;&lt;div class="gb_bb"&gt;&lt;/div&gt;&lt;div class="gb_ab"&gt;&lt;/div&gt;&lt;/div&gt;&lt;/div&gt;&lt;div class="gb_ze gb_R"&gt;&lt;div class="gb_jc"&gt;&lt;a class="gb_5d gb_Da gb_nb" id="gb_70" href="https://accounts.google.com/ServiceLogin?hl=en&amp;amp;passive=true&amp;amp;continue=http://www.google.com.mm/" target="_top"&gt;Sign in&lt;/a&gt;&lt;div class="gb_bb"&gt;&lt;/div&gt;&lt;div class="gb_ab"&gt;&lt;/div&gt;&lt;/div&gt;&lt;/div&gt;&lt;/div&gt;&lt;/div&gt; &lt;/div&gt; &lt;/div&gt; &lt;/div&gt; &lt;div class="sfbg nojsv" style="margin-top:-15px"&gt;&lt;div class="sfbgg"&gt;&lt;/div&gt;&lt;/div&gt;&lt;form class="tsf" action="/search" style="overflow:visible" id="tsf" method="GET" name="f" onsubmit="return q.value!=''" role="search"&gt;&lt;input value="psy-ab" name="sclient" type="hidden"&gt;&lt;div data-jibp="" data-jiis="uc" id="tophf"&gt;&lt;input name="site" value="" type="hidden"&gt;&lt;input name="source" type="hidden" value="hp"&gt;&lt;/div&gt;&lt;div class="tsf-p"&gt;&lt;div class="nojsv logocont" id="logocont"&gt;&lt;h1&gt;&lt;a id=logo href="http://www.google.com.mm/webhp?hl=en" title="Go to Google Home"&gt;&lt;img width=167 height=410 src="/images/nav_logo242.png" alt="Google"&gt;&lt;/a&gt;&lt;/h1&gt;&lt;/div&gt;&lt;div class="sfibbbc"&gt;&lt;div class="sbtc" id="sbtc"&gt;&lt;div class="sbibtd"&gt;&lt;div class="nojsv sfopt" id="sfopt"&gt;&lt;div class="lsd"&gt;&lt;div id=ss-bar style=white-space:nowrap;z-index:98 data-jiis=uc&gt;&lt;/div&gt;&lt;/div&gt;&lt;/div&gt;&lt;div class="sfsbc"&gt;&lt;div class="nojsb"&gt; &lt;div class="ds" id="sbds"&gt; &lt;div class="lsbb kpbb" id="sblsbb"&gt; &lt;button class="lsb" value="Search" aria-label="Google Search" name="btnG" type="submit"&gt; &lt;span class="sbico"&gt;&lt;/span&gt; &lt;/button&gt; &lt;/div&gt; &lt;/div&gt; &lt;/div&gt;&lt;/div&gt;&lt;div class="sbibod" id="sfdiv"&gt; &lt;input class="lst lst-tbb sbibps" id="lst-ib" maxlength="2048" name="q" autocomplete="off" title="Search" type="text" value="" aria-label="Search"&gt; &lt;/div&gt;&lt;/div&gt;&lt;/div&gt;&lt;div&gt;&lt;div id="pocs" style="display:none;left:0px;white-space:nowrap;position:absolute"&gt;&lt;div id="pocs0"&gt;&lt;span&gt;&lt;span&gt;Google&lt;/span&gt; Instant is unavailable. Press Enter to search.&lt;/span&gt;&amp;nbsp;&lt;a href="//support.google.com/websearch/answer/186645?hl=en-MM"&gt;Learn more&lt;/a&gt;&lt;/div&gt;&lt;div id="pocs1"&gt;&lt;span&gt;Google&lt;/span&gt; Instant is off due to connection speed. Press Enter to search.&lt;/div&gt;&lt;div id="pocs2"&gt;Press Enter to search.&lt;/div&gt;&lt;/div&gt;&lt;/div&gt;&lt;/div&gt;&lt;div class="jsb" style="padding-top:18px"&gt;&lt;center&gt;&lt;input value="Google Search" aria-label="Google Search" name="btnK" type="submit" jsaction="sf.chk"&gt;&lt;input value="I'm Feeling Lucky" aria-label="I'm Feeling Lucky" name="btnI" type="submit" jsaction="sf.lck"&gt;&lt;/center&gt;&lt;/div&gt;&lt;/div&gt;&lt;/form&gt;&lt;/div&gt;&lt;div id="gac_scont"&gt;&lt;/div&gt;&lt;div class="spch s2fp-h" style="display:none" id="spch"&gt;&lt;div class="spchc" id="spchc"&gt;&lt;div class="_o3"&gt;&lt;div class="_AM"&gt;&lt;span class="_CMb" id="spchl"&gt;&lt;/span&gt;&lt;span class="button" id="spchb"&gt;&lt;div class="_wPb"&gt;&lt;span class="_AUb"&gt;&lt;/span&gt;&lt;div class="_Fjd"&gt;&lt;span class="_oXb"&gt;&lt;/span&gt;&lt;span class="_dWb"&gt;&lt;/span&gt;&lt;/div&gt;&lt;/div&gt;&lt;/span&gt;&lt;/div&gt;&lt;div class="_gjb"&gt;&lt;span class="spcht" id="spchi" style="color:#777"&gt;&lt;/span&gt;&lt;span class="spcht" id="spchf" style="color:#000"&gt;&lt;/span&gt;&lt;/div&gt;&lt;div class="google-logo"&gt;&lt;/div&gt;&lt;/div&gt;&lt;div class="_ypc"&gt;&lt;div class="_zpc"&gt;&lt;/div&gt;&lt;/div&gt;&lt;/div&gt;&lt;div class="close-button" id="spchx"&gt;&amp;times;&lt;/div&gt;&lt;/div&gt;&lt;div class="content" data-jiis="cc" id="main"&gt;&lt;span class="ctr-p" id="body"&gt;&lt;center&gt;&lt;div style="height:233px;margin-top:89px" id="lga"&gt;&lt;div style="padding-top:109px"&gt;&lt;style&gt;#hplogo{background:url(/images/branding/googlelogo/2x/googlelogo_color_272x92dp.png) no-repeat}@media (-webkit-max-device-pixel-ratio:1),(max-resolution:96dpi){#hplogo{background:url(/images/branding/googlelogo/1x/googlelogo_color_272x92dp.png) no-repeat}}&lt;/style&gt;&lt;div style="background-size:272px 92px;height:92px;width:272px" title="Google" align="left" id="hplogo" onload="window.lol&amp;&amp;lol()"&gt;&lt;div class="logo-subtext"&gt;Myanmar&lt;/div&gt;&lt;/div&gt;&lt;/div&gt;&lt;/div&gt;&lt;div style="height:118px"&gt;&lt;div id="chw-o" data-ved="0ahUKEwjOzf-j0oXLAhULc44KHWiYBD4QuzYIBA"&gt;&lt;div class="_mSc"&gt;Say "Ok Google" to start a voice search.&lt;/div&gt;&lt;p class="_kSc"&gt;Search without lifting a finger. When you say "Ok Google", Chrome will search for what you say next.&lt;/p&gt;&lt;div&gt;&lt;a href="https://support.google.com/chrome/?p=ui_hotword_search" target="_blank" onmousedown="return rwt(this,'','','','','AFQjCNHyNmNOmnFoJjpgISA7IEqNETP_hw','','0ahUKEwjOzf-j0oXLAhULc44KHWiYBD4QgDYIBQ','','',event)"&gt;Learn more&lt;/a&gt;&lt;button class="_dKb _k3" href="#" id="hotword__chw-on" data-noload="" jsaction="chw.optInNoThanksButtonClicked" data-ved="0ahUKEwjOzf-j0oXLAhULc44KHWiYBD4Q_jUIBg"&gt;No thanks&lt;/button&gt;&lt;button class="_dKb _WW" href="#" id="hotword__chw-oe" data-noload="" jsaction="chw.optInEnableButtonClicked" data-ved="0ahUKEwjOzf-j0oXLAhULc44KHWiYBD4Q_zUIBw"&gt;Enable "Ok Google"&lt;/button&gt;&lt;/div&gt;&lt;/div&gt;&lt;/div&gt;&lt;div data-jibp="h" data-jiis="uc" id="prm-pt" style="margin-top:12px"&gt;&lt;style&gt;#als{font-size:small;margin-bottom:24px}#_eEe{display:inline-block;line-height:28px;}#_eEe a{padding:0 3px;}._lEe{display:inline-block;margin:0 2px;white-space:nowrap}._PEe{display:inline-block;margin:0 2px}&lt;/style&gt;&lt;script&gt;window.gbar&amp;&amp;gbar.up&amp;&amp;gbar.up.tp&amp;&amp;gbar.up.tp();&lt;/script&gt;&lt;div id="als"&gt;&lt;div id="_eEe"&gt;Google.com.mm offered in: &lt;a href="http://www.google.com.mm/setprefs?sig=0_5pqJGff-aLFipPPblv3czKSI68o%3D&amp;amp;hl=my&amp;amp;source=homepage" data-ved="0ahUKEwjOzf-j0oXLAhULc44KHWiYBD4Q2ZgBCAk"&gt;မြန်မာ (မြန်မာ)&lt;/a&gt; &lt;/div&gt;&lt;/div&gt;&lt;/div&gt;&lt;/center&gt;&lt;/span&gt;&lt;div class="ctr-p" id="footer"&gt;&lt;div data-jibp="h" data-jiis="uc" id="fbarcnt"&gt;&lt;style&gt;.fmulti{}._dQc{bottom:0;left:0;position:absolute;right:0}._GR{background:#f2f2f2;left:0;right:0;-webkit-text-size-adjust:none}.fbar p{display:inline}.fbar a,#fsettl{text-decoration:none;white-space:nowrap}.fbar{margin-left:-27px}._Gs{padding-left:27px;margin:0 !important}._eA{padding:0 !important;margin:0 !important}#fbarcnt{display:block}._E2 a:hover{text-decoration:underline}._HR img{margin-right:4px}._HR a,._GR #swml a{text-decoration:none}.fmulti{text-align:center}.fmulti #fsr{display:block;float:none}.fmulti #fuser{display:block;float:none}#fuserm{line-height:25px}#fsr{float:right;white-space:nowrap}#fsl{white-space:nowrap}#fsett{background:#fff;border:1px solid #999;bottom:30px;padding:10px 0;position:absolute;box-shadow:0 2px 4px rgba(0,0,0,0.2);-webkit-box-shadow:0 2px 4px rgba(0,0,0,0.2);text-align:left;z-index:104}#fsett a{display:block;line-height:44px;padding:0 20px;text-decoration:none;white-space:nowrap}._E2 #fsettl:hover{text-decoration:underline}._E2 #fsett a:hover{text-decoration:underline}._mk{color:#777}._Nh{color:#222;font-size:14px;font-weight:normal;-webkit-tap-highlight-color:rgba(0,0,0,0)}._Mo{display:inline-block;opacity:0.55;vertical-align:top}a._Nh:hover ._Mo,a._Nh:active ._Mo{opacity:1.0}._Nh{padding:8px 16px;margin-right:10px}._mk{margin:40px 0}._dD{margin-right:10px}._nW{margin-left:135px}#fbar{background:#f2f2f2;border-top:1px solid #e4e4e4;line-height:40px;min-width:980px}._xac{margin-left:135px}.fbar p,.fbar a,#fsettl,#fsett a{color:#777}.fbar a:hover,#fsett a:hover{color:#333}.fbar{font-size:small}#fuser{float:right}._HR{margin-left:135px;line-height:15px;}#fsl{margin-left:30px}#fsr{margin-right:30px}.fmulti #fsl{margin-left:0}.fmulti #fsr{margin-right:0}&lt;/style&gt; &lt;div id="footcnt"&gt; &lt;div class="_dQc _E2" id="fbar"&gt; &lt;div class="fbar"&gt; &lt;span id="fsr"&gt; &lt;a class="_Gs" href="//www.google.com.mm/intl/en/policies/privacy/?fg=1"&gt;Privacy&lt;/a&gt; &lt;a class="_Gs" href="//www.google.com.mm/intl/en/policies/terms/?fg=1"&gt;Terms&lt;/a&gt; &lt;span style="display:inline-block;position:relative"&gt; &lt;a class="_Gs" href="http://www.google.com.mm/preferences?hl=en" id="fsettl" aria-controls="fsett" aria-expanded="false" role="button" jsaction="foot.cst"&gt;Settings&lt;/a&gt; &lt;span id="fsett" style="display:none"&gt; &lt;a href="http://www.google.com.mm/preferences?hl=en-MM&amp;amp;fg=1"&gt;Search settings&lt;/a&gt; &lt;span data-jibp="h" data-jiis="uc" id="advsl"&gt; &lt;a href="/advanced_search?hl=en-MM&amp;amp;fg=1"&gt;Advanced search&lt;/a&gt; &lt;/span&gt; &lt;a href="/history/optout?hl=en-MM&amp;amp;fg=1"&gt; History &lt;/a&gt; &lt;a href="//support.google.com/websearch/?p=ws_results_help&amp;amp;hl=en-MM&amp;amp;fg=1"&gt;Search Help&lt;/a&gt; &lt;a href="javascript:void(0)" data-bucket="websearch" id="_Yvd" target="_blank" jsaction="gf.sf" data-ved="0ahUKEwjOzf-j0oXLAhULc44KHWiYBD4QLggM"&gt; Send feedback &lt;/a&gt; &lt;/span&gt; &lt;/span&gt; &lt;/span&gt; &lt;span id="fsl"&gt; &lt;a class="_Gs" href="//www.google.com.mm/intl/en/ads/?fg=1"&gt;Advertising&lt;/a&gt; &lt;a class="_Gs" href="//www.google.com.mm/services/?fg=1"&gt;Business&lt;/a&gt; &lt;a class="_Gs" href="//www.google.com.mm/intl/en/about.html?fg=1"&gt;About&lt;/a&gt; &lt;/span&gt; &lt;/div&gt; &lt;/div&gt; &lt;/div&gt; &lt;/div&gt;&lt;/div&gt;&lt;div data-jibp="h" data-jiis="uc" id="footc"&gt;&lt;script&gt;(function(){google.j.rfp='1';})();&lt;/script&gt;&lt;div id="xfoot"&gt;&lt;div id="xjsd"&gt;&lt;/div&gt;&lt;div id="xjsi"&gt;&lt;script&gt;(function(){function c(b){window.setTimeout(function(){var a=document.createElement("script");a.src=b;document.getElementById("xjsd").appendChild(a)},0)}google.dljp=function(b,a){google.xjsu=b;c(a)};google.dlj=c;})();(function(){window.google.xjsrm=[];})();if(google.y)google.y.first=[];if(!google.xjs){window._=window._||{};window._._DumpException=function(e){throw e};if(google.timers&amp;&amp;google.timers.load.t){google.timers.load.t.xjsls=new Date().getTime();}google.dljp('/xjs/_/js/k\x3dxjs.s.en.6W8CnmF9DqA.O/m\x3dsx,c,sb,cdos,cr,elog,jsa,r,hsm,qsm,j,p,d,csi/am\x3dgJIkAET8nQ-BcCGMiVRABYsD/rt\x3dj/d\x3d1/t\x3dzcms/rs\x3dACT90oEkq7ybOQ8gZiAEEYqR02XJ_qw6UQ','/xjs/_/js/k\x3dxjs.s.en.cvhGADBsT_w.O/m\x3dsx,c,sb,cdos,cr,elog,jsa,r,hsm,qsm,j,p,d,csi/am\x3dgJIkAET8nQ-BcCGMiVRABYsD/rt\x3dj/d\x3d1/t\x3dzcms/rs\x3dACT90oGgjNdzmgxYwmT_WLCWjWeXKKPwKQ');google.xjs=1;}google.pmc={"sx":{},"c":{"mcr":5},"sb":{"agen":false,"cgen":true,"client":"hp","dh":true,"dhqt":true,"ds":"","fl":true,"host":"google.com.mm","isbh":38,"jam":1,"msgs":{"che":"Not listening. Something went wrong.","ched":"Help","cher":"Restart listening","chh":"Say \"Ok Google\"","cht":"Hotword detection is off.","chtr":"Start listening for \"Ok Google\"","chtt":"Listening for \"Ok Google\"","cibl":"Clear Search","dym":"Did you mean:","lcky":"I\u0026#39;m Feeling Lucky","lml":"Learn more","oskt":"Input tools","psrc":"This search was removed from your \u003Ca href=\"/history\"\u003EWeb History\u003C/a\u003E","psrl":"Remove","sbit":"Search by image","srch":"Google Search","srtt":"Search by voice"},"ovr":{},"pq":"","psy":"p","refpd":true,"rfs":[],"scd":10,"sce":4,"sre":true,"stok":"NHnqz110cXOux6lq7YesGEls_MQ"},"aa":{},"abd":{"abd":false,"deb":false,"der":false,"det":false},"aldd":{},"async":{},"cdos":{"cdobsel":false},"cr":{"eup":false,"qir":true,"rctj":true,"ref":false,"uff":false},"ddls":{},"elog":{},"erh":{},"foot":{"pf":true,"po":false,"qe":false},"fpe":{"js":true},"gf":{"pid":196},"idck":{},"ipv6":{},"jsa":{},"jsaleg":{},"llc":{},"lu":{},"m":{"ab":{"on":true},"msgs":{"hPers":"Hide private results","hPersD":"Currently hiding private results","sPers":"Show all results","sPersD":"Currently showing private results"}},"r":{},"rkab":{},"sf":{},"skp":{},"spch":{"ae":"Please check your microphone. \u003Ca href=\"https://support.google.com/chrome/?p=ui_voice_search\" target=\"_blank\"\u003ELearn more\u003C/a\u003E","hen":true,"hl":"en-MM","htt":"Listening for \"Ok Google\"","im":"Click \u003Cb\u003EAllow\u003C/b\u003E to start voice search","iw":"Waiting...","lm":"Listening...","lu":"%1$s voice search not available","ne":"No Internet connection","nt":"Didn't get that. \u003Cspan\u003ETry again\u003C/span\u003E","nv":"Please check your microphone and audio levels. \u003Ca href=\"https://support.google.com/chrome/?p=ui_voice_search\" target=\"_blank\"\u003ELearn more\u003C/a\u003E","pe":"Voice search has been turned off. \u003Ca href=\"https://support.google.com/chrome/?p=ui_voice_search\" target=\"_blank\"\u003EDetails\u003C/a\u003E","rm":"Speak now"},"st":{},"vm":{"bv":114733917,"d":"c2E","tc":true,"te":true,"tk":true,"ts":true},"hsm":{"h":true,"i":true,"pa":true},"qsm":{},"j":{"ajrp":true,"cmt":true,"icmt":false,"lbtfdr":10000,"mcr":5,"scmt":true,"tct":" \\u3000?","tlh":true,"witu":false},"p":{"ae":true,"avgTtfc":2000,"brba":false,"csui":false,"dlen":24,"dper":3,"eae":true,"fbdc":500,"fbdu":-1,"fbh":true,"fd":1000000,"focus":true,"gpsj":true,"hiue":true,"hpt":311,"knrt":true,"maxCbt":1500,"mds":"lcl,sp,mbl_he,mbl_hs,mbl_re,mbl_rs,mbl_sv","msg":{"dym":"Did you mean:","gs":"Google Search","kntt":"Use the up and down arrow keys to select each result. Press Enter to go to the selection.","pcnt":"New Tab","sif":"Search instead for","srf":"Showing results for"},"nprr":1,"ohpt":false,"ophe":true,"pmt":250,"pq":true,"rpt":15,"sc":"psy-ab","tdur":50,"ufl":true},"d":{},"csi":{"acsi":true},"TG8rFw":{"sd":"1"},"q7pS8A":{},"q1cupA":{},"71W8GA":{},"7Fjppg":{},"bnhGTQ":{},"4RZUyg":{},"flRZRg":{},"1KdN1Q":{},"/nNC3A":{},"ov7Bgw":{},"v52Mdg":{},"CjL7kw":{},"ITl3wQ":{},"4csGKQ":{},"PUB9yA":{},"2kDaKA":{},"k9pyPA":{},"GwyCWw":{},"c+PT4g":{},"/1S6iw":{},"GqeGtQ":{},"+idT0Q":{},"NpA8BQ":{},"C+zmgA":{},"My6oLw":{},"v/E6lQ":{},"zIpemg":{},"A/Ucpg":{},"63G1zA":{},"cm4D8w":{},"GfrcvQ":{}};google.y.first.push(function(){google.loadAll(['aa','abd','async','erh','foot','fpe','idck','ipv6','lu','m','sf','skp','spch','vm'].concat(google.xjsrm||[]));if(google.med){google.med('init');google.initHistory();google.med('history');}});if(google.j&amp;&amp;google.j.en&amp;&amp;google.j.xi){window.setTimeout(google.j.xi,0);}</text:p>
          </table:table-cell>
        </table:table-row>
        <table:table-row>
          <table:table-cell table:style-name="Table1.A1" office:value-type="string">
            <text:p text:style-name="P5">&lt;/script&gt;&lt;/div&gt;&lt;/div&gt;&lt;/div&gt;&lt;/div&gt;&lt;script&gt;this.gbar_=this.gbar_||{};(function(_){var window=this;</text:p>
          </table:table-cell>
        </table:table-row>
        <table:table-row>
          <table:table-cell table:style-name="Table1.A1" office:value-type="string">
            <text:p text:style-name="P5">try{</text:p>
          </table:table-cell>
        </table:table-row>
        <table:table-row>
          <table:table-cell table:style-name="Table1.A1" office:value-type="string">
            <text:p text:style-name="P5">var qc,rc,sc,uc,vc,wc,xc,Bc,Cc,Dc,Jc,Pc;_.mc=function(a){a&amp;&amp;"function"==typeof a.da&amp;&amp;a.da()};_.nc=function(a,c){var d=Array.prototype.slice.call(arguments,1);return function(){var c=d.slice();c.push.apply(c,arguments);return a.apply(this,c)}};_.oc=function(a){var c=_.Jb;c.o?a():c.b.push(a)};_.N=function(a,c,d){c&lt;a.C?a.o[c+a.D]=d:a.A[c]=d};_.pc=function(a,c){var d=_.nc(_.mc,c);a.Ua?d.call(void 0):(a.Ra||(a.Ra=[]),a.Ra.push(_.n(void 0)?(0,_.v)(d,void 0):d))};qc=/[\x00&amp;&lt;&gt;"']/;rc=/\x00/g;sc=/'/g;uc=/"/g;</text:p>
          </table:table-cell>
        </table:table-row>
        <table:table-row>
          <table:table-cell table:style-name="Table1.A1" office:value-type="string">
            <text:p text:style-name="P5">vc=/&gt;/g;wc=/&lt;/g;xc=/&amp;/g;_.yc=function(a){if(!qc.test(a))return a;-1!=a.indexOf("&amp;")&amp;&amp;(a=a.replace(xc,"&amp;amp;"));-1!=a.indexOf("&lt;")&amp;&amp;(a=a.replace(wc,"&amp;lt;"));-1!=a.indexOf("&gt;")&amp;&amp;(a=a.replace(vc,"&amp;gt;"));-1!=a.indexOf('"')&amp;&amp;(a=a.replace(uc,"&amp;quot;"));-1!=a.indexOf("'")&amp;&amp;(a=a.replace(sc,"&amp;#39;"));-1!=a.indexOf("\x00")&amp;&amp;(a=a.replace(rc,"&amp;#0;"));return a};_.zc=function(a){var c=typeof a;return"object"==c&amp;&amp;null!=a||"function"==c};_.Ac=function(a){return"function"==_.ca(a)};</text:p>
          </table:table-cell>
        </table:table-row>
        <table:table-row>
          <table:table-cell table:style-name="Table1.A1" office:value-type="string">
            <text:p text:style-name="P5">Bc=function(a){if(a&amp;&amp;"number"==typeof a.length){if(_.zc(a))return"function"==typeof a.item||"string"==typeof a.item;if(_.Ac(a))return"function"==typeof a.item}return!1};Cc={cellpadding:"cellPadding",cellspacing:"cellSpacing",colspan:"colSpan",frameborder:"frameBorder",height:"height",maxlength:"maxLength",role:"role",rowspan:"rowSpan",type:"type",usemap:"useMap",valign:"vAlign",width:"width"};Dc="constructor hasOwnProperty isPrototypeOf propertyIsEnumerable toLocaleString toString valueOf".split(" ");</text:p>
          </table:table-cell>
        </table:table-row>
        <table:table-row>
          <table:table-cell table:style-name="Table1.A1" office:value-type="string">
            <text:p text:style-name="P5">_.Ec=function(a,c,d){for(var e in a)c.call(d,a[e],e,a)};_.Fc=function(a){var c=a.length;if(0&lt;c){for(var d=Array(c),e=0;e&lt;c;e++)d[e]=a[e];return d}return[]};_.Gc=function(a,c){return 0&lt;=(0,_.oa)(a,c)};_.Hc=function(a,c){return 0==a.lastIndexOf(c,0)};_.Ic=function(a){var c=_.ca(a);return"array"==c||"object"==c&amp;&amp;"number"==typeof a.length};</text:p>
          </table:table-cell>
        </table:table-row>
        <table:table-row>
          <table:table-cell table:style-name="Table1.A1" office:value-type="string">
            <text:p text:style-name="P5">Jc=function(a,c,d){function e(d){d&amp;&amp;c.appendChild(_.t(d)?a.createTextNode(d):d)}for(var f=2;f&lt;d.length;f++){var g=d[f];!_.Ic(g)||_.zc(g)&amp;&amp;0&lt;g.nodeType?e(g):(0,_.pa)(Bc(g)?_.Fc(g):g,e)}};_.Kc=function(a,c){_.Ec(c,function(c,e){"style"==e?a.style.cssText=c:"class"==e?a.className=c:"for"==e?a.htmlFor=c:Cc.hasOwnProperty(e)?a.setAttribute(Cc[e],c):_.Hc(e,"aria-")||_.Hc(e,"data-")?a.setAttribute(e,c):a[e]=c})};</text:p>
          </table:table-cell>
        </table:table-row>
        <table:table-row>
          <table:table-cell table:style-name="Table1.A1" office:value-type="string">
            <text:p text:style-name="P5">_.Lc=function(a,c){for(var d,e,f=1;f&lt;arguments.length;f++){e=arguments[f];for(d in e)a[d]=e[d];for(var g=0;g&lt;Dc.length;g++)d=Dc[g],Object.prototype.hasOwnProperty.call(e,d)&amp;&amp;(a[d]=e[d])}};_.Mc=function(a){return"number"==typeof a};</text:p>
          </table:table-cell>
        </table:table-row>
        <table:table-row>
          <table:table-cell table:style-name="Table1.A1" office:value-type="string">
            <text:p text:style-name="P5">_.Nc=function(a,c){var d=c[0],e=c[1];if(!_.fc&amp;&amp;e&amp;&amp;(e.name||e.type)){d=["&lt;",d];e.name&amp;&amp;d.push(' name="',_.yc(e.name),'"');if(e.type){d.push(' type="',_.yc(e.type),'"');var f={};_.Lc(f,e);delete f.type;e=f}d.push("&gt;");d=d.join("")}d=a.createElement(d);e&amp;&amp;(_.t(e)?d.className=e:_.da(e)?d.className=e.join(" "):_.Kc(d,e));2&lt;c.length&amp;&amp;Jc(a,d,c);return d};_.Oc=function(a){return/^[\s\xa0]*$/.test(a)};Pc=function(a){var c=[],d=0,e;for(e in a)c[d++]=e;return c}; _.Qc=function(a){var c=[],d=0,e;for(e in a)c[d++]=a[e];return c};_.Rc=function(a,c){var d=(0,_.oa)(a,c),e;(e=0&lt;=d)&amp;&amp;Array.prototype.splice.call(a,d,1);return e};_.Sc=function(){};</text:p>
          </table:table-cell>
        </table:table-row>
        <table:table-row>
          <table:table-cell table:style-name="Table1.A1" office:value-type="string">
            <text:p text:style-name="P5">_.Tc=function(a){_.Tc[" "](a);return a};_.Tc[" "]=_.Sc;_.Vc=function(a,c){try{return _.Tc(a[c]),!0}catch(d){}return!1};var Xc,Yc;_.Wc=!_.B||_.hb(9);Xc=!_.B||_.hb(9);Yc=_.B&amp;&amp;!_.E("9");!_.C||_.E("528");_.Ra&amp;&amp;_.E("1.9b")||_.B&amp;&amp;_.E("8")||_.Oa&amp;&amp;_.E("9.5")||_.C&amp;&amp;_.E("528");_.Ra&amp;&amp;!_.E("8")||_.B&amp;&amp;_.E("9");_.Zc=function(a,c){this.type=a;this.o=this.target=c;this.B=!1;this.Ie=!0};_.Zc.prototype.stopPropagation=function(){this.B=!0};_.Zc.prototype.preventDefault=function(){this.Ie=!1};_.$c=_.B?"focusin":"DOMFocusIn";_.ad=_.C?"webkitTransitionEnd":_.Oa?"otransitionend":"transitionend";_.bd=function(a,c){_.Zc.call(this,a?a.type:"");this.relatedTarget=this.o=this.target=null;this.C=this.keyCode=this.button=this.clientY=this.clientX=0;this.D=this.shiftKey=this.w=this.A=!1;this.b=this.state=null;a&amp;&amp;this.init(a,c)};_.y(_.bd,_.Zc);</text:p>
          </table:table-cell>
        </table:table-row>
        <table:table-row>
          <table:table-cell table:style-name="Table1.A1" office:value-type="string">
            <text:p text:style-name="P5">_.bd.prototype.init=function(a,c){var d=this.type=a.type,e=a.changedTouches?a.changedTouches[0]:null;this.target=a.target||a.srcElement;this.o=c;var f=a.relatedTarget;f?_.Ra&amp;&amp;(_.Vc(f,"nodeName")||(f=null)):"mouseover"==d?f=a.fromElement:"mouseout"==d&amp;&amp;(f=a.toElement);this.relatedTarget=f;null===e?(this.clientX=void 0!==a.clientX?a.clientX:a.pageX,this.clientY=void 0!==a.clientY?a.clientY:a.pageY):(this.clientX=void 0!==e.clientX?e.clientX:e.pageX,this.clientY=void 0!==e.clientY?e.clientY:e.pageY);</text:p>
          </table:table-cell>
        </table:table-row>
        <table:table-row>
          <table:table-cell table:style-name="Table1.A1" office:value-type="string">
            <text:p text:style-name="P5">this.button=a.button;this.keyCode=a.keyCode||0;this.C=a.charCode||("keypress"==d?a.keyCode:0);this.A=a.ctrlKey;this.w=a.altKey;this.shiftKey=a.shiftKey;this.D=a.metaKey;this.state=a.state;this.b=a;a.defaultPrevented&amp;&amp;this.preventDefault()};_.bd.prototype.stopPropagation=function(){_.bd.K.stopPropagation.call(this);this.b.stopPropagation?this.b.stopPropagation():this.b.cancelBubble=!0}; _.bd.prototype.preventDefault=function(){_.bd.K.preventDefault.call(this);var a=this.b;if(a.preventDefault)a.preventDefault();else if(a.returnValue=!1,Yc)try{if(a.ctrlKey||112&lt;=a.keyCode&amp;&amp;123&gt;=a.keyCode)a.keyCode=-1}catch(c){}};</text:p>
          </table:table-cell>
        </table:table-row>
        <table:table-row>
          <table:table-cell table:style-name="Table1.A1" office:value-type="string">
            <text:p text:style-name="P5">var ed;_.cd="closure_listenable_"+(1E6*Math.random()|0);_.dd=function(a){return!(!a||!a[_.cd])};ed=0;var fd=function(a,c,d,e,f){this.listener=a;this.b=null;this.src=c;this.type=d;this.dc=!!e;this.wc=f;this.key=++ed;this.Hb=this.cc=!1},gd=function(a){a.Hb=!0;a.listener=null;a.b=null;a.src=null;a.wc=null};var hd=function(a){this.src=a;this.b={};this.o=0},jd,id;hd.prototype.add=function(a,c,d,e,f){var g=a.toString();a=this.b[g];a||(a=this.b[g]=[],this.o++);var h=id(a,c,e,f);-1&lt;h?(c=a[h],d||(c.cc=!1)):(c=new fd(c,this.src,g,!!e,f),c.cc=d,a.push(c));return c};hd.prototype.remove=function(a,c,d,e){a=a.toString();if(!(a in this.b))return!1;var f=this.b[a];c=id(f,c,d,e);return-1&lt;c?(gd(f[c]),Array.prototype.splice.call(f,c,1),0==f.length&amp;&amp;(delete this.b[a],this.o--),!0):!1};</text:p>
          </table:table-cell>
        </table:table-row>
        <table:table-row>
          <table:table-cell table:style-name="Table1.A1" office:value-type="string">
            <text:p text:style-name="P5">jd=function(a,c){var d=c.type;if(!(d in a.b))return!1;var e=_.Rc(a.b[d],c);e&amp;&amp;(gd(c),0==a.b[d].length&amp;&amp;(delete a.b[d],a.o--));return e};_.kd=function(a,c,d,e,f){a=a.b[c.toString()];c=-1;a&amp;&amp;(c=id(a,d,e,f));return-1&lt;c?a[c]:null};id=function(a,c,d,e){for(var f=0;f&lt;a.length;++f){var g=a[f];if(!g.Hb&amp;&amp;g.listener==c&amp;&amp;g.dc==!!d&amp;&amp;g.wc==e)return f}return-1};</text:p>
          </table:table-cell>
        </table:table-row>
        <table:table-row>
          <table:table-cell table:style-name="Table1.A1" office:value-type="string">
            <text:p text:style-name="P5">var ld,md,nd,pd,rd,sd,yd,xd,td,zd;ld="closure_lm_"+(1E6*Math.random()|0);md={};nd=0;_.O=function(a,c,d,e,f){if(_.da(c)){for(var g=0;g&lt;c.length;g++)_.O(a,c[g],d,e,f);return null}d=_.od(d);return _.dd(a)?a.Xa(c,d,e,f):pd(a,c,d,!1,e,f)};</text:p>
          </table:table-cell>
        </table:table-row>
        <table:table-row>
          <table:table-cell table:style-name="Table1.A1" office:value-type="string">
            <text:p text:style-name="P5">pd=function(a,c,d,e,f,g){if(!c)throw Error("x");var h=!!f,l=_.qd(a);l||(a[ld]=l=new hd(a));d=l.add(c,d,e,f,g);if(d.b)return d;e=rd();d.b=e;e.src=a;e.listener=d;if(a.addEventListener)a.addEventListener(c.toString(),e,h);else if(a.attachEvent)a.attachEvent(sd(c.toString()),e);else throw Error("y");nd++;return d};rd=function(){var a=td,c=Xc?function(d){return a.call(c.src,c.listener,d)}:function(d){d=a.call(c.src,c.listener,d);if(!d)return d};return c};</text:p>
          </table:table-cell>
        </table:table-row>
        <table:table-row>
          <table:table-cell table:style-name="Table1.A1" office:value-type="string">
            <text:p text:style-name="P5">_.ud=function(a,c,d,e,f){if(_.da(c)){for(var g=0;g&lt;c.length;g++)_.ud(a,c[g],d,e,f);return null}d=_.od(d);return _.dd(a)?a.qc(c,d,e,f):pd(a,c,d,!0,e,f)};_.vd=function(a,c,d,e,f){if(_.da(c))for(var g=0;g&lt;c.length;g++)_.vd(a,c[g],d,e,f);else d=_.od(d),_.dd(a)?a.ad(c,d,e,f):a&amp;&amp;(a=_.qd(a))&amp;&amp;(c=_.kd(a,c,d,!!e,f))&amp;&amp;_.wd(c)};</text:p>
          </table:table-cell>
        </table:table-row>
        <table:table-row>
          <table:table-cell table:style-name="Table1.A1" office:value-type="string">
            <text:p text:style-name="P5">_.wd=function(a){if(_.Mc(a)||!a||a.Hb)return!1;var c=a.src;if(_.dd(c))return c.sc(a);var d=a.type,e=a.b;c.removeEventListener?c.removeEventListener(d,e,a.dc):c.detachEvent&amp;&amp;c.detachEvent(sd(d),e);nd--;(d=_.qd(c))?(jd(d,a),0==d.o&amp;&amp;(d.src=null,c[ld]=null)):gd(a);return!0};sd=function(a){return a in md?md[a]:md[a]="on"+a};yd=function(a,c,d,e){var f=!0;if(a=_.qd(a))if(c=a.b[c.toString()])for(c=c.concat(),a=0;a&lt;c.length;a++){var g=c[a];g&amp;&amp;g.dc==d&amp;&amp;!g.Hb&amp;&amp;(g=xd(g,e),f=f&amp;&amp;!1!==g)}return f};</text:p>
          </table:table-cell>
        </table:table-row>
        <table:table-row>
          <table:table-cell table:style-name="Table1.A1" office:value-type="string">
            <text:p text:style-name="P5">xd=function(a,c){var d=a.listener,e=a.wc||a.src;a.cc&amp;&amp;_.wd(a);return d.call(e,c)};</text:p>
          </table:table-cell>
        </table:table-row>
        <table:table-row>
          <table:table-cell table:style-name="Table1.A1" office:value-type="string">
            <text:p text:style-name="P5">td=function(a,c){if(a.Hb)return!0;if(!Xc){var d=c||_.q("window.event"),e=new _.bd(d,this),f=!0;if(!(0&gt;d.keyCode||void 0!=d.returnValue)){a:{var g=!1;if(0==d.keyCode)try{d.keyCode=-1;break a}catch(p){g=!0}if(g||void 0==d.returnValue)d.returnValue=!0}d=[];for(g=e.o;g;g=g.parentNode)d.push(g);for(var g=a.type,h=d.length-1;!e.B&amp;&amp;0&lt;=h;h--){e.o=d[h];var l=yd(d[h],g,!0,e),f=f&amp;&amp;l}for(h=0;!e.B&amp;&amp;h&lt;d.length;h++)e.o=d[h],l=yd(d[h],g,!1,e),f=f&amp;&amp;l}return f}return xd(a,new _.bd(c,this))}; _.qd=function(a){a=a[ld];return a instanceof hd?a:null};zd="__closure_events_fn_"+(1E9*Math.random()&gt;&gt;&gt;0);_.od=function(a){if(_.Ac(a))return a;a[zd]||(a[zd]=function(c){return a.handleEvent(c)});return a[zd]};</text:p>
          </table:table-cell>
        </table:table-row>
        <table:table-row>
          <table:table-cell table:style-name="Table1.A1" office:value-type="string">
            <text:p text:style-name="P5">var Dd;_.Ad=function(a){_.z.call(this);this.U=a;this.T={}};_.y(_.Ad,_.z);var Bd=[];_.Ad.prototype.b=function(a,c,d,e){return Cd(this,a,c,d,e)};_.Ad.prototype.H=function(a,c,d,e,f){return Cd(this,a,c,d,e,f)};var Cd=function(a,c,d,e,f,g){_.da(d)||(d&amp;&amp;(Bd[0]=d.toString()),d=Bd);for(var h=0;h&lt;d.length;h++){var l=_.O(c,d[h],e||a.handleEvent,f||!1,g||a.U||a);if(!l)break;a.T[l.key]=l}return a};_.Ad.prototype.Y=function(a,c,d,e){return Dd(this,a,c,d,e)};</text:p>
          </table:table-cell>
        </table:table-row>
        <table:table-row>
          <table:table-cell table:style-name="Table1.A1" office:value-type="string">
            <text:p text:style-name="P5">Dd=function(a,c,d,e,f,g){if(_.da(d))for(var h=0;h&lt;d.length;h++)Dd(a,c,d[h],e,f,g);else{c=_.ud(c,d,e||a.handleEvent,f,g||a.U||a);if(!c)return a;a.T[c.key]=c}return a};_.Ed=function(a){_.Ec(a.T,function(a,d){this.T.hasOwnProperty(d)&amp;&amp;_.wd(a)},a);a.T={}};_.Ad.prototype.N=function(){_.Ad.K.N.call(this);_.Ed(this)};_.Ad.prototype.handleEvent=function(){throw Error("z");};</text:p>
          </table:table-cell>
        </table:table-row>
        <table:table-row>
          <table:table-cell table:style-name="Table1.A1" office:value-type="string">
            <text:p text:style-name="P5">_.Fd="StopIteration"in _.m?_.m.StopIteration:{message:"StopIteration",stack:""};_.Gd=function(){};_.Gd.prototype.next=function(){throw _.Fd;};_.Gd.prototype.Mb=function(){return this};_.Hd=function(a,c){this.o={};this.b=[];this.A=this.w=0;var d=arguments.length;if(1&lt;d){if(d%2)throw Error("d");for(var e=0;e&lt;d;e+=2)this.set(arguments[e],arguments[e+1])}else if(a){a instanceof _.Hd?(d=a.Ia(),e=a.Da()):(d=Pc(a),e=_.Qc(a));for(var f=0;f&lt;d.length;f++)this.set(d[f],e[f])}};_.k=_.Hd.prototype;_.k.Da=function(){Id(this);for(var a=[],c=0;c&lt;this.b.length;c++)a.push(this.o[this.b[c]]);return a};_.k.Ia=function(){Id(this);return this.b.concat()};_.k.Wb=function(){return 0==this.w};</text:p>
          </table:table-cell>
        </table:table-row>
        <table:table-row>
          <table:table-cell table:style-name="Table1.A1" office:value-type="string">
            <text:p text:style-name="P5">_.k.clear=function(){this.o={};this.A=this.w=this.b.length=0};_.k.remove=function(a){return _.Jd(this.o,a)?(delete this.o[a],this.w--,this.A++,this.b.length&gt;2*this.w&amp;&amp;Id(this),!0):!1};var Id=function(a){if(a.w!=a.b.length){for(var c=0,d=0;c&lt;a.b.length;){var e=a.b[c];_.Jd(a.o,e)&amp;&amp;(a.b[d++]=e);c++}a.b.length=d}if(a.w!=a.b.length){for(var f={},d=c=0;c&lt;a.b.length;)e=a.b[c],_.Jd(f,e)||(a.b[d++]=e,f[e]=1),c++;a.b.length=d}};_.k=_.Hd.prototype;_.k.get=function(a,c){return _.Jd(this.o,a)?this.o[a]:c};</text:p>
          </table:table-cell>
        </table:table-row>
        <table:table-row>
          <table:table-cell table:style-name="Table1.A1" office:value-type="string">
            <text:p text:style-name="P5">_.k.set=function(a,c){_.Jd(this.o,a)||(this.w++,this.b.push(a),this.A++);this.o[a]=c};_.k.forEach=function(a,c){for(var d=this.Ia(),e=0;e&lt;d.length;e++){var f=d[e],g=this.get(f);a.call(c,g,f,this)}};_.k.clone=function(){return new _.Hd(this)};_.k.Mb=function(a){Id(this);var c=0,d=this.A,e=this,f=new _.Gd;f.next=function(){if(d!=e.A)throw Error("B");if(c&gt;=e.b.length)throw _.Fd;var f=e.b[c++];return a?f:e.o[f]};return f};_.Jd=function(a,c){return Object.prototype.hasOwnProperty.call(a,c)};</text:p>
          </table:table-cell>
        </table:table-row>
        <table:table-row>
          <table:table-cell table:style-name="Table1.A1" office:value-type="string">
            <text:p text:style-name="P5">_.Kd=function(a){if(a.Da&amp;&amp;"function"==typeof a.Da)return a.Da();if(_.t(a))return a.split("");if(_.Ic(a)){for(var c=[],d=a.length,e=0;e&lt;d;e++)c.push(a[e]);return c}return _.Qc(a)};_.Ld=function(a){if(a.Ia&amp;&amp;"function"==typeof a.Ia)return a.Ia();if(!a.Da||"function"!=typeof a.Da){if(_.Ic(a)||_.t(a)){var c=[];a=a.length;for(var d=0;d&lt;a;d++)c.push(d);return c}return Pc(a)}};</text:p>
          </table:table-cell>
        </table:table-row>
        <table:table-row>
          <table:table-cell table:style-name="Table1.A1" office:value-type="string">
            <text:p text:style-name="P5">_.P=function(){_.z.call(this);this.Y=new hd(this);this.Ta=this;this.qa=null};_.y(_.P,_.z);_.P.prototype[_.cd]=!0;_.k=_.P.prototype;_.k.oc=function(){return this.qa};_.k.Ad=function(a){this.qa=a};_.k.addEventListener=function(a,c,d,e){_.O(this,a,c,d,e)};_.k.removeEventListener=function(a,c,d,e){_.vd(this,a,c,d,e)};</text:p>
          </table:table-cell>
        </table:table-row>
        <table:table-row>
          <table:table-cell table:style-name="Table1.A1" office:value-type="string">
            <text:p text:style-name="P5">_.k.M=function(a){var c,d=this.oc();if(d)for(c=[];d;d=d.oc())c.push(d);var d=this.Ta,e=a.type||a;if(_.t(a))a=new _.Zc(a,d);else if(a instanceof _.Zc)a.target=a.target||d;else{var f=a;a=new _.Zc(e,d);_.Lc(a,f)}var f=!0,g;if(c)for(var h=c.length-1;!a.B&amp;&amp;0&lt;=h;h--)g=a.o=c[h],f=g.Bb(e,!0,a)&amp;&amp;f;a.B||(g=a.o=d,f=g.Bb(e,!0,a)&amp;&amp;f,a.B||(f=g.Bb(e,!1,a)&amp;&amp;f));if(c)for(h=0;!a.B&amp;&amp;h&lt;c.length;h++)g=a.o=c[h],f=g.Bb(e,!1,a)&amp;&amp;f;return f};_.k.N=function(){_.P.K.N.call(this);this.Ec();this.qa=null};</text:p>
          </table:table-cell>
        </table:table-row>
        <table:table-row>
          <table:table-cell table:style-name="Table1.A1" office:value-type="string">
            <text:p text:style-name="P5">_.k.Xa=function(a,c,d,e){return this.Y.add(String(a),c,!1,d,e)};_.k.qc=function(a,c,d,e){return this.Y.add(String(a),c,!0,d,e)};_.k.ad=function(a,c,d,e){return this.Y.remove(String(a),c,d,e)};_.k.sc=function(a){return jd(this.Y,a)};_.k.Ec=function(a){var c;if(this.Y){c=this.Y;a=a&amp;&amp;a.toString();var d=0,e;for(e in c.b)if(!a||e==a){for(var f=c.b[e],g=0;g&lt;f.length;g++)++d,gd(f[g]);delete c.b[e];c.o--}c=d}else c=0;return c};</text:p>
          </table:table-cell>
        </table:table-row>
        <table:table-row>
          <table:table-cell table:style-name="Table1.A1" office:value-type="string">
            <text:p text:style-name="P5">_.k.Bb=function(a,c,d){a=this.Y.b[String(a)];if(!a)return!0;a=a.concat();for(var e=!0,f=0;f&lt;a.length;++f){var g=a[f];if(g&amp;&amp;!g.Hb&amp;&amp;g.dc==c){var h=g.listener,l=g.wc||g.src;g.cc&amp;&amp;this.sc(g);e=!1!==h.call(l,d)&amp;&amp;e}}return e&amp;&amp;0!=d.Ie};_.k.$c=function(a,c,d,e){return _.kd(this.Y,String(a),c,d,e)};</text:p>
          </table:table-cell>
        </table:table-row>
        <table:table-row>
          <table:table-cell table:style-name="Table1.A1" office:value-type="string">
            <text:p text:style-name="P5">var Md=function(a,c,d){this.B=d;this.w=a;this.A=c;this.o=0;this.b=null};Md.prototype.get=function(){var a;0&lt;this.o?(this.o--,a=this.b,this.b=a.next,a.next=null):a=this.w();return a};var Nd=function(a,c){a.A(c);a.o&lt;a.B&amp;&amp;(a.o++,c.next=a.b,a.b=c)};var Od=function(a){_.m.setTimeout(function(){throw a;},0)},Pd,Qd=function(){var a=_.m.MessageChannel;"undefined"===typeof a&amp;&amp;"undefined"!==typeof window&amp;&amp;window.postMessage&amp;&amp;window.addEventListener&amp;&amp;!_.A("Presto")&amp;&amp;(a=function(){var a=window.document.createElement("IFRAME");a.style.display="none";a.src="";window.document.documentElement.appendChild(a);var c=a.contentWindow,a=c.document;a.open();a.write("");a.close();var d="callImmediate"+Math.random(),e="file:"==c.location.protocol?"*":c.location.protocol+</text:p>
          </table:table-cell>
        </table:table-row>
        <table:table-row>
          <table:table-cell table:style-name="Table1.A1" office:value-type="string">
            <text:p text:style-name="P5">"//"+c.location.host,a=(0,_.v)(function(a){if(("*"==e||a.origin==e)&amp;&amp;a.data==d)this.port1.onmessage()},this);c.addEventListener("message",a,!1);this.port1={};this.port2={postMessage:function(){c.postMessage(d,e)}}});if("undefined"!==typeof a&amp;&amp;!_.A("Trident")&amp;&amp;!_.A("MSIE")){var c=new a,d={},e=d;c.port1.onmessage=function(){if(_.n(d.next)){d=d.next;var a=d.Od;d.Od=null;a()}};return function(a){e.next={Od:a};e=e.next;c.port2.postMessage(0)}}return"undefined"!==typeof window.document&amp;&amp;"onreadystatechange"in</text:p>
          </table:table-cell>
        </table:table-row>
        <table:table-row>
          <table:table-cell table:style-name="Table1.A1" office:value-type="string">
            <text:p text:style-name="P5">window.document.createElement("SCRIPT")?function(a){var c=window.document.createElement("SCRIPT");c.onreadystatechange=function(){c.onreadystatechange=null;c.parentNode.removeChild(c);c=null;a();a=null};window.document.documentElement.appendChild(c)}:function(a){_.m.setTimeout(a,0)}};</text:p>
          </table:table-cell>
        </table:table-row>
        <table:table-row>
          <table:table-cell table:style-name="Table1.A1" office:value-type="string">
            <text:p text:style-name="P5">var Rd=function(){this.o=this.b=null},Td=new Md(function(){return new Sd},function(a){a.reset()},100);Rd.prototype.add=function(a,c){var d=Td.get();d.set(a,c);this.o?this.o.next=d:this.b=d;this.o=d};Rd.prototype.remove=function(){var a=null;this.b&amp;&amp;(a=this.b,this.b=this.b.next,this.b||(this.o=null),a.next=null);return a};var Sd=function(){this.next=this.scope=this.b=null};Sd.prototype.set=function(a,c){this.b=a;this.scope=c;this.next=null}; Sd.prototype.reset=function(){this.next=this.scope=this.b=null};</text:p>
          </table:table-cell>
        </table:table-row>
        <table:table-row>
          <table:table-cell table:style-name="Table1.A1" office:value-type="string">
            <text:p text:style-name="P5">var Yd=function(a,c){Ud||Vd();Wd||(Ud(),Wd=!0);Xd.add(a,c)},Ud,Vd=function(){if(_.m.Promise&amp;&amp;_.m.Promise.resolve){var a=_.m.Promise.resolve(void 0);Ud=function(){a.then(Zd)}}else Ud=function(){var a=Zd;!_.Ac(_.m.setImmediate)||_.m.Window&amp;&amp;_.m.Window.prototype&amp;&amp;!_.A("Edge")&amp;&amp;_.m.Window.prototype.setImmediate==_.m.setImmediate?(Pd||(Pd=Qd()),Pd(a)):_.m.setImmediate(a)}},Wd=!1,Xd=new Rd,Zd=function(){for(var a=null;a=Xd.remove();){try{a.b.call(a.scope)}catch(c){Od(c)}Nd(Td,a)}Wd=!1};</text:p>
          </table:table-cell>
        </table:table-row>
        <table:table-row>
          <table:table-cell table:style-name="Table1.A1" office:value-type="string">
            <text:p text:style-name="P5">_.$d=function(a){a.prototype.then=a.prototype.then;a.prototype.$goog_Thenable=!0};_.ae=function(a){if(!a)return!1;try{return!!a.$goog_Thenable}catch(c){return!1}};var de;_.ce=function(a,c){this.b=0;this.D=void 0;this.A=this.o=this.w=null;this.B=this.C=!1;if(a!=_.Sc)try{var d=this;a.call(c,function(a){be(d,2,a)},function(a){be(d,3,a)})}catch(e){be(this,3,e)}};de=function(){this.next=this.context=this.o=this.w=this.b=null;this.A=!1};de.prototype.reset=function(){this.context=this.o=this.w=this.b=null;this.A=!1};var ee=new Md(function(){return new de},function(a){a.reset()},100),fe=function(a,c,d){var e=ee.get();e.w=a;e.o=c;e.context=d;return e};</text:p>
          </table:table-cell>
        </table:table-row>
        <table:table-row>
          <table:table-cell table:style-name="Table1.A1" office:value-type="string">
            <text:p text:style-name="P5">_.ce.prototype.then=function(a,c,d){return ge(this,_.Ac(a)?a:null,_.Ac(c)?c:null,d)};_.$d(_.ce);_.ce.prototype.cancel=function(a){0==this.b&amp;&amp;Yd(function(){var c=new he(a);ie(this,c)},this)};</text:p>
          </table:table-cell>
        </table:table-row>
        <table:table-row>
          <table:table-cell table:style-name="Table1.A1" office:value-type="string">
            <text:p text:style-name="P5">var ie=function(a,c){if(0==a.b)if(a.w){var d=a.w;if(d.o){for(var e=0,f=null,g=null,h=d.o;h&amp;&amp;(h.A||(e++,h.b==a&amp;&amp;(f=h),!(f&amp;&amp;1&lt;e)));h=h.next)f||(g=h);f&amp;&amp;(0==d.b&amp;&amp;1==e?ie(d,c):(g?(e=g,e.next==d.A&amp;&amp;(d.A=e),e.next=e.next.next):je(d),ke(d,f,3,c)))}a.w=null}else be(a,3,c)},me=function(a,c){a.o||2!=a.b&amp;&amp;3!=a.b||le(a);a.A?a.A.next=c:a.o=c;a.A=c},ge=function(a,c,d,e){var f=fe(null,null,null);f.b=new _.ce(function(a,h){f.w=c?function(d){try{var f=c.call(e,d);a(f)}catch(r){h(r)}}:a;f.o=d?function(c){try{var f=</text:p>
          </table:table-cell>
        </table:table-row>
        <table:table-row>
          <table:table-cell table:style-name="Table1.A1" office:value-type="string">
            <text:p text:style-name="P5">d.call(e,c);!_.n(f)&amp;&amp;c instanceof he?h(c):a(f)}catch(r){h(r)}}:h});f.b.w=a;me(a,f);return f.b};_.ce.prototype.G=function(a){this.b=0;be(this,2,a)};_.ce.prototype.F=function(a){this.b=0;be(this,3,a)};</text:p>
          </table:table-cell>
        </table:table-row>
        <table:table-row>
          <table:table-cell table:style-name="Table1.A1" office:value-type="string">
            <text:p text:style-name="P5">var be=function(a,c,d){if(0==a.b){a==d&amp;&amp;(c=3,d=new TypeError("Promise cannot resolve to itself"));a.b=1;var e;a:{var f=d,g=a.G,h=a.F;if(f instanceof _.ce)me(f,fe(g||_.Sc,h||null,a)),e=!0;else if(_.ae(f))f.then(g,h,a),e=!0;else{if(_.zc(f))try{var l=f.then;if(_.Ac(l)){ne(f,l,g,h,a);e=!0;break a}}catch(p){h.call(a,p);e=!0;break a}e=!1}}e||(a.D=d,a.b=c,a.w=null,le(a),3!=c||d instanceof he||oe(a,d))}},ne=function(a,c,d,e,f){var g=!1,h=function(a){g||(g=!0,d.call(f,a))},l=function(a){g||(g=!0,e.call(f,</text:p>
          </table:table-cell>
        </table:table-row>
        <table:table-row>
          <table:table-cell table:style-name="Table1.A1" office:value-type="string">
            <text:p text:style-name="P5">a))};try{c.call(a,h,l)}catch(p){l(p)}},le=function(a){a.C||(a.C=!0,Yd(a.H,a))},je=function(a){var c=null;a.o&amp;&amp;(c=a.o,a.o=c.next,c.next=null);a.o||(a.A=null);return c};_.ce.prototype.H=function(){for(var a=null;a=je(this);)ke(this,a,this.b,this.D);this.C=!1};</text:p>
          </table:table-cell>
        </table:table-row>
        <table:table-row>
          <table:table-cell table:style-name="Table1.A1" office:value-type="string">
            <text:p text:style-name="P5">var ke=function(a,c,d,e){if(3==d&amp;&amp;c.o&amp;&amp;!c.A)for(;a&amp;&amp;a.B;a=a.w)a.B=!1;if(c.b)c.b.w=null,pe(c,d,e);else try{c.A?c.w.call(c.context):pe(c,d,e)}catch(f){qe.call(null,f)}Nd(ee,c)},pe=function(a,c,d){2==c?a.w.call(a.context,d):a.o&amp;&amp;a.o.call(a.context,d)},oe=function(a,c){a.B=!0;Yd(function(){a.B&amp;&amp;qe.call(null,c)})},qe=Od,he=function(a){_.ka.call(this,a)};_.y(he,_.ka);he.prototype.name="cancel";</text:p>
          </table:table-cell>
        </table:table-row>
        <table:table-row>
          <table:table-cell table:style-name="Table1.A1" office:value-type="string">
            <text:p text:style-name="P5">_.re=function(a,c){_.P.call(this);this.o=a||1;this.b=c||_.m;this.w=(0,_.v)(this.wh,this);this.A=(0,_.w)()};_.y(_.re,_.P);_.k=_.re.prototype;_.k.enabled=!1;_.k.Ja=null;_.k.setInterval=function(a){this.o=a;this.Ja&amp;&amp;this.enabled?(_.se(this),this.start()):this.Ja&amp;&amp;_.se(this)};</text:p>
          </table:table-cell>
        </table:table-row>
        <table:table-row>
          <table:table-cell table:style-name="Table1.A1" office:value-type="string">
            <text:p text:style-name="P5">_.k.wh=function(){if(this.enabled){var a=(0,_.w)()-this.A;0&lt;a&amp;&amp;a&lt;.8*this.o?this.Ja=this.b.setTimeout(this.w,this.o-a):(this.Ja&amp;&amp;(this.b.clearTimeout(this.Ja),this.Ja=null),this.M("tick"),this.enabled&amp;&amp;(this.Ja=this.b.setTimeout(this.w,this.o),this.A=(0,_.w)()))}};_.k.start=function(){this.enabled=!0;this.Ja||(this.Ja=this.b.setTimeout(this.w,this.o),this.A=(0,_.w)())};_.se=function(a){a.enabled=!1;a.Ja&amp;&amp;(a.b.clearTimeout(a.Ja),a.Ja=null)};</text:p>
          </table:table-cell>
        </table:table-row>
        <table:table-row>
          <table:table-cell table:style-name="Table1.A1" office:value-type="string">
            <text:p text:style-name="P5">_.re.prototype.N=function(){_.re.K.N.call(this);_.se(this);delete this.b};_.te=function(a,c,d){if(_.Ac(a))d&amp;&amp;(a=(0,_.v)(a,d));else if(a&amp;&amp;"function"==typeof a.handleEvent)a=(0,_.v)(a.handleEvent,a);else throw Error("C");return 2147483647&lt;Number(c)?-1:_.m.setTimeout(a,c||0)};</text:p>
          </table:table-cell>
        </table:table-row>
        <table:table-row>
          <table:table-cell table:style-name="Table1.A1" office:value-type="string">
            <text:p text:style-name="P5">_.ue=/^(?:([^:/?#.]+):)?(?:\/\/(?:([^/?#]*)@)?([^/#?]*?)(?::([0-9]+))?(?=[/#?]|$))?([^?#]+)?(?:\?([^#]*))?(?:#(.*))?$/;</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of,vf,xf,Gf,yf,Af,zf,Df,Bf,wf,Hf;_.nf=function(a){return Array.prototype.concat.apply(Array.prototype,arguments)};of=function(a,c){if(a)for(var d=a.split("&amp;"),e=0;e&lt;d.length;e++){var f=d[e].indexOf("="),g=null,h=null;0&lt;=f?(g=d[e].substring(0,f),h=d[e].substring(f+1)):g=d[e];c(g,h?(0,window.decodeURIComponent)(h.replace(/\+/g," ")):"")}};</text:p>
          </table:table-cell>
        </table:table-row>
        <table:table-row>
          <table:table-cell table:style-name="Table1.A1" office:value-type="string">
            <text:p text:style-name="P5">_.pf=function(a,c){this.jb=this.B=this.o="";this.A=null;this.w=this.C="";this.b=!1;var d;a instanceof _.pf?(this.b=_.n(c)?c:a.b,_.qf(this,a.o),this.B=a.B,_.rf(this,a.jb),_.sf(this,a.A),_.tf(this,a.Wa()),_.uf(this,a.Na.clone()),this.w=a.w):a&amp;&amp;(d=String(a).match(_.ue))?(this.b=!!c,_.qf(this,d[1]||"",!0),this.B=vf(d[2]||""),_.rf(this,d[3]||"",!0),_.sf(this,d[4]),_.tf(this,d[5]||"",!0),_.uf(this,d[6]||"",!0),this.w=vf(d[7]||"")):(this.b=!!c,this.Na=new wf(null,0,this.b))};</text:p>
          </table:table-cell>
        </table:table-row>
        <table:table-row>
          <table:table-cell table:style-name="Table1.A1" office:value-type="string">
            <text:p text:style-name="P5">_.pf.prototype.toString=function(){var a=[],c=this.o;c&amp;&amp;a.push(xf(c,yf,!0),":");var d=this.jb;if(d||"file"==c)a.push("//"),(c=this.B)&amp;&amp;a.push(xf(c,yf,!0),"@"),a.push((0,window.encodeURIComponent)(String(d)).replace(/%25([0-9a-fA-F]{2})/g,"%$1")),d=this.A,null!=d&amp;&amp;a.push(":",String(d));if(d=this.Wa())this.jb&amp;&amp;"/"!=d.charAt(0)&amp;&amp;a.push("/"),a.push(xf(d,"/"==d.charAt(0)?zf:Af,!0));(d=this.Na.toString())&amp;&amp;a.push("?",d);(d=this.w)&amp;&amp;a.push("#",xf(d,Bf));return a.join("")};_.pf.prototype.clone=function(){return new _.pf(this)};</text:p>
          </table:table-cell>
        </table:table-row>
        <table:table-row>
          <table:table-cell table:style-name="Table1.A1" office:value-type="string">
            <text:p text:style-name="P5">_.qf=function(a,c,d){a.o=d?vf(c,!0):c;a.o&amp;&amp;(a.o=a.o.replace(/:$/,""));return a};_.rf=function(a,c,d){a.jb=d?vf(c,!0):c;return a};_.sf=function(a,c){if(c){c=Number(c);if((0,window.isNaN)(c)||0&gt;c)throw Error("H`"+c);a.A=c}else a.A=null;return a};_.pf.prototype.Wa=function(){return this.C};_.tf=function(a,c,d){a.C=d?vf(c,!0):c;return a};_.uf=function(a,c,d){c instanceof wf?(a.Na=c,Cf(a.Na,a.b)):(d||(c=xf(c,Df)),a.Na=new wf(c,0,a.b));return a};_.Ef=function(a,c,d){a.Na.set(c,d);return a};</text:p>
          </table:table-cell>
        </table:table-row>
        <table:table-row>
          <table:table-cell table:style-name="Table1.A1" office:value-type="string">
            <text:p text:style-name="P5">_.Ff=function(a){return a instanceof _.pf?a.clone():new _.pf(a,void 0)};vf=function(a,c){return a?c?(0,window.decodeURI)(a.replace(/%25/g,"%2525")):(0,window.decodeURIComponent)(a):""};xf=function(a,c,d){return _.t(a)?(a=(0,window.encodeURI)(a).replace(c,Gf),d&amp;&amp;(a=a.replace(/%25([0-9a-fA-F]{2})/g,"%$1")),a):null};Gf=function(a){a=a.charCodeAt(0);return"%"+(a&gt;&gt;4&amp;15).toString(16)+(a&amp;15).toString(16)};yf=/[#\/\?@]/g;Af=/[\#\?:]/g;zf=/[\#\?]/g;Df=/[\#\?@]/g;Bf=/#/g;</text:p>
          </table:table-cell>
        </table:table-row>
        <table:table-row>
          <table:table-cell table:style-name="Table1.A1" office:value-type="string">
            <text:p text:style-name="P5">wf=function(a,c,d){this.o=this.b=null;this.w=a||null;this.A=!!d};Hf=function(a){a.b||(a.b=new _.Hd,a.o=0,a.w&amp;&amp;of(a.w,function(c,d){a.add((0,window.decodeURIComponent)(c.replace(/\+/g," ")),d)}))};wf.prototype.add=function(a,c){Hf(this);this.w=null;a=If(this,a);var d=this.b.get(a);d||this.b.set(a,d=[]);d.push(c);this.o=this.o+1;return this};wf.prototype.remove=function(a){Hf(this);a=If(this,a);return _.Jd(this.b.o,a)?(this.w=null,this.o=this.o-this.b.get(a).length,this.b.remove(a)):!1};</text:p>
          </table:table-cell>
        </table:table-row>
        <table:table-row>
          <table:table-cell table:style-name="Table1.A1" office:value-type="string">
            <text:p text:style-name="P5">wf.prototype.clear=function(){this.b=this.w=null;this.o=0};wf.prototype.Wb=function(){Hf(this);return 0==this.o};var Jf=function(a,c){Hf(a);c=If(a,c);return _.Jd(a.b.o,c)};_.k=wf.prototype;_.k.Ia=function(){Hf(this);for(var a=this.b.Da(),c=this.b.Ia(),d=[],e=0;e&lt;c.length;e++)for(var f=a[e],g=0;g&lt;f.length;g++)d.push(c[e]);return d};_.k.Da=function(a){Hf(this);var c=[];if(_.t(a))Jf(this,a)&amp;&amp;(c=_.nf(c,this.b.get(If(this,a))));else{a=this.b.Da();for(var d=0;d&lt;a.length;d++)c=_.nf(c,a[d])}return c};</text:p>
          </table:table-cell>
        </table:table-row>
        <table:table-row>
          <table:table-cell table:style-name="Table1.A1" office:value-type="string">
            <text:p text:style-name="P5">_.k.set=function(a,c){Hf(this);this.w=null;a=If(this,a);Jf(this,a)&amp;&amp;(this.o=this.o-this.b.get(a).length);this.b.set(a,[c]);this.o=this.o+1;return this};_.k.get=function(a,c){var d=a?this.Da(a):[];return 0&lt;d.length?String(d[0]):c};</text:p>
          </table:table-cell>
        </table:table-row>
        <table:table-row>
          <table:table-cell table:style-name="Table1.A1" office:value-type="string">
            <text:p text:style-name="P5">_.k.toString=function(){if(this.w)return this.w;if(!this.b)return"";for(var a=[],c=this.b.Ia(),d=0;d&lt;c.length;d++)for(var e=c[d],f=(0,window.encodeURIComponent)(String(e)),e=this.Da(e),g=0;g&lt;e.length;g++){var h=f;""!==e[g]&amp;&amp;(h+="="+(0,window.encodeURIComponent)(String(e[g])));a.push(h)}return this.w=a.join("&amp;")};_.k.clone=function(){var a=new wf;a.w=this.w;this.b&amp;&amp;(a.b=this.b.clone(),a.o=this.o);return a};</text:p>
          </table:table-cell>
        </table:table-row>
        <table:table-row>
          <table:table-cell table:style-name="Table1.A1" office:value-type="string">
            <text:p text:style-name="P5">var If=function(a,c){var d=String(c);a.A&amp;&amp;(d=d.toLowerCase());return d},Cf=function(a,c){c&amp;&amp;!a.A&amp;&amp;(Hf(a),a.w=null,a.b.forEach(function(a,c){var f=c.toLowerCase();c!=f&amp;&amp;(this.remove(c),this.remove(f),0&lt;a.length&amp;&amp;(this.w=null,this.b.set(If(this,f),_.Fc(a)),this.o=this.o+a.length))},a));a.A=c};</text:p>
          </table:table-cell>
        </table:table-row>
        <table:table-row>
          <table:table-cell table:style-name="Table1.A1" office:value-type="string">
            <text:p text:style-name="P5"/>
          </table:table-cell>
        </table:table-row>
        <text:soft-page-break/>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Wf,bg,cg;_.Tf=function(a){for(var c;c=a.firstChild;)a.removeChild(c)};_.Uf=function(a){return a&amp;&amp;a.parentNode?a.parentNode.removeChild(a):null};_.Vf=function(a,c){if(!a||!c)return!1;if(a.contains&amp;&amp;1==c.nodeType)return a==c||a.contains(c);if("undefined"!=typeof a.compareDocumentPosition)return a==c||!!(a.compareDocumentPosition(c)&amp;16);for(;c&amp;&amp;a!=c;)c=c.parentNode;return c==a};_.Xf=function(a){return 9==a.nodeType?a:a.ownerDocument||a.document};_.Yf=function(a){this.b=a||_.m.document||window.document};</text:p>
          </table:table-cell>
        </table:table-row>
        <table:table-row>
          <table:table-cell table:style-name="Table1.A1" office:value-type="string">
            <text:p text:style-name="P5">_.k=_.Yf.prototype;_.k.P=function(a){return _.t(a)?this.b.getElementById(a):a};_.k.Ba=function(a,c,d){return _.Nc(this.b,arguments)};_.k.createElement=function(a){return this.b.createElement(a)};_.k.appendChild=function(a,c){a.appendChild(c)};_.k.be=_.Tf;_.k.removeNode=_.Uf;_.k.contains=_.Vf;_.Zf=function(a){return a?new _.Yf(_.Xf(a)):Wf||(Wf=new _.Yf)};_.$f=function(a,c,d){return 2&gt;=arguments.length?Array.prototype.slice.call(a,c):Array.prototype.slice.call(a,c,d)}; _.ag=function(a){return _.zc(a)&amp;&amp;1==a.nodeType};bg=function(a,c,d,e){Array.prototype.splice.apply(a,_.$f(arguments,1))};cg=function(a,c){return null!==a&amp;&amp;c in a?a[c]:void 0};</text:p>
          </table:table-cell>
        </table:table-row>
        <table:table-row>
          <table:table-cell table:style-name="Table1.A1" office:value-type="string">
            <text:p text:style-name="P5">_.dg=function(){};_.ba(_.dg);_.dg.prototype.b=0;_.eg=function(a){return":"+(a.b++).toString(36)};_.fg=_.Ra?"MozUserSelect":_.C||_.Pa?"WebkitUserSelect":null;_.R=function(a){_.P.call(this);this.B=a||_.Zf();this.fa=gg;this.A=null;this.ia=!1;this.o=null;this.O=void 0;this.G=this.C=this.w=this.D=null;this.Ka=!1};_.y(_.R,_.P);_.R.prototype.tb=_.dg.R();var gg=null;_.R.prototype.getId=function(){return this.A||(this.A=_.eg(this.tb))};_.R.prototype.P=function(){return this.o};var hg=function(a,c){if(a==c)throw Error("K");var d;if(d=c&amp;&amp;a.w&amp;&amp;a.A){d=a.w;var e=a.A;d=d.G&amp;&amp;e?cg(d.G,e)||null:null}if(d&amp;&amp;a.w!=c)throw Error("K");a.w=c;_.R.K.Ad.call(a,c)};</text:p>
          </table:table-cell>
        </table:table-row>
        <table:table-row>
          <table:table-cell table:style-name="Table1.A1" office:value-type="string">
            <text:p text:style-name="P5">_.R.prototype.Ad=function(a){if(this.w&amp;&amp;this.w!=a)throw Error("L");_.R.K.Ad.call(this,a)};_.R.prototype.lb=function(){this.o=this.B.createElement("DIV")};_.R.prototype.vb=function(a){ig(this,a)};var ig=function(a,c,d){if(a.ia)throw Error("M");a.o||a.lb();c?c.insertBefore(a.o,d||null):a.B.b.body.appendChild(a.o);a.w&amp;&amp;!a.w.ia||a.ka()};_.k=_.R.prototype;_.k.Za=function(a){this.o=a};_.k.ka=function(){this.ia=!0;_.jg(this,function(a){!a.ia&amp;&amp;a.P()&amp;&amp;a.ka()})};</text:p>
          </table:table-cell>
        </table:table-row>
        <table:table-row>
          <table:table-cell table:style-name="Table1.A1" office:value-type="string">
            <text:p text:style-name="P5">_.k.va=function(){_.jg(this,function(a){a.ia&amp;&amp;a.va()});this.O&amp;&amp;_.Ed(this.O);this.ia=!1};_.k.N=function(){this.ia&amp;&amp;this.va();this.O&amp;&amp;(this.O.da(),delete this.O);_.jg(this,function(a){a.da()});!this.Ka&amp;&amp;this.o&amp;&amp;_.Uf(this.o);this.w=this.D=this.o=this.G=this.C=null;_.R.K.N.call(this)};</text:p>
          </table:table-cell>
        </table:table-row>
        <table:table-row>
          <table:table-cell table:style-name="Table1.A1" office:value-type="string">
            <text:p text:style-name="P5">_.k.fb=function(a,c,d){if(a.ia&amp;&amp;(d||!this.ia))throw Error("M");if(0&gt;c||c&gt;_.kg(this))throw Error("O");this.G&amp;&amp;this.C||(this.G={},this.C=[]);if(a.w==this){var e=a.getId();this.G[e]=a;_.Rc(this.C,a)}else{var e=this.G,f=a.getId();if(null!==e&amp;&amp;f in e)throw Error("c`"+f);e[f]=a}hg(a,this);bg(this.C,c,0,a);a.ia&amp;&amp;this.ia&amp;&amp;a.w==this?(d=this.o,c=d.childNodes[c]||null,c!=a.P()&amp;&amp;d.insertBefore(a.P(),c)):d?(this.o||this.lb(),c=_.lg(this,c+1),ig(a,this.o,c?c.o:null)):this.ia&amp;&amp;!a.ia&amp;&amp;a.o&amp;&amp;a.o.parentNode&amp;&amp;1==a.o.parentNode.nodeType&amp;&amp;</text:p>
          </table:table-cell>
        </table:table-row>
        <table:table-row>
          <table:table-cell table:style-name="Table1.A1" office:value-type="string">
            <text:p text:style-name="P5">a.ka()};_.kg=function(a){return a.C?a.C.length:0};_.lg=function(a,c){return a.C?a.C[c]||null:null};_.jg=function(a,c,d){a.C&amp;&amp;(0,_.pa)(a.C,c,d)};_.R.prototype.removeChild=function(a,c){if(a){var d=_.t(a)?a:a.getId();a=this.G&amp;&amp;d?cg(this.G,d)||null:null;if(d&amp;&amp;a){var e=this.G;d in e&amp;&amp;delete e[d];_.Rc(this.C,a);c&amp;&amp;(a.va(),a.o&amp;&amp;_.Uf(a.o));hg(a,null)}}if(!a)throw Error("P");return a};</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Dg,Fg,Hg,Ig,Jg,Rg,Sg,Wg;_.mg=function(a,c){var d=_.Xf(a);return d.defaultView&amp;&amp;d.defaultView.getComputedStyle&amp;&amp;(d=d.defaultView.getComputedStyle(a,null))?d[c]||d.getPropertyValue(c)||"":""};_.ng=function(a,c){return _.mg(a,c)||(a.currentStyle?a.currentStyle[c]:null)||a.style&amp;&amp;a.style[c]};_.og=function(a){return"rtl"==_.ng(a,"direction")};_.pg=function(a){return a.parentWindow||a.defaultView};</text:p>
          </table:table-cell>
        </table:table-row>
        <table:table-row>
          <table:table-cell table:style-name="Table1.A1" office:value-type="string">
            <text:p text:style-name="P5">_.qg=function(a){return a.scrollingElement?a.scrollingElement:_.C||"CSS1Compat"!=a.compatMode?a.body||a.documentElement:a.documentElement};_.rg=function(a,c){this.x=_.n(a)?a:0;this.y=_.n(c)?c:0};_.rg.prototype.clone=function(){return new _.rg(this.x,this.y)};_.rg.prototype.ceil=function(){this.x=Math.ceil(this.x);this.y=Math.ceil(this.y);return this};_.rg.prototype.floor=function(){this.x=Math.floor(this.x);this.y=Math.floor(this.y);return this};</text:p>
          </table:table-cell>
        </table:table-row>
        <table:table-row>
          <table:table-cell table:style-name="Table1.A1" office:value-type="string">
            <text:p text:style-name="P5">_.rg.prototype.round=function(){this.x=Math.round(this.x);this.y=Math.round(this.y);return this};_.sg=function(a){if(a instanceof _.bc&amp;&amp;a.constructor===_.bc&amp;&amp;a.w===_.ac)return a.b;_.ca(a);return"type_error:SafeHtml"};_.tg=function(a,c){this.width=a;this.height=c};_.k=_.tg.prototype;_.k.clone=function(){return new _.tg(this.width,this.height)};_.k.af=function(){return this.width*this.height};_.k.Wb=function(){return!this.af()};</text:p>
          </table:table-cell>
        </table:table-row>
        <table:table-row>
          <table:table-cell table:style-name="Table1.A1" office:value-type="string">
            <text:p text:style-name="P5">_.k.ceil=function(){this.width=Math.ceil(this.width);this.height=Math.ceil(this.height);return this};_.k.floor=function(){this.width=Math.floor(this.width);this.height=Math.floor(this.height);return this};_.k.round=function(){this.width=Math.round(this.width);this.height=Math.round(this.height);return this};_.ug=function(a,c){if(a.ia)throw Error("M");if(c){a.Ka=!0;var d=_.Xf(c);a.B&amp;&amp;a.B.b==d||(a.B=_.Zf(c));a.Za(c);a.ka()}else throw Error("N");};_.vg=function(a){a.O||(a.O=new _.Ad(a));return a.O};</text:p>
          </table:table-cell>
        </table:table-row>
        <table:table-row>
          <table:table-cell table:style-name="Table1.A1" office:value-type="string">
            <text:p text:style-name="P5">_.wg=function(a){var c=a.b;a=_.qg(c);c=_.pg(c);return _.B&amp;&amp;_.E("10")&amp;&amp;c.pageYOffset!=a.scrollTop?new _.rg(a.scrollLeft,a.scrollTop):new _.rg(c.pageXOffset||a.scrollLeft,c.pageYOffset||a.scrollTop)};_.xg=function(a){return"CSS1Compat"==a.b.compatMode};_.yg=function(a){try{return a&amp;&amp;a.activeElement}catch(c){}return null};_.zg=function(a){a=(a||window).document;a="CSS1Compat"==a.compatMode?a.documentElement:a.body;return new _.tg(a.clientWidth,a.clientHeight)};_.Ag=function(a,c){a.innerHTML=_.sg(c)};</text:p>
          </table:table-cell>
        </table:table-row>
        <table:table-row>
          <table:table-cell table:style-name="Table1.A1" office:value-type="string">
            <text:p text:style-name="P5">_.Bg={};_.Cg=function(a,c){"number"==typeof a&amp;&amp;(a=(c?Math.round(a):a)+"px");return a};Dg=function(a){var c;try{c=a.getBoundingClientRect()}catch(d){return{left:0,top:0,right:0,bottom:0}}_.B&amp;&amp;a.ownerDocument.body&amp;&amp;(a=a.ownerDocument,c.left-=a.documentElement.clientLeft+a.body.clientLeft,c.top-=a.documentElement.clientTop+a.body.clientTop);return c};_.Eg=function(){this.b="";this.o=_.Bg};_.Eg.prototype.qb=!0;_.Eg.prototype.ab=function(){return this.b};</text:p>
          </table:table-cell>
        </table:table-row>
        <table:table-row>
          <table:table-cell table:style-name="Table1.A1" office:value-type="string">
            <text:p text:style-name="P5">_.Eg.prototype.toString=function(){return"Const{"+this.b+"}"};Fg=function(a){var c=a.offsetWidth,d=a.offsetHeight,e=_.C&amp;&amp;!c&amp;&amp;!d;return _.n(c)&amp;&amp;!e||!a.getBoundingClientRect?new _.tg(c,d):(a=Dg(a),new _.tg(a.right-a.left,a.bottom-a.top))};_.Gg=function(a){if("none"!=_.ng(a,"display"))return Fg(a);var c=a.style,d=c.display,e=c.visibility,f=c.position;c.visibility="hidden";c.position="absolute";c.display="inline";a=Fg(a);c.display=d;c.position=f;c.visibility=e;return a};</text:p>
          </table:table-cell>
        </table:table-row>
        <table:table-row>
          <table:table-cell table:style-name="Table1.A1" office:value-type="string">
            <text:p text:style-name="P5">Hg=function(a){switch(a){case 61:return 187;case 59:return 186;case 173:return 189;case 224:return 91;case 0:return 224;default:return a}};Ig=function(a){if(a.classList)return a.classList;a=a.className;return _.t(a)&amp;&amp;a.match(/\S+/g)||[]};_.Kg=function(a,c){if(/^\d+px?$/.test(c))return(0,window.parseInt)(c,10);var d=a.style.left,e=a.runtimeStyle.left;a.runtimeStyle.left=a.currentStyle.left;a.style.left=c;var f=a.style.pixelLeft;a.style.left=d;a.runtimeStyle.left=e;return f};</text:p>
          </table:table-cell>
        </table:table-row>
        <table:table-row>
          <table:table-cell table:style-name="Table1.A1" office:value-type="string">
            <text:p text:style-name="P5">_.Lg=function(a,c){a.style.display=c?"":"none"};_.Mg=function(a,c,d){var e;c instanceof _.rg?(e=c.x,c=c.y):(e=c,c=d);a.style.left=_.Cg(e,!1);a.style.top=_.Cg(c,!1)};_.Ng=function(a){if(_.Ra)a=Hg(a);else if(_.Ua&amp;&amp;_.C)a:switch(a){case 93:a=91;break a}return a};</text:p>
          </table:table-cell>
        </table:table-row>
        <table:table-row>
          <table:table-cell table:style-name="Table1.A1" office:value-type="string">
            <text:p text:style-name="P5">_.Og=function(a){if(48&lt;=a&amp;&amp;57&gt;=a||96&lt;=a&amp;&amp;106&gt;=a||65&lt;=a&amp;&amp;90&gt;=a||(_.C||_.Pa)&amp;&amp;0==a)return!0;switch(a){case 32:case 43:case 63:case 64:case 107:case 109:case 110:case 111:case 186:case 59:case 189:case 187:case 61:case 188:case 190:case 191:case 192:case 222:case 219:case 220:case 221:return!0;default:return!1}};_.Pg=function(a,c){return a.classList?a.classList.contains(c):_.Gc(Ig(a),c)};_.Qg=function(a){return a?_.pg(a):window};Rg=/^(?:(?:https?|mailto|ftp):|[^&amp;:/?#]*(?:[/?#]|$))/i;</text:p>
          </table:table-cell>
        </table:table-row>
        <table:table-row>
          <table:table-cell table:style-name="Table1.A1" office:value-type="string">
            <text:p text:style-name="P5">Sg=function(a,c){var d=a.currentStyle?a.currentStyle[c]:null;return d?_.Kg(a,d):0};_.Tg=function(a,c,d){_.da(d)&amp;&amp;(d=d.join(" "));var e="aria-"+c;""===d||void 0==d?(Jg||(Jg={atomic:!1,autocomplete:"none",dropeffect:"none",haspopup:!1,live:"off",multiline:!1,multiselectable:!1,orientation:"vertical",readonly:!1,relevant:"additions text",required:!1,sort:"none",busy:!1,disabled:!1,hidden:!1,invalid:"false"}),d=Jg,c in d?a.setAttribute(e,d[c]):a.removeAttribute(e)):a.setAttribute(e,d)};</text:p>
          </table:table-cell>
        </table:table-row>
        <table:table-row>
          <table:table-cell table:style-name="Table1.A1" office:value-type="string">
            <text:p text:style-name="P5">_.Ug=function(a,c,d,e){this.top=a;this.right=c;this.bottom=d;this.left=e};_.k=_.Ug.prototype;_.k.getHeight=function(){return this.bottom-this.top};_.k.clone=function(){return new _.Ug(this.top,this.right,this.bottom,this.left)};_.k.contains=function(a){return this&amp;&amp;a?"undefined"!=typeof _.Ug&amp;&amp;a instanceof _.Ug?a.left&gt;=this.left&amp;&amp;a.right&lt;=this.right&amp;&amp;a.top&gt;=this.top&amp;&amp;a.bottom&lt;=this.bottom:a.x&gt;=this.left&amp;&amp;a.x&lt;=this.right&amp;&amp;a.y&gt;=this.top&amp;&amp;a.y&lt;=this.bottom:!1};</text:p>
          </table:table-cell>
        </table:table-row>
        <table:table-row>
          <table:table-cell table:style-name="Table1.A1" office:value-type="string">
            <text:p text:style-name="P5">_.k.expand=function(a,c,d,e){_.zc(a)?(this.top-=a.top,this.right+=a.right,this.bottom+=a.bottom,this.left-=a.left):(this.top-=a,this.right+=Number(c),this.bottom+=Number(d),this.left-=Number(e));return this};_.k.ceil=function(){this.top=Math.ceil(this.top);this.right=Math.ceil(this.right);this.bottom=Math.ceil(this.bottom);this.left=Math.ceil(this.left);return this};</text:p>
          </table:table-cell>
        </table:table-row>
        <table:table-row>
          <table:table-cell table:style-name="Table1.A1" office:value-type="string">
            <text:p text:style-name="P5">_.k.floor=function(){this.top=Math.floor(this.top);this.right=Math.floor(this.right);this.bottom=Math.floor(this.bottom);this.left=Math.floor(this.left);return this};_.k.round=function(){this.top=Math.round(this.top);this.right=Math.round(this.right);this.bottom=Math.round(this.bottom);this.left=Math.round(this.left);return this};</text:p>
          </table:table-cell>
        </table:table-row>
        <table:table-row>
          <table:table-cell table:style-name="Table1.A1" office:value-type="string">
            <text:p text:style-name="P5">_.Vg=function(a,c,d,e,f){if(!(_.B||_.Pa||_.C&amp;&amp;_.E("525")))return!0;if(_.Ua&amp;&amp;f)return _.Og(a);if(f&amp;&amp;!e)return!1;_.Mc(c)&amp;&amp;(c=_.Ng(c));if(!d&amp;&amp;(17==c||18==c||_.Ua&amp;&amp;91==c))return!1;if((_.C||_.Pa)&amp;&amp;e&amp;&amp;d)switch(a){case 220:case 219:case 221:case 192:case 186:case 189:case 187:case 188:case 190:case 191:case 192:case 222:return!1}if(_.B&amp;&amp;e&amp;&amp;c==a)return!1;switch(a){case 13:return!0;case 27:return!(_.C||_.Pa)}return _.Og(a)};</text:p>
          </table:table-cell>
        </table:table-row>
        <table:table-row>
          <table:table-cell table:style-name="Table1.A1" office:value-type="string">
            <text:p text:style-name="P5">_.S=function(a,c){a.classList?a.classList.remove(c):_.Pg(a,c)&amp;&amp;(a.className=(0,_.qa)(Ig(a),function(a){return a!=c}).join(" "))};_.T=function(a,c){a.classList?a.classList.add(c):_.Pg(a,c)||(a.className+=0&lt;a.className.length?" "+c:c)};Wg=0;_.Xg=function(a){if(a instanceof _.Zb)return a;a=a.qb?a.ab():String(a);Rg.test(a)||(a="about:invalid#zClosurez");return _.$b(a)};_.Yg=function(a){if(a instanceof _.Zb&amp;&amp;a.constructor===_.Zb&amp;&amp;a.o===_.Xb)return a.b;_.ca(a);return"type_error:SafeUrl"};</text:p>
          </table:table-cell>
        </table:table-row>
        <table:table-row>
          <table:table-cell table:style-name="Table1.A1" office:value-type="string">
            <text:p text:style-name="P5">_.Zg=function(a,c,d){_.z.call(this);this.o=a;this.B=c||0;this.w=d;this.b=(0,_.v)(this.C,this)};_.y(_.Zg,_.z);_.Zg.prototype.A=0;_.Zg.prototype.N=function(){_.Zg.K.N.call(this);_.$g(this);delete this.o;delete this.w};_.Zg.prototype.start=function(a){_.$g(this);this.A=_.te(this.b,_.n(a)?a:this.B)};_.$g=function(a){0!=a.A&amp;&amp;_.m.clearTimeout(a.A);a.A=0};_.Zg.prototype.C=function(){this.A=0;this.o&amp;&amp;this.o.call(this.w)};</text:p>
          </table:table-cell>
        </table:table-row>
        <table:table-row>
          <table:table-cell table:style-name="Table1.A1" office:value-type="string">
            <text:p text:style-name="P5">_.ah=function(a,c){if(_.B){var d=Sg(a,c+"Left"),e=Sg(a,c+"Right"),f=Sg(a,c+"Top"),g=Sg(a,c+"Bottom");return new _.Ug(f,e,g,d)}d=_.mg(a,c+"Left");e=_.mg(a,c+"Right");f=_.mg(a,c+"Top");g=_.mg(a,c+"Bottom");return new _.Ug((0,window.parseFloat)(f),(0,window.parseFloat)(e),(0,window.parseFloat)(g),(0,window.parseFloat)(d))};_.bh=function(a){a=Dg(a);return new _.rg(a.left,a.top)};</text:p>
          </table:table-cell>
        </table:table-row>
        <table:table-row>
          <table:table-cell table:style-name="Table1.A1" office:value-type="string">
            <text:p text:style-name="P5">_.ch=function(a){var c=_.Xf(a),d=new _.rg(0,0),e;e=c?_.Xf(c):window.document;e=!_.B||_.hb(9)||_.xg(_.Zf(e))?e.documentElement:e.body;if(a==e)return d;a=Dg(a);c=_.wg(_.Zf(c));d.x=a.left+c.x;d.y=a.top+c.y;return d};_.dh=function(a){return a[_.ea]||(a[_.ea]=++Wg)};_.eh=function(a,c){if("textContent"in a)a.textContent=c;else if(3==a.nodeType)a.data=c;else if(a.firstChild&amp;&amp;3==a.firstChild.nodeType){for(;a.lastChild!=a.firstChild;)a.removeChild(a.lastChild);a.firstChild.data=c}else _.Tf(a),a.appendChild(_.Xf(a).createTextNode(String(c)))};</text:p>
          </table:table-cell>
        </table:table-row>
        <table:table-row>
          <table:table-cell table:style-name="Table1.A1" office:value-type="string">
            <text:p text:style-name="P5">_.fh=function(a,c,d,e){this.left=a;this.top=c;this.width=d;this.height=e};_.k=_.fh.prototype;_.k.clone=function(){return new _.fh(this.left,this.top,this.width,this.height)};_.k.contains=function(a){return"undefined"!=typeof _.fh&amp;&amp;a instanceof _.fh?this.left&lt;=a.left&amp;&amp;this.left+this.width&gt;=a.left+a.width&amp;&amp;this.top&lt;=a.top&amp;&amp;this.top+this.height&gt;=a.top+a.height:a.x&gt;=this.left&amp;&amp;a.x&lt;=this.left+this.width&amp;&amp;a.y&gt;=this.top&amp;&amp;a.y&lt;=this.top+this.height};</text:p>
          </table:table-cell>
        </table:table-row>
        <table:table-row>
          <table:table-cell table:style-name="Table1.A1" office:value-type="string">
            <text:p text:style-name="P5">_.k.ceil=function(){this.left=Math.ceil(this.left);this.top=Math.ceil(this.top);this.width=Math.ceil(this.width);this.height=Math.ceil(this.height);return this};_.k.floor=function(){this.left=Math.floor(this.left);this.top=Math.floor(this.top);this.width=Math.floor(this.width);this.height=Math.floor(this.height);return this};_.k.round=function(){this.left=Math.round(this.left);this.top=Math.round(this.top);this.width=Math.round(this.width);this.height=Math.round(this.height);return this};</text:p>
          </table:table-cell>
        </table:table-row>
        <table:table-row>
          <table:table-cell table:style-name="Table1.A1" office:value-type="string">
            <text:p text:style-name="P5">_.gh=function(a,c){a.classList?(0,_.pa)(c,function(c){_.S(a,c)}):a.className=(0,_.qa)(Ig(a),function(a){return!_.Gc(c,a)}).join(" ")};_.hh=function(a,c){if(a.classList)(0,_.pa)(c,function(c){_.T(a,c)});else{var d={};(0,_.pa)(Ig(a),function(a){d[a]=!0});(0,_.pa)(c,function(a){d[a]=!0});a.className="";for(var e in d)a.className+=0&lt;a.className.length?" "+e:e}};_.ih=function(a,c){return a==c?!0:a&amp;&amp;c?a.width==c.width&amp;&amp;a.height==c.height:!1}; _.jh=function(a,c,d){a.b||(a.b={});if(!a.b[d]){for(var e=_.H(a,d),f=[],g=0;g&lt;e.length;g++)f[g]=new c(e[g]);a.b[d]=f}c=a.b[d];c==_.yb&amp;&amp;(c=a.b[d]=[]);return c};_.kh=function(a){for(var c in a)return!1;return!0};</text:p>
          </table:table-cell>
        </table:table-row>
        <table:table-row>
          <table:table-cell table:style-name="Table1.A1" office:value-type="string">
            <text:p text:style-name="P5">_.lh=function(a){_.P.call(this);this.b=a;a=_.B?"focusout":"blur";this.o=_.O(this.b,_.B?"focusin":"focus",this,!_.B);this.w=_.O(this.b,a,this,!_.B)};_.y(_.lh,_.P);_.lh.prototype.handleEvent=function(a){var c=new _.bd(a.b);c.type="focusin"==a.type||"focus"==a.type?"focusin":"focusout";this.M(c)};_.lh.prototype.N=function(){_.lh.K.N.call(this);_.wd(this.o);_.wd(this.w);delete this.b};</text:p>
          </table:table-cell>
        </table:table-row>
        <table:table-row>
          <table:table-cell table:style-name="Table1.A1" office:value-type="string">
            <text:p text:style-name="P5">var nh,ph;_.mh={};nh=null;_.oh=function(a){a=_.dh(a);delete _.mh[a];_.kh(_.mh)&amp;&amp;nh&amp;&amp;_.$g(nh)};_.qh=function(){nh||(nh=new _.Zg(function(){ph()},20));var a=nh;0!=a.A||a.start()};ph=function(){var a=(0,_.w)();_.Ec(_.mh,function(c){_.rh(c,a)});_.kh(_.mh)||_.qh()};</text:p>
          </table:table-cell>
        </table:table-row>
        <table:table-row>
          <table:table-cell table:style-name="Table1.A1" office:value-type="string">
            <text:p text:style-name="P5">_.rh=function(a,c){a.w=(c-a.B)/(a.O-a.B);1&lt;=a.w&amp;&amp;(a.w=1);_.sh(a,a.w);1==a.w?(a.b=0,_.oh(a),a.o("finish"),a.D()):1==a.b&amp;&amp;a.G()};_.sh=function(a,c){_.Ac(a.J)&amp;&amp;(c=a.J(c));a.A=Array(a.C.length);for(var d=0;d&lt;a.C.length;d++)a.A[d]=(a.L[d]-a.C[d])*c+a.C[d]};</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ak;ak=[1,4,2];_.bk=function(a){return(_.Wc?0==a.b.button:"click"==a.type?!0:!!(a.b.button&amp;ak[0]))&amp;&amp;!(_.C&amp;&amp;_.Ua&amp;&amp;a.A)};var ck=function(){_.z.call(this);this.o=new _.Ad},ek;_.y(ck,_.z);_.dk=new ck;ek=["click",_.Ra?"keypress":"keydown","mousedown","touchstart"];ck.prototype.b=function(a,c,d,e,f){(f||this.o).H(a,ek,c,d,e)};ck.prototype.N=function(){this.o.da();ck.K.N.call(this)};</text:p>
          </table:table-cell>
        </table:table-row>
        <table:table-row>
          <table:table-cell table:style-name="Table1.A1" office:value-type="string">
            <text:p text:style-name="P5">var fk,hk;fk=function(){};_.gk=new fk;hk=["click",_.Ra?"keypress":"keydown","keyup"];fk.prototype.b=function(a,c,d,e,f){var g=function(a){var d=_.od(c),f=_.ag(a.target)?a.target.getAttribute("role")||null:null;"click"==a.type&amp;&amp;_.bk(a)?d.call(e,a):13!=a.keyCode&amp;&amp;3!=a.keyCode||"keyup"==a.type?32!=a.keyCode||"keyup"!=a.type||"button"!=f&amp;&amp;"tab"!=f||(d.call(e,a),a.preventDefault()):(a.type="keypress",d.call(e,a))};g.o=c;g.b=e;f?f.b(a,hk,g,d):_.O(a,hk,g,d)};</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text:p>
          </table:table-cell>
        </table:table-row>
        <table:table-row>
          <table:table-cell table:style-name="Table1.A1" office:value-type="string">
            <text:p text:style-name="P5">Portions of this code are from MochiKit, received by</text:p>
          </table:table-cell>
        </table:table-row>
        <table:table-row>
          <table:table-cell table:style-name="Table1.A1" office:value-type="string">
            <text:p text:style-name="P5">The Closure Authors under the MIT license. All other code is Copyright</text:p>
          </table:table-cell>
        </table:table-row>
        <table:table-row>
          <table:table-cell table:style-name="Table1.A1" office:value-type="string">
            <text:p text:style-name="P5">2005-2009 The Closure Authors. All Rights Reserved.</text:p>
          </table:table-cell>
        </table:table-row>
        <table:table-row>
          <table:table-cell table:style-name="Table1.A1" office:value-type="string">
            <text:p text:style-name="P5">*/</text:p>
          </table:table-cell>
        </table:table-row>
        <table:table-row>
          <table:table-cell table:style-name="Table1.A1" office:value-type="string">
            <text:p text:style-name="P5">_.ik=function(a,c){this.B=[];this.J=a;this.Y=c||null;this.A=this.b=!1;this.w=void 0;this.G=this.O=this.D=!1;this.C=0;this.o=null;this.H=0};_.ik.prototype.cancel=function(a){if(this.b)this.w instanceof _.ik&amp;&amp;this.w.cancel();else{if(this.o){var c=this.o;delete this.o;a?c.cancel(a):(c.H--,0&gt;=c.H&amp;&amp;c.cancel())}this.J?this.J.call(this.Y,this):this.G=!0;this.b||this.X()}};_.ik.prototype.F=function(a,c){this.D=!1;jk(this,a,c)};</text:p>
          </table:table-cell>
        </table:table-row>
        <table:table-row>
          <table:table-cell table:style-name="Table1.A1" office:value-type="string">
            <text:p text:style-name="P5">var jk=function(a,c,d){a.b=!0;a.w=d;a.A=!c;kk(a)},mk=function(a){if(a.b){if(!a.G)throw new lk;a.G=!1}};_.ik.prototype.gb=function(a){mk(this);jk(this,!0,a)};_.ik.prototype.X=function(){var a=new nk;mk(this);jk(this,!1,a)};_.ik.prototype.addCallback=function(a,c){return ok(this,a,null,c)};var ok=function(a,c,d,e){a.B.push([c,d,e]);a.b&amp;&amp;kk(a);return a};</text:p>
          </table:table-cell>
        </table:table-row>
        <table:table-row>
          <table:table-cell table:style-name="Table1.A1" office:value-type="string">
            <text:p text:style-name="P5">_.ik.prototype.then=function(a,c,d){var e,f,g=new _.ce(function(a,c){e=a;f=c});ok(this,e,function(a){a instanceof nk?g.cancel():f(a)});return g.then(a,c,d)};_.$d(_.ik);</text:p>
          </table:table-cell>
        </table:table-row>
        <table:table-row>
          <table:table-cell table:style-name="Table1.A1" office:value-type="string">
            <text:p text:style-name="P5">var pk=function(a){return(0,_.ta)(a.B,function(a){return _.Ac(a[1])})},kk=function(a){if(a.C&amp;&amp;a.b&amp;&amp;pk(a)){var c=a.C,d=qk[c];d&amp;&amp;(_.m.clearTimeout(d.A),delete qk[c]);a.C=0}a.o&amp;&amp;(a.o.H--,delete a.o);for(var c=a.w,e=d=!1;a.B.length&amp;&amp;!a.D;){var f=a.B.shift(),g=f[0],h=f[1],f=f[2];if(g=a.A?h:g)try{var l=g.call(f||a.Y,c);_.n(l)&amp;&amp;(a.A=a.A&amp;&amp;(l==c||l instanceof Error),a.w=c=l);if(_.ae(c)||"function"===typeof _.m.Promise&amp;&amp;c instanceof _.m.Promise)e=!0,a.D=!0}catch(p){c=p,a.A=!0,pk(a)||(d=!0)}}a.w=c;e&amp;&amp;(l=(0,_.v)(a.F,</text:p>
          </table:table-cell>
        </table:table-row>
        <table:table-row>
          <table:table-cell table:style-name="Table1.A1" office:value-type="string">
            <text:p text:style-name="P5">a,!0),e=(0,_.v)(a.F,a,!1),c instanceof _.ik?(ok(c,l,e),c.O=!0):c.then(l,e));d&amp;&amp;(c=new rk(c),qk[c.A]=c,a.C=c.A)},lk=function(){_.ka.call(this)};_.y(lk,_.ka);lk.prototype.message="Deferred has already fired";lk.prototype.name="AlreadyCalledError";var nk=function(){_.ka.call(this)};_.y(nk,_.ka);nk.prototype.message="Deferred was canceled";nk.prototype.name="CanceledError";var rk=function(a){this.A=_.m.setTimeout((0,_.v)(this.o,this),0);this.b=a}; rk.prototype.o=function(){delete qk[this.A];throw this.b;};var qk={};</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zk,Dk,Ek,Jk,Kk,Lk,Sk;_.sk=function(a){return null!=_.H(a,2)?_.H(a,2):.001};_.tk=function(a){_.G(this,a,0,-1,null)};_.y(_.tk,_.F);var uk=function(a){return null!=_.H(a,3)?_.H(a,3):1},vk=function(a){return null!=_.H(a,2)?_.H(a,2):1E-4},wk=function(a){_.G(this,a,0,-1,null)};_.y(wk,_.F);_.yk=function(){var a=_.xk();return _.H(a,9)};zk=function(a){_.G(this,a,0,-1,null)};_.y(zk,_.F);var Ak=function(a){_.G(this,a,0,-1,null)};_.y(Ak,_.F);_.Bk=function(a){return _.H(a,10)};</text:p>
          </table:table-cell>
        </table:table-row>
        <table:table-row>
          <table:table-cell table:style-name="Table1.A1" office:value-type="string">
            <text:p text:style-name="P5">_.Ck=function(a){return _.H(a,5)};Dk=0;Ek=[];_.Fk=function(){this.data={}};_.Fk.prototype.b=function(){window.console&amp;&amp;window.console.log&amp;&amp;window.console.log("Log data: ",this.data)};_.Fk.prototype.o=function(a){var c=[],d;for(d in this.data)c.push((0,window.encodeURIComponent)(d)+"="+(0,window.encodeURIComponent)(String(this.data[d])));return("atyp=i&amp;zx="+(new Date).getTime()+"&amp;"+c.join("&amp;")).substr(0,a)};</text:p>
          </table:table-cell>
        </table:table-row>
        <table:table-row>
          <table:table-cell table:style-name="Table1.A1" office:value-type="string">
            <text:p text:style-name="P5">var Gk=function(a){var c=new window.Image,d=Dk;c.onerror=c.onload=c.onabort=function(){d in Ek&amp;&amp;delete Ek[d]};Ek[Dk++]=c;c.src=a},Hk=function(a,c){this.data={};var d=_.I(a,_.Ab,8)||new _.Ab;this.data.ei=_.K(_.Bk(a));this.data.ogf=_.K(_.H(d,3));var e;e=window.google&amp;&amp;window.google.sn?/.*hp$/.test(window.google.sn)?!1:!0:_.J(_.H(a,7));this.data.ogrp=e?"1":"";this.data.ogv=_.K(_.H(d,6))+"."+_.K(_.H(d,7));this.data.ogd=_.K(_.H(a,21));this.data.ogc=_.K(_.H(a,20));this.data.ogl=_.K(_.Ck(a));c&amp;&amp;(this.data.oggv=</text:p>
          </table:table-cell>
        </table:table-row>
        <table:table-row>
          <table:table-cell table:style-name="Table1.A1" office:value-type="string">
            <text:p text:style-name="P5">c)};_.y(Hk,_.Fk);_.Ik=function(a){var c="//www.google.com/gen_204?",c=c+a.o(2040-c.length);Gk(c)};Jk=null;Kk=function(a){return(a+"").replace(".","%2E").replace(",","%2C")};Lk=[1,2,3,4,5,6,9,10,11,13,14,28,29,30,34,35,37,38,39,40,41,42,43,48,49,50,51,52,53,55,56,57,58,59,500];</text:p>
          </table:table-cell>
        </table:table-row>
        <table:table-row>
          <table:table-cell table:style-name="Table1.A1" office:value-type="string">
            <text:p text:style-name="P5">_.Mk=function(a,c,d,e,f){Hk.call(this,a,c);_.Lc(this.data,{jexpid:_.K(_.H(a,9)),srcpg:"prop="+_.K(_.H(a,6)),jsr:Math.round(1/e),emsg:d.name+":"+d.message});if(f){f._sn&amp;&amp;(f._sn="og."+f._sn);for(var g in f)this.data[(0,window.encodeURIComponent)(g)]=f[g]}};_.y(_.Mk,Hk);var Nk=function(a){if(!Jk){Jk={};for(var c=0;c&lt;Lk.length;c++)Jk[Lk[c]]=!0}return!!Jk[a]},Ok=function(a){this.b=a};Ok.prototype.log=function(a,c){try{if(this.C(a)){var d=this.w(a,c);this.o(d)}}catch(e){}};</text:p>
          </table:table-cell>
        </table:table-row>
        <table:table-row>
          <table:table-cell table:style-name="Table1.A1" office:value-type="string">
            <text:p text:style-name="P5">Ok.prototype.o=function(a){this.b?a.b():_.Ik(a)};var Pk=function(a,c,d,e){this.b=e;this.F=c;this.Y=d;this.B=_.L(_.sk(a),.001);this.G=_.J(_.H(a,1))&amp;&amp;Math.random()&lt;this.B;c=null!=_.H(a,3)?_.H(a,3):1;this.D=_.L(c,1);this.A=0;a=null!=_.H(a,4)?_.H(a,4):!0;this.H=_.J(a,!0)};_.y(Pk,Ok);Pk.prototype.log=function(a,c){Pk.K.log.call(this,a,c);if(this.b&amp;&amp;this.H)throw a;};Pk.prototype.C=function(){return this.b||this.G&amp;&amp;this.A&lt;this.D};</text:p>
          </table:table-cell>
        </table:table-row>
        <table:table-row>
          <table:table-cell table:style-name="Table1.A1" office:value-type="string">
            <text:p text:style-name="P5">Pk.prototype.w=function(a,c){try{return _.va(_.ua.R(),"lm").ef(a,c)}catch(d){return new _.Mk(this.F,this.Y,a,this.B,c)}};Pk.prototype.o=function(a){Pk.K.o.call(this,a);this.A++};</text:p>
          </table:table-cell>
        </table:table-row>
        <table:table-row>
          <table:table-cell table:style-name="Table1.A1" office:value-type="string">
            <text:p text:style-name="P5">var Qk=function(a,c,d,e,f,g){Hk.call(this,a,c);_.Lc(this.data,{oge:e,ogex:_.K(_.H(a,9)),ogp:_.K(_.H(a,6)),ogsr:Math.round(1/(Nk(e)?_.L(uk(d)):_.L(vk(d)))),ogus:f});if(g){"ogw"in g&amp;&amp;(this.data.ogw=g.ogw,delete g.ogw);"ved"in g&amp;&amp;(this.data.ved=g.ved,delete g.ved);a=[];for(var h in g)0!=a.length&amp;&amp;a.push(","),a.push(Kk(h)),a.push("."),a.push(Kk(g[h]));g=a.join("");""!=g&amp;&amp;(this.data.ogad=g)}};_.y(Qk,Hk);_.Rk=function(){return _.I(_.M(),Ak,11)||new Ak};_.xk=function(){return _.I(_.M(),zk,4)||new zk};</text:p>
          </table:table-cell>
        </table:table-row>
        <table:table-row>
          <table:table-cell table:style-name="Table1.A1" office:value-type="string">
            <text:p text:style-name="P5">Sk=function(a,c,d,e,f){this.b=f;this.F=a;this.G=c;this.Y=e;this.H=_.L(vk(a),1E-4);this.B=_.L(uk(a),1);c=Math.random();this.D=_.J(_.H(a,1))&amp;&amp;c&lt;this.H;this.A=_.J(_.H(a,1))&amp;&amp;c&lt;this.B;a=0;_.J(_.H(d,1))&amp;&amp;(a|=1);_.J(_.H(d,2))&amp;&amp;(a|=2);_.J(_.H(d,3))&amp;&amp;(a|=4);this.J=a};_.y(Sk,Ok);Sk.prototype.C=function(a){return this.b||(Nk(a)?this.A:this.D)};Sk.prototype.w=function(a,c){return new Qk(this.G,this.Y,this.F,a,this.J,c)};</text:p>
          </table:table-cell>
        </table:table-row>
        <table:table-row>
          <table:table-cell table:style-name="Table1.A1" office:value-type="string">
            <text:p text:style-name="P5">var Tk;Tk=null;_.V=function(){if(!Tk){var a=_.I(_.M(),_.tk,13)||new _.tk,c=_.Lb(),d=_.yk();Tk=new Pk(a,c,d,_.Gb)}return Tk};_.Hb=function(a,c){_.V().log(a,c)};var Uk;Uk=null;_.Vk=function(){if(!Uk){var a=_.I(_.M(),wk,12)||new wk,c=_.Lb(),d=_.Rk(),e=_.yk();Uk=new Sk(a,c,d,e,_.Gb)}return Uk};_.Wk=function(a,c){_.Vk().log(a,c)};_.Wk(8,{m:"BackCompat"==window.document.compatMode?"q":"s"});</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Zk,$k,el;_.Xk=function(a){return _.gc&amp;&amp;void 0!=a.children?a.children:(0,_.qa)(a.childNodes,function(a){return 1==a.nodeType})};Zk=function(a){a=a.getAttributeNode("tabindex");return null!=a&amp;&amp;a.specified};$k=function(a){a=a.tabIndex;return _.Mc(a)&amp;&amp;0&lt;=a&amp;&amp;32768&gt;a};_.al=function(a,c,d,e){if(null!=a)for(a=a.firstChild;a;){if(c(a)&amp;&amp;(d.push(a),e)||_.al(a,c,d,e))return!0;a=a.nextSibling}return!1};</text:p>
          </table:table-cell>
        </table:table-row>
        <table:table-row>
          <table:table-cell table:style-name="Table1.A1" office:value-type="string">
            <text:p text:style-name="P5">_.bl=function(a){var c;if((c="A"==a.tagName||"INPUT"==a.tagName||"TEXTAREA"==a.tagName||"SELECT"==a.tagName||"BUTTON"==a.tagName?!a.disabled&amp;&amp;(!Zk(a)||$k(a)):Zk(a)&amp;&amp;$k(a))&amp;&amp;_.B){var d;!_.Ac(a.getBoundingClientRect)||_.B&amp;&amp;null==a.parentElement?d={height:a.offsetHeight,width:a.offsetWidth}:d=a.getBoundingClientRect();a=null!=d&amp;&amp;0&lt;d.height&amp;&amp;0&lt;d.width}else a=c;return a};_.cl=function(a){return _.t(a)?window.document.getElementById(a):a};</text:p>
          </table:table-cell>
        </table:table-row>
        <table:table-row>
          <table:table-cell table:style-name="Table1.A1" office:value-type="string">
            <text:p text:style-name="P5">_.dl=function(a,c){for(;a&amp;&amp;1!=a.nodeType;)a=c?a.nextSibling:a.previousSibling;return a};el=function(a,c){var d=[];return _.al(a,c,d,!0)?d[0]:void 0};_.fl=function(a){var c;if(_.ic&amp;&amp;!(_.B&amp;&amp;_.E("9")&amp;&amp;!_.E("10")&amp;&amp;_.m.SVGElement&amp;&amp;a instanceof _.m.SVGElement)&amp;&amp;(c=a.parentElement))return c;c=a.parentNode;return _.ag(c)?c:null};</text:p>
          </table:table-cell>
        </table:table-row>
        <table:table-row>
          <table:table-cell table:style-name="Table1.A1" office:value-type="string">
            <text:p text:style-name="P5">var gl=function(a){_.P.call(this);this.o=a||window;this.w=_.O(this.o,"resize",this.A,!1,this);this.b=_.zg(this.o)},hl,jl;_.y(gl,_.P);_.il=function(){var a=window,c=_.dh(a);return hl[c]=hl[c]||new gl(a)};hl={};jl=function(a){return a.b?a.b.clone():null};gl.prototype.N=function(){gl.K.N.call(this);this.w&amp;&amp;(_.wd(this.w),this.w=null);this.b=this.o=null};gl.prototype.A=function(){var a=_.zg(this.o);_.ih(a,this.b)||(this.b=a,this.M("resize"))};</text:p>
          </table:table-cell>
        </table:table-row>
        <table:table-row>
          <table:table-cell table:style-name="Table1.A1" office:value-type="string">
            <text:p text:style-name="P5">_.kl=function(a,c){_.P.call(this);this.b=a;this.w=jl(this.b);this.D=c||100;this.A=_.O(a,"resize",this.B,!1,this)};_.y(_.kl,_.P);_.kl.prototype.N=function(){_.wd(this.A);_.kl.K.N.call(this)};_.kl.prototype.B=function(){this.o||(this.o=new _.Zg(this.C,this.D,this),_.pc(this,this.o));this.o.start()}; _.kl.prototype.C=function(){if(!this.b.isDisposed()){var a=this.w,c=jl(this.b);this.w=c;if(a){var d=!1;a.width!=c.width&amp;&amp;(this.M("b"),d=!0);a.height!=c.height&amp;&amp;(this.M("a"),d=!0);d&amp;&amp;this.M("resize")}else this.M("a"),this.M("b"),this.M("resize")}};</text:p>
          </table:table-cell>
        </table:table-row>
        <table:table-row>
          <table:table-cell table:style-name="Table1.A1" office:value-type="string">
            <text:p text:style-name="P5">_.ll=_.m.document&amp;&amp;_.m.document.documentElement&amp;&amp;!!_.m.document.documentElement.setCapture;var ml=function(a){_.z.call(this);this.b=a||_.Zf();this.o={}};_.y(ml,_.z);ml.prototype.N=function(){_.Ec(this.o,this.b.removeNode,this.b);this.b=this.o=null;ml.K.N.call(this)};</text:p>
          </table:table-cell>
        </table:table-row>
        <text:soft-page-break/>
        <table:table-row>
          <table:table-cell table:style-name="Table1.A1" office:value-type="string">
            <text:p text:style-name="P5">var ol=function(a,c){var d=nl(a);_.eh(d,"");_.te(function(){_.eh(d,c)},1)},nl=function(a){var c=a.o.polite;if(c)return c.removeAttribute("aria-hidden"),c;c=a.b.createElement("DIV");c.style.position="absolute";c.style.top="-1000px";c.style.height="1px";c.style.overflow="hidden";_.Tg(c,"live","polite");_.Tg(c,"atomic","true");a.b.b.body.appendChild(c);return a.o.polite=c};</text:p>
          </table:table-cell>
        </table:table-row>
        <table:table-row>
          <table:table-cell table:style-name="Table1.A1" office:value-type="string">
            <text:p text:style-name="P5">_.pl=function(){_.P.call(this);this.w=[];this.ya=[];this.L=[];this.S=this.$=this.V=!1};_.y(_.pl,_.P);_.k=_.pl.prototype;_.k.Oc=function(a){this.ya.push(a);this.V=a.$=!0};_.k.init=function(){if(!this.S){for(var a,c=0;a=this.w[c];c++)this.zc(a);this.S=!0}};_.k.zc=function(a){this.V&amp;&amp;(_.O(a.element,"mousedown",a.xe,!1,a),this.ca&amp;&amp;_.T(a.element,this.ca));this.$&amp;&amp;this.fa&amp;&amp;_.T(a.element,this.fa)};</text:p>
          </table:table-cell>
        </table:table-row>
        <table:table-row>
          <table:table-cell table:style-name="Table1.A1" office:value-type="string">
            <text:p text:style-name="P5">_.k.fc=function(a){this.V&amp;&amp;(_.vd(a.element,"mousedown",a.xe,!1,a),this.ca&amp;&amp;_.S(a.element,this.ca));this.$&amp;&amp;this.fa&amp;&amp;_.S(a.element,this.fa);a.da()};</text:p>
          </table:table-cell>
        </table:table-row>
        <table:table-row>
          <table:table-cell table:style-name="Table1.A1" office:value-type="string">
            <text:p text:style-name="P5">_.k.ce=function(a){var c=a.w?null:this.H;if(c&amp;&amp;c.w){var d=a.clientX;a=a.clientY;var e=_.wg(_.Zf(this.J)),f=d+e.x,e=a+e.y,g;this.D&amp;&amp;(g=this.D(c.o,c.b,f,e));this.M(new _.ql("drag",0,this.b,0,c.o,0,d,a));c.w.M(new _.ql("drop",0,this.b,0,c.o,0,d,a,0,0,g))}this.M(new _.ql("dragend",0,this.b,0,c?c.o:void 0));_.vd(this.B,"drag",this.ze,!1,this);_.vd(this.B,"end",this.ce,!1,this);_.vd(_.Xf(this.b.o).body,"selectstart",this.Le);for(c=0;d=this.L[c];c++)_.vd(d.b,"scroll",this.Pd,!1,this),d.o=[];this.B.da();</text:p>
          </table:table-cell>
        </table:table-row>
        <table:table-row>
          <table:table-cell table:style-name="Table1.A1" office:value-type="string">
            <text:p text:style-name="P5">_.Uf(this.J);delete this.b;delete this.J;delete this.B;delete this.T;delete this.H};</text:p>
          </table:table-cell>
        </table:table-row>
        <table:table-row>
          <table:table-cell table:style-name="Table1.A1" office:value-type="string">
            <text:p text:style-name="P5">_.k.ze=function(a){var c,d=_.wg(_.Zf(this.J));c=new _.rg(a.clientX+d.x,a.clientY+d.y);var d=c.x,e=c.y,f=this.H;this.M(new _.ql("drag",0,this.b,0,f?f.o:void 0,0,a.clientX,a.clientY));var g;if(f){this.D&amp;&amp;f.w&amp;&amp;(g=this.D(f.o,f.b,d,e));if(f.b.contains(c)&amp;&amp;g==this.ta)return;f.w&amp;&amp;(this.M(new _.ql("dragout",0,this.b,0,f.o)),f.w.M(new _.ql("dragout",0,this.b,0,f.o,0,void 0,void 0,0,0,this.ta)));this.ta=g;this.H=null}if(this.C.contains(c)){a:{for(var h=0;f=this.T[h];h++)if(f.b.contains(c))if(f.A){if(f.A.w.contains(c)){c=</text:p>
          </table:table-cell>
        </table:table-row>
        <table:table-row>
          <table:table-cell table:style-name="Table1.A1" office:value-type="string">
            <text:p text:style-name="P5">f;break a}}else{c=f;break a}c=null}if((f=this.H=c)&amp;&amp;f.w)this.D&amp;&amp;(g=this.D(f.o,f.b,d,e)),d=new _.ql("dragover",0,this.b,0,f.o),d.w=g,this.M(d),f.w.M(new _.ql("dragover",0,this.b,0,f.o,0,a.clientX,a.clientY,0,0,g));else if(!f){this.o||(this.o=new _.rl(this.C.clone()));a=this.o.b;a.top=this.C.top;a.right=this.C.right;a.bottom=this.C.bottom;a.left=this.C.left;for(g=0;f=this.T[g];g++)c=f.b,f.A&amp;&amp;(f=f.A.w,c=new _.Ug(Math.max(c.top,f.top),Math.min(c.right,f.right),Math.min(c.bottom,f.bottom),Math.max(c.left,</text:p>
          </table:table-cell>
        </table:table-row>
        <table:table-row>
          <table:table-cell table:style-name="Table1.A1" office:value-type="string">
            <text:p text:style-name="P5">f.left))),f=null,d&gt;=c.right?f=c.right&gt;a.left?c.right:a.left:d&lt;c.left&amp;&amp;(f=c.left&lt;a.right?c.left:a.right),h=null,e&gt;=c.bottom?h=c.bottom&gt;a.top?c.bottom:a.top:e&lt;c.top&amp;&amp;(h=c.top&lt;a.bottom?c.top:a.bottom),null===f||null===h||(Math.abs(f-d)&gt;Math.abs(h-e)?h=null:f=null),null!==f?f&lt;=d?a.left=f:a.right=f:null!==h&amp;&amp;(h&lt;=e?a.top=h:a.bottom=h);this.H=10&lt;=(a.right-a.left)*(a.bottom-a.top)?this.o:null}}};_.k.Le=function(){return!1};</text:p>
          </table:table-cell>
        </table:table-row>
        <table:table-row>
          <table:table-cell table:style-name="Table1.A1" office:value-type="string">
            <text:p text:style-name="P5">_.k.Pd=function(a){for(var c=0,d;d=this.L[c];c++)if(a.target==d.b){var e=d.B-d.b.scrollTop,f=d.A-d.b.scrollLeft;d.B=d.b.scrollTop;d.A=d.b.scrollLeft;this.o&amp;&amp;this.H==this.o&amp;&amp;(0&lt;e?this.o.b.top+=e:this.o.b.bottom+=e,0&lt;f?this.o.b.left+=f:this.o.b.right+=f);for(var g=0,h;h=d.o[g];g++)h=h.b,h.top+=e,h.left+=f,h.bottom+=e,h.right+=f,_.sl(this,h)}this.B.ee(a)};</text:p>
          </table:table-cell>
        </table:table-row>
        <table:table-row>
          <table:table-cell table:style-name="Table1.A1" office:value-type="string">
            <text:p text:style-name="P5">_.sl=function(a,c){if(1==a.T.length)a.C=new _.Ug(c.top,c.right,c.bottom,c.left);else{var d=a.C;d.left=Math.min(c.left,d.left);d.right=Math.max(c.right,d.right);d.top=Math.min(c.top,d.top);d.bottom=Math.max(c.bottom,d.bottom)}};_.pl.prototype.N=function(){_.pl.K.N.call(this);for(var a,c=0;a=this.w[c];c++)this.fc(a);this.w.length=0};_.ql=function(a,c,d,e,f,g,h,l,p,r,u){_.Zc.call(this,a);this.A=d;this.C=f;this.clientX=h;this.clientY=l;this.w=u};_.y(_.ql,_.Zc); _.rl=function(a,c,d,e){this.b=a;this.w=c;this.o=d;this.B=e||null;this.A=null};</text:p>
          </table:table-cell>
        </table:table-row>
        <table:table-row>
          <table:table-cell table:style-name="Table1.A1" office:value-type="string">
            <text:p text:style-name="P5">var tl=function(){_.pl.call(this)};_.y(tl,_.pl);tl.prototype.removeItem=function(a){a=_.cl(a);for(var c,d=0;c=this.w[d];d++)if(c.element==a){this.w.splice(d,1);this.fc(c);break}};_.ul=function(a,c){_.pl.call(this);this.W=!1;this.A=[];this.aa=null!=_.H(c,1)?_.H(c,1):!1;this.ja=_.H(c,2)||"";this.Ea=_.H(c,3)||"";this.na=this.aa&amp;&amp;this.ja?new ml:null;this.F=null;this.G=a;this.O={};this.ba=null};_.y(_.ul,tl);_.k=_.ul.prototype;_.k.Pg=_.dg.R();_.k.Oc=function(a){_.ul.K.Oc.call(this,a);this.A.push(a);this.W=!0};_.k.init=function(){_.ul.K.init.call(this);this.aa&amp;&amp;this.W&amp;&amp;_.O(this.G,"keydown",this.Ae,!1,this)};</text:p>
          </table:table-cell>
        </table:table-row>
        <table:table-row>
          <table:table-cell table:style-name="Table1.A1" office:value-type="string">
            <text:p text:style-name="P5">_.k.N=function(){this.aa&amp;&amp;this.W&amp;&amp;_.vd(this.G,"keydown",this.Ae,!1,this);_.ul.K.N.call(this)};_.k.zc=function(a){_.ul.K.zc.call(this,a);var c=a.element,c=c.id||(c.id="ogbkddg"+_.eg(this.Pg));this.O[c]=a};_.k.fc=function(a){delete this.O[a.element.id];_.ul.K.fc.call(this,a)};</text:p>
          </table:table-cell>
        </table:table-row>
        <table:table-row>
          <table:table-cell table:style-name="Table1.A1" office:value-type="string">
            <text:p text:style-name="P5">_.k.Ae=function(a){var c;a:{c=a.target;if(this.O)for(var d=this.G;c&amp;&amp;c!==d;){var e=c.id;if(e in this.O){c=this.O[e];break a}c=c.parentNode}c=null}c&amp;&amp;(32==a.keyCode?(this.F?this.U(0,c):(this.F=c,_.T(this.G,"gb_9d"),_.T(c.element,"gb_7"),this.ba=_.O(window.document,"mousedown",(0,_.v)(this.U,this,a,c,!1)),_.O(this.G,_.$c,this.le,!1,this),this.M(new vl(c)),wl(c.element).focus()),a.preventDefault(),a.stopPropagation()):this.F&amp;&amp;xl(this,a,c))};</text:p>
          </table:table-cell>
        </table:table-row>
        <table:table-row>
          <table:table-cell table:style-name="Table1.A1" office:value-type="string">
            <text:p text:style-name="P5">_.k.le=function(a){var c=wl(this.F.element);a.target!=c&amp;&amp;this.U(0,this.F)};</text:p>
          </table:table-cell>
        </table:table-row>
        <table:table-row>
          <table:table-cell table:style-name="Table1.A1" office:value-type="string">
            <text:p text:style-name="P5">var xl=function(a,c,d){var e=null,f=_.fl(d.element),f=_.Xk(f);(0,_.oa)(f,d.element);switch(c.keyCode){case 37:e=yl(a,d,-1);break;case 38:e=yl(a,d,-3);break;case 39:e=yl(a,d,1);break;case 40:e=yl(a,d,3);break;case 9:a.U(0,d);break;case 27:a.U(0,d,!0)}if(e){a.M(new _.ql("dragout",0,d));var f=e.target.w[0],g=new _.ql("dragover",0,null);g.C=f;g.w=e.b;a.M(g);wl(d.element).focus();if(a.na){d=1==a.A.indexOf(e.target)?a.Ea:a.ja;var h=[e.b+1,f?f.element.children.length:0];d=d.replace(/%([0-9]+)\$s/g,function(a,</text:p>
          </table:table-cell>
        </table:table-row>
        <table:table-row>
          <table:table-cell table:style-name="Table1.A1" office:value-type="string">
            <text:p text:style-name="P5">c){c=(0,window.parseInt)(c,10)-1;return c&lt;h.length?h[c]:""});ol(a.na,d)}c.preventDefault()}};_.ul.prototype.U=function(a,c,d){_.S(this.G,"gb_9d");d?this.M(new _.ql("dragout",0,c)):(a=_.fl(c.element),a=zl(this,a),(a=-1!=a?this.A[a]:null)&amp;&amp;a.M(new _.ql("drop",0,null)));this.M(new _.ql("dragend",0,c));_.wd(this.ba);delete this.ba;_.vd(this.G,_.$c,this.le,!1,this);this.F=null;_.S(c.element,"gb_7")};</text:p>
          </table:table-cell>
        </table:table-row>
        <table:table-row>
          <table:table-cell table:style-name="Table1.A1" office:value-type="string">
            <text:p text:style-name="P5">var yl=function(a,c,d){var e=c.element;c=_.fl(c.element);var f=zl(a,c);_.Xk(_.fl(c));for(var g=_.Xk(c),h=(0,_.oa)(g,e),l=0&lt;d?1:-1;e&amp;&amp;0!=d;){do e=0&lt;l?_.n(e.nextElementSibling)?e.nextElementSibling:_.dl(e.nextSibling,!0):_.n(e.previousElementSibling)?e.previousElementSibling:_.dl(e.previousSibling,!1);while(e&amp;&amp;!(e.id in a.O));d-=l;h+=l;if(!e&amp;&amp;f&lt;a.A.length&amp;&amp;(f+=l,a.A[f]))if(c=a.A[f].w[0].element,g=_.Xk(c),0&lt;l)e=(3-h%3)%3,d=d&lt;e?0:d-e,h=0,e=c.children[0];else{h=g.length;e=3-h%3-1;if(d=e&gt;-d?0:d+e)h--,d++;</text:p>
          </table:table-cell>
        </table:table-row>
        <table:table-row>
          <table:table-cell table:style-name="Table1.A1" office:value-type="string">
            <text:p text:style-name="P5">e=c.children[h]}}return 0==d&amp;&amp;a.A[f]?new Al(a.A[f],h):null},zl=function(a,c){for(var d=-1,e=0;e&lt;a.A.length;e++)if(a.A[e].w[0].element==c){d=e;break}return d},wl=function(a){return el(a,function(a){return _.ag(a)&amp;&amp;_.bl(a)})},Al=function(a,c){this.target=a;this.b=c},vl=function(a){_.ql.call(this,"dragstart",0,a)};_.y(vl,_.ql);</text:p>
          </table:table-cell>
        </table:table-row>
        <table:table-row>
          <table:table-cell table:style-name="Table1.A1" office:value-type="string">
            <text:p text:style-name="P5">_.Bl=new _.tg(88,100);var Cl=!1,Dl="",El=function(a){a=a.match(/[\d]+/g);if(!a)return"";a.length=3;return a.join(".")};</text:p>
          </table:table-cell>
        </table:table-row>
        <table:table-row>
          <table:table-cell table:style-name="Table1.A1" office:value-type="string">
            <text:p text:style-name="P5">(function(){if(window.navigator.plugins&amp;&amp;window.navigator.plugins.length){var a=window.navigator.plugins["Shockwave Flash"];if(a&amp;&amp;(Cl=!0,a.description)){Dl=El(a.description);return}if(window.navigator.plugins["Shockwave Flash 2.0"]){Cl=!0;Dl="2.0.0.11";return}}if(window.navigator.mimeTypes&amp;&amp;window.navigator.mimeTypes.length&amp;&amp;(a=window.navigator.mimeTypes["application/x-shockwave-flash"],Cl=!!a&amp;&amp;a.enabledPlugin)){Dl=El(a.enabledPlugin.description);return}try{var c=new window.ActiveXObject("ShockwaveFlash.ShockwaveFlash.7");</text:p>
          </table:table-cell>
        </table:table-row>
        <table:table-row>
          <table:table-cell table:style-name="Table1.A1" office:value-type="string">
            <text:p text:style-name="P5">Cl=!0;Dl=El(c.GetVariable("$version"));return}catch(d){}try{c=new window.ActiveXObject("ShockwaveFlash.ShockwaveFlash.6");Cl=!0;Dl="6.0.21";return}catch(d){}try{c=new window.ActiveXObject("ShockwaveFlash.ShockwaveFlash"),Cl=!0,Dl=El(c.GetVariable("$version"))}catch(d){}})();_.Fl=Dl;</text:p>
          </table:table-cell>
        </table:table-row>
        <table:table-row>
          <table:table-cell table:style-name="Table1.A1" office:value-type="string">
            <text:p text:style-name="P5">var Gl=function(a){a||_.Zf();_.Hd.call(this)};_.y(Gl,_.Hd);Gl.prototype.set=function(a,c){_.Hd.prototype.set.call(this,a,c);return this};var Hl=function(a,c,d,e){return a.set(c.key,c.caption,d,e)};Gl.prototype.vb=function(){};Gl.prototype.P=function(){return null};var Il={key:"ok",caption:"OK"},Jl={key:"cancel",caption:"Cancel"},Kl={key:"yes",caption:"Yes"},Ll={key:"no",caption:"No"},Ml={key:"save",caption:"Save"},Nl={key:"continue",caption:"Continue"}; "undefined"!=typeof window.document&amp;&amp;(Hl(new Gl,Il,!0,!0),Hl(Hl(new Gl,Il,!0),Jl,!1,!0),Hl(Hl(new Gl,Kl,!0),Ll,!1,!0),Hl(Hl(Hl(new Gl,Kl),Ll,!0),Jl,!1,!0),Hl(Hl(Hl(new Gl,Nl),Ml),Jl,!0,!0));</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Ol;Ol=[3,5];_.Pl=function(a){_.G(this,a,0,-1,Ol)};_.y(_.Pl,_.F);var Ql=function(a){_.G(this,a,0,-1,null)};_.y(Ql,_.F);var Rl=function(){};var Sl=function(a,c,d){this.o=a;this.w=c;this.b=d||_.m};var Tl=function(){this.b=[]};Tl.prototype.o=function(a,c,d){this.B(a,c,d);this.b.push(new Sl(a,c,d))};Tl.prototype.B=function(a,c,d){d=d||_.m;for(var e=0,f=this.b.length;e&lt;f;e++){var g=this.b[e];if(g.o==a&amp;&amp;g.w==c&amp;&amp;g.b==d){this.b.splice(e,1);break}}};Tl.prototype.w=function(a){for(var c=0,d=this.b.length;c&lt;d;c++){var e=this.b[c];"catc"==e.o&amp;&amp;e.w.call(e.b,a)}};</text:p>
          </table:table-cell>
        </table:table-row>
        <table:table-row>
          <table:table-cell table:style-name="Table1.A1" office:value-type="string">
            <text:p text:style-name="P5">var Ul,Wl;</text:p>
          </table:table-cell>
        </table:table-row>
        <table:table-row>
          <table:table-cell table:style-name="Table1.A1" office:value-type="string">
            <text:p text:style-name="P5">_.Vl=function(a,c,d,e,f,g){_.z.call(this);this.F=c;this.U=f;this.D=g;this.Y=!1;this.w={"":!0};this.J={"":!0};this.B=[];this.A=[];this.L=["//"+_.K(_.H(a,2)),"og/_/js","k="+_.K(_.H(a,3)),"rt=j","t=zcms"];this.G=""==_.K(_.H(a,14))?null:_.H(a,14);this.O=["//"+_.K(_.H(a,2)),"og/_/ss","k="+_.K(_.H(a,13))];this.H=""==_.K(_.H(a,15))?null:_.H(a,15);this.T=_.J(_.H(a,1))?"?host=www.gstatic.com&amp;bust="+_.K(_.H(a,16)):"";this.X=_.J(_.H(a,1))?"?host=www.gstatic.com&amp;bust="+1E11*Math.random():"";this.o=d;a=null!=</text:p>
          </table:table-cell>
        </table:table-row>
        <table:table-row>
          <table:table-cell table:style-name="Table1.A1" office:value-type="string">
            <text:p text:style-name="P5">_.H(a,17)?_.H(a,17):1;this.b=_.L(a,1);a=0;for(c=e[a];a&lt;e.length;a++,c=e[a])Ul(this,c,!0)};_.y(_.Vl,_.z);_.wa(_.Vl,"m");Ul=function(a,c,d){if(!a.w[c]&amp;&amp;(a.w[c]=!0,d&amp;&amp;a.o[c]))for(var e=0;e&lt;a.o[c].length;e++)Ul(a,a.o[c][e],d)};Wl=function(a,c){for(var d=[],e=0;e&lt;c.length;e++){var f=c[e];if(!a.w[f]){var g=a.o[f];g&amp;&amp;(g=Wl(a,g),d=d.concat(g));d.push(f);a.w[f]=!0}}return d};</text:p>
          </table:table-cell>
        </table:table-row>
        <table:table-row>
          <table:table-cell table:style-name="Table1.A1" office:value-type="string">
            <text:p text:style-name="P5">_.Yl=function(a,c,d){c=Wl(a,c);0&lt;c.length&amp;&amp;(c=a.L.join("/")+"/"+("m="+c.join(",")),a.G&amp;&amp;(c+="/rs="+a.G),c=c+a.T,Xl(a,c,(0,_.v)(a.Z,a,d)),a.B.push(c))};_.Vl.prototype.Z=function(a){for(var c=0;c&lt;this.A.length;c++)this.A[c].call(null);a&amp;&amp;a.call(null)};</text:p>
          </table:table-cell>
        </table:table-row>
        <table:table-row>
          <table:table-cell table:style-name="Table1.A1" office:value-type="string">
            <text:p text:style-name="P5">var Xl=function(a,c,d,e){var f=window.document.createElement("SCRIPT");f.async=!0;f.type="text/javascript";f.charset="UTF-8";f.src=c;var g=!0,h=e||1;e=(0,_.v)(function(){g=!1;this.D.log(47,{att:h,max:this.b,url:c});h&lt;this.b?Xl(this,c,d,h+1):this.U.log(Error("da`"+h+"`"+this.b),{url:c})},a);var l=(0,_.v)(function(){g&amp;&amp;(this.D.log(46,{att:h,max:this.b,url:c}),g=!1,d&amp;&amp;d.call(null))},a),p=function(a){"loaded"==a.readyState||"complete"==a.readyState?l():g&amp;&amp;window.setTimeout(function(){p(a)},100)};"undefined"!==</text:p>
          </table:table-cell>
        </table:table-row>
        <table:table-row>
          <table:table-cell table:style-name="Table1.A1" office:value-type="string">
            <text:p text:style-name="P5">typeof f.addEventListener?f.onload=function(){l()}:f.onreadystatechange=function(){f.onreadystatechange=null;p(f)};f.onerror=e;a.D.log(45,{att:h,max:a.b,url:c});window.document.getElementsByTagName("HEAD")[0].appendChild(f)};_.Vl.prototype.od=function(a,c){for(var d=[],e=0,f=a[e];e&lt;a.length;e++,f=a[e])this.J[f]||(d.push(f),this.J[f]=!0);0&lt;d.length&amp;&amp;(d=this.O.join("/")+"/"+("m="+d.join(",")),this.H&amp;&amp;(d+="/rs="+this.H),d+=this.X,Zl(d,c))};</text:p>
          </table:table-cell>
        </table:table-row>
        <table:table-row>
          <table:table-cell table:style-name="Table1.A1" office:value-type="string">
            <text:p text:style-name="P5">var Zl=function(a,c){var d=window.document.createElement("LINK");d.setAttribute("rel","stylesheet");d.setAttribute("type","text/css");d.setAttribute("href",a);d.onload=d.onreadystatechange=function(){d.readyState&amp;&amp;"loaded"!=d.readyState&amp;&amp;"complete"!=d.readyState||c&amp;&amp;c.call(null)};window.document.getElementsByTagName("HEAD")[0].appendChild(d)}; _.Vl.prototype.C=function(a,c){this.Y||(void 0!=c?window.setTimeout((0,_.v)(this.C,this,a,void 0),c):(_.Yl(this,_.H(this.F,1),a),this.od(_.H(this.F,2)),this.Y=!0))};</text:p>
          </table:table-cell>
        </table:table-row>
        <table:table-row>
          <table:table-cell table:style-name="Table1.A1" office:value-type="string">
            <text:p text:style-name="P5">var $l=function(a,c){var d={};d._sn=["v.gas",c].join(".");_.Hb(a,d)};var am=["gbq1","gbq2","gbqfbwa"],bm=function(a){var c=window.document.getElementById("gbqld");c&amp;&amp;(c.style.display=a?"none":"block",c=window.document.getElementById("gbql"))&amp;&amp;(c.style.display=a?"block":"none")};var dm=function(a,c,d){this.A=new Tl;this.H=a;this.C=c;this.b=cm(a.offsetWidth,this.C);this.G=d||new _.kl(_.il(),10);_.O(this.G,"b",this.D,!1,this)},cm=function(a,c){for(var d=0,e=c.length-1,f=c[0];d&lt;e;){if(a&lt;=f.max)return f.id;f=c[++d]}return c[e].id};dm.prototype.D=function(){var a=cm(this.H.offsetWidth,this.C);a!=this.b&amp;&amp;(this.b=a,this.w(new Rl))};dm.prototype.o=function(a,c,d){this.A.o(a,c,d)};dm.prototype.B=function(a,c){this.A.B(a,c)};dm.prototype.w=function(a){this.A.w(a)};</text:p>
          </table:table-cell>
        </table:table-row>
        <table:table-row>
          <table:table-cell table:style-name="Table1.A1" office:value-type="string">
            <text:p text:style-name="P5">var em,gm,hm,im,jm;em=null;_.fm=function(){if(null!=em)return em;var a=window.document.body.style;if(!(a="flexGrow"in a||"webkitFlexGrow"in a))a:{if(a=window.navigator.userAgent){var c=/Trident\/(\d+)/.exec(a);if(c&amp;&amp;7&lt;=Number(c[1])){a=/\bMSIE (\d+)/.exec(a);a=!a||"10"==a[1];break a}}a=!1}return em=a};</text:p>
          </table:table-cell>
        </table:table-row>
        <table:table-row>
          <table:table-cell table:style-name="Table1.A1" office:value-type="string">
            <text:p text:style-name="P5">gm=function(a,c,d){var e=window.NaN;window.getComputedStyle&amp;&amp;(a=window.getComputedStyle(a,null).getPropertyValue(c))&amp;&amp;"px"==a.substr(a.length-2)&amp;&amp;(e=d?(0,window.parseFloat)(a.substr(0,a.length-2)):(0,window.parseInt)(a.substr(0,a.length-2),10));return e};</text:p>
          </table:table-cell>
        </table:table-row>
        <table:table-row>
          <table:table-cell table:style-name="Table1.A1" office:value-type="string">
            <text:p text:style-name="P5">hm=function(a){var c=a.offsetWidth,d=gm(a,"width");if(!(0,window.isNaN)(d))return c-d;var e=a.style.padding,f=a.style.paddingLeft,g=a.style.paddingRight;a.style.padding=a.style.paddingLeft=a.style.paddingRight=0;d=a.clientWidth;a.style.padding=e;a.style.paddingLeft=f;a.style.paddingRight=g;return c-d};</text:p>
          </table:table-cell>
        </table:table-row>
        <table:table-row>
          <table:table-cell table:style-name="Table1.A1" office:value-type="string">
            <text:p text:style-name="P5">im=function(a){var c=gm(a,"min-width");if(!(0,window.isNaN)(c))return c;var d=a.style.width,e=a.style.padding,f=a.style.paddingLeft,g=a.style.paddingRight;a.style.width=a.style.padding=a.style.paddingLeft=a.style.paddingRight=0;c=a.clientWidth;a.style.width=d;a.style.padding=e;a.style.paddingLeft=f;a.style.paddingRight=g;return c};jm=function(a,c){c||-.5!=a-Math.round(a)||(a-=.5);return Math.round(a)}; _.km=function(a){if(a){var c=a.style.opacity;a.style.opacity=".99";_.Tc(a.offsetWidth);a.style.opacity=c}};</text:p>
          </table:table-cell>
        </table:table-row>
        <table:table-row>
          <table:table-cell table:style-name="Table1.A1" office:value-type="string">
            <text:p text:style-name="P5">var lm=function(a){_.z.call(this);this.element=a;this.b=[];this.o=[]};_.y(lm,_.z);lm.prototype.N=function(){lm.K.N.call(this);this.element=null;for(var a=0;a&lt;this.b.length;a++)this.b[a].da();for(a=0;a&lt;this.o.length;a++)this.o[a].da();this.b=this.o=null};</text:p>
          </table:table-cell>
        </table:table-row>
        <table:table-row>
          <table:table-cell table:style-name="Table1.A1" office:value-type="string">
            <text:p text:style-name="P5">lm.prototype.Oa=function(a){void 0==a&amp;&amp;(a=this.element.offsetWidth);for(var c=hm(this.element),d=[],e=0,f=0,g=0,h=0,l=0;l&lt;this.b.length;l++){var p=this.b[l],r=mm(p),u=hm(p.element);d.push({item:p,ib:r,$g:u,gc:0});e+=r.uc;f+=r.Hc;g+=r.Rb;h+=u}a=a-h-c-g;e=0&lt;a?e:f;f=a;c=d;do{g=!0;h=[];for(l=p=0;l&lt;c.length;l++){var r=c[l],u=0&lt;f?r.ib.uc:r.ib.Hc,D=0==e?0:u/e*f+r.gc,D=jm(D,g),g=!g;r.gc=nm(r.item,D,r.$g,r.ib.Rb);0&lt;u&amp;&amp;D==r.gc&amp;&amp;(h.push(r),p+=u)}c=h;f=a-(0,_.sa)(d,function(a,c){return a+c.gc},0);e=p}while(0!=</text:p>
          </table:table-cell>
        </table:table-row>
        <table:table-row>
          <table:table-cell table:style-name="Table1.A1" office:value-type="string">
            <text:p text:style-name="P5">f&amp;&amp;0!=c.length);for(l=0;l&lt;this.o.length;l++)this.o[l].Oa()};var pm=function(a){var c={};c.items=(0,_.ra)(a.b,function(a){return om(a)});c.children=(0,_.ra)(a.o,function(a){return pm(a)});return c},qm=function(a,c){for(var d=0;d&lt;a.b.length;d++)a.b[d].element.style.width=c.items[d];for(d=0;d&lt;a.o.length;d++)qm(a.o[d],c.children[d])};lm.prototype.P=function(){return this.element};</text:p>
          </table:table-cell>
        </table:table-row>
        <table:table-row>
          <table:table-cell table:style-name="Table1.A1" office:value-type="string">
            <text:p text:style-name="P5">var rm=function(a,c,d,e){lm.call(this,a);this.A=c;this.B=d;this.w=e};_.y(rm,lm);</text:p>
          </table:table-cell>
        </table:table-row>
        <table:table-row>
          <table:table-cell table:style-name="Table1.A1" office:value-type="string">
            <text:p text:style-name="P5">var mm=function(a,c){var d=a.A,e=a.B,f;if(-1==a.w){var g=c;void 0==g&amp;&amp;(g=hm(a.element));f=om(a);var h=pm(a),l=gm(a.element,"width",!0);(0,window.isNaN)(l)&amp;&amp;(l=a.element.offsetWidth-g);g=Math.ceil(l);a.element.style.width=f;qm(a,h);f=g}else f=a.w;return{uc:d,Hc:e,Rb:f}},nm=function(a,c,d,e){void 0==d&amp;&amp;(d=hm(a.element));void 0==e&amp;&amp;(e=mm(a,d).Rb);c=e+c;0&gt;c&amp;&amp;(c=0);a.element.style.width=c+"px";d=a.element.offsetWidth-d;a.element.style.width=d+"px";return d-e},om=function(a){var c=a.element.style.width; a.element.style.width="";return c};</text:p>
          </table:table-cell>
        </table:table-row>
        <table:table-row>
          <table:table-cell table:style-name="Table1.A1" office:value-type="string">
            <text:p text:style-name="P5">var sm=function(a,c,d){var e;void 0==e&amp;&amp;(e=-1);return{className:a,ib:{uc:c||0,Hc:d||0,Rb:e}}},tm={className:"gb_Td",items:[sm("gb_Ib"),sm("gb_7d"),sm("gb_Pd",0,2),sm("gb_8d"),sm("gb_9a",1,1)],hb:[{className:"gb_9a",items:[sm("gb_ye",0,1),sm("gb_8b",0,1)],hb:[function(a){a=a.gb_ye;var c;if(a)c=a.P();else{c=window.document.querySelector(".gb_ye");if(!c)return null;a=new lm(c)}c=c.querySelectorAll(".gb_Q");for(var d=0;d&lt;c.length;d++){var e;if(_.Pg(c[d],"gb_S")){e=new rm(c[d],0,1,-1);var f=c[d].querySelector(".gb_P");</text:p>
          </table:table-cell>
        </table:table-row>
        <table:table-row>
          <table:table-cell table:style-name="Table1.A1" office:value-type="string">
            <text:p text:style-name="P5">f&amp;&amp;(f=new rm(f,0,1,-1),e.b.push(f),a.o.push(e))}else e=new rm(c[d],0,0,-1);a.b.push(e)}return a},{className:"gb_8b",items:[sm("gb_ea"),sm("gb_gc"),sm("gb_Qd"),sm("gb_6a",0,1),sm("gb_ze"),sm("gb_2a",0,1),sm("gb_Ae"),sm("gb_ae")],hb:[{className:"gb_6a",items:[sm("gb_8a",0,1)],hb:[{className:"gb_8a",items:[sm("gb_4a",0,1)],hb:[]}]}]}]},{className:"gb_4d",items:[sm("gbqff",1,1),sm("gb_3d")],hb:[]}]},um=function(a,c){var d=c;if(!d){d=window.document.querySelector("."+a.className);if(!d)return null;d=new lm(d)}for(var e=</text:p>
          </table:table-cell>
        </table:table-row>
        <table:table-row>
          <table:table-cell table:style-name="Table1.A1" office:value-type="string">
            <text:p text:style-name="P5">{},f=0;f&lt;a.items.length;f++){var g=a.items[f],h;if(h=(h=window.document.querySelector("."+g.className))?new rm(h,g.ib.uc,g.ib.Hc,g.ib.Rb):null)d.b.push(h),e[g.className]=h}for(f=0;f&lt;a.hb.length;f++){var g=a.hb[f],l;"function"==typeof g?l=g(e):l=um(g,e[g.className]);l&amp;&amp;d.o.push(l)}return d};</text:p>
          </table:table-cell>
        </table:table-row>
        <table:table-row>
          <table:table-cell table:style-name="Table1.A1" office:value-type="string">
            <text:p text:style-name="P5">_.wm=function(a,c){_.z.call(this);this.F=c;this.o=window.document.getElementById("gb");this.B=(this.b=window.document.querySelector(".gb_9a"))?this.b.querySelector(".gb_8b"):null;this.A=[];this.Nd=_.L(_.H(a,5),60);this.C=_.H(a,4);this.jh=_.L(_.H(a,2),152);this.vf=_.L(_.H(a,1),30);this.w=null;this.ue=_.J(_.H(a,3),!0);this.o&amp;&amp;this.C&amp;&amp;(this.o.style.minWidth=this.C+"px");this.mb=null;this.o&amp;&amp;(this.mb=new dm(this.o,[{id:"t",max:900},{id:"f"}]));this.ue&amp;&amp;(this.o&amp;&amp;(vm(this),_.T(this.o,"gb_T"),this.b&amp;&amp;_.T(this.b,</text:p>
          </table:table-cell>
        </table:table-row>
        <table:table-row>
          <table:table-cell table:style-name="Table1.A1" office:value-type="string">
            <text:p text:style-name="P5">"gb_T"),_.fm()||(this.w=um(tm))),this.Oa(),window.setTimeout((0,_.v)(this.Oa,this),0));_.x("gbar.elc",(0,_.v)(this.Y,this));_.x("gbar.ela",_.Sc);_.x("gbar.elh",(0,_.v)(this.D,this))};_.y(_.wm,_.z);_.wa(_.wm,"el");var xm=function(){var a=_.wm.yh();return{es:a?{f:a.jh,h:a.Nd,m:a.vf}:{f:152,h:60,m:30},mo:"md",vh:window.innerHeight||0,vw:window.innerWidth||0}};_.wm.prototype.N=function(){_.wm.K.N.call(this)};</text:p>
          </table:table-cell>
        </table:table-row>
        <table:table-row>
          <table:table-cell table:style-name="Table1.A1" office:value-type="string">
            <text:p text:style-name="P5">_.wm.prototype.Oa=function(a){a&amp;&amp;vm(this);this.w&amp;&amp;this.w.Oa(Math.max(window.document.documentElement.clientWidth,im(this.o)));_.km(this.b)};_.wm.prototype.H=function(){try{var a=window.document.getElementById("gb"),c=a.querySelector(".gb_9a");_.S(a,"gb_Qe");c&amp;&amp;_.S(c,"gb_Qe");for(var a=0,d;d=am[a];a++){var e=window.document.getElementById(d);e&amp;&amp;_.S(e,"gbqfh")}bm(!1)}catch(f){$l(f,"rhcc")}this.G&amp;&amp;this.G();this.Oa(!0)};</text:p>
          </table:table-cell>
        </table:table-row>
        <table:table-row>
          <table:table-cell table:style-name="Table1.A1" office:value-type="string">
            <text:p text:style-name="P5">_.wm.prototype.J=function(){try{var a=window.document.getElementById("gb"),c=a.querySelector(".gb_9a");_.T(a,"gb_Qe");c&amp;&amp;_.T(c,"gb_Qe");for(var a=0,d;d=am[a];a++){var e=window.document.getElementById(d);e&amp;&amp;_.T(e,"gbqfh")}bm(!0)}catch(f){$l(f,"ahcc")}this.Oa(!0)};_.ym=function(a){return a.mb?a.mb.b:"f"};_.wm.prototype.Y=function(a){this.A.push(a)};_.wm.prototype.D=function(a){var c=xm().es.h;this.Nd=c+a;for(a=0;a&lt;this.A.length;a++)try{this.A[a](xm())}catch(d){this.F.log(d)}}; var vm=function(a){if(a.b){var c;a.w&amp;&amp;(c=pm(a.w));_.T(a.b,"gb_W");a.b.style.minWidth=a.b.offsetWidth-hm(a.b)+"px";a.B.style.minWidth=a.B.offsetWidth-hm(a.B)+"px";_.S(a.b,"gb_W");c&amp;&amp;qm(a.w,c)}};</text:p>
          </table:table-cell>
        </table:table-row>
        <table:table-row>
          <table:table-cell table:style-name="Table1.A1" office:value-type="string">
            <text:p text:style-name="P5">_.oc(function(){var a=_.I(_.M(),Ql,21)||new Ql,c=_.V(),a=new _.wm(a,c);_.za("el",a);_.x("gbar.gpca",(0,_.v)(a.J,a));_.x("gbar.gpcr",(0,_.v)(a.H,a))});_.x("gbar.elr",xm);_.zm=function(a){this.w=_.wm.R();this.o=a};_.zm.prototype.b=function(a,c){"t"==_.ym(this.w)?(_.T(a,"gb_V"),c?(_.S(a,"gb_5a"),_.T(a,"gb_Be")):(_.S(a,"gb_Be"),_.T(a,"gb_5a"))):_.gh(a,["gb_V","gb_5a","gb_Be"])};_.x("gbar.sos",function(){return window.document.querySelectorAll(".gb_6d")});_.x("gbar.si",function(){return window.document.querySelector(".gb_5d")});</text:p>
          </table:table-cell>
        </table:table-row>
        <table:table-row>
          <table:table-cell table:style-name="Table1.A1" office:value-type="string">
            <text:p text:style-name="P5">_.oc(function(){if(_.I(_.M(),_.Pl,16)){var a=window.document.querySelector(".gb_9a"),c=_.I(_.M(),_.Pl,16)||new _.Pl,c=_.J(_.H(c,1),!1),c=new _.zm(c);a&amp;&amp;c.o&amp;&amp;c.b(a,!1)}});</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_.Am=function(a){_.G(this,a,0,-1,null)};_.y(_.Am,_.F);_.Bm=function(a,c,d){return function(){try{return c.apply(d,arguments)}catch(e){a.log(e)}}};_.Cm=function(){_.z.call(this);this.o=new _.P};_.y(_.Cm,_.z);_.Cm.prototype[_.cd]=!0;_.k=_.Cm.prototype;_.k.Xa=function(a,c,d,e){return this.o.Xa(a,c,d,e)};_.k.qc=function(a,c,d,e){return this.o.qc(a,c,d,e)};_.k.ad=function(a,c,d,e){return this.o.ad(a,c,d,e)};_.k.sc=function(a){return this.o.sc(a)};_.k.M=function(a){return this.o.M(a)};_.k.Ec=function(a){return this.o.Ec(a)}; _.k.oc=function(){return this.o.oc()};_.k.Bb=function(a,c,d){return this.o.Bb(a,c,d)};_.k.$c=function(a,c,d,e){return this.o.$c(a,c,d,e)};</text:p>
          </table:table-cell>
        </table:table-row>
        <table:table-row>
          <table:table-cell table:style-name="Table1.A1" office:value-type="string">
            <text:p text:style-name="P5"/>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_.Dm=function(a){_.G(this,a,0,-1,null)};_.y(_.Dm,_.F);_.Dm.prototype.Wa=function(){return _.H(this,6)};</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ry{</text:p>
          </table:table-cell>
        </table:table-row>
        <table:table-row>
          <table:table-cell table:style-name="Table1.A1" office:value-type="string">
            <text:p text:style-name="P5">var Em=function(){_.Jb.w(_.Hb)},Fm=function(a,c){var d=_.V(),d=_.Bm(d,Em);a.addEventListener?a.addEventListener(c,d):a.attachEvent&amp;&amp;a.attachEvent("on"+c,d)},Gm=[1,2],Hm=function(a,c){a.A.push(c)},Im=function(a,c){a.__PVT=c},Jm=function(a){_.G(this,a,0,-1,Gm)};_.y(Jm,_.F);</text:p>
          </table:table-cell>
        </table:table-row>
        <table:table-row>
          <table:table-cell table:style-name="Table1.A1" office:value-type="string">
            <text:p text:style-name="P5">var Km=function(a){_.z.call(this);this.w=a;this.A=this.b=null;this.C=0;this.B={};this.o=!1;a=window.navigator.userAgent;0&lt;=a.indexOf("MSIE")&amp;&amp;0&lt;=a.indexOf("Trident")&amp;&amp;(a=/\b(?:MSIE|rv)[: ]([^\);]+)(\)|;)/.exec(a))&amp;&amp;a[1]&amp;&amp;9&gt;(0,window.parseFloat)(a[1])&amp;&amp;(this.o=!0)};_.y(Km,_.z);</text:p>
          </table:table-cell>
        </table:table-row>
        <table:table-row>
          <table:table-cell table:style-name="Table1.A1" office:value-type="string">
            <text:p text:style-name="P5">var Lm=function(a,c,d){if(!a.o)if(d instanceof Array)for(var e in d)Lm(a,c,d[e]);else{e=(0,_.v)(a.H,a,c);var f=a.C+d;a.C++;c.setAttribute("data-eqid",f);a.B[f]=e;c&amp;&amp;c.addEventListener?c.addEventListener(d,e,!1):c&amp;&amp;c.attachEvent?c.attachEvent("on"+d,e):a.w.log(Error("ba`"+c))}};</text:p>
          </table:table-cell>
        </table:table-row>
        <table:table-row>
          <table:table-cell table:style-name="Table1.A1" office:value-type="string">
            <text:p text:style-name="P5">Km.prototype.D=function(a,c){if(this.o)return null;if(c instanceof Array){var d=null,e;for(e in c){var f=this.D(a,c[e]);f&amp;&amp;(d=f)}return d}d=null;this.b&amp;&amp;this.b.type==c&amp;&amp;this.A==a&amp;&amp;(d=this.b,this.b=null);if(e=a.getAttribute("data-eqid"))a.removeAttribute("data-eqid"),(e=this.B[e])?a.removeEventListener?a.removeEventListener(c,e,!1):a.detachEvent&amp;&amp;a.detachEvent("on"+c,e):this.w.log(Error("ca`"+a));return d};</text:p>
          </table:table-cell>
        </table:table-row>
        <table:table-row>
          <table:table-cell table:style-name="Table1.A1" office:value-type="string">
            <text:p text:style-name="P5">Km.prototype.H=function(a,c){this.b=c;this.A=a;c.preventDefault?c.preventDefault():c.returnValue=!1};var Mm=function(){_.z.call(this);this.o=[];this.b=[]};_.y(Mm,_.z);Mm.prototype.w=function(a,c){this.o.push({hc:a,options:c})};Mm.prototype.init=function(a,c,d){window.gapi={};var e=window.___jsl={};e.h=_.K(_.H(a,1));e.ms=_.K(_.H(a,2));e.m=_.K(_.H(a,3));e.l=[];_.H(c,1)&amp;&amp;(a=_.H(c,3))&amp;&amp;this.b.push(a);_.H(d,1)&amp;&amp;(d=_.H(d,2))&amp;&amp;this.b.push(d);_.x("gapi.load",(0,_.v)(this.w,this));return this};</text:p>
          </table:table-cell>
        </table:table-row>
        <table:table-row>
          <table:table-cell table:style-name="Table1.A1" office:value-type="string">
            <text:p text:style-name="P5">var Nm=function(a){_.z.call(this);this.C=a;this.A=this.b=null;this.o={};this.B={};this.w={}};_.y(Nm,_.z);_.k=Nm.prototype;_.k.Je=function(a){a&amp;&amp;this.b&amp;&amp;a!=this.b&amp;&amp;this.b.close();this.b=a};_.k.we=function(a){a=this.w[a]||a;return this.b==a};_.k.nh=function(a){this.A=a};_.k.ve=function(a){return this.A==a};_.k.Sc=function(){this.b&amp;&amp;this.b.close();this.b=null};_.k.df=function(a){this.b&amp;&amp;this.b.getId()==a&amp;&amp;this.Sc()};_.k.Ob=function(a,c,d){this.o[a]=this.o[a]||{};this.o[a][c]=this.o[a][c]||[];this.o[a][c].push(d)};</text:p>
          </table:table-cell>
        </table:table-row>
        <table:table-row>
          <table:table-cell table:style-name="Table1.A1" office:value-type="string">
            <text:p text:style-name="P5">_.k.Qc=function(a,c){var d=c.getId();if(this.o[a]&amp;&amp;this.o[a][d])for(var e=0;e&lt;this.o[a][d].length;e++)try{this.o[a][d][e]()}catch(f){this.C.log(f)}};_.k.ph=function(a,c){this.B[a]=c};_.k.bf=function(a){return!this.B[a.getId()]};_.k.Eg=function(){return!!this.b&amp;&amp;this.b.$};_.k.$e=function(){return!!this.b};_.k.Be=function(){this.b&amp;&amp;this.b.ja()};_.k.rh=function(a){this.w[a]&amp;&amp;(this.b&amp;&amp;this.b.getId()==a||this.w[a].open())};_.k.Rg=function(a){this.w[a.getId()]=a};</text:p>
          </table:table-cell>
        </table:table-row>
        <table:table-row>
          <table:table-cell table:style-name="Table1.A1" office:value-type="string">
            <text:p text:style-name="P5">(function(){var a;window.gbar&amp;&amp;window.gbar._DPG?a=window.gbar._DPG[0]||{}:a={};var c;window.gbar&amp;&amp;window.gbar._LDD?c=window.gbar._LDD:c=[];var d=_.Rk();Im(window,_.K(_.H(d,8)));var d=_.Lb(),e=_.V();a=new _.Vl(d,_.I(_.M(),Jm,17)||new Jm,a,c,e,_.Vk());_.za("m",a);c=function(){_.x("gbar.qm",(0,_.v)(function(a){try{a()}catch(c){e.log(c)}},this));_.xa("api").Sa()};_.J(_.H(d,18),!0)?a.C(c):(d=_.L(_.H(d,19),200),d=(0,_.v)(a.C,a,c,d),_.oc(d))})();Fm(window.document,"DOMContentLoaded");Fm(window,"load");</text:p>
          </table:table-cell>
        </table:table-row>
        <table:table-row>
          <table:table-cell table:style-name="Table1.A1" office:value-type="string">
            <text:p text:style-name="P5">_.x("gbar.ldb",(0,_.v)(_.Jb.w,_.Jb));_.x("gbar.mls",function(){});_.za("eq",new Km(_.V()));_.za("gs",(new Mm).init(_.xk(),_.I(_.M(),_.Am,5)||new _.Am,_.I(_.M(),_.Dm,6)||new _.Dm));(function(){for(var a=function(a){return function(){_.Wk(44,{n:a})}},c=0;c&lt;_.Ca.length;c++){var d="gbar."+_.Ca[c];_.x(d,a(d))}var e=_.ua.R();_.va(e,"api").Sa();Hm(_.va(e,"m"),function(){_.va(e,"api").Sa()})})();var Om=function(a){_.oc(function(){var c=window.document.querySelector("."+a);c&amp;&amp;(c=c.querySelector(".gb_b"))&amp;&amp;Lm(_.xa("eq"),c,"click")})};var Pm=window.document.querySelector(".gb_ea"),Qm=/(\s+|^)gb_2d(\s+|$)/;Pm&amp;&amp;!Qm.test(Pm.className)&amp;&amp;Om("gb_ea");var Rm=new Nm(_.V());_.za("dd",Rm);_.x("gbar.close",(0,_.v)(Rm.Sc,Rm));_.x("gbar.cls",(0,_.v)(Rm.df,Rm));_.x("gbar.abh",(0,_.v)(Rm.Ob,Rm,0));_.x("gbar.adh",(0,_.v)(Rm.Ob,Rm,1));_.x("gbar.ach",(0,_.v)(Rm.Ob,Rm,2));_.x("gbar.aeh",(0,_.v)(Rm.ph,Rm));_.x("gbar.bsy",(0,_.v)(Rm.Eg,Rm));_.x("gbar.op",(0,_.v)(Rm.$e,Rm));</text:p>
          </table:table-cell>
        </table:table-row>
        <table:table-row>
          <table:table-cell table:style-name="Table1.A1" office:value-type="string">
            <text:p text:style-name="P5">Om("gb_6a");_.oc(function(){var a=window.document.querySelector(".gb_Lb");a&amp;&amp;Lm(_.xa("eq"),a,"click")});Om("gb_gc");_.x("gbar.qfgw",(0,_.v)(window.document.getElementById,window.document,"gbqfqw"));_.x("gbar.qfgq",(0,_.v)(window.document.getElementById,window.document,"gbqfq"));_.x("gbar.qfgf",(0,_.v)(window.document.getElementById,window.document,"gbqf"));_.x("gbar.qfsb",(0,_.v)(window.document.getElementById,window.document,"gbqfb"));</text:p>
          </table:table-cell>
        </table:table-row>
        <table:table-row>
          <table:table-cell table:style-name="Table1.A1" office:value-type="string">
            <text:p text:style-name="P5">Om("gb_Qd");Om("gb_ae");</text:p>
          </table:table-cell>
        </table:table-row>
        <table:table-row>
          <table:table-cell table:style-name="Table1.A1" office:value-type="string">
            <text:p text:style-name="P5">}catch(e){_._DumpException(e)}</text:p>
          </table:table-cell>
        </table:table-row>
        <table:table-row>
          <table:table-cell table:style-name="Table1.A1" office:value-type="string">
            <text:p text:style-name="P5">})(this.gbar_);</text:p>
          </table:table-cell>
        </table:table-row>
        <table:table-row>
          <table:table-cell table:style-name="Table1.A1" office:value-type="string">
            <text:p text:style-name="P5">// Google Inc.</text:p>
          </table:table-cell>
        </table:table-row>
        <table:table-row>
          <table:table-cell table:style-name="Table1.A1" office:value-type="string">
            <text:p text:style-name="P5">&lt;/script&gt;&lt;div class="gb_Xa"&gt;&lt;div class="gb_ha gb_ga gb_ua" aria-label="Google apps" aria-hidden="true" role="region"&gt;&lt;ul class="gb_ja gb_ca" aria-dropeffect="move"&gt;&lt;li class="gb_Z" aria-grabbed="false"&gt;&lt;a class="gb_O" data-pid="192" href="https://myaccount.google.com/?utm_source=OGB" id="gb192" data-ved="0EMEuCAAoAA"&gt;&lt;div class="gb_8"&gt;&lt;/div&gt;&lt;div class="gb_9"&gt;&lt;/div&gt;&lt;div class="gb_aa"&gt;&lt;/div&gt;&lt;div class="gb_ba"&gt;&lt;/div&gt;&lt;span class="gb_3" style="background-position:0 -1449px"&gt;&lt;/span&gt;&lt;span class="gb_4"&gt;My Account&lt;/span&gt;&lt;/a&gt;&lt;/li&gt;&lt;li class="gb_Z" aria-grabbed="false"&gt;&lt;a class="gb_O" data-pid="1" href="https://www.google.com.mm/webhp?tab=ww&amp;amp;ei=Ef7HVpHvBsSwmAWv2o_gBA&amp;amp;ved=0EKkuCAEoAQ" id="gb1"&gt;&lt;div class="gb_8"&gt;&lt;/div&gt;&lt;div class="gb_9"&gt;&lt;/div&gt;&lt;div class="gb_aa"&gt;&lt;/div&gt;&lt;div class="gb_ba"&gt;&lt;/div&gt;&lt;span class="gb_3" style="background-position:0 -276px"&gt;&lt;/span&gt;&lt;span class="gb_4"&gt;Search&lt;/span&gt;&lt;/a&gt;&lt;/li&gt;&lt;li class="gb_Z" aria-grabbed="false"&gt;&lt;a class="gb_O" data-pid="8" href="http://maps.google.com.mm/maps?hl=en&amp;amp;tab=wl" id="gb8" data-<text:soft-page-break/>ved="0EMEuCAIoAg"&gt;&lt;div class="gb_8"&gt;&lt;/div&gt;&lt;div class="gb_9"&gt;&lt;/div&gt;&lt;div class="gb_aa"&gt;&lt;/div&gt;&lt;div class="gb_ba"&gt;&lt;/div&gt;&lt;span class="gb_3" style="background-position:0 -69px"&gt;&lt;/span&gt;&lt;span class="gb_4"&gt;Maps&lt;/span&gt;&lt;/a&gt;&lt;/li&gt;&lt;li class="gb_Z" aria-grabbed="false"&gt;&lt;a class="gb_O" data-pid="78" href="https://play.google.com/?hl=en&amp;amp;tab=w8" id="gb78" data-ved="0EMEuCAMoAw"&gt;&lt;div class="gb_8"&gt;&lt;/div&gt;&lt;div class="gb_9"&gt;&lt;/div&gt;&lt;div class="gb_aa"&gt;&lt;/div&gt;&lt;div class="gb_ba"&gt;&lt;/div&gt;&lt;span class="gb_3" style="background-position:0 -1380px"&gt;&lt;/span&gt;&lt;span class="gb_4"&gt;Play&lt;/span&gt;&lt;/a&gt;&lt;/li&gt;&lt;li class="gb_Z" aria-grabbed="false"&gt;&lt;a class="gb_O" data-pid="5" href="http://news.google.com.mm/nwshp?hl=en&amp;amp;tab=wn&amp;amp;ei=Ef7HVpHvBsSwmAWv2o_gBA&amp;amp;ved=0EKkuCAQoBA" id="gb5"&gt;&lt;div class="gb_8"&gt;&lt;/div&gt;&lt;div class="gb_9"&gt;&lt;/div&gt;&lt;div class="gb_aa"&gt;&lt;/div&gt;&lt;div class="gb_ba"&gt;&lt;/div&gt;&lt;span class="gb_3" style="background-position:0 -1311px"&gt;&lt;/span&gt;&lt;span class="gb_4"&gt;News&lt;/span&gt;&lt;/a&gt;&lt;/li&gt;&lt;li class="gb_Z" aria-grabbed="false"&gt;&lt;a class="gb_O" data-pid="23" href="https://mail.google.com/mail/?tab=wm" id="gb23" data-ved="0EMEuCAUoBQ"&gt;&lt;div class="gb_8"&gt;&lt;/div&gt;&lt;div class="gb_9"&gt;&lt;/div&gt;&lt;div class="gb_aa"&gt;&lt;/div&gt;&lt;div class="gb_ba"&gt;&lt;/div&gt;&lt;span class="gb_3" style="background-position:0 -621px"&gt;&lt;/span&gt;&lt;span class="gb_4"&gt;Gmail&lt;/span&gt;&lt;/a&gt;&lt;/li&gt;&lt;li class="gb_Z" aria-grabbed="false"&gt;&lt;a class="gb_O" data-pid="49" href="https://drive.google.com/?tab=wo" id="gb49" data-ved="0EMEuCAYoBg"&gt;&lt;div class="gb_8"&gt;&lt;/div&gt;&lt;div class="gb_9"&gt;&lt;/div&gt;&lt;div class="gb_aa"&gt;&lt;/div&gt;&lt;div class="gb_ba"&gt;&lt;/div&gt;&lt;span class="gb_3" style="background-position:0 -1518px"&gt;&lt;/span&gt;&lt;span class="gb_4"&gt;Drive&lt;/span&gt;&lt;/a&gt;&lt;/li&gt;&lt;li class="gb_Z" aria-grabbed="false"&gt;&lt;a class="gb_O" data-pid="24" href="https://www.google.com/calendar?tab=wc" id="gb24" data-ved="0EMEuCAcoBw"&gt;&lt;div class="gb_8"&gt;&lt;/div&gt;&lt;div class="gb_9"&gt;&lt;/div&gt;&lt;div class="gb_aa"&gt;&lt;/div&gt;&lt;div class="gb_ba"&gt;&lt;/div&gt;&lt;span class="gb_3" style="background-position:0 -1794px"&gt;&lt;/span&gt;&lt;span class="gb_4"&gt;Calendar&lt;/span&gt;&lt;/a&gt;&lt;/li&gt;&lt;li class="gb_Z" aria-grabbed="false"&gt;&lt;a class="gb_O" data-pid="119" href="https://plus.google.com/?gpsrc=ogpy0&amp;amp;tab=wX" id="gb119" data-ved="0EMEuCAgoCA"&gt;&lt;div class="gb_8"&gt;&lt;/div&gt;&lt;div class="gb_9"&gt;&lt;/div&gt;&lt;div class="gb_aa"&gt;&lt;/div&gt;&lt;div class="gb_ba"&gt;&lt;/div&gt;&lt;span class="gb_3" style="background-position:0 -897px"&gt;&lt;/span&gt;&lt;span class="gb_4"&gt;Google+&lt;/span&gt;&lt;/a&gt;&lt;/li&gt;&lt;li class="gb_Z" aria-grabbed="false"&gt;&lt;a class="gb_O" data-pid="51" href="http://translate.google.com.mm/?hl=en&amp;amp;tab=wT" id="gb51" data-ved="0EMEuCAkoCQ"&gt;&lt;div class="gb_8"&gt;&lt;/div&gt;&lt;div class="gb_9"&gt;&lt;/div&gt;&lt;div class="gb_aa"&gt;&lt;/div&gt;&lt;div class="gb_ba"&gt;&lt;/div&gt;&lt;span class="gb_3" style="background-position:0 -1587px"&gt;&lt;/span&gt;&lt;span class="gb_4"&gt;Translate&lt;/span&gt;&lt;/a&gt;&lt;/li&gt;&lt;li class="gb_Z" aria-grabbed="false"&gt;&lt;a class="gb_O" data-pid="31" href="https://photos.google.com/?tab=wq" id="gb31" data-ved="0EMEuCAooCg"&gt;&lt;div class="gb_8"&gt;&lt;/div&gt;&lt;div class="gb_9"&gt;&lt;/div&gt;&lt;div class="gb_aa"&gt;&lt;/div&gt;&lt;div class="gb_ba"&gt;&lt;/div&gt;&lt;span class="gb_3" style="background-position:0 -345px"&gt;&lt;/span&gt;&lt;span class="gb_4"&gt;Photos&lt;/span&gt;&lt;/a&gt;&lt;/li&gt;&lt;/ul&gt;&lt;a class="gb_ka gb_1d" aria-label="More Google apps" href="https://www.google.com.mm/intl/en/options/"&gt;More&lt;/a&gt;&lt;span class="gb_la"&gt;&lt;/span&gt;&lt;ul class="gb_ja gb_da" aria-dropeffect="move"&gt;&lt;li class="gb_Z" aria-grabbed="false"&gt;&lt;a class="gb_O" data-pid="25" href="https://docs.google.com/document/?usp=docs_alc" id="gb25" data-ved="0EMEuCAsoCw"&gt;&lt;div class="gb_8"&gt;&lt;/div&gt;&lt;div class="gb_9"&gt;&lt;/div&gt;&lt;div class="gb_aa"&gt;&lt;/div&gt;&lt;div class="gb_ba"&gt;&lt;/div&gt;&lt;span class="gb_3" style="background-position:0 -552px"&gt;&lt;/span&gt;&lt;span class="gb_4"&gt;Docs&lt;/span&gt;&lt;/a&gt;&lt;/li&gt;&lt;li class="gb_Z" aria-grabbed="false"&gt;&lt;a class="gb_O" data-pid="10" href="https://books.google.com.mm/bkshp?hl=en&amp;amp;tab=wp&amp;amp;ei=Ef7HVpHvBsSwmAWv2o_gBA&amp;amp;ved=0EKkuCAwoDA" id="gb10"&gt;&lt;div class="gb_8"&gt;&lt;/div&gt;&lt;div class="gb_9"&gt;&lt;/div&gt;&lt;div class="gb_aa"&gt;&lt;/div&gt;&lt;div class="gb_ba"&gt;&lt;/div&gt;&lt;span class="gb_3" style="background-position:0 -1242px"&gt;&lt;/span&gt;&lt;span class="gb_4"&gt;Books&lt;/span&gt;&lt;/a&gt;&lt;/li&gt;&lt;li class="gb_Z" aria-grabbed="false"&gt;&lt;a class="gb_O" data-pid="30" href="http://www.blogger.com/?tab=wj" id="gb30" data-ved="0EMEuCA0oDQ"&gt;&lt;div class="gb_8"&gt;&lt;/div&gt;&lt;div class="gb_9"&gt;&lt;/div&gt;&lt;div class="gb_aa"&gt;&lt;/div&gt;&lt;div class="gb_ba"&gt;&lt;/div&gt;&lt;span class="gb_3" style="background-position:0 -2001px"&gt;&lt;/span&gt;&lt;span class="gb_4"&gt;Blogger&lt;/span&gt;&lt;/a&gt;&lt;/li&gt;&lt;li class="gb_Z" aria-grabbed="false"&gt;&lt;a class="gb_O" data-pid="53" href="https://www.google.com/contacts/?hl=en&amp;amp;tab=wC" id="gb53" data-ved="0EMEuCA4oDg"&gt;&lt;div class="gb_8"&gt;&lt;/div&gt;&lt;div class="gb_9"&gt;&lt;/div&gt;&lt;div class="gb_aa"&gt;&lt;/div&gt;&lt;div class="gb_ba"&gt;&lt;/div&gt;&lt;span class="gb_3" style="background-position:0 -483px"&gt;&lt;/span&gt;&lt;span class="gb_4"&gt;Contacts&lt;/span&gt;&lt;/a&gt;&lt;/li&gt;&lt;li class="gb_Z" aria-grabbed="false"&gt;&lt;a class="gb_O" data-pid="300" href="https://hangouts.google.com/" id="gb300" data-ved="0EMEuCA8oDw"&gt;&lt;div class="gb_8"&gt;&lt;/div&gt;&lt;div class="gb_9"&gt;&lt;/div&gt;&lt;div class="gb_aa"&gt;&lt;/div&gt;&lt;div class="gb_ba"&gt;&lt;/div&gt;&lt;span class="gb_3" style="background-position:0 -759px"&gt;&lt;/span&gt;&lt;span class="gb_4"&gt;Hangouts&lt;/span&gt;&lt;/a&gt;&lt;/li&gt;&lt;/ul&gt;&lt;a class="gb_la gb_Ud" href="https://www.google.com.mm/intl/en/options/"&gt;Even more from Google&lt;/a&gt;&lt;/div&gt;&lt;/div&gt;&lt;style&gt;.gb_Xa{display:none!important}@-webkit-keyframes gb__a{0%{opacity:0}50%{opacity:1}}@keyframes gb__a{0%{opacity:0}50%{opacity:1}}#gbq2{display:block}#gbqf{display:block;margin:0;margin-right:60px;white-space:nowrap}.gbqff{border:none;display:inline-block;margin:0;padding:0;vertical-align:top;width:100%}.gbqfqw,#gbqfb,.gbqfwa{vertical-align:top}#gbqfaa,#gbqfab,#gbqfqwb{position:absolute}#gbqfaa{left:0}#gbqfab{right:0}.gbqfqwb,.gbqfqwc{right:0;left:0;height:100%}.gbqfqwb{padding:0 8px}#gbqfbw{display:inline-block;vertical-align:top}#gbqfb{border:1px solid transparent;border-bottom-left-radius:0;border-top-left-radius:0;height:30px;margin:0;outline:none;padding:0 0;width:60px;-webkit-box-shadow:none;box-shadow:none;-webkit-box-sizing:border-box;box-sizing:border-box;background:#4285f4;background:-webkit-linear-gradient(top,#4387fd,#4683ea);background:linear-gradient(top,#4387fd,#4683ea);filter:progid:DXImageTransform.Microsoft.gradient(startColorstr=#4387fd,endColorstr=#4683ea,GradientType=1)}#gbqfb:hover{-webkit-box-shadow:0 1px 0 rgba(0,0,0,.15);box-shadow:0 1px 0 rgba(0,0,0,.15)}#gbqfb:focus{-webkit-box-shadow:inset 0 0 0 1px #fff;box-shadow:inset 0 0 0 1px #fff}#gbqfb:hover:focus{-webkit-box-shadow:0 1px 0 rgba(0,0,0,.15),inset 0 0 0 1px #fff;box-shadow:0 1px 0 rgba(0,0,0,.15),inset 0 0 0 1px #fff}#gbqfb:active:active{border:1px solid transparent;-webkit-box-shadow:inset 0 2px 0 rgba(0,0,0,.15);box-shadow:inset 0 2px 0 rgba(0,0,0,.15);background:#3c78dc;background:-webkit-linear-gradient(top,#3c7ae4,#3f76d3);background:linear-gradient(top,#3c7ae4,#3f76d3);filter:progid:DXImageTransform.Microsoft.gradient(startColorstr=#3c7ae4,endColorstr=#3f76d3,GradientType=1)}.gbqfi{background-position:-428px 0;display:inline-block;margin:-1px;height:30px;width:30px}.gbqfqw{background:#fff;background-clip:padding-box;border:1px solid #cdcdcd;border-color:rgba(0,0,0,.15);border-right-width:0;height:30px;-webkit-box-sizing:border-box;box-sizing:border-box}#gbfwc .gbqfqw{border-right-width:1px}#gbqfqw{position:relative}.gbqfqw.gbqfqw:hover{border-color:#a9a9a9;border-color:rgba(0,0,0,.3)}.gbqfwa{display:inline-block;width:100%}.gbqfwb{width:40%}.gbqfwc{width:60%}.gbqfwb .gbqfqw{margin-left:10px}.gbqfqw.gbqfqw:active,.gbqfqw.gbqfqwf.gbqfqwf{border-color:#4285f4}#gbqfq,#gbqfqb,#gbqfqc{background:transparent;border:none;height:20px;margin-top:4px;padding:0;vertical-align:top;width:100%}#gbqfq:focus,#gbqfqb:focus,#gbqfqc:focus{outline:none}.gbqfif,.gbqfsf{color:#222;font:16px arial,sans-serif}#gbqfbwa{display:none;text-align:center;height:0}#gbqfbwa .gbqfba{margin:16px 8px}#gbqfsa,#gbqfsb{font:bold 11px/27px Arial,sans-serif!important;vertical-align:top}.gb_fa .gbqfqw.gbqfqw,.gb_X .gbqfqw.gbqfqw{border-color:rgba(255,255,255,1);-webkit-box-shadow:0 1px 2px rgba(0,0,0,.2);box-shadow:0 1px 2px rgba(0,0,0,.2)}.gb_fa #gbqfb,.gb_X #gbqfb{-webkit-box-shadow:0 1px 2px rgba(0,0,0,.2);box-shadow:0 1px 2px rgba(0,0,0,.2)}.gb_fa #gbqfb:hover,.gb_X #gbqfb:hover{-webkit-box-shadow:0 1px 0 rgba(0,0,0,.15),0 1px 2px rgba(0,0,0,.2);box-shadow:0 1px 0 rgba(0,0,0,.15),0 1px 2px rgba(0,0,0,.2)}.gb_fa #gbqfb:active,.gb_X #gbqfb:active{-webkit-box-shadow:inset 0 2px 0 rgba(0,0,0,.15),0 1px 2px rgba(0,0,0,.2);box-shadow:inset 0 2px 0 rgba(0,0,0,.15),0 1px 2px rgba(0,0,0,.2)}.gbqfb,.gbqfba,.gbqfbb{cursor:default!important;display:inline-block;font-weight:bold;height:29px;line-height:29px;min-width:54px;padding:0 8px;text-align:center;text-decoration:none!important;-webkit-border-radius:2px;border-radius:2px;-webkit-user-select:none}.gbqfba:focus{border:1px solid #4d90fe;outline:none;-webkit-box-shadow:inset 0 0 0 1px #fff;box-shadow:inset 0 0 0 1px #fff}.gbqfba:hover{border-color:#c6c6c6;color:#222!important;-webkit-box-shadow:0 1px 0 rgba(0,0,0,.15);box-shadow:0 1px 0 rgba(0,0,0,.15);background:#f8f8f8;background:-webkit-linear-gradient(top,#f8f8f8,#f1f1f1);background:linear-gradient(top,#f8f8f8,#f1f1f1);filter:progid:DXImageTransform.Microsoft.gradient(startColorstr=#f8f8f8,endColorstr=#f1f1f1,GradientType=1)}.gbqfba:hover:focus{-webkit-box-shadow:0 1px 0 rgba(0,0,0,.15),inset 0 0 0 1px #fff;box-shadow:0 1px 0 rgba(0,0,0,.15),inset 0 0 0 1px #fff}.gbqfb::-moz-focus-inner{border:0}.gbqfba::-moz-focus-inner{border:0}.gbqfba{border:1px solid #dcdcdc;border-color:rgba(0,0,0,0.1);color:#444!important;font-size:11px;background:#f5f5f5;background:-webkit-linear-gradient(top,#f5f5f5,#f1f1f1);background:linear-gradient(top,#f5f5f5,#f1f1f1);filter:progid:DXImageTransform.Microsoft.gradient(startColorstr=#f5f5f5,endColorstr=#f1f1f1,GradientType=1)}.gbqfba:active{-webkit-box-shadow:inset 0 1px 2px rgba(0,0,0,0.1);box-shadow:inset 0 1px 2px rgba(0,0,0,0.1)}@-webkit-keyframes gb__nb{0%{-webkit-transform:scale(0,0);transform:scale(0,0)}20%{-webkit-transform:scale(1.4,1.4);transform:scale(1.4,1.4)}50%{-webkit-transform:scale(.8,.8);transform:scale(.8,.8)}85%{-webkit-transform:scale(1.1,1.1);transform:scale(1.1,1.1)}to{-webkit-transform:scale(1.0,1.0);transform:scale(1.0,1.0)}}@keyframes gb__nb{0%{-webkit-transform:scale(0,0);transform:scale(0,0)}20%{-webkit-transform:scale(1.4,1.4);transform:scale(1.4,1.4)}50%{-webkit-transform:scale(.8,.8);transform:scale(.8,.8)}85%{-webkit-transform:scale(1.1,1.1);transform:scale(1.1,1.1)}to{-webkit-transform:scale(1.0,1.0);transform:scale(1.0,1.0)}}.gb_ac{background-position:-314px -38px;opacity:.55;height:100%;width:100%}.gb_b:hover .gb_ac,.gb_b:focus .gb_ac{opacity:.85}.gb_bc .gb_ac{background-position:-463px 0}.gb_cc{background-color:#cb4437;-webkit-border-radius:8px;border-radius:8px;font:bold 11px Arial;color:#fff;line-height:16px;min-width:14px;padding:0 1px;position:absolute;right:0;text-align:center;text-shadow:0 1px 0 rgba(0,0,0,0.1);top:0;visibility:hidden;z-index:990}.gb_dc .gb_cc,.gb_dc .gb_ec,.gb_dc .gb_ec.gb_fc{visibility:visible}.gb_ec{padding:0 2px;visibility:hidden}.gb_gc:not(.gb_hc) .gb_bb,.gb_gc:not(.gb_hc) .gb_ab{left:3px}.gb_cc.gb_ic{-webkit-animation:gb__nb .6s 1s both ease-in-out;animation:gb__nb .6s 1s both ease-in-out;-webkit-perspective-origin:top right;perspective-origin:top right;-webkit-transform:scale(1,1);transform:scale(1,1);-webkit-transform-origin:top right;transform-origin:top right}.gb_ic .gb_ec{visibility:visible}.gb_fa .gb_b .gb_ac{background-position:0 0;opacity:.7}.gb_fa .gb_bc .gb_ac{background-position:-279px -38px}.gb_fa .gb_b:hover .gb_ac,.gb_fa .gb_b:focus .gb_ac{opacity:.85}.gb_X .gb_b .gb_ac{background-position:-349px -38px;opacity:1}.gb_X .gb_bc .gb_ac{background-position:-393px 0}.gb_fa .gb_cc,.gb_X .gb_cc{border:none}.gb_gc .gb_jc{font-size:14px;font-weight:bold;top:0;right:0}.gb_gc .gb_b{display:inline-block;vertical-align:middle;-webkit-box-sizing:border-box;box-sizing:border-box;height:30px;width:30px}.gb_gc .gb_ab{border-bottom-color:#e5e5e5}.gb_kc{background-color:rgba(0,0,0,.55);color:#fff;font-size:12px;font-weight:bold;line-height:20px;margin:5px;padding:0 2px;text-align:center;-webkit-box-sizing:border-box;box-sizing:border-box;-webkit-border-radius:50%;border-radius:50%;height:20px;width:20px}.gb_kc.gb_lc{background-position:-194px -21px}.gb_kc.gb_mc{background-position:-194px -46px}.gb_b:hover .gb_kc,.gb_b:focus .gb_kc{background-color:rgba(0,0,0,.85)}#gbsfw.gb_nc{background:#e5e5e5;border-color:#ccc}.gb_fa .gb_kc{background-color:rgba(0,0,0,.7)}.gb_X .gb_kc.gb_kc,.gb_X .gb_dc .gb_kc.gb_kc,.gb_X .gb_dc .gb_b:hover .gb_kc,.gb_X .gb_dc .gb_b:focus .gb_kc{background-color:#fff;color:#404040}.gb_X .gb_kc.gb_lc{background-position:-70px 0}.gb_X .gb_kc.gb_mc{background-position:-219px 0}.gb_dc .gb_kc.gb_kc{background-color:#db4437;color:#fff}.gb_dc .gb_b:hover .gb_kc,.gb_dc .gb_b:focus .gb_kc{background-color:#a52714}.gb_dc .gb_kc.gb_mc{background-position:-194px -46px}.gb_N .gbqfi::before{left:-428px;top:0}.gb_ub .gbqfb:focus .gbqfi{outline:1px dotted #fff}.gb_N .gb_ea .gb_b::before,.gb_N.gb_fa .gb_ea .gb_b::before{left:-132px;top:-38px}.gb_N.gb_X .gb_ea .gb_b::before{left:-463px;top:-35px}.gb_ub .gb_ka{position:relative}.gb_ea .gb_b:hover,.gb_ea .gb_b:focus{opacity:.85}.gb_X .gb_ea .gb_b:hover,.gb_X .gb_ea .gb_b:focus{opacity:1}@media (min-resolution:1.25dppx),(-webkit-min-device-pixel-ratio:1.25),(min-device-pixel-ratio:1.25){.gb_oa .gb_3{background-image:url('//ssl.gstatic.com/gb/images/p2_be019a48.png')}}.gb_N .gb_Lb .gb_Nb::before{left:0;top:-35px}.gb_N.gb_X .gb_Lb .gb_Nb::before{left:-296px;top:0}.gb_N.gb_fa .gb_Lb .gb_Nb::before{left:-97px;top:0}.gb_N .gb_Ob{background-image:none!important}.gb_N .gb_Pb{visibility:visible}.gb_ub .gb_Kc span{background:transparent}.gb_N .gb_ac::before{left:-314px;top:-38px}.gb_N .gb_bc .gb_ac::before{left:-463px;top:0}.gb_N.gb_fa .gb_b .gb_ac::before{left:0;top:0}.gb_N.gb_fa .gb_bc .gb_ac::before{left:-279px;top:-38px}.gb_N.gb_X .gb_b .gb_ac::before{left:-349px;top:-38px}.gb_N.gb_X .gb_bc .gb_ac::before{left:-393px;top:0}.gb_ub .gb_kc{border:1px solid #fff;color:#fff}.gb_ub.gb_fa .gb_kc{border-color:#000;color:#000}.gb_N .gb_kc.gb_lc::before,.gb_ub.gb_N.gb_X .gb_kc.gb_lc::before{left:-194px;top:-21px}.gb_N .gb_kc.gb_mc::before,.gb_ub.gb_N.gb_X .gb_kc.gb_mc::before{left:-194px;top:-46px}.gb_N.gb_X .gb_kc.gb_lc::before,.gb_ub.gb_N.gb_fa .gb_kc.gb_lc::before{left:-70px;top:0}.gb_N.gb_X .gb_kc.gb_mc::before,.gb_ub.gb_N.gb_fa .gb_kc.gb_mc::before{left:-219px;top:0}.gb_sc{color:#ffffff;font-size:13px;font-weight:bold;height:25px;line-height:19px;padding-top:5px;padding-left:12px;position:relative;background-color:#4d90fe}.gb_sc .gb_tc{color:#ffffff;cursor:default;font-size:22px;font-weight:normal;position:absolute;right:12px;top:5px}.gb_sc .gb_uc,.gb_sc .gb_vc{color:#ffffff;display:inline-block;font-size:11px;margin-left:16px;padding:0 8px;white-space:nowrap}.gb_wc{background:none;background-image:-webkit-gradient(linear,left top,left bottom,from(rgba(0,0,0,0.16)),to(rgba(0,0,0,0.2)));background-image:-webkit-linear-gradient(top,rgba(0,0,0,0.16),rgba(0,0,0,0.2));background-image:linear-gradient(top,rgba(0,0,0,0.16),rgba(0,0,0,0.2));background-image:-webkit-linear-gradient(top,rgba(0,0,0,0.16),rgba(0,0,0,0.2));border-radius:2px;border:1px solid #dcdcdc;border:1px solid rgba(0,0,0,0.1);cursor:default!important;filter:progid:DXImageTransform.Microsoft.gradient(startColorstr=#160000ff,endColorstr=#220000ff);text-decoration:none!important;-webkit-border-radius:2px}.gb_wc:hover{background:none;background-image:-webkit-gradient(linear,left top,left bottom,from(rgba(0,0,0,0.14)),to(rgba(0,0,0,0.2)));background-image:-webkit-linear-gradient(top,rgba(0,0,0,0.14),rgba(0,0,0,0.2));background-image:linear-gradient(top,rgba(0,0,0,0.14),rgba(0,0,0,0.2));background-image:-webkit-linear-gradient(top,rgba(0,0,0,0.14),rgba(0,0,0,0.2));border:1px solid rgba(0,0,0,0.2);box-shadow:0 1px 1px rgba(0,0,0,0.1);-webkit-box-shadow:0 1px 1px rgba(0,0,0,0.1);filter:progid:DXImageTransform.Microsoft.gradient(startColorstr=#14000000,endColorstr=#22000000)}.gb_wc:active{box-shadow:inset 0 1px 2px rgba(0,0,0,0.3);-webkit-box-shadow:inset 0 1px 2px rgba(0,0,0,0.3)}.gb_Wc.gb_Ad{padding:0}.gb_Ad .gb_ga{padding:26px 26px 22px 13px;background:#ffffff}.gb_Bd.gb_Ad .gb_ga{background:#4d90fe}a.gb_Cd{color:#666666!important;font-size:22px;height:9px;opacity:.8;position:absolute;right:14px;top:4px;text-decoration:none!important;width:9px}.gb_Bd a.gb_Cd{color:#c1d1f4!important}a.gb_Cd:hover,a.gb_Cd:active{opacity:1}.gb_Dd{padding:0;width:258px;white-space:normal;display:table}.gb_Bd .gb_Dd{width:200px}.gb_Ed{color:#333333;font-size:16px;line-height:20px;margin:0;margin-bottom:16px}.gb_Bd .gb_Ed{color:#ffffff}.gb_Fd{color:#666666;line-height:17px;margin:0;margin-bottom:5px}.gb_Bd .gb_Fd{color:#ffffff}.gb_Hd{position:absolute;background:transparent;top:-999px;z-index:-1;visibility:hidden;margin-top:1px;margin-left:1px}#gb .gb_Ad{margin:0}.gb_Ad .gb_nb{background:#4d90fe;border-color:#3079ed;margin-top:15px}#gb .gb_Ad a.gb_nb.gb_nb{color:#ffffff}.gb_Ad .gb_nb:hover{background:#357ae8;border-color:#2f5bb7}.gb_Id .gb_jc .gb_ab{border-bottom-color:#ffffff;display:block}.gb_Jd .gb_jc .gb_ab{border-bottom-color:#4d90fe;display:block}.gb_Id .gb_jc .gb_bb,.gb_Jd .gb_jc .gb_bb{display:block}.gb_Kd,.gb_Ld{display:table-cell}.gb_Kd{vertical-align:middle}.gb_Ld{padding-left:13px;width:100%}.gb_Md{margin-bottom:32px;font-size:small}.gb_Md .gb_Nd{margin-right:5px}.gb_Md .gb_Od{color:red}.gb_rc{display:none}.gb_rc.gb_g{display:block}.gb_N .gb_Qd .gb_b::before{left:-498px;top:-35px}.gb_N.gb_fa .gb_Qd .gb_b::before{left:-498px;top:0}.gb_N.gb_X .gb_Qd .gb_b::before{left:-428px;top:-35px}.gb_ub .gb_bb{border:0;border-left:1px solid rgba(0,0,0,.2);border-top:1px solid rgba(0,0,0,.2);height:14px;width:14px;-webkit-transform:rotate(45deg);transform:rotate(45deg)}.gb_ub .gb_ab{border:0;border-left:1px solid rgba(0,0,0,.2);border-top:1px solid rgba(0,0,0,.2);height:14px;width:14px;-webkit-transform:rotate(45deg);transform:rotate(45deg);border-color:#fff;background:#fff}.gb_N .gb_De::before{clip:rect(25px 235px 41px 219px);left:-197px;top:-3px}.gb_N .gb_Nb.gb_Ee{position:absolute}.gb_N .gb_Ee::before{clip:rect(-0 210px 16px 194px);left:-164px;top:22px}.gb_N .gb_5a .gb_De::before{left:-189px}@media (min-resolution:1.25dppx),(-webkit-min-device-pixel-ratio:1.25),(min-device-pixel-ratio:1.25){.gb_N .gb_De::before{clip:rect(50px 470px 82px 438px)}.gb_N .gb_Ee::before{clip:rect(-0 420px 32px 388px)}}.gb_N .gb_Nb,.gb_N .gbii,.gb_N .gbip{background-image:none;overflow:hidden;position:relative}.gb_N .gb_Nb::before{content:url('//ssl.gstatic.com/gb/images/i1_1967ca6a.png');position:absolute}@media (min-resolution:1.25dppx),(-webkit-min-device-pixel-ratio:1.25),(min-device-pixel-ratio:1.25){.gb_N .gb_Nb::before{content:url('//ssl.gstatic.com/gb/images/i2_2ec824b0.png');-webkit-transform:scale(.5);transform:scale(.5);-webkit-transform-origin:0 0;transform-origin:0 0}}.gb_ub a:focus{outline:1px dotted #fff!important}sentinel{}&lt;/style&gt;&lt;script&gt;(function(){var ctx=[]</text:p>
          </table:table-cell>
        </table:table-row>
        <table:table-row>
          <table:table-cell table:style-name="Table1.A1" office:value-type="string">
            <text:p text:style-name="P5">;google.jsc.x(ctx);})();&lt;/script&gt;&lt;script&gt;(function(){function k(a){++b;a=a||window.event;google.iTick(a.target||a.srcElement)}if(google.timers&amp;&amp;google.timers.load.t){var c,b,f;google.c.c.a&amp;&amp;(google.startTick("aft"),google.afte=!1);var g=document.getElementsByTagName("img");c=g.length;for(var d=b=0,a;d&lt;c;++d)if(a=g[d],google.c.c.i&amp;&amp;"none"==a.style.display)++b;else{var h="string"!=typeof a.src||!a.src,e=h||a.complete;google.c.c.d?a.getAttribute("data-deferred")&amp;&amp;(e=!1,a.removeAttribute("data-deferred")):google.c.c.m&amp;&amp;h&amp;&amp;a.getAttribute("data-bsrc")&amp;&amp;</text:p>
          </table:table-cell>
        </table:table-row>
        <table:table-row>
          <table:table-cell table:style-name="Table1.A1" office:value-type="string">
            <text:p text:style-name="P5">(e=!1);e?++b:google.rll(a,!0,k)}f=c-b;google.rll(window,!1,function(){google.tick("load","ol");google.c.e("load","imc",String(b));google.c.e("load","imn",String(c));google.c.e("load","imp",String(f));google.c.u("pr")});google.tick("load",["prt","iml"])}google.c.c.n&amp;&amp;0&lt;document.getElementsByClassName("native_iml_flag").length&amp;&amp;google.c.b("ncr")})();&lt;/script&gt;&lt;div data-jiis="cc" id="lfootercc"&gt;&lt;/div&gt;&lt;/div&gt;&lt;/body&gt;&lt;/html&gt;</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นัทธี เวชวิฐาน ilovetokill69@gmail.com</meta:initial-creator>
    <meta:creation-date>2016-02-21T06:17:32.33</meta:creation-date>
    <meta:editing-cycles>2</meta:editing-cycles>
    <meta:editing-duration>PT6M29S</meta:editing-duration>
    <dc:description>Full Name	Jackie Win
Email Address	ilovetokill69@gmail.com
Registered	Feb 9, 2016 6:32 AM
Account ID	1146141
</dc:description>
    <meta:keyword>Account ID 1146141</meta:keyword>
    <dc:subject>Full Name Jackie Win</dc:subject>
    <dc:title>ilovetokill69@gmail.com</dc:title>
    <meta:document-statistic meta:table-count="1" meta:image-count="0" meta:object-count="0" meta:page-count="9" meta:paragraph-count="606" meta:word-count="6038" meta:character-count="209704"/>
    <dc:date>2016-02-21T06:21:03.83</dc:date>
    <dc:creator>นัทธี เวชวิฐาน ilovetokill69@gmail.com</dc:creator>
    <meta:generator>OpenOffice/4.1.2$Win32 OpenOffice.org_project/412m3$Build-9782</meta:generator>
  </office:meta>
</office:document-meta>
</file>